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Times1" svg:font-family="Time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fo:color="#000000" style:font-name="Times1" fo:font-size="20pt" fo:letter-spacing="normal" fo:font-style="normal" fo:font-weight="normal" style:font-size-asian="20pt" style:font-size-complex="20pt"/>
    </style:style>
    <style:style style:name="P2" style:family="paragraph" style:parent-style-name="Heading_20_2">
      <style:text-properties fo:font-variant="normal" fo:text-transform="none" fo:color="#000000" style:font-name="Times1" fo:font-size="10pt" fo:letter-spacing="normal" fo:font-style="normal" fo:font-weight="normal" officeooo:rsid="000e561d" officeooo:paragraph-rsid="000e561d" style:font-size-asian="10pt" style:font-size-complex="10pt"/>
    </style:style>
    <style:style style:name="P3" style:family="paragraph" style:parent-style-name="Heading_20_2">
      <style:text-properties fo:font-variant="normal" fo:text-transform="none" fo:color="#000000" style:font-name="Times" fo:font-size="10pt" fo:letter-spacing="normal" fo:font-style="normal" fo:font-weight="normal" officeooo:rsid="000e561d" officeooo:paragraph-rsid="000e561d" style:font-size-asian="10pt" style:font-size-complex="10pt"/>
    </style:style>
    <style:style style:name="P4" style:family="paragraph" style:parent-style-name="Heading_20_2">
      <style:text-properties fo:font-variant="normal" fo:text-transform="none" fo:color="#000000" style:font-name="Times" fo:font-size="10pt" fo:letter-spacing="normal" fo:font-style="normal" fo:font-weight="normal" officeooo:paragraph-rsid="000e561d" style:font-size-asian="10pt" style:font-size-complex="10pt"/>
    </style:style>
    <style:style style:name="P5" style:family="paragraph" style:parent-style-name="Heading_20_2">
      <style:paragraph-properties fo:margin-left="0in" fo:margin-right="0in" fo:orphans="2" fo:widows="2" fo:text-indent="0in" style:auto-text-indent="false"/>
      <style:text-properties fo:font-variant="normal" fo:text-transform="none" fo:color="#000000" style:font-name="Times1" fo:font-size="10pt" fo:letter-spacing="normal" fo:font-style="normal" fo:font-weight="normal" style:font-size-asian="10pt" style:font-size-complex="10pt"/>
    </style:style>
    <style:style style:name="P6" style:family="paragraph" style:parent-style-name="Heading_20_2">
      <style:paragraph-properties fo:margin-left="0in" fo:margin-right="0in" fo:orphans="2" fo:widows="2" fo:text-indent="0in" style:auto-text-indent="false"/>
      <style:text-properties fo:font-variant="normal" fo:text-transform="none" fo:color="#000000" style:font-name="Times" fo:font-size="10pt" fo:letter-spacing="normal" fo:font-style="normal" fo:font-weight="normal" style:font-size-asian="10pt" style:font-size-complex="10pt"/>
    </style:style>
    <style:style style:name="P7" style:family="paragraph" style:parent-style-name="Heading_20_3">
      <style:text-properties fo:font-variant="normal" fo:text-transform="none" fo:color="#000000" style:font-name="Times" fo:font-size="10pt" fo:letter-spacing="normal" fo:font-style="normal" fo:font-weight="normal" officeooo:rsid="000e561d" officeooo:paragraph-rsid="000e561d" style:font-size-asian="10pt" style:font-size-complex="10pt"/>
    </style:style>
    <style:style style:name="P8" style:family="paragraph" style:parent-style-name="Heading_20_3">
      <style:paragraph-properties fo:margin-left="0in" fo:margin-right="0in" fo:orphans="2" fo:widows="2" fo:text-indent="0in" style:auto-text-indent="false"/>
      <style:text-properties fo:font-variant="normal" fo:text-transform="none" fo:color="#000000" style:font-name="Times" fo:font-size="10pt" fo:letter-spacing="normal" fo:font-style="normal" fo:font-weight="normal" style:font-size-asian="10pt" style:font-size-complex="10pt"/>
    </style:style>
    <style:style style:name="P9" style:family="paragraph" style:parent-style-name="Heading_20_3">
      <style:paragraph-properties fo:margin-left="0in" fo:margin-right="0in" fo:orphans="2" fo:widows="2" fo:text-indent="0in" style:auto-text-indent="false"/>
      <style:text-properties fo:font-variant="normal" fo:text-transform="none" fo:color="#000000" style:font-name="Times" fo:font-size="10pt" fo:letter-spacing="normal" fo:font-style="normal" fo:font-weight="normal" officeooo:rsid="003dff50" officeooo:paragraph-rsid="003dff50" style:font-size-asian="10pt" style:font-size-complex="10pt"/>
    </style:style>
    <style:style style:name="P10"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0pt" fo:letter-spacing="normal" fo:font-style="normal" fo:font-weight="normal" style:font-size-asian="10pt" style:font-size-complex="10pt"/>
    </style:style>
    <style:style style:name="P11" style:family="paragraph" style:parent-style-name="Heading_20_3">
      <style:paragraph-properties fo:margin-left="0in" fo:margin-right="0in" fo:orphans="2" fo:widows="2" fo:text-indent="0in" style:auto-text-indent="false"/>
      <style:text-properties fo:font-variant="normal" fo:text-transform="none" fo:color="#000000" style:font-name="Times" fo:font-size="10pt" fo:letter-spacing="normal" style:font-size-asian="10pt" style:font-size-complex="10pt"/>
    </style:style>
    <style:style style:name="P12" style:family="paragraph" style:parent-style-name="Heading_20_3">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rsid="003dff50" officeooo:paragraph-rsid="003dff50" style:font-size-asian="10.5pt" style:font-size-complex="12pt"/>
    </style:style>
    <style:style style:name="P13" style:family="paragraph" style:parent-style-name="Heading_20_3">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rsid="0056eb26" officeooo:paragraph-rsid="0056eb26" style:font-size-asian="10.5pt" style:font-size-complex="12pt"/>
    </style:style>
    <style:style style:name="P14" style:family="paragraph" style:parent-style-name="Heading_20_3">
      <style:paragraph-properties fo:margin-left="0in" fo:margin-right="0in" fo:orphans="2" fo:widows="2" fo:text-indent="0in" style:auto-text-indent="false"/>
    </style:style>
    <style:style style:name="P15" style:family="paragraph" style:parent-style-name="Heading_20_3">
      <style:paragraph-properties fo:margin-top="0in" fo:margin-bottom="0.1965in" loext:contextual-spacing="false" fo:orphans="2" fo:widows="2"/>
      <style:text-properties fo:font-variant="normal" fo:text-transform="none" fo:color="#000000" style:font-name="Times1" fo:font-size="10pt" fo:letter-spacing="normal" fo:font-style="normal" fo:font-weight="normal" officeooo:rsid="0016d479" officeooo:paragraph-rsid="0016d479" style:font-size-asian="10pt" style:font-size-complex="10pt"/>
    </style:style>
    <style:style style:name="P16" style:family="paragraph" style:parent-style-name="List_20_Contents">
      <style:paragraph-properties fo:orphans="2" fo:widows="2"/>
      <style:text-properties fo:font-variant="normal" fo:text-transform="none" fo:color="#000000" style:font-name="Times" fo:font-size="10pt" fo:letter-spacing="normal" fo:font-style="normal" fo:font-weight="normal" style:font-size-asian="10pt" style:font-size-complex="10pt"/>
    </style:style>
    <style:style style:name="P17" style:family="paragraph" style:parent-style-name="List_20_Contents">
      <style:paragraph-properties fo:orphans="2" fo:widows="2"/>
    </style:style>
    <style:style style:name="P18" style:family="paragraph" style:parent-style-name="List_20_Contents">
      <style:paragraph-properties fo:margin-top="0in" fo:margin-bottom="0.1965in" loext:contextual-spacing="false" fo:orphans="2" fo:widows="2"/>
      <style:text-properties fo:font-variant="normal" fo:text-transform="none" fo:color="#000000" style:font-name="Times" fo:font-size="10pt" fo:letter-spacing="normal" fo:font-style="normal" fo:font-weight="normal" style:font-size-asian="10pt" style:font-size-complex="10pt"/>
    </style:style>
    <style:style style:name="P19" style:family="paragraph" style:parent-style-name="List_20_Contents">
      <style:paragraph-properties fo:margin-top="0in" fo:margin-bottom="0.1965in" loext:contextual-spacing="false" fo:orphans="2" fo:widows="2"/>
    </style:style>
    <style:style style:name="P20" style:family="paragraph" style:parent-style-name="List_20_Heading">
      <style:paragraph-properties fo:orphans="2" fo:widows="2"/>
      <style:text-properties fo:font-variant="normal" fo:text-transform="none" fo:color="#000000" style:font-name="Times" fo:font-size="10pt" fo:letter-spacing="normal" fo:font-style="normal" fo:font-weight="normal" style:font-size-asian="10pt" style:font-size-complex="10pt"/>
    </style:style>
    <style:style style:name="P21" style:family="paragraph" style:parent-style-name="List_20_Heading">
      <style:paragraph-properties fo:margin-left="0in" fo:margin-right="0in" fo:orphans="2" fo:widows="2" fo:text-indent="0in" style:auto-text-indent="false"/>
      <style:text-properties fo:font-variant="normal" fo:text-transform="none" fo:color="#000000" style:font-name="Times" fo:font-size="10pt" fo:letter-spacing="normal" fo:font-style="normal" fo:font-weight="normal" style:font-size-asian="10pt" style:font-size-complex="10pt"/>
    </style:style>
    <style:style style:name="P22" style:family="paragraph" style:parent-style-name="Preformatted_20_Text">
      <style:paragraph-properties fo:orphans="2" fo:widows="2"/>
      <style:text-properties fo:font-variant="normal" fo:text-transform="none" fo:color="#000000" style:font-name="Times" fo:font-size="10pt" fo:letter-spacing="normal" style:font-size-asian="10pt" style:font-size-complex="10pt"/>
    </style:style>
    <style:style style:name="P23" style:family="paragraph" style:parent-style-name="Preformatted_20_Text">
      <style:paragraph-properties fo:orphans="2" fo:widows="2"/>
    </style:style>
    <style:style style:name="P24" style:family="paragraph" style:parent-style-name="Preformatted_20_Text">
      <style:paragraph-properties fo:margin-left="0in" fo:margin-right="0in" fo:orphans="2" fo:widows="2" fo:text-indent="0in" style:auto-text-indent="false"/>
      <style:text-properties fo:font-variant="normal" fo:text-transform="none" fo:color="#000000" style:font-name="Times" fo:font-size="10pt" fo:letter-spacing="normal" style:font-size-asian="10pt" style:font-size-complex="10pt"/>
    </style:style>
    <style:style style:name="P25" style:family="paragraph" style:parent-style-name="Preformatted_20_Text">
      <style:paragraph-properties fo:margin-left="0in" fo:margin-right="0in" fo:orphans="2" fo:widows="2" fo:text-indent="0in" style:auto-text-indent="false"/>
    </style:style>
    <style:style style:name="P26"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Times" fo:font-size="10pt" fo:letter-spacing="normal" style:font-size-asian="10pt" style:font-size-complex="10pt"/>
    </style:style>
    <style:style style:name="P27"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Times" fo:font-size="10pt" fo:letter-spacing="normal" officeooo:paragraph-rsid="001e5c35" style:font-size-asian="10pt" style:font-size-complex="10pt"/>
    </style:style>
    <style:style style:name="P28"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Times" fo:font-size="10pt" fo:letter-spacing="normal" officeooo:paragraph-rsid="006b0a6d" style:font-size-asian="10pt" style:font-size-complex="10pt"/>
    </style:style>
    <style:style style:name="P29"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Times" fo:font-size="10pt" fo:letter-spacing="normal" officeooo:paragraph-rsid="00c0856e" style:font-size-asian="10pt" style:font-size-complex="10pt"/>
    </style:style>
    <style:style style:name="P30"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Times" fo:font-size="10pt" fo:letter-spacing="normal" officeooo:paragraph-rsid="0118f8d2" style:font-size-asian="10pt" style:font-size-complex="10pt"/>
    </style:style>
    <style:style style:name="P31" style:family="paragraph" style:parent-style-name="Preformatted_20_Text">
      <style:paragraph-properties fo:margin-left="0in" fo:margin-right="0in" fo:margin-top="0in" fo:margin-bottom="0.1965in" loext:contextual-spacing="false" fo:orphans="2" fo:widows="2" fo:text-indent="0in" style:auto-text-indent="false"/>
    </style:style>
    <style:style style:name="P32" style:family="paragraph" style:parent-style-name="Preformatted_20_Text">
      <style:paragraph-properties fo:margin-top="0in" fo:margin-bottom="0.1965in" loext:contextual-spacing="false" fo:orphans="2" fo:widows="2"/>
      <style:text-properties fo:font-variant="normal" fo:text-transform="none" fo:color="#000000" style:font-name="Times" fo:font-size="10pt" fo:letter-spacing="normal" style:font-size-asian="10pt" style:font-size-complex="10pt"/>
    </style:style>
    <style:style style:name="P33" style:family="paragraph" style:parent-style-name="Preformatted_20_Text">
      <style:paragraph-properties fo:margin-top="0in" fo:margin-bottom="0.1965in" loext:contextual-spacing="false" fo:orphans="2" fo:widows="2"/>
      <style:text-properties fo:font-variant="normal" fo:text-transform="none" fo:color="#000000" style:font-name="Times" fo:font-size="10pt" fo:letter-spacing="normal" officeooo:paragraph-rsid="00931fdd" style:font-size-asian="10pt" style:font-size-complex="10pt"/>
    </style:style>
    <style:style style:name="P34" style:family="paragraph" style:parent-style-name="Preformatted_20_Text">
      <style:paragraph-properties fo:margin-top="0in" fo:margin-bottom="0.1965in" loext:contextual-spacing="false" fo:orphans="2" fo:widows="2"/>
      <style:text-properties fo:font-variant="normal" fo:text-transform="none" fo:color="#000000" style:font-name="Times" fo:font-size="10pt" fo:letter-spacing="normal" officeooo:paragraph-rsid="01089175" style:font-size-asian="10pt" style:font-size-complex="10pt"/>
    </style:style>
    <style:style style:name="P35" style:family="paragraph" style:parent-style-name="Preformatted_20_Text">
      <style:paragraph-properties fo:margin-top="0in" fo:margin-bottom="0.1965in" loext:contextual-spacing="false" fo:orphans="2" fo:widows="2"/>
      <style:text-properties fo:font-variant="normal" fo:text-transform="none" fo:color="#000000" style:font-name="Times" fo:font-size="10pt" fo:letter-spacing="normal" officeooo:rsid="0016d479" officeooo:paragraph-rsid="0016d479" style:font-size-asian="10pt" style:font-size-complex="10pt"/>
    </style:style>
    <style:style style:name="P36" style:family="paragraph" style:parent-style-name="Preformatted_20_Text">
      <style:paragraph-properties fo:margin-top="0in" fo:margin-bottom="0.1965in" loext:contextual-spacing="false" fo:orphans="2" fo:widows="2"/>
    </style:style>
    <style:style style:name="P37" style:family="paragraph" style:parent-style-name="Preformatted_20_Text">
      <style:paragraph-properties fo:margin-top="0in" fo:margin-bottom="0.1965in" loext:contextual-spacing="false" fo:orphans="2" fo:widows="2"/>
      <style:text-properties officeooo:paragraph-rsid="0026bcca"/>
    </style:style>
    <style:style style:name="P38" style:family="paragraph" style:parent-style-name="Standard">
      <style:text-properties fo:font-size="10pt" officeooo:rsid="000ca96a" officeooo:paragraph-rsid="000ca96a" style:font-size-asian="8.75pt" style:font-size-complex="10pt"/>
    </style:style>
    <style:style style:name="P39" style:family="paragraph" style:parent-style-name="Standard">
      <style:text-properties style:font-name="Times" fo:font-size="10pt" officeooo:rsid="000e561d" officeooo:paragraph-rsid="000e561d" style:font-size-asian="10pt" style:font-size-complex="10pt"/>
    </style:style>
    <style:style style:name="P40" style:family="paragraph" style:parent-style-name="Standard">
      <style:text-properties fo:font-size="12pt" officeooo:rsid="000e561d" officeooo:paragraph-rsid="000e561d" style:font-size-asian="12pt" style:font-size-complex="12pt"/>
    </style:style>
    <style:style style:name="P41" style:family="paragraph" style:parent-style-name="Text_20_body">
      <style:paragraph-properties fo:margin-left="0in" fo:margin-right="0in" fo:orphans="2" fo:widows="2" fo:text-indent="0in" style:auto-text-indent="false"/>
    </style:style>
    <style:style style:name="P42" style:family="paragraph" style:parent-style-name="Text_20_body">
      <style:paragraph-properties fo:margin-left="0in" fo:margin-right="0in" fo:orphans="2" fo:widows="2" fo:text-indent="0in" style:auto-text-indent="false"/>
      <style:text-properties officeooo:paragraph-rsid="0056eb26"/>
    </style:style>
    <style:style style:name="P43" style:family="paragraph" style:parent-style-name="Text_20_body">
      <style:paragraph-properties fo:margin-left="0in" fo:margin-right="0in" fo:orphans="2" fo:widows="2" fo:text-indent="0in" style:auto-text-indent="false"/>
      <style:text-properties officeooo:paragraph-rsid="00b369ef"/>
    </style:style>
    <style:style style:name="P44" style:family="paragraph" style:parent-style-name="Text_20_body">
      <style:paragraph-properties fo:margin-left="0in" fo:margin-right="0in" fo:orphans="2" fo:widows="2" fo:text-indent="0in" style:auto-text-indent="false"/>
      <style:text-properties fo:font-variant="normal" fo:text-transform="none" fo:color="#000000" style:font-name="Times1" fo:font-size="10pt" fo:letter-spacing="normal" fo:font-style="normal" fo:font-weight="normal" style:font-size-asian="10pt" style:font-size-complex="10pt"/>
    </style:style>
    <style:style style:name="P45" style:family="paragraph" style:parent-style-name="Text_20_body">
      <style:paragraph-properties fo:margin-left="0in" fo:margin-right="0in" fo:orphans="2" fo:widows="2" fo:text-indent="0in" style:auto-text-indent="false"/>
      <style:text-properties fo:font-variant="normal" fo:text-transform="none" fo:color="#000000" style:font-name="Times" fo:font-size="10pt" fo:letter-spacing="normal" fo:font-style="normal" fo:font-weight="normal" style:font-size-asian="10pt" style:font-size-complex="10pt"/>
    </style:style>
    <style:style style:name="P4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0pt" fo:letter-spacing="normal" fo:font-style="normal" fo:font-weight="normal" style:font-size-asian="10pt" style:font-size-complex="10pt"/>
    </style:style>
    <style:style style:name="P47" style:family="paragraph" style:parent-style-name="Text_20_body">
      <style:paragraph-properties fo:margin-left="0in" fo:margin-right="0in" fo:orphans="2" fo:widows="2" fo:text-indent="0in" style:auto-text-indent="false"/>
      <style:text-properties fo:font-variant="normal" fo:text-transform="none" fo:color="#000000" style:font-name="Times" fo:font-size="10pt" fo:letter-spacing="normal" fo:font-style="normal" fo:font-weight="normal" officeooo:rsid="003dff50" officeooo:paragraph-rsid="003dff50" style:font-size-asian="10pt" style:font-size-complex="10pt"/>
    </style:style>
    <style:style style:name="P48" style:family="paragraph" style:parent-style-name="Text_20_body">
      <style:paragraph-properties fo:margin-left="0in" fo:margin-right="0in" fo:orphans="2" fo:widows="2" fo:text-indent="0in" style:auto-text-indent="false"/>
      <style:text-properties fo:font-variant="normal" fo:text-transform="none" fo:color="#000000" style:font-name="Times" fo:font-size="10pt" fo:letter-spacing="normal" fo:font-style="normal" fo:font-weight="normal" officeooo:rsid="0066e442" officeooo:paragraph-rsid="0066e442" style:font-size-asian="10pt" style:font-size-complex="10pt"/>
    </style:style>
    <style:style style:name="P49" style:family="paragraph" style:parent-style-name="Text_20_body">
      <style:paragraph-properties fo:margin-left="0in" fo:margin-right="0in" fo:orphans="2" fo:widows="2" fo:text-indent="0in" style:auto-text-indent="false"/>
      <style:text-properties fo:font-variant="normal" fo:text-transform="none" fo:color="#000000" style:font-name="Times" fo:font-size="10pt" fo:letter-spacing="normal" fo:font-style="normal" fo:font-weight="normal" officeooo:rsid="0076dae4" officeooo:paragraph-rsid="0076dae4" style:font-size-asian="10pt" style:font-size-complex="10pt"/>
    </style:style>
    <style:style style:name="P50" style:family="paragraph" style:parent-style-name="Text_20_body">
      <style:paragraph-properties fo:margin-left="0in" fo:margin-right="0in" fo:orphans="2" fo:widows="2" fo:text-indent="0in" style:auto-text-indent="false"/>
      <style:text-properties fo:font-variant="normal" fo:text-transform="none" fo:color="#000000" style:font-name="Times" fo:font-size="10pt" fo:letter-spacing="normal" style:font-size-asian="10pt" style:font-size-complex="10pt"/>
    </style:style>
    <style:style style:name="P51" style:family="paragraph" style:parent-style-name="Text_20_body">
      <style:paragraph-properties fo:margin-left="0in" fo:margin-right="0in" fo:orphans="2" fo:widows="2" fo:text-indent="0in" style:auto-text-indent="false"/>
      <style:text-properties fo:font-variant="normal" fo:text-transform="none" fo:color="#000000" style:font-name="Times" fo:font-size="10pt" fo:letter-spacing="normal" officeooo:paragraph-rsid="003ff23f" style:font-size-asian="10pt" style:font-size-complex="10pt"/>
    </style:style>
    <style:style style:name="P52" style:family="paragraph" style:parent-style-name="Text_20_body">
      <style:paragraph-properties fo:margin-left="0in" fo:margin-right="0in" fo:orphans="2" fo:widows="2" fo:text-indent="0in" style:auto-text-indent="false"/>
      <style:text-properties fo:font-variant="normal" fo:text-transform="none" fo:color="#000000" style:font-name="Times" fo:font-size="10pt" fo:letter-spacing="normal" officeooo:paragraph-rsid="00921d24" style:font-size-asian="10pt" style:font-size-complex="10pt"/>
    </style:style>
    <style:style style:name="P53" style:family="paragraph" style:parent-style-name="Text_20_body">
      <style:paragraph-properties fo:margin-left="0in" fo:margin-right="0in" fo:orphans="2" fo:widows="2" fo:text-indent="0in" style:auto-text-indent="false"/>
      <style:text-properties fo:font-variant="normal" fo:text-transform="none" fo:color="#000000" style:font-name="Times" fo:font-size="10pt" fo:letter-spacing="normal" officeooo:paragraph-rsid="0092ff53" style:font-size-asian="10pt" style:font-size-complex="10pt"/>
    </style:style>
    <style:style style:name="P5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0pt" fo:letter-spacing="normal" officeooo:paragraph-rsid="0076dae4" style:font-size-asian="10pt" style:font-size-complex="10pt"/>
    </style:style>
    <style:style style:name="P55" style:family="paragraph" style:parent-style-name="Text_20_body">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rsid="0066e442" officeooo:paragraph-rsid="0066e442" style:font-size-asian="10.5pt" style:font-size-complex="12pt"/>
    </style:style>
    <style:style style:name="P56" style:family="paragraph" style:parent-style-name="Text_20_body">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rsid="0076dae4" officeooo:paragraph-rsid="0076dae4" style:font-size-asian="10.5pt" style:font-size-complex="12pt"/>
    </style:style>
    <style:style style:name="P57" style:family="paragraph" style:parent-style-name="Text_20_body">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rsid="008111fd" officeooo:paragraph-rsid="008111fd" style:font-size-asian="10.5pt" style:font-size-complex="12pt"/>
    </style:style>
    <style:style style:name="P58" style:family="paragraph" style:parent-style-name="Text_20_body">
      <style:paragraph-properties fo:margin-left="0in" fo:margin-right="0in" fo:text-align="justify" style:justify-single-word="false" fo:orphans="2" fo:widows="2" fo:text-indent="0in" style:auto-text-indent="false"/>
    </style:style>
    <style:style style:name="P59" style:family="paragraph" style:parent-style-name="Text_20_body">
      <style:paragraph-properties fo:margin-left="0in" fo:margin-right="0in" fo:orphans="2" fo:widows="2" fo:text-indent="0in" style:auto-text-indent="false"/>
      <style:text-properties style:font-name="Times" fo:font-size="10pt" officeooo:rsid="000e561d" style:font-size-asian="10pt" style:font-size-complex="10pt"/>
    </style:style>
    <style:style style:name="T1" style:family="text">
      <style:text-properties officeooo:rsid="000e561d"/>
    </style:style>
    <style:style style:name="T2" style:family="text">
      <style:text-properties fo:font-style="normal" fo:font-weight="normal"/>
    </style:style>
    <style:style style:name="T3" style:family="text">
      <style:text-properties fo:font-style="normal" fo:font-weight="normal" officeooo:rsid="006b0a6d"/>
    </style:style>
    <style:style style:name="T4" style:family="text">
      <style:text-properties fo:font-style="normal" fo:font-weight="normal" officeooo:rsid="0076dae4"/>
    </style:style>
    <style:style style:name="T5" style:family="text">
      <style:text-properties fo:font-style="normal" fo:font-weight="normal" officeooo:rsid="0092ff53"/>
    </style:style>
    <style:style style:name="T6" style:family="text">
      <style:text-properties fo:font-style="normal" fo:font-weight="normal" officeooo:rsid="009ca38c"/>
    </style:style>
    <style:style style:name="T7" style:family="text">
      <style:text-properties fo:font-style="normal" fo:font-weight="normal" officeooo:rsid="00c0856e"/>
    </style:style>
    <style:style style:name="T8" style:family="text">
      <style:text-properties fo:font-style="normal" fo:font-weight="normal" officeooo:rsid="00c827e9"/>
    </style:style>
    <style:style style:name="T9" style:family="text">
      <style:text-properties fo:font-style="normal" fo:font-weight="normal" officeooo:rsid="00ca9b27"/>
    </style:style>
    <style:style style:name="T10" style:family="text">
      <style:text-properties fo:font-style="normal" fo:font-weight="normal" officeooo:rsid="00e80b10"/>
    </style:style>
    <style:style style:name="T11" style:family="text">
      <style:text-properties fo:font-style="normal" fo:font-weight="normal" officeooo:rsid="010499c4"/>
    </style:style>
    <style:style style:name="T12" style:family="text">
      <style:text-properties style:font-name="Times1" fo:font-size="10pt" officeooo:rsid="003dff50" style:font-size-asian="10pt" style:font-size-complex="10pt"/>
    </style:style>
    <style:style style:name="T13" style:family="text">
      <style:text-properties fo:font-variant="normal" fo:text-transform="none" fo:color="#000000" style:font-name="Times1" fo:font-size="14pt" fo:letter-spacing="normal" fo:font-style="normal" fo:font-weight="normal"/>
    </style:style>
    <style:style style:name="T14" style:family="text">
      <style:text-properties fo:font-variant="normal" fo:text-transform="none" fo:color="#000000" style:font-name="Times1" fo:font-size="10pt" fo:letter-spacing="normal" fo:font-style="normal" fo:font-weight="normal" style:font-size-asian="10pt" style:font-size-complex="10pt"/>
    </style:style>
    <style:style style:name="T15" style:family="text">
      <style:text-properties fo:font-variant="normal" fo:text-transform="none" fo:color="#000000" style:font-name="Times" fo:font-size="10pt" fo:letter-spacing="normal" fo:font-style="normal" fo:font-weight="normal" style:font-size-asian="10pt" style:font-size-complex="10pt"/>
    </style:style>
    <style:style style:name="T16" style:family="text">
      <style:text-properties fo:font-variant="normal" fo:text-transform="none" fo:color="#000000" style:font-name="Times" fo:font-size="10pt" fo:letter-spacing="normal" fo:font-style="normal" fo:font-weight="normal" officeooo:rsid="0010b41e" style:font-size-asian="10pt" style:font-size-complex="10pt"/>
    </style:style>
    <style:style style:name="T17" style:family="text">
      <style:text-properties fo:font-variant="normal" fo:text-transform="none" fo:color="#000000" style:font-name="Times" fo:font-size="10pt" fo:letter-spacing="normal" fo:font-style="normal" fo:font-weight="normal" officeooo:rsid="0038c7c8" style:font-size-asian="10pt" style:font-size-complex="10pt"/>
    </style:style>
    <style:style style:name="T18" style:family="text">
      <style:text-properties fo:font-variant="normal" fo:text-transform="none" fo:color="#000000" style:font-name="Times" fo:font-size="10pt" fo:letter-spacing="normal" fo:font-style="normal" fo:font-weight="normal" officeooo:rsid="004fabf7" style:font-size-asian="10pt" style:font-size-complex="10pt"/>
    </style:style>
    <style:style style:name="T19" style:family="text">
      <style:text-properties fo:font-variant="normal" fo:text-transform="none" fo:color="#000000" style:font-name="Times" fo:font-size="10pt" fo:letter-spacing="normal" fo:font-style="normal" fo:font-weight="normal" officeooo:rsid="0056eb26" style:font-size-asian="10pt" style:font-size-complex="10pt"/>
    </style:style>
    <style:style style:name="T20" style:family="text">
      <style:text-properties fo:font-variant="normal" fo:text-transform="none" fo:color="#000000" style:font-name="Times" fo:font-size="10pt" fo:letter-spacing="normal" fo:font-style="normal" fo:font-weight="normal" officeooo:rsid="005ed1ed" style:font-size-asian="10pt" style:font-size-complex="10pt"/>
    </style:style>
    <style:style style:name="T21" style:family="text">
      <style:text-properties fo:font-variant="normal" fo:text-transform="none" fo:color="#000000" style:font-name="Times" fo:font-size="10pt" fo:letter-spacing="normal" fo:font-style="normal" fo:font-weight="normal" officeooo:rsid="0071b273" style:font-size-asian="10pt" style:font-size-complex="10pt"/>
    </style:style>
    <style:style style:name="T22" style:family="text">
      <style:text-properties fo:font-variant="normal" fo:text-transform="none" fo:color="#000000" style:font-name="Times" fo:font-size="10pt" fo:letter-spacing="normal" fo:font-style="normal" fo:font-weight="normal" officeooo:rsid="00a8d510" style:font-size-asian="10pt" style:font-size-complex="10pt"/>
    </style:style>
    <style:style style:name="T23" style:family="text">
      <style:text-properties fo:font-variant="normal" fo:text-transform="none" fo:color="#000000" style:font-name="Times" fo:font-size="10pt" fo:letter-spacing="normal" fo:font-style="normal" fo:font-weight="normal" officeooo:rsid="00b369ef" style:font-size-asian="10pt" style:font-size-complex="10pt"/>
    </style:style>
    <style:style style:name="T24" style:family="text">
      <style:text-properties fo:font-variant="normal" fo:text-transform="none" fo:color="#000000" style:font-name="Times" fo:font-size="10pt" fo:letter-spacing="normal" fo:font-style="normal" fo:font-weight="normal" officeooo:rsid="00bb8f39" style:font-size-asian="10pt" style:font-size-complex="10pt"/>
    </style:style>
    <style:style style:name="T25" style:family="text">
      <style:text-properties fo:font-variant="normal" fo:text-transform="none" fo:color="#000000" style:font-name="Times" fo:font-size="10pt" fo:letter-spacing="normal" fo:font-style="normal" fo:font-weight="normal" officeooo:rsid="00cefa87" style:font-size-asian="10pt" style:font-size-complex="10pt"/>
    </style:style>
    <style:style style:name="T26" style:family="text">
      <style:text-properties fo:font-variant="normal" fo:text-transform="none" fo:color="#000000" style:font-name="Times" fo:font-size="10pt" fo:letter-spacing="normal" fo:font-style="normal" fo:font-weight="normal" officeooo:rsid="00d6153c" style:font-size-asian="10pt" style:font-size-complex="10pt"/>
    </style:style>
    <style:style style:name="T27" style:family="text">
      <style:text-properties fo:font-variant="normal" fo:text-transform="none" fo:color="#000000" style:font-name="Times" fo:font-size="10pt" fo:letter-spacing="normal" fo:font-style="normal" fo:font-weight="normal" officeooo:rsid="00e9e4e1" style:font-size-asian="10pt" style:font-size-complex="10pt"/>
    </style:style>
    <style:style style:name="T28" style:family="text">
      <style:text-properties fo:font-variant="normal" fo:text-transform="none" fo:color="#000000" style:font-name="Times" fo:font-size="10pt" fo:letter-spacing="normal" fo:font-style="normal" fo:font-weight="normal" officeooo:rsid="010b7610" style:font-size-asian="10pt" style:font-size-complex="10pt"/>
    </style:style>
    <style:style style:name="T29" style:family="text">
      <style:text-properties fo:font-variant="normal" fo:text-transform="none" fo:color="#000000" style:font-name="Times" fo:font-size="10pt" fo:letter-spacing="normal" fo:font-style="normal" fo:font-weight="normal" officeooo:rsid="010b7610" style:font-name-asian="Liberation Mono" style:font-size-asian="10pt" style:font-name-complex="Liberation Mono" style:font-size-complex="10pt"/>
    </style:style>
    <style:style style:name="T30" style:family="text">
      <style:text-properties fo:font-variant="normal" fo:text-transform="none" fo:color="#000000" style:font-name="Times" fo:font-size="10pt" fo:letter-spacing="normal" style:font-size-asian="10pt" style:font-size-complex="10pt"/>
    </style:style>
    <style:style style:name="T31" style:family="text">
      <style:text-properties fo:font-variant="normal" fo:text-transform="none" fo:color="#000000" style:font-name="Times" fo:font-size="14pt" fo:letter-spacing="normal" fo:font-style="normal" fo:font-weight="normal"/>
    </style:style>
    <style:style style:name="T32" style:family="text">
      <style:text-properties fo:font-variant="normal" fo:text-transform="none" fo:color="#000000" style:font-name="Times" fo:letter-spacing="normal"/>
    </style:style>
    <style:style style:name="T33" style:family="text">
      <style:text-properties fo:font-variant="normal" fo:text-transform="none" fo:color="#000000" style:font-name="Times" fo:letter-spacing="normal" fo:font-style="normal" fo:font-weight="normal"/>
    </style:style>
    <style:style style:name="T34" style:family="text">
      <style:text-properties fo:font-variant="normal" fo:text-transform="none" fo:color="#000000" fo:font-size="14pt" fo:letter-spacing="normal" fo:font-style="normal" fo:font-weight="normal"/>
    </style:style>
    <style:style style:name="T35" style:family="text">
      <style:text-properties fo:font-variant="normal" fo:text-transform="none" fo:color="#000000" fo:letter-spacing="normal"/>
    </style:style>
    <style:style style:name="T36" style:family="text">
      <style:text-properties fo:font-variant="normal" fo:text-transform="none" fo:color="#000000" fo:letter-spacing="normal" fo:font-style="normal" fo:font-weight="normal"/>
    </style:style>
    <style:style style:name="T37" style:family="text">
      <style:text-properties style:font-name="Times"/>
    </style:style>
    <style:style style:name="T38" style:family="text">
      <style:text-properties officeooo:rsid="000f8d0b"/>
    </style:style>
    <style:style style:name="T39" style:family="text">
      <style:text-properties officeooo:rsid="0021b40c"/>
    </style:style>
    <style:style style:name="T40" style:family="text">
      <style:text-properties officeooo:rsid="002480dd"/>
    </style:style>
    <style:style style:name="T41" style:family="text">
      <style:text-properties officeooo:rsid="00251ae7"/>
    </style:style>
    <style:style style:name="T42" style:family="text">
      <style:text-properties officeooo:rsid="0039cb4a"/>
    </style:style>
    <style:style style:name="T43" style:family="text">
      <style:text-properties officeooo:rsid="003b649a"/>
    </style:style>
    <style:style style:name="T44" style:family="text">
      <style:text-properties officeooo:rsid="003c4b16"/>
    </style:style>
    <style:style style:name="T45" style:family="text">
      <style:text-properties officeooo:rsid="003f201b"/>
    </style:style>
    <style:style style:name="T46" style:family="text">
      <style:text-properties officeooo:rsid="003fa5fd"/>
    </style:style>
    <style:style style:name="T47" style:family="text">
      <style:text-properties officeooo:rsid="0041ae09"/>
    </style:style>
    <style:style style:name="T48" style:family="text">
      <style:text-properties officeooo:rsid="00456e6f"/>
    </style:style>
    <style:style style:name="T49" style:family="text">
      <style:text-properties officeooo:rsid="0048d92f"/>
    </style:style>
    <style:style style:name="T50" style:family="text">
      <style:text-properties officeooo:rsid="0048f06d"/>
    </style:style>
    <style:style style:name="T51" style:family="text">
      <style:text-properties officeooo:rsid="00689d05"/>
    </style:style>
    <style:style style:name="T52" style:family="text">
      <style:text-properties officeooo:rsid="00a1f61c"/>
    </style:style>
    <style:style style:name="T53" style:family="text">
      <style:text-properties officeooo:rsid="00a990f4"/>
    </style:style>
    <style:style style:name="T54" style:family="text">
      <style:text-properties officeooo:rsid="00b03c57"/>
    </style:style>
    <style:style style:name="T55" style:family="text">
      <style:text-properties officeooo:rsid="00b5d863"/>
    </style:style>
    <style:style style:name="T56" style:family="text">
      <style:text-properties officeooo:rsid="00b9bd88"/>
    </style:style>
    <style:style style:name="T57" style:family="text">
      <style:text-properties officeooo:rsid="00bb0ddd"/>
    </style:style>
    <style:style style:name="T58" style:family="text">
      <style:text-properties officeooo:rsid="00c0bd05"/>
    </style:style>
    <style:style style:name="T59" style:family="text">
      <style:text-properties officeooo:rsid="00c38be3"/>
    </style:style>
    <style:style style:name="T60" style:family="text">
      <style:text-properties officeooo:rsid="00c47ca1"/>
    </style:style>
    <style:style style:name="T61" style:family="text">
      <style:text-properties officeooo:rsid="00c51b03"/>
    </style:style>
    <style:style style:name="T62" style:family="text">
      <style:text-properties officeooo:rsid="00caa7c1"/>
    </style:style>
    <style:style style:name="T63" style:family="text">
      <style:text-properties officeooo:rsid="00cc9d77"/>
    </style:style>
    <style:style style:name="T64" style:family="text">
      <style:text-properties officeooo:rsid="00ce6729"/>
    </style:style>
    <style:style style:name="T65" style:family="text">
      <style:text-properties officeooo:rsid="00ce8eb3"/>
    </style:style>
    <style:style style:name="T66" style:family="text">
      <style:text-properties officeooo:rsid="00cf5158"/>
    </style:style>
    <style:style style:name="T67" style:family="text">
      <style:text-properties officeooo:rsid="00d00f26"/>
    </style:style>
    <style:style style:name="T68" style:family="text">
      <style:text-properties officeooo:rsid="00d1198a"/>
    </style:style>
    <style:style style:name="T69" style:family="text">
      <style:text-properties officeooo:rsid="00d2ee48"/>
    </style:style>
    <style:style style:name="T70" style:family="text">
      <style:text-properties officeooo:rsid="00d43993"/>
    </style:style>
    <style:style style:name="T71" style:family="text">
      <style:text-properties officeooo:rsid="00d7d344"/>
    </style:style>
    <style:style style:name="T72" style:family="text">
      <style:text-properties officeooo:rsid="00d7d52a"/>
    </style:style>
    <style:style style:name="T73" style:family="text">
      <style:text-properties officeooo:rsid="00d918be"/>
    </style:style>
    <style:style style:name="T74" style:family="text">
      <style:text-properties officeooo:rsid="00da2737"/>
    </style:style>
    <style:style style:name="T75" style:family="text">
      <style:text-properties officeooo:rsid="00dc47f0"/>
    </style:style>
    <style:style style:name="T76" style:family="text">
      <style:text-properties officeooo:rsid="00dceb02"/>
    </style:style>
    <style:style style:name="T77" style:family="text">
      <style:text-properties officeooo:rsid="00dd59c0"/>
    </style:style>
    <style:style style:name="T78" style:family="text">
      <style:text-properties officeooo:rsid="00ddd19c"/>
    </style:style>
    <style:style style:name="T79" style:family="text">
      <style:text-properties officeooo:rsid="00dfa0f5"/>
    </style:style>
    <style:style style:name="T80" style:family="text">
      <style:text-properties officeooo:rsid="00e0c4a8"/>
    </style:style>
    <style:style style:name="T81" style:family="text">
      <style:text-properties officeooo:rsid="00e23bb2"/>
    </style:style>
    <style:style style:name="T82" style:family="text">
      <style:text-properties officeooo:rsid="00e28105"/>
    </style:style>
    <style:style style:name="T83" style:family="text">
      <style:text-properties officeooo:rsid="00e38969"/>
    </style:style>
    <style:style style:name="T84" style:family="text">
      <style:text-properties officeooo:rsid="00e5757a"/>
    </style:style>
    <style:style style:name="T85" style:family="text">
      <style:text-properties officeooo:rsid="00e669da"/>
    </style:style>
    <style:style style:name="T86" style:family="text">
      <style:text-properties officeooo:rsid="010b76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ypertext Transfer Protocol -- HTTP/1.1</text:h>
      <text:p text:style-name="P38"/>
      <text:p text:style-name="P40"><text:span text:style-name="T37">a) Protokol Parametreleri</text:span></text:p>
      <text:h text:style-name="P7" text:outline-level="3"><text:span text:style-name="T38">a.1 --&gt; </text:span>HTTP Sürümü</text:h>
      <text:p text:style-name="P58"><text:span text:style-name="T15"><text:tab/>HTTP, protokolün sürümlerini belirtmek için bir "&lt;major&gt;. &lt;minor&gt;" numaralandırma düzeni kullanır. Protokol sürüm politikası, gönderenin bir mesajın biçimini ve bu iletişim yoluyla elde edilen özelliklerden ziyade daha fazla HTTP iletişimini anlama kapasitesini göstermesine izin vermek için tasarlanmıştır. </text:span><text:span text:style-name="T16">G</text:span><text:span text:style-name="T15">önderenin ek yeteneklerini ima edebilen özellikler eklediğinde, &lt;minor&gt; sayı artar. Protokol içindeki bir mesajın formatı değiştirildiğinde &lt;major&gt; sayısı artırılır.</text:span></text:p>
      <text:p text:style-name="P50"><text:span text:style-name="T2">Bir HTTP mesajının sürümü, mesajın ilk satırındaki bir HTTP Sürümü alanıyla gösterilir.<text:line-break/>HTTP-Version = "HTTP" "/" 1 * DIGIT "." <text:s/>1 * RAKAM</text:span></text:p>
      <text:p text:style-name="P24"><text:span text:style-name="T2">Not: HTTP sürümleri arasında dönüştürme yapılması değişiklik gerektirebilir</text:span></text:p>
      <text:p text:style-name="P32"><text:span text:style-name="T2"><text:tab/>dahil olan versiyonlar tarafından istenen veya yasaklanan başlık alanlarının listesi.</text:span></text:p>
      <text:p text:style-name="P35"><text:span text:style-name="T2">a.2 Genel Syntax</text:span></text:p>
      <text:p text:style-name="P58"><text:span text:style-name="T15"><text:tab/>HTTP'deki URI'lar, kullanımlarının içeriğine bağlı olarak, bilinen bazı temel URI'ye göre mutlak formda veya temsil edilebilir. HTTP protokolü, bir URI'nin uzunluğu için önceden bir sınır koymaz. Sunucular hizmet ettikleri herhangi bir kaynağın URI'sini idare edebilmelidir ve bu URI'leri üretebilecek GET tabanlı formlar sağlamaları durumunda sınırsız uzunluktaki URI'leri idare edebilmelidir.</text:span></text:p>
      <text:p text:style-name="P24"><text:s text:c="2"/><text:span text:style-name="T2">Not: Sunucular URI uzunluklarına bağlı olarak dikkatli olmalı</text:span></text:p>
      <text:p text:style-name="P22"><text:s text:c="7"/><text:span text:style-name="T2">255 bayttan daha büyük, çünkü bazı eski istemciler veya proxy’ler</text:span></text:p>
      <text:p text:style-name="P32"><text:s text:c="7"/><text:span text:style-name="T2">uygulamalar bu uzunlukları uygun şekilde desteklemeyebilir.</text:span></text:p>
      <text:h text:style-name="P15" text:outline-level="3"><text:span text:style-name="T39">a.3 </text:span>http URL</text:h>
      <text:p text:style-name="P44"><text:tab/>"Http" şeması, HTTP protokolü aracılığıyla ağ kaynaklarını bulmak için kullanılır. Bu bölüm, şemaya özel sözdizimini ve http URL'lerinin anlamlarını tanımlar.<text:line-break/>http_URL = "http:" "//" ana bilgisayar [":" port] [abs_path ["?" sorgu ]]</text:p>
      <text:p text:style-name="P58"><text:span text:style-name="T14"><text:tab/>Eğer port boşsa veya verilmemişse, port 80 kabul edilir. Anlamsal olarak, tanımlanmış kaynağın, o ana bilgisayarın o portundaki TCP bağlantılarını dinleyen sunucuda bulunduğu ve kaynağın Request-URI'sının abs_path olduğu. URL'lerde IP adreslerinin kullanılması mümkün olduğunda kaçınılmalıdır . Eğer abs_path URL'de mevcut değilse, bir kaynak için İstek URI'sı olarak kullanıldığında "/" olarak verilmelidir (bölüm </text:span><text:a xlink:type="simple" xlink:href="https://translate.googleusercontent.com/translate_c?depth=1&amp;rurl=translate.google.com&amp;sl=en&amp;sp=nmt4&amp;tl=tr&amp;u=https://www.w3.org/Protocols/rfc2616/rfc2616-sec5.html&amp;xid=17259,15700022,15700186,15700190,15700256,15700259,15700262,15700265&amp;usg=ALkJrhjSQCQxAcYBo_S0IO4Uk-TRVlN-LQ#sec5.1.2" text:style-name="Internet_20_link" text:visited-style-name="Visited_20_Internet_20_Link">5.1.2</text:a><text:span text:style-name="T14"> ). Bir proxy tam etki alanı adı olmayan bir ana bilgisayar adı alırsa, etki alanını aldığı ana bilgisayar adına ekleyebilir. Bir proxy tam bir etki alanı adı alırsa, proxy ana bilgisayar adını değiştirmemelidir.</text:span></text:p>
      <text:h text:style-name="P7" text:outline-level="3"><text:span text:style-name="T40">a.4 </text:span>URI Karşılaştırma</text:h>
      <text:p text:style-name="P45">Eşleşip eşleşmediklerine karar vermek için iki URI karşılaştırırken, bir müşteri, tüm istisnalar dışında, tüm URI'lerin büyük küçük harf duyarlı oktet başına bir karşılaştırmasını kullanmalıdır:</text:p>
      <text:p text:style-name="P24"><text:s text:c="2"/><text:span text:style-name="T2">- Boş veya verilmemiş bir port varsayılan değere eşittir, bu URI referansı için bağlantı noktası;</text:span></text:p>
      <text:p text:style-name="P27"><text:s text:c="2"/><text:span text:style-name="T2">- Ana bilgisayar adlarının karşılaştırılması büyük / küçük harf duyarlı olmamalıdır;<text:line-break/> <text:s/>- Şema adlarının karşılaştırılması büyük / küçük harf duyarlı olmamalıdır;<text:line-break/> <text:s/>- Boş bir abs_path, "/" nin abs_pathına eşdeğerdir.</text:span></text:p>
      <text:p text:style-name="P45">Örneğin, aşağıdaki üç URI eşdeğerdir:</text:p>
      <text:p text:style-name="P24"><text:s text:c="2"/><text:span text:style-name="T2">http://abc.com:80/~smith/home.html</text:span></text:p>
      <text:p text:style-name="P22"><text:s text:c="7"/><text:span text:style-name="T2">http://ABC.com/%7Esmith/home.html</text:span></text:p>
      <text:p text:style-name="P32"><text:s text:c="7"/><text:span text:style-name="T2">http://ABC.com:/%7esmith/home.html</text:span></text:p>
      <text:h text:style-name="P8" text:outline-level="3"><text:span text:style-name="T41">a.5 </text:span> Tarih / Saat Biçimleri</text:h>
      <text:p text:style-name="P45">HTTP uygulamaları, tarih / saat damgalarının gösterimi için tarihsel olarak üç farklı formata izin vermiştir:</text:p>
      <text:p text:style-name="P24"><text:s text:c="2"/><text:span text:style-name="T2">Paz, 06 Kas 1994 08:49:37 GMT; <text:s/>RFC 822, RFC 1123 tarafından güncellendi</text:span></text:p>
      <text:p text:style-name="P22"><text:s text:c="7"/><text:span text:style-name="T2">Pazar, 06-Kas-94 08:49:37 GMT; <text:s/>RFC 836, RFC 1036 tarafından kullanım dışı</text:span></text:p>
      <text:p text:style-name="P37"><text:span text:style-name="T30"><text:s text:c="7"/></text:span><text:span text:style-name="T15">Paz 6 Kasım 08:49:37 1994; <text:s/>ANSI C'nin asctime () formatı</text:span></text:p>
      <text:p text:style-name="P37"><text:soft-page-break/><text:span text:style-name="T17">a.</text:span><text:span text:style-name="T15">6 Transfer Kodları</text:span></text:p>
      <text:p text:style-name="P41"><text:span text:style-name="T15">Aktarma kodlama değerleri, ağ üzerinden "güvenli taşımayı" sağlamak için bir kuruluşa uygulanabilecek, uygulanabilecek veya uygulanmaya ihtiyaç duyan bir kodlama dönüşümünü belirtmek için kullanılır. Bu, transfer kodlamanın, orijinal varlık yerine mesajın bir özelliği olduğu içerik kodlamasından farklıdır. Tüm transfer kodlama değerleri büyük / küçük harf duyarsızdır.</text:span></text:p>
      <text:p text:style-name="P45">Bir transfer kodlaması olan bir varlık gövdesi alan bir sunucu 501 (Uygulanmamış) dönüşünü anlamalıdır ve bağlantıyı kapatmalıdır. Bir sunucu transfer kodlamalarını bir HTTP / 1.0 istemcisine GÖNDERMEMELİDİR.</text:p>
      <text:h text:style-name="P8" text:outline-level="3"><text:span text:style-name="T42">a.7</text:span> Parçalanmış Transfer Kodlaması</text:h>
      <text:p text:style-name="P45">Parçalanmış kodlama, mesaj başlığı gövdesini, her biri kendi boyut göstergesine sahip, ardından varlık-başlık alanlarını içeren bir SEÇENEK treylerini bir dizi parça olarak transfer etmek için değiştirir. Bu, dinamik olarak üretilen içeriğin, alıcının tam mesajı aldığını doğrulaması için gerekli olan bilgilerle birlikte aktarılmasını sağlar.</text:p>
      <text:h text:style-name="P8" text:outline-level="3"><text:span text:style-name="T43">a.8</text:span> Medya Türleri</text:h>
      <text:p text:style-name="P58"><text:span text:style-name="T15"><text:tab/>HTTP, açık ve genişletilebilir veri yazma ve tip anlaşması sağlamak için İçerik Tipive Kabul Et başlık alanlarındaki İnternet Medya Türlerini kullanır. Tür, alt tip ve parametre öznitelik adları büyük / küçük harf duyarlıdır. Parametre değerleri, parametre adının anlamına bağlı olarak büyük / küçük harf duyarlı olabilir veya olmayabilir. LWS tip ve alt tip arasında veya bir nitelik ile değeri arasında kullanılmamalıdır. Bir parametrenin varlığı veya yokluğu, medya tipi kayıt defterindeki tanımına bağlı olarak bir medya tipinin işlenmesi için önemli olabilir.</text:span></text:p>
      <text:p text:style-name="P46"><text:tab/>Bazı eski HTTP uygulamalarının ortam türü parametrelerini tanımadığını unutmayın. Eski HTTP uygulamalarına veri gönderirken, uygulamaların yalnızca bu tip / alt tip tanımı için gerekli olduklarında medya tipi parametrelerini kullanmaları gerekir.</text:p>
      <text:h text:style-name="P8" text:outline-level="3"><text:span text:style-name="T44">a.9</text:span> Dil Etiketleri</text:h>
      <text:p text:style-name="P46"><text:tab/>Dil etiketi, bilginin diğer insanlara iletilmesi için insanlar tarafından konuşulan, yazılmış veya başka şekilde aktarılan doğal bir dili tanımlar. Bilgisayar dilleri açıkça hariç tutulmuştur. HTTP, Kabul Et ve İçerik Dalı alanlarındaki dil etiketlerini kullanır. HTTP dili etiketlerinin sözdizimi ve kaydı, RFC 1766 [1] tarafından tanımlananlarla aynıdır.</text:p>
      <text:h text:style-name="P12" text:outline-level="3">b<text:span text:style-name="T45">)</text:span> HTTP Mesajı</text:h>
      <text:h text:style-name="P9" text:outline-level="3"><text:span text:style-name="T46">b.1 </text:span> Mesaj Tipleri</text:h>
      <text:p text:style-name="P51"><text:span text:style-name="T2"><text:tab/>HTTP mesajları, istemciden sunucuya gelen isteklerden ve sunucudan istemciye gelen yanıtlardan oluşur.<text:line-break/><text:tab/>HTTP-message = İstek | <text:s/>Tepki ; <text:s/>HTTP / 1.1 mesajları</text:span></text:p>
      <text:h text:style-name="P8" text:outline-level="3"><text:span text:style-name="T48">b</text:span>.2 Mesaj Başlıkları <text:span text:style-name="T47">(Headers)</text:span></text:h>
      <text:p text:style-name="P41"><text:span text:style-name="T15">Genel başlık (bölüm </text:span><text:a xlink:type="simple" xlink:href="https://translate.googleusercontent.com/translate_c?depth=1&amp;rurl=translate.google.com&amp;sl=en&amp;sp=nmt4&amp;tl=tr&amp;u=https://www.w3.org/Protocols/rfc2616/rfc2616-sec4.html&amp;xid=17259,15700022,15700186,15700190,15700256,15700259,15700262,15700265&amp;usg=ALkJrhiWoaW1KoU9o_5wrU2cwMq-9tV2Ug#sec4.5" text:style-name="Internet_20_link" text:visited-style-name="Visited_20_Internet_20_Link">4.5</text:a><text:span text:style-name="T15"> ), istek başlığı (bölüm 5.3), yanıt başlığı (bölüm 6.2) ve varlık başlığı (bölüm </text:span><text:a xlink:type="simple" xlink:href="https://translate.googleusercontent.com/translate_c?depth=1&amp;rurl=translate.google.com&amp;sl=en&amp;sp=nmt4&amp;tl=tr&amp;u=https://www.w3.org/Protocols/rfc2616/rfc2616-sec7.html&amp;xid=17259,15700022,15700186,15700190,15700256,15700259,15700262,15700265&amp;usg=ALkJrhhAXL5Lw3DMDhjaoapOh3J_VasQUQ#sec7.1" text:style-name="Internet_20_link" text:visited-style-name="Visited_20_Internet_20_Link">7.1</text:a><text:span text:style-name="T15"> ) alanlarını içeren HTTP başlık alanları, Bölüm'de verilenlerle aynı genel biçimi izler. RFC 822'den </text:span><text:a xlink:type="simple" xlink:href="https://translate.googleusercontent.com/translate_c?depth=1&amp;rurl=translate.google.com&amp;sl=en&amp;sp=nmt4&amp;tl=tr&amp;u=https://www.w3.org/Protocols/rfc2616/rfc2616-sec3.html&amp;xid=17259,15700022,15700186,15700190,15700256,15700259,15700262,15700265&amp;usg=ALkJrhj8Gvtboibn-kKB0x4mC03RDfHjaQ#sec3.1" text:style-name="Internet_20_link" text:visited-style-name="Visited_20_Internet_20_Link">3.1</text:a><text:span text:style-name="T15"> </text:span><text:a xlink:type="simple" xlink:href="https://translate.googleusercontent.com/translate_c?depth=1&amp;rurl=translate.google.com&amp;sl=en&amp;sp=nmt4&amp;tl=tr&amp;u=https://www.w3.org/Protocols/rfc2616/rfc2616-sec17.html&amp;xid=17259,15700022,15700186,15700190,15700256,15700259,15700262,15700265&amp;usg=ALkJrhjqXmBfaLdHrYfhErmrAe8UKhz0FA#bib9" text:style-name="Internet_20_link" text:visited-style-name="Visited_20_Internet_20_Link">[9]</text:a><text:span text:style-name="T15"> . Her başlık alanı, ardından iki nokta üst üste (":") ve alan değerinden oluşan bir addan oluşur. Alan adları büyük / küçük harf duyarlıdır. AY arasında gerçekleşen LWS, alan değerini yorumlamadan veya mesajı aşağı iletmeden önce tek bir SP ile değiştirilir.</text:span></text:p>
      <text:p text:style-name="P45">Farklı alan adlarına sahip başlık alanlarının alınma sırası önemli değildir. Ancak, önce genel başlık alanlarını, ardından istek başlıklarını veya yanıt başlık alanlarını göndermek ve varlık başlık alanlarıyla sonlanmak "iyi bir uygulamadır".</text:p>
      <text:h text:style-name="P8" text:outline-level="3"><text:span text:style-name="T49">b</text:span>.3 İleti Organı</text:h>
      <text:p text:style-name="P58"><text:span text:style-name="T15">Bir HTTP mesajının mesaj gövdesi (varsa), istek veya yanıtla ilişkili varlık gövdesini taşımak için kullanılır. Mesaj gövdesi varlık gövdesinden yalnızca Transfer Kodlama başlık alanıyla gösterildiği gibi bir transfer kodlaması uygulandığında farklılık gösterir.</text:span></text:p>
      <text:p text:style-name="P58"><text:span text:style-name="T15">Transfer Kodlaması, mesajın güvenli ve uygun şekilde aktarılmasını sağlamak için bir uygulama tarafından uygulanan herhangi bir transfer kodlamasını belirtmek için GEREKİR. Transfer-Kodlama, mesajın bir özelliği değil</text:span><text:span text:style-name="T18">dir. <text:s text:c="15"/></text:span><text:span text:style-name="T15">Bir mesajda bir mesajın ne zaman izin verildiğine ilişkin kurallar istek ve yanıtlara göre değişir.</text:span></text:p>
      <text:h text:style-name="P8" text:outline-level="3"><text:span text:style-name="T50">b</text:span>.4 Mesaj Uzunluğu</text:h>
      <text:p text:style-name="P46"><text:tab/>Bir mesajın transfer uzunluğu, mesajda göründüğü gibi mesaj gövdesinin uzunluğudur; yani, herhangi bir transfer kodlaması uygulandıktan sonra. Bir mesaj gövdesi bir mesajla dahil edildiğinde, bu gövdenin aktarma uzunluğu, aşağıdakilerden biriyle (öncelik sırasına göre) belirlenir:</text:p>
      <text:p text:style-name="P45"><text:soft-page-break/><text:tab/>1. Bir mesaj gövdesi içermesi GEREKMEMELİ bir cevap mesajı (1xx, 204 ve 304 gibi bir cevap ve bir HEAD isteğine verilen cevap gibi), başlık alanlarından bağımsız olarak, her zaman başlık alanlarından sonraki ilk boş satırla sonlandırılır. mesajda bulunan varlık başlığı alanları.</text:p>
      <text:p text:style-name="P41"><text:span text:style-name="T15"><text:tab/>2. Eğer bir Transfer Kodlama başlık alanı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41" text:style-name="Internet_20_link" text:visited-style-name="Visited_20_Internet_20_Link">14.41</text:a><text:span text:style-name="T15"> ) mevcutsa ve "kimlik" dışında bir değere sahipse, transfer uzunluğu, mesaj olmadan "yığın" transfer kodlaması (bölüm </text:span><text:a xlink:type="simple" xlink:href="https://translate.googleusercontent.com/translate_c?depth=1&amp;rurl=translate.google.com&amp;sl=en&amp;sp=nmt4&amp;tl=tr&amp;u=https://www.w3.org/Protocols/rfc2616/rfc2616-sec3.html&amp;xid=17259,15700022,15700186,15700190,15700256,15700259,15700262,15700265&amp;usg=ALkJrhj8Gvtboibn-kKB0x4mC03RDfHjaQ#sec3.6" text:style-name="Internet_20_link" text:visited-style-name="Visited_20_Internet_20_Link">3.6</text:a><text:span text:style-name="T15"> ) kullanılarak tanımlanır. bağlantı kapatılarak sonlandırılır.</text:span></text:p>
      <text:p text:style-name="P41"><text:span text:style-name="T15"><text:tab/>3. İçerik Uzunluğu başlık alanı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13" text:style-name="Internet_20_link" text:visited-style-name="Visited_20_Internet_20_Link">14.13</text:a><text:span text:style-name="T15"> ) varsa, OCTET'lerdeki ondalık değeri hem varlık uzunluğunu hem de aktarma uzunluğunu gösterir. İçerik Uzunluğu başlığı alanı, bu iki uzunluk farklıysa (yani, bir Transfer Kodlaması varsa) gönderilmemelidir.</text:span></text:p>
      <text:p text:style-name="P41"><text:span text:style-name="T15"><text:tab/>4. Mesaj, "multipart / byteranges" ortam türünü kullanıyorsa ve aktarma uzunluğu aksi belirtilmemişse, bu kendi kendini sınırlayan ortam türü aktarım uzunluğunu tanımlar. Gönderenin alıcının ayrıştırabileceğini bilmediği sürece bu medya türü KULLANILMAMALIDIR; </text:span><text:a xlink:type="simple" xlink:href="https://translate.googleusercontent.com/translate_c?depth=1&amp;rurl=translate.google.com&amp;sl=en&amp;sp=nmt4&amp;tl=tr&amp;u=https://www.w3.org/Protocols/rfc2616/rfc2616-sec1.html&amp;xid=17259,15700022,15700186,15700190,15700256,15700259,15700262,15700265&amp;usg=ALkJrhipKDFm-52a0PtFjAAFxHEStGVLOg#sec1.1" text:style-name="Internet_20_link" text:visited-style-name="Visited_20_Internet_20_Link">1.1</text:a><text:span text:style-name="T15"> istemcisinden birden fazla byte-aralık belirtecine sahip bir Range başlığının isteğindeki mevcudiyet, müşterinin çok partili / byteranges yanıtlarını ayrıştırabileceği anlamına gelir.</text:span></text:p>
      <text:p text:style-name="P45"><text:tab/>5.Bağlantıyı kapatan sunucu tarafından. (Bağlantının kapatılması, bir istek gövdesinin sonunu belirtmek için kullanılamaz, çünkü bu, sunucunun yanıt göndermesi için bir olasılık bırakmaz.)</text:p>
      <text:h text:style-name="P13" text:outline-level="3">c) Request (İstek)</text:h>
      <text:p text:style-name="P42"><text:span text:style-name="T19">İstemciden sunucuya bir istek mesajı, bu mesajın ilk satırında, kaynağa uygulanacak yöntemi, kaynağın tanımlayıcısını ve kullanılan protokol sürümünü içerir.</text:span></text:p>
      <text:h text:style-name="P8" text:outline-level="3"><text:bookmark text:name="sec5.1"/>5.1 İstek Hattı</text:h>
      <text:p text:style-name="P45">Request-Line bir yöntem belirteci ile başlar, bunu Request-URI ve protokol sürümü izler ve CRLF ile biter. Öğeler SP karakterleriyle ayrılır. Son CRLF sekansı dışında hiçbir CR veya LF'ye izin verilmez.</text:p>
      <text:p text:style-name="P26"><text:s text:c="2"/><text:span text:style-name="T2">Request-Line = Yöntem SP İstek-URI SP HTTP Sürümü CRLF</text:span></text:p>
      <text:p text:style-name="P41"><text:span text:style-name="T15"><text:tab/>Yöntem belirteci, İstek URI'sı tarafından tanımlanan kaynakta gerçekleştirilecek yöntemi belirtir. Yöntem büyük / küçük harf duyarlıdır.</text:span></text:p>
      <text:p text:style-name="P26"><text:s text:c="2"/><text:span text:style-name="T2">İstek-URI = "*" | <text:s/>absoluteURI | <text:s/>abs_path | <text:s/>yetki</text:span></text:p>
      <text:p text:style-name="P45">İstek URI'sı için dört seçenek, isteğin niteliğine bağlıdır. Yıldız işareti "*", isteğin belirli bir kaynak için değil, sunucunun kendisi için geçerli olmadığı ve yalnızca kullanılan yöntemin mutlaka bir kaynak için geçerli olmadığı durumlarda izin verildiği anlamına gelir.</text:p>
      <text:p text:style-name="P26"><text:s text:c="2"/><text:span text:style-name="T2">SEÇENEKLER * HTTP / 1.1</text:span></text:p>
      <text:p text:style-name="P45">MutlakURI formu, istek bir proxy'ye yapıldığında GEREKLİDİR. Proxy'nin isteği iletmesi veya geçerli bir önbellekten hizmet etmesi ve yanıtı geri göndermesi istenir. Proxy'nin isteği başka bir proxy'ye veya doğrudan sunucuya iletebileceğini unutmayın.</text:p>
      <text:p text:style-name="P45">absoluteURI tarafından belirtildi. İstek döngülerinden kaçınmak için bir proxy, tüm takma adları, yerel varyasyonları ve sayısal IP adresini içeren tüm sunucu adlarını tanıyabilmelidir. Örnek bir İstek Satırı:</text:p>
      <text:p text:style-name="P26"><text:s text:c="2"/><text:span text:style-name="T2">Http://www.w3.org/pub/WWW/TheProject.html HTTP / 1.1</text:span></text:p>
      <text:p text:style-name="P41"><text:span text:style-name="T15">HTTP'nin gelecekteki sürümlerinde tüm isteklerde absoluteURI'lere geçiş yapılmasına izin vermek için, tüm HTTP / 1.1 sunucuları, HTTP / 1.1 istemcileri yalnızca proxy isteklerinde bunları üretse de, isteklerde absoluteURI formunu kabul etmelidir. Yetki formu sadece CONNECT metodu ile kullanılır.</text:span></text:p>
      <text:p text:style-name="P41"><text:span text:style-name="T15"><text:tab/>Request-URI'nin en yaygın biçimi, bir kaynak sunucu veya ağ geçidi üzerindeki bir kaynağı tanımlamak için kullanılandır. Bu durumda, URI'nin mutlak yolu, İstek-URI'si olarak iletilmelidir ve URI'nın (otorite) ağ konumu, bir Ana bilgisayar başlık alanında iletilmelidir. Örneğin, yukarıdaki kaynağı doğrudan kaynak sunucudan almak isteyen bir istemci, "www.w3.org" ana bilgisayarının 80 numaralı bağlantı noktasına bir TCP bağlantısı kuracak ve şu satırları gönderecektir:<text:line-break/>/Pub/WWW/TheProject.html HTTP / 1.1 ALIN ----</text:span><text:span text:style-name="T20">&gt; </text:span><text:span text:style-name="T15">Ev sahibi: www.w3.org</text:span></text:p>
      <text:p text:style-name="P45">Talebin geri kalanını takip eder. Mutlak yolun boş olamayacağına dikkat edin; Orijinal URI'da hiçbiri yoksa, "/" (sunucu kökü) olarak verilmelidir.</text:p>
      <text:p text:style-name="P41"><text:soft-page-break/><text:span text:style-name="T15">İstek URI'si belirtilen formatta iletilir. Eğer Request-URI </text:span><text:a xlink:type="simple" xlink:href="https://translate.googleusercontent.com/translate_c?depth=1&amp;rurl=translate.google.com&amp;sl=en&amp;sp=nmt4&amp;tl=tr&amp;u=https://www.w3.org/Protocols/rfc2616/rfc2616-sec17.html&amp;xid=17259,15700022,15700186,15700190,15700256,15700259,15700262,15700265&amp;usg=ALkJrhjqXmBfaLdHrYfhErmrAe8UKhz0FA#bib42" text:style-name="Internet_20_link" text:visited-style-name="Visited_20_Internet_20_Link">[42]</text:a><text:span text:style-name="T15"> kodlu "% HEX HEX" kullanılarak kodlanmışsa, kaynak sunucu talebi doğru yorumlayabilmek için Request-URI'yi çözmelidir. Sunucular, uygun İstek koduyla geçersiz İstek URI'larına yanıt vermelidir.</text:span></text:p>
      <text:p text:style-name="P45">Şeffaf bir proxy, boş bir abs_path'i "/" ile değiştirmek için yukarıda belirtilenlerin dışında bir sonraki gelen sunucuya iletirken, alınan Request-URI'nin "abs_path" bölümünü yeniden yazmamalıdır.</text:p>
      <text:p text:style-name="P24"><text:s text:c="2"/><text:span text:style-name="T2">Not: "Yeniden yazma yok" kuralı, proxy’nin değiştirmesini önler</text:span></text:p>
      <text:p text:style-name="P22"><text:s text:c="7"/><text:span text:style-name="T2">Kaynak sunucu yanlış kullanıldığında isteğin anlamı</text:span></text:p>
      <text:p text:style-name="P22"><text:s text:c="7"/><text:span text:style-name="T2">ayrılmış bir amaç için ayrılmış olmayan bir URI karakteri. <text:s/>Gerçekleştiriciler</text:span></text:p>
      <text:p text:style-name="P22"><text:s text:c="7"/><text:span text:style-name="T2">Bazı HTTP öncesi / 1.1 proxy sunucularının biliniyor olması gerektiğini bilmeli</text:span></text:p>
      <text:p text:style-name="P32"><text:s text:c="7"/><text:span text:style-name="T2">İstek URI'sini yeniden yazın.</text:span></text:p>
      <text:h text:style-name="P8" text:outline-level="3"><text:bookmark text:name="sec5.2"/>5.2 Bir İsteğin Tanımladığı Kaynak</text:h>
      <text:p text:style-name="P45">Bir Internet isteği tarafından tanımlanan tam kaynak, hem Request-URI hem de Host başlık alanı incelenerek belirlenir.</text:p>
      <text:p text:style-name="P41"><text:span text:style-name="T15">Kaynakların istenen ana bilgisayardan farklı olmasına izin vermeyen bir kaynak sunucu, HTTP / 1.1 isteği tarafından tanımlanan kaynağı belirlerken Ana bilgisayar başlık alanı değerini görmezden gelebilir.</text:span></text:p>
      <text:p text:style-name="P45">İstenen ana makineye göre kaynakları farklı kılan bir köken sunucusu (bazen sanal ana bilgisayarlar veya kibar ana bilgisayar adları olarak adlandırılır), bir HTTP / 1.1 isteğinde istenen kaynağı belirlemek için aşağıdaki kuralları kullanmalıdır:</text:p>
      <text:p text:style-name="P45">1. Request-URI mutlak birURI ise, ana bilgisayar Request-URI'nin bir parçasıdır. İstekteki herhangi bir Ana bilgisayar başlık alanı değeri dikkate alınmamalıdır.</text:p>
      <text:p text:style-name="P45">2. İstek-URI'si mutlak birURI değilse ve istek bir Ana Bilgisayar başlık alanı içeriyorsa, ana bilgisayar Ana bilgisayar başlık alanı değeri tarafından belirlenir.</text:p>
      <text:p text:style-name="P45">3. Kural 1 veya 2 ile belirlenen ana bilgisayar sunucuda geçerli bir ana bilgisayar değilse, yanıt 400 (Kötü İstek) hata mesajı OLMALIDIR.</text:p>
      <text:p text:style-name="P45">Bir ana bilgisayar başlık alanı bulunmayan bir HTTP / 1.0 isteğinin alıcıları, tam bir kaynağın istendiğini belirlemek için buluşsal bilgileri (örneğin, belirli bir ana bilgisayara özgü bir şey için URI yolunun incelenmesi) kullanmaya çalışabilir.</text:p>
      <text:h text:style-name="P8" text:outline-level="3"><text:bookmark text:name="sec5.3"/>5.3 Başlık Alanları İste</text:h>
      <text:p text:style-name="P41"><text:span text:style-name="T15">İstek başlığı alanları, istemcinin istek ve müşterinin kendisi hakkında ek bilgileri sunucuya iletmesine izin verir. Bu alanlar, bir programlama dili yöntemi çağrısındaki parametrelere eşdeğer anlambilim içeren istek değiştiricileri olarak işlev görür.</text:span></text:p>
      <text:p text:style-name="P45">İstek başlığı alanı adları, yalnızca protokol sürümündeki bir değişiklikle birlikte güvenle genişletilebilir. Bununla birlikte, yeni ya da deneysel başlık alanlarına, iletişimdeki tüm tarafların talep başlık alanı olduklarını fark etmesi durumunda, istek alanı alanlarının semantiği verilebilir. Tanınmayan başlık alanları, varlık başlığı alanları olarak değerlendirilir.</text:p>
      <text:p text:style-name="P48"/>
      <text:p text:style-name="P55"><text:span text:style-name="T51">d) </text:span>Yanıt (Responce)</text:p>
      <text:p text:style-name="P48">Bir istek mesajını aldıktan ve yorumladıktan sonra bir sunucu bir HTTP cevap mesajıyla cevap verir.</text:p>
      <text:p text:style-name="P24"><text:bookmark text:name="sec6.1"/><text:span text:style-name="T2">6.1 Durum Çizgisi</text:span></text:p>
      <text:p text:style-name="P45">Bir Yanıt mesajının ilk satırı, her biri SP karakterleriyle ayrılmış, sayısal bir durum kodu ve bununla ilişkili metinsel ifadeden oluşan protokol sürümünden oluşan Durum Satırıdır. Son CRLF sekansı dışında hiçbir CR veya LF'ye izin verilmez.</text:p>
      <text:p text:style-name="P26"><text:s text:c="2"/><text:span text:style-name="T2">Durum Satırı = HTTP Sürümü SP Durum Kodu SP Sebep-İfade CRLF</text:span></text:p>
      <text:h text:style-name="P8" text:outline-level="3"><text:bookmark text:name="sec6.1.1"/>6.1.1 Durum Kodu ve Sebep İfadesi</text:h>
      <text:p text:style-name="P45">Durum Kodu öğesi, isteği anlama ve karşılama girişiminin 3 basamaklı bir tamsayı sonuç kodudur. Bu kodlar bölüm 10'da tamamen tanımlanmıştır. Sebep-İfadenin, Durum Kodunun kısa bir metinsel tanımını vermesi amaçlanmıştır. Durum Kodunun otomatlar tarafından kullanılması ve Sebep-İfadenin kullanıcı için kullanılması amaçlanmıştır. Müşterinin Sebep-İfadeyi incelemesi veya görüntülemesi gerekli değildir.</text:p>
      <text:p text:style-name="P45"><text:soft-page-break/>Durum Kodunun ilk basamağı, cevap sınıfını tanımlar. Son iki rakamın kategorize etme rolü yoktur. İlk hane için 5 değer vardır:</text:p>
      <text:p text:style-name="P28"><text:s/><text:span text:style-name="T2">- 1xx: Bilgilendirici - İstek alındı, devam eden işlem<text:line-break/> - 2xx: Başarı - İşlem başarıyla alındı, anlaşıldı ve kabul edildi<text:line-break/> - 3xx: Yönlendirme - Daha fazla işlem yapılması gerekiyor, isteği tamaml</text:span><text:span text:style-name="T3">a<text:line-break/> </text:span><text:span text:style-name="T2">- 4xx: Müşteri Hatası - İstek hatalı sözdizimi içeriyor ya da yapamıyor, yerine getirildi<text:line-break/> - 5xx: Sunucu Hatası - Sunucu görünüşte yerine getirilemedi, geçerli istek</text:span></text:p>
      <text:p text:style-name="P45">HTTP / 1.1 için tanımlanan sayısal durum kodlarının bireysel değerleri ve karşılık gelen Sebep-İfadenin bir örnek seti aşağıda sunulmuştur. Burada listelenen ifadelerin nedeni sadece öneridir - protokolü etkilemeden yerel eşdeğerleriyle değiştirilebilir.</text:p>
      <text:p text:style-name="P24"><text:s text:c="2"/><text:span text:style-name="T2">Durum Kodu =</text:span></text:p>
      <text:p text:style-name="P23"><text:span text:style-name="T30"><text:s text:c="13"/></text:span><text:span text:style-name="T15">"100" ;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1.1" text:style-name="Internet_20_link" text:visited-style-name="Visited_20_Internet_20_Link">10.1.1</text:a><text:span text:style-name="T15"> : Devam</text:span></text:p>
      <text:p text:style-name="P23"><text:span text:style-name="T30"><text:s text:c="11"/></text:span><text:span text:style-name="T15">| <text:s/>"101";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1.2" text:style-name="Internet_20_link" text:visited-style-name="Visited_20_Internet_20_Link">10.1.2</text:a><text:span text:style-name="T15"> : Anahtarlama Protokolleri</text:span></text:p>
      <text:p text:style-name="P23"><text:span text:style-name="T30"><text:s text:c="11"/></text:span><text:span text:style-name="T15">| <text:s/>"200";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2.1" text:style-name="Internet_20_link" text:visited-style-name="Visited_20_Internet_20_Link">10.2.1</text:a><text:span text:style-name="T15"> : Tamam</text:span></text:p>
      <text:p text:style-name="P23"><text:span text:style-name="T30"><text:s text:c="11"/></text:span><text:span text:style-name="T15">| <text:s/>"201";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2.2" text:style-name="Internet_20_link" text:visited-style-name="Visited_20_Internet_20_Link">10.2.2</text:a><text:span text:style-name="T15"> : Oluşturuldu</text:span></text:p>
      <text:p text:style-name="P23"><text:span text:style-name="T30"><text:s text:c="11"/></text:span><text:span text:style-name="T15">| <text:s/>"202";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2.3" text:style-name="Internet_20_link" text:visited-style-name="Visited_20_Internet_20_Link">10.2.3</text:a><text:span text:style-name="T15"> : Kabul edildi</text:span></text:p>
      <text:p text:style-name="P23"><text:span text:style-name="T30"><text:s text:c="11"/></text:span><text:span text:style-name="T15">| <text:s/>"203";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2.4" text:style-name="Internet_20_link" text:visited-style-name="Visited_20_Internet_20_Link">10.2.4</text:a><text:span text:style-name="T15"> : Yetkilendirilmemiş Bilgiler</text:span></text:p>
      <text:p text:style-name="P23"><text:span text:style-name="T30"><text:s text:c="11"/></text:span><text:span text:style-name="T15">| <text:s/>"204";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2.5" text:style-name="Internet_20_link" text:visited-style-name="Visited_20_Internet_20_Link">10.2.5</text:a><text:span text:style-name="T15"> : İçerik Yok</text:span></text:p>
      <text:p text:style-name="P23"><text:span text:style-name="T30"><text:s text:c="11"/></text:span><text:span text:style-name="T15">| <text:s/>"205";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2.6" text:style-name="Internet_20_link" text:visited-style-name="Visited_20_Internet_20_Link">10.2.6</text:a><text:span text:style-name="T15"> : İçeriği Sıfırla</text:span></text:p>
      <text:p text:style-name="P23"><text:span text:style-name="T30"><text:s text:c="11"/></text:span><text:span text:style-name="T15">| <text:s/>"206";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2.7" text:style-name="Internet_20_link" text:visited-style-name="Visited_20_Internet_20_Link">10.2.7</text:a><text:span text:style-name="T15"> : Kısmi İçerik</text:span></text:p>
      <text:p text:style-name="P23"><text:span text:style-name="T30"><text:s text:c="11"/></text:span><text:span text:style-name="T15">| <text:s/>"300" ;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3.1" text:style-name="Internet_20_link" text:visited-style-name="Visited_20_Internet_20_Link">10.3.1</text:a><text:span text:style-name="T15"> : Birden Çok Seçenek</text:span></text:p>
      <text:p text:style-name="P23"><text:span text:style-name="T30"><text:s text:c="11"/></text:span><text:span text:style-name="T15">| <text:s/>"301";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3.2" text:style-name="Internet_20_link" text:visited-style-name="Visited_20_Internet_20_Link">10.3.2</text:a><text:span text:style-name="T15"> : Kalıcı Olarak Taşındı</text:span></text:p>
      <text:p text:style-name="P23"><text:span text:style-name="T30"><text:s text:c="11"/></text:span><text:span text:style-name="T15">| <text:s/>"302";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3.3" text:style-name="Internet_20_link" text:visited-style-name="Visited_20_Internet_20_Link">10.3.3</text:a><text:span text:style-name="T15"> : Bulundu</text:span></text:p>
      <text:p text:style-name="P23"><text:span text:style-name="T30"><text:s text:c="11"/></text:span><text:span text:style-name="T15">| <text:s/>"303";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3.4" text:style-name="Internet_20_link" text:visited-style-name="Visited_20_Internet_20_Link">10.3.4</text:a><text:span text:style-name="T15"> :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3.4" text:style-name="Internet_20_link" text:visited-style-name="Visited_20_Internet_20_Link">Diğerine</text:a><text:span text:style-name="T15"> Bakın</text:span></text:p>
      <text:p text:style-name="P23"><text:span text:style-name="T30"><text:s text:c="11"/></text:span><text:span text:style-name="T15">| <text:s/>"304";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3.5" text:style-name="Internet_20_link" text:visited-style-name="Visited_20_Internet_20_Link">10.3.5</text:a><text:span text:style-name="T15"> : Değiştirilmedi</text:span></text:p>
      <text:p text:style-name="P23"><text:span text:style-name="T30"><text:s text:c="11"/></text:span><text:span text:style-name="T15">| <text:s/>"305";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3.6" text:style-name="Internet_20_link" text:visited-style-name="Visited_20_Internet_20_Link">10.3.6</text:a><text:span text:style-name="T15"> : Proxy Kullanımı</text:span></text:p>
      <text:p text:style-name="P23"><text:span text:style-name="T30"><text:s text:c="11"/></text:span><text:span text:style-name="T15">| <text:s/>"307";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3.8" text:style-name="Internet_20_link" text:visited-style-name="Visited_20_Internet_20_Link">10.3.8</text:a><text:span text:style-name="T15"> : Geçici Yönlendirme</text:span></text:p>
      <text:p text:style-name="P23"><text:span text:style-name="T30"><text:s text:c="11"/></text:span><text:span text:style-name="T15">| <text:s/>"400";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4.1" text:style-name="Internet_20_link" text:visited-style-name="Visited_20_Internet_20_Link">10.4.1</text:a><text:span text:style-name="T15"> : Kötü İstek</text:span></text:p>
      <text:p text:style-name="P23"><text:span text:style-name="T30"><text:s text:c="11"/></text:span><text:span text:style-name="T15">| <text:s/>"401";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4.2" text:style-name="Internet_20_link" text:visited-style-name="Visited_20_Internet_20_Link">10.4.2</text:a><text:span text:style-name="T15"> : İzinsiz</text:span></text:p>
      <text:p text:style-name="P23"><text:span text:style-name="T30"><text:s text:c="11"/></text:span><text:span text:style-name="T15">| <text:s/>"402";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4.3" text:style-name="Internet_20_link" text:visited-style-name="Visited_20_Internet_20_Link">10.4.3</text:a><text:span text:style-name="T15"> : Gerekli Ödeme</text:span></text:p>
      <text:p text:style-name="P23"><text:span text:style-name="T30"><text:s text:c="11"/></text:span><text:span text:style-name="T15">| <text:s/>"403";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4.4" text:style-name="Internet_20_link" text:visited-style-name="Visited_20_Internet_20_Link">10.4.4</text:a><text:span text:style-name="T15"> : Yasak</text:span></text:p>
      <text:p text:style-name="P23"><text:span text:style-name="T30"><text:s text:c="11"/></text:span><text:span text:style-name="T15">| <text:s/>"404";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4.5" text:style-name="Internet_20_link" text:visited-style-name="Visited_20_Internet_20_Link">10.4.5</text:a><text:span text:style-name="T15"> : Bulunamadı</text:span></text:p>
      <text:p text:style-name="P23"><text:span text:style-name="T30"><text:s text:c="11"/></text:span><text:span text:style-name="T15">| <text:s/>"405";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4.6" text:style-name="Internet_20_link" text:visited-style-name="Visited_20_Internet_20_Link">10.4.6</text:a><text:span text:style-name="T15"> : Yönteme İzin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4.6" text:style-name="Internet_20_link" text:visited-style-name="Visited_20_Internet_20_Link">Verilmiyor</text:a></text:p>
      <text:p text:style-name="P36"><text:span text:style-name="T30"><text:s text:c="11"/></text:span><text:span text:style-name="T15">| <text:s/>"406";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4.7" text:style-name="Internet_20_link" text:visited-style-name="Visited_20_Internet_20_Link">10.4.7</text:a><text:span text:style-name="T15"> : Kabul Edileme</text:span><text:span text:style-name="T21">z<text:line-break/> <text:s text:c="9"/></text:span><text:span text:style-name="T30"><text:s/></text:span><text:span text:style-name="T15">| <text:s/>"407"; <text:s/>Bölüm 10.4.8: Proxy Kimlik Doğrulaması Gerekli<text:line-break/> <text:s text:c="9"/></text:span><text:span text:style-name="T30"><text:s/></text:span><text:span text:style-name="T15">| <text:s/>"408";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4.9" text:style-name="Internet_20_link" text:visited-style-name="Visited_20_Internet_20_Link">10.4.9</text:a><text:span text:style-name="T15"> : İstek Zaman Aşımı<text:line-break/> <text:s text:c="10"/>| <text:s/>"409";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4.10" text:style-name="Internet_20_link" text:visited-style-name="Visited_20_Internet_20_Link">10.4.10</text:a><text:span text:style-name="T15"> : Çatışma</text:span></text:p>
      <text:p text:style-name="P23"><text:span text:style-name="T30"><text:s text:c="11"/></text:span><text:span text:style-name="T15">| <text:s/>"410";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4.11" text:style-name="Internet_20_link" text:visited-style-name="Visited_20_Internet_20_Link">10.4.11</text:a><text:span text:style-name="T15"> : Gitti</text:span></text:p>
      <text:p text:style-name="P23"><text:span text:style-name="T30"><text:s text:c="11"/></text:span><text:span text:style-name="T15">| <text:s/>"411";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4.12" text:style-name="Internet_20_link" text:visited-style-name="Visited_20_Internet_20_Link">10.4.12</text:a><text:span text:style-name="T15"> : Gerekli Uzunluk</text:span></text:p>
      <text:p text:style-name="P23"><text:span text:style-name="T30"><text:s text:c="11"/></text:span><text:span text:style-name="T15">| <text:s/>"412";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4.13" text:style-name="Internet_20_link" text:visited-style-name="Visited_20_Internet_20_Link">10.4.13</text:a><text:span text:style-name="T15"> : Önkoşul Başarısız</text:span></text:p>
      <text:p text:style-name="P23"><text:span text:style-name="T30"><text:s text:c="11"/></text:span><text:span text:style-name="T15">| <text:s/>"413";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4.14" text:style-name="Internet_20_link" text:visited-style-name="Visited_20_Internet_20_Link">10.4.14</text:a><text:span text:style-name="T15"> : Varlığı Çok Büyük İste</text:span></text:p>
      <text:p text:style-name="P23"><text:span text:style-name="T30"><text:s text:c="11"/></text:span><text:span text:style-name="T15">| <text:s/>"414";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4.15" text:style-name="Internet_20_link" text:visited-style-name="Visited_20_Internet_20_Link">10.4.15</text:a><text:span text:style-name="T15"> : İstek URI'si Çok Büyük</text:span></text:p>
      <text:p text:style-name="P23"><text:span text:style-name="T30"><text:s text:c="11"/></text:span><text:span text:style-name="T15">| <text:s/>"415";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4.16" text:style-name="Internet_20_link" text:visited-style-name="Visited_20_Internet_20_Link">10.4.16</text:a><text:span text:style-name="T15"> : Desteklenmeyen Medya Türü</text:span></text:p>
      <text:p text:style-name="P23"><text:span text:style-name="T30"><text:s text:c="11"/></text:span><text:span text:style-name="T15">| <text:s/>"416";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4.17" text:style-name="Internet_20_link" text:visited-style-name="Visited_20_Internet_20_Link">10.4.17</text:a><text:span text:style-name="T15"> : İstenen aralık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4.17" text:style-name="Internet_20_link" text:visited-style-name="Visited_20_Internet_20_Link">karşılanamaz</text:a></text:p>
      <text:p text:style-name="P23"><text:span text:style-name="T30"><text:s text:c="11"/></text:span><text:span text:style-name="T15">| <text:s/>"417";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4.18" text:style-name="Internet_20_link" text:visited-style-name="Visited_20_Internet_20_Link">10.4.18</text:a><text:span text:style-name="T15"> : Beklenti Başarısız</text:span></text:p>
      <text:p text:style-name="P23"><text:span text:style-name="T30"><text:s text:c="11"/></text:span><text:span text:style-name="T15">| <text:s/>"500";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5.1" text:style-name="Internet_20_link" text:visited-style-name="Visited_20_Internet_20_Link">10.5.1</text:a><text:span text:style-name="T15"> : Dahili Sunucu Hatası</text:span></text:p>
      <text:p text:style-name="P23"><text:span text:style-name="T30"><text:s text:c="11"/></text:span><text:span text:style-name="T15">| <text:s/>"501";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5.2" text:style-name="Internet_20_link" text:visited-style-name="Visited_20_Internet_20_Link">10.5.2</text:a><text:span text:style-name="T15"> : Uygulanmadı</text:span></text:p>
      <text:p text:style-name="P23"><text:span text:style-name="T30"><text:s text:c="11"/></text:span><text:span text:style-name="T15">| <text:s/>"502";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5.3" text:style-name="Internet_20_link" text:visited-style-name="Visited_20_Internet_20_Link">10.5.3</text:a><text:span text:style-name="T15"> : Kötü Ağ Geçidi</text:span></text:p>
      <text:p text:style-name="P23"><text:span text:style-name="T30"><text:s text:c="11"/></text:span><text:span text:style-name="T15">| <text:s/>"503";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5.4" text:style-name="Internet_20_link" text:visited-style-name="Visited_20_Internet_20_Link">10.5.4</text:a><text:span text:style-name="T15"> : Hizmet Kullanılamıyor</text:span></text:p>
      <text:p text:style-name="P23"><text:span text:style-name="T30"><text:s text:c="11"/></text:span><text:span text:style-name="T15">| <text:s/>"504";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5.5" text:style-name="Internet_20_link" text:visited-style-name="Visited_20_Internet_20_Link">10.5.5</text:a><text:span text:style-name="T15"> : Ağ Geçidi Zaman Aşımı</text:span></text:p>
      <text:p text:style-name="P23"><text:span text:style-name="T30"><text:s text:c="11"/></text:span><text:span text:style-name="T15">| <text:s/>"505"; <text:s/>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5.6" text:style-name="Internet_20_link" text:visited-style-name="Visited_20_Internet_20_Link">10.5.6</text:a><text:span text:style-name="T15"> : HTTP Sürümü desteklenmiyor</text:span></text:p>
      <text:p text:style-name="P32"><text:s text:c="11"/><text:span text:style-name="T2">| <text:s/>uzantısı kodu</text:span></text:p>
      <text:p text:style-name="P45"><text:tab/>HTTP durum kodları genişletilebilir. HTTP uygulamaları, tüm kayıtlı durum kodlarının anlamını anlamak için zorunlu değildir, ancak bu tür bir anlayış açıkça istenmektedir. Ancak, başvurular, ilk basamakta belirtildiği gibi herhangi bir durum kodunun sınıfını anlamalıdır ve tanınmayan bir yanıtın, tanınmayan bir yanıtın önlenmemesi haricinde, o sınıfın x00 durum koduna eşdeğer olduğunu kabul etmelidir. Örneğin, müşteri tarafından 431 tanınmayan bir durum kodu alınırsa, isteğinde bir sorun olduğunu kabul edebilir ve yanıtı 400 durum kodu almış gibi ele alabilir. Bu gibi durumlarda, kullanıcı aracıları, kullanıcıya yanıtla geri dönen işletmeyi sunmalıdır, çünkü bu kuruluşun olağandışı durumu açıklayacak olan insan tarafından okunabilen bilgileri içermesi muhtemeldir.</text:p>
      <text:p text:style-name="P45"/>
      <text:p text:style-name="P45"/>
      <text:p text:style-name="P45"/>
      <text:p text:style-name="P56"><text:soft-page-break/>e) Entity (Varlık)</text:p>
      <text:p text:style-name="P54"><text:span text:style-name="T4"><text:tab/>İstek ve Yanıt mesajları İstek yöntemi veya yanıt durumu kodu ile başka türlü sınırlandırılmadığı takdirde bir varlığı transfer edebilir. İşletme, işletme başlık alanlarından ve işletme kuruluşundan oluşur, ancak bazı yanıtlar yalnızca işletme başlıklarını içerecektir. </text:span><text:span text:style-name="T2">Bu bölümde, hem gönderen hem de alıcı, şirketi kimin gönderdiğine ve kimin alacağına bağlı olarak müşteriye veya sunucuya atıfta bulunur.</text:span></text:p>
      <text:p text:style-name="P26"><text:s text:c="2"/><text:span text:style-name="T2">extension-header = mesaj başlığı</text:span></text:p>
      <text:p text:style-name="P45">Eklenti başlık mekanizması, ek varlık başlık alanlarının protokolü değiştirmeden tanımlanmasına izin verir, ancak bu alanların alıcı tarafından tanınabileceği kabul edilemez. Tanınmayan başlık alanları alıcı tarafından dikkate alınmamalı ve şeffaf vekiller tarafından iletilmelidir.</text:p>
      <text:h text:style-name="P8" text:outline-level="3"><text:bookmark text:name="sec7.2"/>7.2 Varlık Organı</text:h>
      <text:p text:style-name="P45">Bir HTTP isteği veya yanıtıyla gönderilen varlık gövdesi (varsa), varlık başlığı alanları tarafından tanımlanan bir formatta ve kodlamada.</text:p>
      <text:p text:style-name="P26"><text:s text:c="2"/><text:span text:style-name="T2">varlık gövdesi = * OCTET</text:span></text:p>
      <text:p text:style-name="P45">Bir varlık-beden bir mesaj-beden mevcut olduğunda bir mesajda mevcuttur. Varlık gövdesi, mesajın güvenli ve doğru bir şekilde aktarılmasını sağlamak için uygulanmış olabilecek herhangi bir Transfer-Kodlamanın kodunu çözerek mesaj gövdesinden elde edilir.</text:p>
      <text:h text:style-name="P8" text:outline-level="3"><text:bookmark text:name="sec7.2.1"/>7.2.1 Tip</text:h>
      <text:p text:style-name="P45">Bir kurum, bir mesaja dahil edildiğinde, bu kurumun veri tipi, İçerik Tipi ve İçerik Kodlaması başlık alanları aracılığıyla belirlenir. Bunlar iki katmanlı, sıralı bir kodlama modelini tanımlar:</text:p>
      <text:p text:style-name="P26"><text:s text:c="2"/><text:span text:style-name="T2">entity-body: = İçerik Kodlama (İçerik Tipi (veri))</text:span></text:p>
      <text:p text:style-name="P45">Content-Type, temel verinin ortam türünü belirtir. İçerik Kodlaması, istenen kaynağın bir özelliği olan, genellikle veri sıkıştırma amacıyla verilere uygulanan herhangi bir ek içerik kodlamasını belirtmek için kullanılabilir. Varsayılan kodlama yok.</text:p>
      <text:p text:style-name="P45">Bir varlık kuruluşu SHOULD içeren herhangi bir HTTP / 1.1 mesajı, o gövdenin ortam türünü tanımlayan bir Content-Type başlık alanı içerir. Yalnızca ve medya türü bir İçerik Tipi alanı tarafından belirtilmemişse, alıcı, medya türünü, içeriğini ve / veya kaynağı tanımlamak için kullanılan URI'nin ad uzantısını / incelemelerini inceleyerek tespit etmeye çalışabilir. Medya tipi bilinmeyen kalırsa, alıcı onu "application / octet-stream" tipi olarak kabul etmelidir.</text:p>
      <text:h text:style-name="P8" text:outline-level="3"><text:bookmark text:name="sec7.2.2"/>7.2.2 Varlık Uzunluğu</text:h>
      <text:p text:style-name="P45">Bir mesajın varlık uzunluğu, herhangi bir transfer kodlaması uygulanmadan önce mesaj gövdesinin uzunluğudur. Bölüm 4.4, bir mesaj gövdesinin transfer uzunluğunun nasıl belirlendiğini tanımlar.</text:p>
      <text:p text:style-name="P49"/>
      <text:p text:style-name="P57">f) Bağlantılar<text:line-break/><text:span text:style-name="T12">Kalıcı Bağlantılar</text:span></text:p>
      <text:h text:style-name="P8" text:outline-level="3">Amaç</text:h>
      <text:p text:style-name="P41"><text:span text:style-name="T15">Kalıcı bağlantılardan önce, her bir URL'yi almak için HTTP sunucularındaki yükü artıran ve İnternet'te tıkanıklığa neden olan ayrı bir TCP bağlantısı kuruldu. Satır içi görüntülerin ve diğer ilişkili verilerin kullanılması genellikle bir istemcinin aynı sunucunun kısa sürede çok sayıda istek yapmasını gerektirir. Bu performans problemlerinin analizi ve prototip uygulamasının sonuçları mevcuttur.</text:span></text:p>
      <text:p text:style-name="P45">Kalıcı HTTP bağlantılarının birçok avantajı vardır:</text:p>
      <text:p text:style-name="P24"><text:s text:c="2"/><text:span text:style-name="T2">- Daha az TCP bağlantısı açıp kapatarak, CPU zamanı kaydedilir</text:span></text:p>
      <text:p text:style-name="P22"><text:s text:c="9"/><text:span text:style-name="T2">yönlendiricilerde ve ana bilgisayarlarda (istemciler, sunucular, proxy'ler, ağ geçitleri,</text:span></text:p>
      <text:p text:style-name="P22"><text:s text:c="9"/><text:span text:style-name="T2">tüneller veya önbellekler) ve TCP protokolü kontrolü için kullanılan hafıza</text:span></text:p>
      <text:p text:style-name="P32"><text:s text:c="9"/><text:span text:style-name="T2">bloklar ana bilgisayarlara kaydedilebilir.</text:span></text:p>
      <text:p text:style-name="P24"><text:s/><text:span text:style-name="T2">- HTTP istekleri ve cevapları bir bağlantıda pipeline edilebilir.</text:span></text:p>
      <text:p text:style-name="P22"><text:s text:c="9"/><text:span text:style-name="T2">Boru hattı, istemcinin bir kerede birden fazla istek yapmasını sağlar</text:span></text:p>
      <text:p text:style-name="P22"><text:s text:c="9"/><text:span text:style-name="T2">tek bir TCP bağlantısına izin vermek</text:span></text:p>
      <text:p text:style-name="P32"><text:s text:c="9"/><text:span text:style-name="T2">çok daha düşük geçen süre ile çok daha verimli kullanılmalıdır.</text:span></text:p>
      <text:p text:style-name="P24"><text:soft-page-break/><text:s text:c="2"/><text:span text:style-name="T2">- Paket sayısını azaltarak ağ tıkanıklığı azalır</text:span></text:p>
      <text:p text:style-name="P22"><text:s text:c="9"/><text:span text:style-name="T2">TCP açılır nedense ve TCP’ye</text:span></text:p>
      <text:p text:style-name="P32"><text:s text:c="9"/><text:span text:style-name="T2">ağın tıkanıklık durumunu belirler.</text:span></text:p>
      <text:p text:style-name="P24"><text:s text:c="2"/><text:span text:style-name="T2">- Sonraki isteklerdeki gecikme, zaman olmadığından azaltıldı</text:span></text:p>
      <text:p text:style-name="P32"><text:s text:c="9"/><text:span text:style-name="T2">TCP'nin bağlantı açılışında harcanan el sıkışma.</text:span></text:p>
      <text:p text:style-name="P24"><text:s text:c="2"/><text:span text:style-name="T2">- Hatalar bildirilebileceğinden, HTTP daha zarif bir şekilde gelişebilir</text:span></text:p>
      <text:p text:style-name="P22"><text:s text:c="9"/><text:span text:style-name="T2">TCP bağlantısını kapatma cezası olmadan. <text:s/>Kullanan istemciler</text:span></text:p>
      <text:p text:style-name="P22"><text:s text:c="9"/><text:span text:style-name="T2">HTTP'nin gelecek sürümleri iyimser olarak yeni bir özellik deneyebilir,</text:span></text:p>
      <text:p text:style-name="P22"><text:s text:c="9"/><text:span text:style-name="T2">ancak daha eski bir sunucuyla iletişim kuruluyorsa, eskiyle yeniden deneyin</text:span></text:p>
      <text:p text:style-name="P32"><text:s text:c="9"/><text:span text:style-name="T2">bir hatadan sonra anlambilim bildirilir.</text:span></text:p>
      <text:p text:style-name="P45">HTTP uygulamaları kalıcı bağlantılar kurmalıdır.</text:p>
      <text:h text:style-name="P8" text:outline-level="3"><text:bookmark text:name="sec8.1.2"/>8.1.2 Genel İşlem</text:h>
      <text:p text:style-name="P45">HTTP / 1.1 ve daha önceki HTTP sürümleri arasındaki önemli bir fark, kalıcı bağlantıların herhangi bir HTTP bağlantısının varsayılan davranışı olmasıdır. Yani, aksi belirtilmedikçe, istemci, sunucudan gelen hata yanıtlarından sonra bile sunucunun kalıcı bir bağlantı sağlayacağını varsaymalıdır.</text:p>
      <text:p text:style-name="P41"><text:span text:style-name="T15">Kalıcı bağlantılar, bir istemcinin ve sunucunun bir TCP bağlantısının kapandığını bildirebileceği bir mekanizma sağlar. Bu sinyal, Bağlantı başlığı alanı kullanılarak gerçekleştirilir. Bir kapatma sinyali geldiğinde, müşteri bu bağlantı için daha fazla istek göndermemelidir.</text:span></text:p>
      <text:h text:style-name="P8" text:outline-level="3"><text:bookmark text:name="sec8.1.2.1"/>8.1.2.1 Müzakere</text:h>
      <text:p text:style-name="P45">Bir HTTP / 1.1 sunucusu, bir HTTP / 1.1 istemcisinin, talepte "close" bağlantı işaretini içeren bir Bağlantı başlığı gönderilmediği sürece kalıcı bir bağlantı kurma niyetinde olduğunu varsayabilir. Sunucu, yanıtı gönderdikten hemen sonra bağlantıyı kapatmayı seçerse, bağlantı tokenı kapanmasını içeren bir Bağlantı başlığı göndermelidir.</text:p>
      <text:p text:style-name="P45">Bir HTTP / 1.1 istemcisi bir bağlantının açık kalmasını bekleyebilir, ancak bir sunucudan gelen yanıtın, bağlantı kodu yakın olan bir Bağlantı başlığı içerip içermediğine bağlı olarak açık kalmaya karar verir. İstemcinin, bu istekten daha fazla bir bağlantı kurmak istememesi durumunda, bağlantı tokenı kapat dahil bir Bağlantı başlığı göndermesi gerekir.</text:p>
      <text:p text:style-name="P45">İstemci veya sunucu, Bağlantı başlığında yakın simgeyi gönderirse, bu istek bağlantı için sonuncu olur.</text:p>
      <text:p text:style-name="P41"><text:span text:style-name="T15">İstemciler ve sunucular, açıkça belirtilmediği sürece, HTTP sürümleri için 1.1 sürümünden daha kalıcı bir bağlantının sürdürülmemesini GEREKMEMELİDİR.</text:span></text:p>
      <text:p text:style-name="P41"><text:span text:style-name="T15">Kalıcı kalmak için, bağlantıdaki tüm mesajların, kendiliğinden tanımlanmış bir mesaj uzunluğu (yani, bağlantının kapatılması ile tanımlanmayan) olması gerekir.</text:span></text:p>
      <text:h text:style-name="P8" text:outline-level="3"><text:bookmark text:name="sec8.1.2.21"/>8.1.2.2 Boru <text:bookmark text:name="sec8.1.2.2"/>Hattı</text:h>
      <text:p text:style-name="P45">Kalıcı bağlantıları destekleyen bir müşteri isteklerini "boru hattı" (yani, her bir yanıt beklemeden birden fazla istek gönderir) OLABİLİR. Bir sunucu, bu taleplere verilen cevapları taleplerin alındığı sırayla göndermelidir.</text:p>
      <text:p text:style-name="P45">Bağlantı kurulduktan hemen sonra kalıcı bağlantı ve boru hattı kullanan müşteriler, ilk boru hattı girişimi başarısız olursa bağlantılarını yeniden denemek zorundadırlar. Bir müşteri böyle bir yeniden deneme yaparsa, bağlantının kalıcı olduğunu bilmeden önce boru hattı OLMAMALIDIR. Müşteriler, karşılık gelen tüm yanıtları göndermeden önce sunucu bağlantıyı kapatırsa, isteklerini tekrar göndermeye ZORUNLU OLMALIDIR.</text:p>
      <text:p text:style-name="P45">Müşteriler, belirsiz yöntemler veya belirsiz yöntemler dizilerini kullanarak boru hattı talep etmemelidirler. Aksi takdirde, taşıma bağlantısının erken sonlandırılması belirsiz sonuçlara yol açabilir. Başarılı olmayan bir istek göndermek isteyen bir müşteri, önceki isteğin yanıt durumunu alana kadar bu isteği göndermeyi beklemelidir.</text:p>
      <text:h text:style-name="P8" text:outline-level="3"><text:bookmark text:name="sec8.1.3"/>8.1.3 Proxy Sunucuları</text:h>
      <text:p text:style-name="P41"><text:span text:style-name="T15">Bağlantı başlığı alanının özelliklerini doğru bir şekilde uygulaması özellikle önemlidir.</text:span></text:p>
      <text:p text:style-name="P45">Proxy sunucusu, istemcileriyle ve bağlı olduğu kaynak sunucuları (veya diğer proxy sunucuları) ile ayrı ayrı bağlantılar bildirmelidir. Her kalıcı bağlantı sadece bir taşıma bağlantısı için geçerlidir.</text:p>
      <text:p text:style-name="P45">Bir proxy sunucusu, bir HTTP / 1.0 istemcisiyle kalıcı bir HTTP / 1.1 bağlantısı kurmamalıdır.</text:p>
      <text:h text:style-name="P8" text:outline-level="3"><text:bookmark text:name="sec8.1.4"/><text:soft-page-break/>8.1.4 Pratik Konular</text:h>
      <text:p text:style-name="P45">Sunucular genellikle etkin olmayan bir bağlantıyı sürdürmeyecekleri zaman aşımı değerine sahip olur. Proxy sunucular, istemcinin aynı sunucu üzerinden daha fazla bağlantı kurması muhtemel olabileceğinden, bunu daha yüksek bir değer haline getirebilir. Kalıcı bağlantıların kullanılması, bu zaman aşımının uzunluğuna (veya varlığına) hem istemci hem de sunucu için herhangi bir gereksinim duymaz.</text:p>
      <text:p text:style-name="P45">Bir müşteri veya sunucu zaman aşımına uğramak istediğinde, nakil bağlantısına zarif bir yakınlık vermelidir. Müşteriler ve sunucular, nakliyenin diğer tarafını sürekli olarak izlemeli ve uygun şekilde yanıt vermelidir. Bir istemci veya sunucu diğer tarafın derhal kapandığını algılamazsa, ağda gereksiz kaynak tahliyesine neden olabilir.</text:p>
      <text:p text:style-name="P45">Bir müşteri, sunucu veya proxy aktarım bağlantısını herhangi bir zamanda kapatabilir. Örneğin, bir müşteri, sunucunun "boşta" bağlantısını kapatmaya karar vermesiyle aynı zamanda yeni bir istek göndermeye başlamış olabilir. Sunucunun bakış açısından, bağlantı boştayken kapatılıyor, ancak müşterinin bakış açısından bir istek devam ediyor.</text:p>
      <text:p text:style-name="P41"><text:span text:style-name="T15">Bu, istemcilerin, sunucuların ve proxy sunucularının eşzamansız kapanış olaylarından kurtarmaları GEREKENLER anlamına gelir. İstemci yazılımı, taşıma bağlantısını yeniden açmalı ve istek sırası kesin olmadığı sürece kullanıcı etkileşimi olmadan iptal edilen istek sırasını yeniden iletmelidir (bkz. Bölüm </text:span><text:a xlink:type="simple" xlink:href="https://translate.googleusercontent.com/translate_c?depth=1&amp;rurl=translate.google.com&amp;sl=en&amp;sp=nmt4&amp;tl=tr&amp;u=https://www.w3.org/Protocols/rfc2616/rfc2616-sec9.html&amp;xid=17259,15700022,15700186,15700190,15700256,15700259,15700262,15700265&amp;usg=ALkJrhjCHGTWNWNL-nPzJNwY4_pzDaqsUg#sec9.1.2" text:style-name="Internet_20_link" text:visited-style-name="Visited_20_Internet_20_Link">9.1.2</text:a><text:span text:style-name="T15"> ). Başarılı olmayan yöntemler veya diziler otomatik olarak yeniden denenmemelidir, ancak kullanıcı ajanları bir insan operatöre istekleri tekrar denemek için bir seçenek sunar. Kullanıcının anlamsal anlayışı ile kullanıcı-ajan yazılımı ile doğrulama MAY kullanıcı onayının yerini alabilir. İkinci istek dizisi başarısız olursa, otomatik yeniden deneme işlemi tekrarlanmamalıdır.</text:span></text:p>
      <text:p text:style-name="P45">Sunucular, mümkün ise, her zaman bağlantı başına en az bir isteği yanıtlamalıdır. Sunucular, bir ağdan veya müşteri arızasından şüphelenilmediği sürece, yanıt iletmenin ortasındaki bir bağlantıyı KAPATMAMALIDIR.</text:p>
      <text:p text:style-name="P45">Kalıcı bağlantılar kullanan istemciler, belirli bir sunucuya sağladıkları eşzamanlı bağlantı sayısını sınırlamalıdır. Tek kullanıcılı bir istemci, herhangi bir sunucu veya proxy ile 2'den fazla bağlantı yapmamalıdır. Bir proxy, başka bir sunucuya veya proxy'ye en fazla 2 * N bağlantısı kullanır, burada N, aynı anda etkin kullanıcı sayısıdır. Bu kurallar, HTTP yanıt sürelerini iyileştirmek ve tıkanıklığı önlemek için tasarlanmıştır.</text:p>
      <text:h text:style-name="P8" text:outline-level="3"><text:bookmark text:name="sec8.2"/>8.2 Mesaj İletim Gereksinimleri</text:h>
      <text:h text:style-name="P8" text:outline-level="3"><text:bookmark text:name="sec8.2.1"/>8.2.1 Kalıcı Bağlantılar ve Akış Kontrolü</text:h>
      <text:p text:style-name="P45">HTTP / 1.1 sunucuları, istemcilerin yeniden deneyecekleri beklentisiyle bağlantıları sonlandırmak yerine, geçici aşırı yüklemeleri çözmek için kalıcı bağlantıları sürdürmeli ve TCP'nin akış kontrol mekanizmalarını kullanmalıdır. İkinci teknik, ağ tıkanıklığını şiddetlendirebilir.</text:p>
      <text:h text:style-name="P8" text:outline-level="3"><text:bookmark text:name="sec8.2.2"/>8.2.2 Hata Durum Mesajları için Bağlantıları İzleme</text:h>
      <text:p text:style-name="P41"><text:span text:style-name="T15">Bir mesaj gövdesi gönderen bir HTTP / 1.1 (veya üstü) istemcisi, isteği iletirken bir hata durumu için ağ bağlantısını izlemelidir. Müşteri bir hata durumu görürse, hemen cesedi iletmeyi bırakmalıdır. Gövde bir "parçalanmış" kodlama kullanılarak gönderiliyorsa (bölüm </text:span><text:a xlink:type="simple" xlink:href="https://translate.googleusercontent.com/translate_c?depth=1&amp;rurl=translate.google.com&amp;sl=en&amp;sp=nmt4&amp;tl=tr&amp;u=https://www.w3.org/Protocols/rfc2616/rfc2616-sec3.html&amp;xid=17259,15700022,15700186,15700190,15700256,15700259,15700262,15700265&amp;usg=ALkJrhj8Gvtboibn-kKB0x4mC03RDfHjaQ#sec3.6" text:style-name="Internet_20_link" text:visited-style-name="Visited_20_Internet_20_Link">3.6</text:a><text:span text:style-name="T15"> ), mesajın sonunu erken işaretlemek için MAY sıfır uzunluklu bir parça ve boş römork kullanılabilir.Gövde, İçerik Uzunluğu başlığından önce geldiyse, müşteri bağlantıyı kapatmalıdır.</text:span></text:p>
      <text:h text:style-name="P8" text:outline-level="3"><text:bookmark text:name="sec8.2.3"/>8.2.3 100 (Devam) Durumunun Kullanımı</text:h>
      <text:p text:style-name="P41"><text:span text:style-name="T15">100 (Devam) durumunun (bkz. 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1.1" text:style-name="Internet_20_link" text:visited-style-name="Visited_20_Internet_20_Link">10.1.1</text:a><text:span text:style-name="T15"> ) amacı, istek sunucusuyla bir istek mesajı gönderen bir müşterinin, menşe sunucusunun isteği kabul edip etmediğini (istek başlıklarına göre) belirleyip belirlememesini sağlamaktır. müşteri istek gövdesini göndermeden önce. Bazı durumlarda, sunucu gövdeye bakmadan mesajı reddederse, müşterinin gövdeyi göndermesi uygun olmayabilir veya verimsiz olabilir.</text:span></text:p>
      <text:p text:style-name="P45">HTTP / 1.1 istemcileri için gerekenler:</text:p>
      <text:p text:style-name="P24"><text:s text:c="2"/><text:span text:style-name="T2">- Bir müşteri daha önce 100 (Devam) yanıtını bekleyecekse,</text:span></text:p>
      <text:p text:style-name="P22"><text:s text:c="9"/><text:span text:style-name="T2">istek gövdesinin gönderilmesi, bir Beklenti istek başlığı gönderilmesi GEREKİR</text:span></text:p>
      <text:p text:style-name="P36"><text:span text:style-name="T30"><text:s text:c="9"/></text:span><text:span text:style-name="T15">alan <text:s/>"100 devam" beklentisiyle.</text:span></text:p>
      <text:p text:style-name="P25"><text:span text:style-name="T30"><text:s text:c="2"/></text:span><text:span text:style-name="T15">- Bir müşteri bir Beklenti isteği-başlık alanı göndermemelidir. "100 devam" beklentisiyle</text:span></text:p>
      <text:p text:style-name="P32"><text:s text:c="9"/><text:span text:style-name="T2">bir istek organı göndermek için.</text:span></text:p>
      <text:p text:style-name="P45">Eski uygulamaların varlığından dolayı, protokol bir müşterinin 417 (Beklenti Başarısız) durumu veya 100 (Devam) durumu almadan "Bekleyiş: 100 - devam" gönderebileceği belirsiz durumlara izin verir. Bu nedenle, bir müşteri bu başlık alanını, hiç 100 (Devam) durumu görmediği bir kaynak sunucuya (muhtemelen bir vekil aracılığıyla) gönderdiğinde, müşteri, talep kuruluşunu göndermeden önce belirsiz bir süre beklememelidir.</text:p>
      <text:p text:style-name="P45"/>
      <text:p text:style-name="P45"><text:soft-page-break/>HTTP / 1.1 kökenli sunucular için gerekenler:</text:p>
      <text:p text:style-name="P24"><text:s text:c="2"/><text:span text:style-name="T2">- Beklenti istek başlığını içeren bir istek aldığınızda</text:span></text:p>
      <text:p text:style-name="P22"><text:s text:c="9"/><text:span text:style-name="T2">"100 devam" beklentisine sahip bir alan, bir kaynak sunucu</text:span></text:p>
      <text:p text:style-name="P22"><text:s text:c="9"/><text:span text:style-name="T2">ya 100 (Devam) durumuyla cevap ver ve okumaya devam et</text:span></text:p>
      <text:p text:style-name="P22"><text:s text:c="9"/><text:span text:style-name="T2">Giriş akışından veya son durum koduyla cevap verin. </text:span></text:p>
      <text:p text:style-name="P22"><text:s text:c="9"/><text:span text:style-name="T2">kaynak sunucu gönderilmeden önce istek gövdesini BEKLENMEMELİDİR</text:span></text:p>
      <text:p text:style-name="P22"><text:s text:c="9"/><text:span text:style-name="T2">100 (Devam) yanıtı. <text:s/>Nihai statüyle cevap verirse</text:span></text:p>
      <text:p text:style-name="P32"><text:s text:c="9"/><text:span text:style-name="T2">kodunu taşıyın, bağlantıyı kapatabilir veya devam edebilir</text:span></text:p>
      <text:p text:style-name="P24"><text:s text:c="2"/><text:span text:style-name="T2">isteğin geri kalanını okumak ve silmek için. <text:s/>YAPMAMALIDIR</text:span></text:p>
      <text:p text:style-name="P32"><text:s text:c="9"/><text:span text:style-name="T2">son durum kodunu verirse istenen yöntemi uygulayın.</text:span></text:p>
      <text:p text:style-name="P24"><text:s text:c="2"/><text:span text:style-name="T2">- Kaynak sunucu, 100 (Devam) yanıtını göndermemelidir.</text:span></text:p>
      <text:p text:style-name="P22"><text:s text:c="9"/><text:span text:style-name="T2">İstek mesajı bir Beklenti isteği başlığı içermiyor</text:span></text:p>
      <text:p text:style-name="P22"><text:s text:c="9"/><text:span text:style-name="T2">"100-devam et" beklentisine sahip bir alan ve</text:span></text:p>
      <text:p text:style-name="P22"><text:s text:c="9"/><text:span text:style-name="T2">Böyle bir istek bir HTTP / 1.0'dan geliyorsa 100 (Devam) yanıtı</text:span></text:p>
      <text:p text:style-name="P22"><text:s text:c="9"/><text:span text:style-name="T2">(veya daha önceki) müşteri. <text:s/>Bu kuralın bir istisnası var:</text:span></text:p>
      <text:p text:style-name="P22"><text:s text:c="9"/><text:span text:style-name="T2">RFC 2068 ile uyumluluk, bir sunucu MAYIS 100 göndermek (Devam)</text:span></text:p>
      <text:p text:style-name="P22"><text:s text:c="9"/><text:span text:style-name="T2">yapılan HTTP / 1.1 PUT veya POST isteğine yanıt olarak durum bilgisi</text:span></text:p>
      <text:p text:style-name="P22"><text:s text:c="9"/><text:span text:style-name="T2">"100- olan bir İstek isteği-başlık alanı içermez</text:span></text:p>
      <text:p text:style-name="P22"><text:s text:c="9"/><text:span text:style-name="T2">devam "beklenti. Bu istisna, amacı</text:span></text:p>
      <text:p text:style-name="P22"><text:s text:c="9"/><text:span text:style-name="T2">ile ilişkili herhangi bir müşteri işlem gecikmesini en aza indirmek için</text:span></text:p>
      <text:p text:style-name="P22"><text:s text:c="9"/><text:span text:style-name="T2">bildirilmemiş 100 (Devam) durumu için bekleyin, yalnızca</text:span></text:p>
      <text:p text:style-name="P22"><text:s text:c="9"/><text:span text:style-name="T2">HTTP / 1.1 istekleri ve diğer HTTP istekleriyle değil</text:span></text:p>
      <text:p text:style-name="P32"><text:s text:c="9"/><text:span text:style-name="T2">sürüm değeri</text:span></text:p>
      <text:p text:style-name="P24"><text:s text:c="2"/><text:span text:style-name="T2">- Bir başlangıç ​​sunucusu varsa, 100 (Devam) yanıtı vermeyebilir.</text:span></text:p>
      <text:p text:style-name="P22"><text:s text:c="9"/><text:span text:style-name="T2">için talep kuruluşunun bir kısmını ya da tamamını zaten aldı.</text:span></text:p>
      <text:p text:style-name="P32"><text:s text:c="9"/><text:span text:style-name="T2">ilgili istek.</text:span></text:p>
      <text:p text:style-name="P24"><text:s text:c="2"/><text:span text:style-name="T2">- 100 (Devam) yanıtı gönderen bir kaynak sunucu</text:span></text:p>
      <text:p text:style-name="P22"><text:s text:c="9"/><text:span text:style-name="T2">sonuçta, talep bir kez</text:span></text:p>
      <text:p text:style-name="P22"><text:s text:c="9"/><text:span text:style-name="T2">nakliyeyi sonlandırmadığı sürece alınan ve işlenen</text:span></text:p>
      <text:p text:style-name="P32"><text:s text:c="9"/><text:span text:style-name="T2">erken bağlantı.</text:span></text:p>
      <text:p text:style-name="P24"><text:s text:c="2"/><text:span text:style-name="T2">- Bir kaynak sunucu, bir kaynak içermeyen bir istek alırsa</text:span></text:p>
      <text:p text:style-name="P22"><text:s text:c="9"/><text:span text:style-name="T2">"100 devam" beklentisiyle istek-başlık alanını bekleyin,</text:span></text:p>
      <text:p text:style-name="P22"><text:s text:c="9"/><text:span text:style-name="T2">istek bir istek gövdesi içeriyor ve sunucu yanıt veriyor</text:span></text:p>
      <text:p text:style-name="P22"><text:s text:c="9"/><text:span text:style-name="T2">tüm istek gövdesini okumadan önce son durum koduyla</text:span></text:p>
      <text:p text:style-name="P22"><text:s text:c="9"/><text:span text:style-name="T2">aktarım bağlantısından, sunucu kapatılmamalıdır</text:span></text:p>
      <text:p text:style-name="P22"><text:s text:c="9"/><text:span text:style-name="T2">tüm isteği okuyana kadar ulaşım bağlantısı,</text:span></text:p>
      <text:p text:style-name="P22"><text:s text:c="9"/><text:span text:style-name="T2">veya müşteri bağlantıyı kapatana kadar. <text:s/>Aksi takdirde, müşteri</text:span></text:p>
      <text:p text:style-name="P22"><text:s text:c="9"/><text:span text:style-name="T2">Yanıt mesajını güvenilir bir şekilde alamayabilir. <text:s/>ama, bu</text:span></text:p>
      <text:p text:style-name="P22"><text:s text:c="9"/><text:span text:style-name="T2">Bir sunucunun erişimini engelleme şartı olarak yorumlanamaz.</text:span></text:p>
      <text:p text:style-name="P22"><text:s text:c="9"/><text:span text:style-name="T2">Hizmet reddi saldırılarına karşı kendini savunma veya</text:span></text:p>
      <text:p text:style-name="P32"><text:s text:c="9"/><text:span text:style-name="T2">fena halde kırılmış istemci uygulamaları.</text:span></text:p>
      <text:p text:style-name="P45">HTTP / 1.1 proxy'ler için gereksinimler:</text:p>
      <text:p text:style-name="P24"><text:s text:c="2"/><text:span text:style-name="T2">- Eğer bir vekil bir Beklenti talebini içeren bir istek alırsa-</text:span></text:p>
      <text:p text:style-name="P22"><text:s text:c="9"/><text:span text:style-name="T2">"100 devam" beklentisi ve vekil ile başlık alanı</text:span></text:p>
      <text:p text:style-name="P22"><text:s text:c="9"/><text:span text:style-name="T2">Bir sonraki atlama sunucusunun HTTP / 1.1 ile uyumlu olduğunu ya da</text:span></text:p>
      <text:p text:style-name="P22"><text:s text:c="9"/><text:span text:style-name="T2">daha yüksek veya sonraki sekmenin HTTP sürümünü bilmiyor</text:span></text:p>
      <text:p text:style-name="P22"><text:s text:c="9"/><text:span text:style-name="T2">Sunucu, Beklenti üstbilgisi de dahil olmak üzere isteği iletmelidir</text:span></text:p>
      <text:p text:style-name="P32"><text:s text:c="9"/><text:span text:style-name="T2">alan.</text:span></text:p>
      <text:p text:style-name="P24"><text:s text:c="2"/><text:span text:style-name="T2">- Proxy, sonraki atlama sunucusunun sürümünün ne olduğunu biliyorsa</text:span></text:p>
      <text:p text:style-name="P22"><text:s text:c="9"/><text:span text:style-name="T2">HTTP / 1.0 veya daha düşük, isteği iletmemelidir, GEREKİR</text:span></text:p>
      <text:p text:style-name="P32"><text:s text:c="9"/><text:span text:style-name="T2">417 (Beklenti Başarısız) durumuyla yanıt verin.</text:span></text:p>
      <text:p text:style-name="P24"><text:s text:c="2"/><text:span text:style-name="T2">- Proxy'ler, HTTP sürümünü kaydeden bir önbellek saklamalıdır</text:span></text:p>
      <text:p text:style-name="P32"><text:s text:c="9"/><text:span text:style-name="T2">yakın zamanda başvurulan bir sonraki atlama sunucularından alınan numaralar.</text:span></text:p>
      <text:p text:style-name="P24"><text:s text:c="2"/><text:span text:style-name="T2">- Proxy, 100 (Devam) yanıtını iletmemelidir.</text:span></text:p>
      <text:p text:style-name="P22"><text:s text:c="9"/><text:span text:style-name="T2">istek mesajı bir HTTP / 1.0’dan (veya daha önce) alındı.</text:span></text:p>
      <text:p text:style-name="P22"><text:s text:c="9"/><text:span text:style-name="T2">istemci ve ile bir Expect istek başlığı alanı dahil etmedi</text:span></text:p>
      <text:p text:style-name="P22"><text:s text:c="9"/><text:span text:style-name="T2">"100 devam" beklentisi. <text:s/>Bu gereksinim geçersiz kılar</text:span></text:p>
      <text:p text:style-name="P36"><text:span text:style-name="T30"><text:s text:c="9"/></text:span><text:span text:style-name="T15">1xx yanıtların iletilmesi için genel kural</text:span></text:p>
      <text:h text:style-name="P8" text:outline-level="3"><text:bookmark text:name="sec8.2.41"/><text:soft-page-break/>8.2.4 Sunucu Bağlantıyı Erken <text:bookmark text:name="sec8.2.4"/>Kesiyorsa İstemci Davranışı</text:h>
      <text:p text:style-name="P52"><text:span text:style-name="T2">Bir HTTP / 1.1 istemcisi, bir istek gövdesi içeren, ancak "100 devam et" beklentisiyle bir Beklenti isteği başlık alanı içermeyen bir istek gönderirse ve istemci doğrudan bir HTTP / 1.1 başlangıç ​​sunucusuna bağlı değilse ve istemci sunucudan herhangi bir durum almadan önce bağlantıyı yakın görürse, istemci isteği yeniden denemelidir. Eğer müşteri bu talebi tekrar denerse güvenilir bir cevap alacağından emin olmak için aşağıdaki "ikili üstel geri çekilme" algoritmasını kullanabilir.</text:span></text:p>
      <text:p text:style-name="P53"><text:span text:style-name="T2"><text:tab/>1. Sunucuyla yeni bir bağlantı kurun<text:line-break/><text:tab/>2. İstek başlıklarını ileti</text:span><text:span text:style-name="T5">n<text:line-break/><text:tab/></text:span><text:span text:style-name="T2">3. R ​​değişkenini tahmini gidiş-dönüş süresine sıfırlayın. Sunucu (ör. bağlantı) veya yuvarlaksa 5 saniyelik sabit bir değere yolculuk süresi mevcut değil.</text:span></text:p>
      <text:p text:style-name="P33"><text:span text:style-name="T2"><text:tab/>4. Hesaplama T = R * (2 ** N), burada N önceki sayıdır, bu isteğin yeniden denenmesi.<text:line-break/><text:tab/>5. Sunucudan bir hata yanıtı veya T için bekleyin. saniye (hangisi önce gelirse)<text:line-break/><text:tab/>6. Herhangi bir hata yanıtı alınmazsa, T saniye sonra isteğin gövdesi.<text:line-break/><text:tab/>7. Müşteri bağlantının erken kapandığını görürse, istek kabul edilene kadar 1. adımdan itibaren bir hata Yanıt alındığında veya kullanıcı sabırsız ve yeniden deneme işlemini sonlandırır. Herhangi bir noktada bir hata durumu alınırsa, müşteri - devam etmemelidir v</text:span><text:span text:style-name="T6">e </text:span><text:span text:style-name="T2">- Göndermeyi tamamlamadıysa, bağlantıyı kapatmanız gerekir. stek mesajı.</text:span></text:p>
      <text:p text:style-name="P47"/>
      <text:h text:style-name="P3" text:outline-level="2"><text:bookmark text:name="sec9"/>9 Yöntem Tanımları</text:h>
      <text:p text:style-name="P45">HTTP / 1.1 için ortak yöntem kümesi aşağıda tanımlanmıştır. Bu kümenin genişletilebilmesine rağmen, ayrı ayrı genişletilmiş istemciler ve sunucular için aynı semantiği paylaşmak için ek yöntemler kullanılamaz.</text:p>
      <text:p text:style-name="P41"><text:span text:style-name="T15">Ana bilgisayar istek başlığı alanı tüm HTTP / 1.1 isteklerine eşlik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3" text:style-name="Internet_20_link" text:visited-style-name="Visited_20_Internet_20_Link">etmelidir</text:a><text:span text:style-name="T15"> .</text:span></text:p>
      <text:h text:style-name="P8" text:outline-level="3"><text:bookmark text:name="sec9.1"/>9.1 Güvenli ve Başarılı Yöntemler</text:h>
      <text:h text:style-name="P8" text:outline-level="3"><text:bookmark text:name="sec9.1.1"/>9.1.1 Güvenli Yöntemler</text:h>
      <text:p text:style-name="P45">Uygulayıcılar, yazılımın kullanıcıyı İnternet üzerindeki etkileşimlerinde temsil ettiğinin farkında olmalı ve kullanıcının kendileri ya da başkaları için beklenmeyen bir öneme sahip olabilecek her türlü eylemden haberdar olmalarına dikkat etmelidir.</text:p>
      <text:p text:style-name="P45">Özellikle, GET ve HEAD yöntemlerinin geri almaktan başka bir işlem yapmanın önemine sahip OLMAMASI gerektiği anlaşılmıştır. Bu yöntemlerin "güvenli" olduğu düşünülmelidir. Bu, kullanıcı temsilcilerinin POST, PUT ve DELETE gibi diğer yöntemleri özel bir şekilde temsil etmelerine izin verir, böylece kullanıcının olası bir güvensiz eylem istendiği gerçeğinin farkına varır.</text:p>
      <text:p text:style-name="P45">Doğal olarak, bir GET isteğinin gerçekleştirilmesinin bir sonucu olarak sunucunun yan etkiler üretmemesini sağlamak mümkün değildir; Aslında, bazı dinamik kaynaklar bir özellik olarak düşünür. Buradaki önemli ayrım, kullanıcının yan etkileri talep etmemesidir, bu nedenle bunlar için hesap verilemez.</text:p>
      <text:h text:style-name="P8" text:outline-level="3"><text:bookmark text:name="sec9.1.2"/>9.1.2 Kararsız Yöntemler</text:h>
      <text:p text:style-name="P45">Metotlar aynı zamanda "boşuna gitme" özelliğine de sahip olabilirler (hata veya sona erme sorunlarının yanı sıra), N&gt; 0 özdeş isteklerinin yan etkileri, tek bir istekle aynıdır. GET, HEAD, PUT ve DELETE yöntemleri bu özelliği paylaşır. Ayrıca, SEÇENEKLER ve İZLEME metotlarının yan etkileri olmamalıdır ve bu yüzden de doğal olarak önemsizdir.</text:p>
      <text:p text:style-name="P45">Bununla birlikte, bir dizi istekte bulunan bir dizinin belirsiz olması mümkündür, bu dizide uygulanan bütün yöntemler de kesin olmasa bile. (Bir dizinin tamamı, bir dizinin tamamının tek bir yürütmesiyle, her zaman bir dizinin bir kısmının tekrarı ile değiştirilmeyen bir sonuç vermesi durumunda kesin değildir.) Örneğin, bir sonuç, sonuçların bir Aynı sırayla daha sonra değiştirilen değer.</text:p>
      <text:p text:style-name="P45">Hiçbir zaman yan etkisi olmayan bir dizi, tanım gereği belirsizdir (aynı kaynak kümesi üzerinde eşzamanlı işlem yapılmaması koşuluyla).</text:p>
      <text:h text:style-name="P8" text:outline-level="3"><text:bookmark text:name="sec9.2"/>9.2 SEÇENEKLER</text:h>
      <text:p text:style-name="P45">SEÇENEKLER yöntemi, İstek URI'sı tarafından tanımlanan istek / yanıt zincirinde bulunan iletişim seçenekleri hakkında bilgi için bir isteği temsil eder. Bu yöntem, müşterinin, bir kaynak eylemi gerektirmeden veya bir kaynak alımını başlatmadan, bir kaynakla veya bir sunucunun yetenekleriyle ilişkili seçenekleri ve / veya gereksinimleri belirlemesini sağlar.</text:p>
      <text:p text:style-name="P45">Bu yönteme verilen yanıtlar önbelleklenemez.</text:p>
      <text:p text:style-name="P45"><text:soft-page-break/>SEÇENEKLER talebi bir varlık yapısı içeriyorsa (İçerik Uzunluğu veya Aktarım Kodlaması varlığında belirtildiği gibi), ortam türü bir İçerik Türü alanıyla belirtilmelidir. Bu şartname, böyle bir kuruluş için herhangi bir kullanım tanımlamamasına rağmen, gelecekteki HTTP uzantıları, OPTIONS gövdesini sunucuda daha ayrıntılı sorgular yapmak için kullanabilir. Böyle bir uzantıyı desteklemeyen bir sunucu istek gövdesini atabilir.</text:p>
      <text:p text:style-name="P45">İstek URI'sı bir yıldız ise ("*"), OPTIONS isteğinin sunucuya belirli bir kaynak yerine genel olarak uygulanması amaçlanmıştır. Bir sunucunun iletişim seçenekleri tipik olarak kaynağa bağlı olduğundan, "*" isteği yalnızca "ping" veya "no-op" yöntemi olarak kullanışlıdır; müşterinin sunucunun yeteneklerini test etmesine izin vermenin ötesinde hiçbir şey yapmaz. Örneğin, bu HTTP / 1.1 uyumluluğu için bir proxy'yi test etmek için kullanılabilir (veya eksikliği).</text:p>
      <text:p text:style-name="P45">İstek URI'sı bir yıldız değilse, SEÇENEKLER talebi yalnızca bu kaynakla iletişim kurarken mevcut olan seçeneklere uygulanır.</text:p>
      <text:p text:style-name="P45">200 yanıt, sunucu tarafından uygulanan ve muhtemelen bu spesifikasyon tarafından tanımlanmayan uzantıları da içeren, o kaynak için geçerli olan isteğe bağlı özellikleri belirten herhangi bir başlık alanını içerir. Yanıt organı, eğer varsa, iletişim seçenekleriyle ilgili bilgileri de içermelidir. Böyle bir formatı</text:p>
      <text:p text:style-name="P45">gövdesi bu spesifikasyonla tanımlanmamıştır, ancak gelecekteki HTTP uzantılarıyla tanımlanabilir. İçerik görüşmesi uygun yanıt biçimini seçmek için kullanılabilir. Bir cevap gövdesi dahil edilmezse, yanıt, "0" alan değerine sahip bir İçerik Uzunluklu alan içermelidir.</text:p>
      <text:p text:style-name="P45">Max-Forwards istek başlığı alanı, istek zincirinde belirli bir proxy'yi hedeflemek için kullanılabilir. Bir vekil, istek iletmesine izin verilen bir mutlakURI'de bir SEÇENEK isteğini aldığında, vekil bir Max-Forward alanı olup olmadığını kontrol etmelidir. Max-Forwards alan değeri sıfırsa ("0"), proxy mesajı iletmemelidir; bunun yerine, proxy kendi iletişim seçenekleriyle cevap vermelidir. Max-Forwards alan değeri sıfırdan büyük bir tam sayı ise, proxy isteği ilettiğinde alan değerini azaltır. İstekte Max-Forward alanı yoksa, iletilen istek bir Max-Forward alanı içermemelidir.</text:p>
      <text:h text:style-name="P8" text:outline-level="3"><text:bookmark text:name="sec9.3"/>9.3 GET</text:h>
      <text:p text:style-name="P46"><text:tab/>GET metodu, Talep URI'sinde tanımlanmış olan bilgileri (bir varlık biçiminde) almak anlamına gelir. Eğer Talep URI'sı bir veri üretme sürecine atıfta bulunuyorsa, bu metin işlemin çıktısı olmadıkça, cevabında varlık olarak iade edilecek ve işlemin kaynak metni değil, üretilen veridir.</text:p>
      <text:p text:style-name="P46"><text:tab/>GET yönteminin semantiği, eğer istek mesajı bir If-Modified-Since, If-Unfdified-Since, If-Match-If-Match-Match veya If-Range başlık alanını içeriyorsa "koşullu GET" olarak değişir.Koşullu bir GET yöntemi, işletmenin yalnızca koşullu başlık alanları tarafından açıklanan koşullar altında aktarılmasını ister. Koşullu GET yöntemi, birden çok istek gerektirmeden veya önceden müşteri tarafından tutulan verileri aktarmadan, önbellekteki varlıkların yenilenmesine izin vererek gereksiz ağ kullanımını azaltma amaçlıdır.</text:p>
      <text:p text:style-name="P58"><text:span text:style-name="T15"><text:tab/>İstek mesajı bir Range başlık alanı içeriyorsa, GET yönteminin semantiği bir "kısmi GET" olarak değişir. Kısmi bir GET, işletmenin sadece bir kısmının devredilmesini talep eder. Kısmi GET yöntemi, kısmen alınmış varlıkların, müşteri tarafından önceden tutulan verileri aktarmadan tamamlanmasına izin vererek gereksiz ağ kullanımını azaltmayı amaçlar.</text:span></text:p>
      <text:p text:style-name="P41"><text:span text:style-name="T15">Bir GET isteğine verilen yanıt, yalnızca 13. bölümde açıklanan HTTP önbelleğe alma gereksinimlerini karşılıyorsa ve önlenebilir.</text:span></text:p>
      <text:h text:style-name="P8" text:outline-level="3"><text:bookmark text:name="sec9.4"/>9.4 <text:span text:style-name="T52">HEAD</text:span></text:h>
      <text:p text:style-name="P45">HEAD yöntemi, GET ile aynıdır, ancak sunucunun yanıtta bir mesaj gövdesi döndürmemesi GEREKİR. HEAD isteğine yanıt olarak HTTP başlıklarında bulunan metainformasyon bir GET isteğine cevap olarak gönderilen bilgilerle aynı olmalıdır.  Bu yöntem genellikle geçerlilik, erişilebilirlik ve son değişiklik için köprü metin bağlantılarını test etmek için kullanılır.</text:p>
      <text:p text:style-name="P45">Bir HEAD isteğine verilen cevap, MAY yanıtında yer alan bilgilerin bu kaynaktan önceden önbelleğe alınmış bir varlığı güncellemek için kullanılması anlamında önbelleklenebilir. Yeni alan değerleri, önbelleğe alınmış varlığın mevcut varlıktan farklı olduğunu gösterir (İçerik Uzunluğu, İçerik MD5, ETag veya Son Değiştirme Tarihi'ndeki bir değişiklikle belirtildiği gibi), önbellek girdisini eski gibi işlemelidir.</text:p>
      <text:h text:style-name="P8" text:outline-level="3"><text:bookmark text:name="sec9.5"/>9.5 POST</text:h>
      <text:p text:style-name="P45">POST yöntemi, kaynak sunucunun, istekte bulunan varlığı İstek Satırında İstek URI'sı tarafından tanımlanan kaynağın yeni bir alt öğesi olarak kabul etmesini istemek için kullanılır. POST, aşağıdaki işlevleri kapsayacak şekilde tek tip bir yönteme izin vermek için tasarlanmıştır:</text:p>
      <text:p text:style-name="P26"><text:s text:c="2"/><text:span text:style-name="T2">- Mevcut kaynakların ek açıklaması;</text:span></text:p>
      <text:p text:style-name="P24"><text:s text:c="2"/><text:span text:style-name="T2">- Bülten panosuna, haber grubuna, posta listesine mesaj göndermek,</text:span></text:p>
      <text:p text:style-name="P32"><text:soft-page-break/><text:s text:c="9"/><text:span text:style-name="T2">veya benzer eşya grubunu;</text:span></text:p>
      <text:p text:style-name="P24"><text:s text:c="2"/><text:span text:style-name="T2">- Gönderme sonucu gibi bir veri bloğu sağlama.</text:span></text:p>
      <text:p text:style-name="P32"><text:s text:c="9"/><text:span text:style-name="T2">bir veri işleme süreci oluşturmak;</text:span></text:p>
      <text:p text:style-name="P26"><text:s text:c="2"/><text:span text:style-name="T2">- Ekleme işlemi ile bir veritabanını genişletme.</text:span></text:p>
      <text:p text:style-name="P45">POST yöntemiyle gerçekleştirilen gerçek işlev sunucu tarafından belirlenir ve genellikle İstek URI'sine bağlıdır. Gönderilen varlık, bir dosyanın kendisini içeren bir dizine tabi olduğu, bir haber makalesinin gönderildiği bir haber grubuna bağlı olduğu veya bir kaydın veritabanına tabi olduğu gibi aynı URI'ye de bağlıdır.</text:p>
      <text:p text:style-name="P45">POST yöntemiyle gerçekleştirilen işlem, bir URI tarafından tanımlanabilen bir kaynakla sonuçlanmayabilir. Bu durumda, 200 (Tamam) veya 204 (İçerik Yok), yanıtı sonucu tanımlayan bir varlık içerip içermediğine bağlı olarak uygun yanıt durumudur.</text:p>
      <text:p text:style-name="P41"><text:span text:style-name="T15">Eğer kaynak sunucuda bir kaynak yaratılmışsa, cevap 201 olmalı (Oluşturuldu) ve isteğin durumunu tanımlayan ve yeni kaynağa atıfta bulunan bir varlık ve bir Konum başlığı olmalıdır.</text:span></text:p>
      <text:p text:style-name="P41"><text:span text:style-name="T15">Yanıt uygun Cache-Control veya Expires başlık alanları içermedikçe, bu yönteme verilen yanıtlar önbelleklenemez. Bununla birlikte, 303 (yanıtı, kullanıcı aracısını önbelleğe alınabilen bir kaynak almaya yönlendirmek için kullanılabilir.</text:span></text:p>
      <text:h text:style-name="P8" text:outline-level="3"><text:bookmark text:name="sec9.6"/>9.6 PUT</text:h>
      <text:p text:style-name="P45">PUT yöntemi, eklenen varlığın, verilen İstek URI'sı altında saklanmasını ister. İstek-URI'sı zaten var olan bir kaynağa atıfta bulunuyorsa, ekteki varlık, kaynak sunucuda bulunanın değiştirilmiş bir sürümü olarak değerlendirilmelidir. İstek-URI'si mevcut bir kaynağa işaret etmiyorsa ve bu URI, talep eden kullanıcı aracısı tarafından yeni bir kaynak olarak tanımlanabiliyorsa, kaynak sunucu bu URI ile kaynak oluşturabilir. Yeni bir kaynak oluşturulursa, kaynak sunucu, kullanıcı aracısını 201 (Oluşturulan) yanıtı üzerinden bilgilendirmelidir.Mevcut bir kaynak değiştirilirse, isteğin başarılı bir şekilde tamamlandığını belirtmek için 200 (OK) veya 204 (İçerik Yok) yanıt kodları gönderilmelidir. Kaynak Request-URI ile oluşturulamadı veya değiştirilemediyse, sorunun yapısını yansıtan uygun bir hata yanıtı verilmelidir. İşletmenin alıcısı, anlamadığı veya uygulayamadığı herhangi bir Content- * (örn. Content-Range) başlıklarını görmezden gelmemelidir ve bu gibi durumlarda 501 (Uygulanmadı) yanıtını GEREKİRMEMELİDİR.</text:p>
      <text:p text:style-name="P45">İstek bir önbellekten geçerse ve İstek URI'si bir veya daha fazla önbelleğe alınmış öğeyi tanımlarsa, bu girdiler eski olarak değerlendirilmelidir. Bu yönteme verilen yanıtlar önbelleklenemez.</text:p>
      <text:p text:style-name="P45">POST ve PUT talepleri arasındaki temel fark, İstek-URI'sinin farklı anlamlarına yansır. Bir POST isteğindeki URI, eklenen varlığı idare edecek kaynağı tanımlar. Bu kaynak, veri kabul eden bir işlem, başka bir protokole açılan bir ağ geçidi veya ek açıklama kabul eden ayrı bir varlık olabilir. Buna karşılık, bir PUT isteğindeki URI, istekle iliştirilen varlığı tanımlar - kullanıcı temsilcisi, URI’nin ne amaçla yapıldığını bilir ve sunucu bu isteği başka bir kaynağa uygulamaya ÇALIŞMAMALIDIR. Sunucu, isteğin farklı bir URI'ya uygulanmasını istiyorsa,</text:p>
      <text:p text:style-name="P45">301 (Kalıcı Olarak Taşındı) yanıtı göndermelidir; kullanıcı aracısı daha sonra isteği yönlendirip yönlendirmemeye ilişkin kendi kararını verebilir.</text:p>
      <text:p text:style-name="P45">Tek bir kaynak, birçok farklı URI tarafından tanımlanabilir. Örneğin, bir makalede, her bir belirli sürümü tanımlayan URI'den ayrı olan "geçerli sürümü" tanımlamak için bir URI bulunabilir.Bu durumda, genel bir URI'daki bir PUT isteği, kaynak sunucu tarafından başka birkaç URI'nın tanımlanmasına neden olabilir.</text:p>
      <text:p text:style-name="P45">HTTP / 1.1, bir PUT yönteminin orijin sunucusunun durumunu nasıl etkilediğini tanımlamaz.</text:p>
      <text:p text:style-name="P45">PUT talepleri, bölüm 8.2'de belirtilen mesaj iletim şartlarına uymalıdır.</text:p>
      <text:p text:style-name="P45">Belirli bir varlık başlığı için aksi belirtilmediği sürece, PUT isteğindeki varlık başlıkları, PUT tarafından oluşturulan ya da değiştirilen kaynağa uygulanmalıdır.</text:p>
      <text:h text:style-name="P8" text:outline-level="3"><text:bookmark text:name="sec9.7"/>9.7 SİLME</text:h>
      <text:p text:style-name="P45">DELETE yöntemi, kaynak sunucunun Request-URI tarafından tanımlanan kaynağı silmesini ister. Bu yöntem, kaynak sunucuya yapılan insan müdahalesiyle (veya başka yollarla) geçersiz kılınabilir. Menşe sunucusundan dönen durum kodu eylemin başarıyla tamamlandığını gösterse bile, istemcinin işlemin gerçekleştirildiğinden emin olamaz. Bununla birlikte, sunucu, yanıt verildiğinde, kaynağı silmek veya erişilemez bir yere taşımak niyetinde olmadığı sürece başarı belirtmemelidir.</text:p>
      <text:p text:style-name="P45">Başarılı bir cevap, yanıtın durumunu açıklayan bir varlık içermesi durumunda 200 (Tamam), eylem henüz uygulanmadıysa 202 (Kabul Edildi) veya eylem henüz uygulanmadıysa ancak cevap verilmemişse 204 (İçerik Yok) olmalıdır. bir varlık.</text:p>
      <text:p text:style-name="P45"><text:soft-page-break/>İstek bir önbellekten geçerse ve İstek URI'si bir veya daha fazla önbelleğe alınmış öğeyi tanımlarsa, bu girdiler eski olarak değerlendirilmelidir. Bu yönteme verilen yanıtlar önbelleklenemez.</text:p>
      <text:h text:style-name="P8" text:outline-level="3"><text:bookmark text:name="sec9.8"/>9.8 İZLEME</text:h>
      <text:p text:style-name="P45">TRACE yöntemi, istek mesajının uzak, uygulama katmanı döngüsünü çağırmak için kullanılır. İsteğin son alıcısı, müşteriye 200 (OK) yanıtın varlık gövdesi olarak geri gönderilen mesajı yansıtmalıdır. Son alıcı</text:p>
      <text:p text:style-name="P45">İsteğe bağlı olarak Max-Forward değeri sıfır (0) olan ilk sunucu veya ilk proxy veya ağ geçidi. Bir İZLEME talebi bir varlık içermemelidir.</text:p>
      <text:p text:style-name="P41"><text:span text:style-name="T15">TRACE, müşterinin istek zincirinin diğer ucunda ne alındığını görmesine ve bu verileri test veya tanı bilgileri için kullanmasına izin verir. Via başlık alanının değeri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45" text:style-name="Internet_20_link" text:visited-style-name="Visited_20_Internet_20_Link">14.45</text:a><text:span text:style-name="T15"> ), talep zincirinin bir izi gibi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45" text:style-name="Internet_20_link" text:visited-style-name="Visited_20_Internet_20_Link">davrandığından</text:a><text:span text:style-name="T15"> özellikle ilgi çekicidir. Max-Forwards başlık alanının kullanılması, müşterinin, sonsuz bir döngüde mesajları ileten bir proxy zinciri zincirini test etmek için yararlı olan, istek zincirinin uzunluğunu sınırlamasına izin verir.</text:span></text:p>
      <text:p text:style-name="P45">Eğer istek geçerliyse, cevap tüm varlık mesajını "mesaj / http" bir İçerik Tipi olan varlık gövdesinde içermelidir. Bu yönteme verilen yanıtlar önbelleğe alınmamalıdır.</text:p>
      <text:h text:style-name="P8" text:outline-level="3"><text:bookmark text:name="sec9.9"/>9.9 BAĞLANTI</text:h>
      <text:p text:style-name="P41"><text:span text:style-name="T15">Bu şartname, dinamik olarak bir tünel haline gelebilecek bir proxy ile kullanım için CONNECT yöntem adını saklı tutar (örneğin, SSL tüneli).</text:span></text:p>
      <text:p text:style-name="P39"/>
      <text:h text:style-name="P4" text:outline-level="2"><text:bookmark text:name="sec10"/><text:span text:style-name="T1">10 Durum Kodu Tanımları</text:span></text:h>
      <text:h text:style-name="P8" text:outline-level="3"><text:bookmark text:name="sec10.1"/>10.1 Bilgilendirici 1xx</text:h>
      <text:p text:style-name="P45">Bu durum kodu sınıfı, yalnızca Durum Çizgisi ve isteğe bağlı başlıklardan oluşan geçici bir yanıtı belirtir ve boş bir satırla sonlandırılır. Bu durum kodu sınıfı için gerekli başlık yok. HTTP / 1.0 herhangi bir 1xx durum kodu tanımlamadığından, sunucular, deneysel koşullar dışında bir HTTP / 1.0 istemcisine 1xx yanıt göndermemelidir.</text:p>
      <text:p text:style-name="P45">Müşteri, 100 (Devam) durum mesajı beklemese bile, normal bir yanıttan önce bir veya daha fazla 1xx durum yanıtını kabul etmek için hazırlanmalıdır. Beklenmeyen 1xx durum yanıtları bir kullanıcı aracısı tarafından göz ardı edilebilir.</text:p>
      <text:p text:style-name="P45">Proxy'ler, proxy ile müşterisi arasındaki bağlantı kapatılmadığı veya proxy'nin kendisi 1xx yanıtının oluşturulmasını istemediği sürece 1xx yanıtı iletmelidir. (Örneğin, eğer bir Proxy, bir isteği ilettiğinde bir "Expect: 100-devamı" alanı ekler, ardından karşılık gelen 100 (Devam) yanıtını iletmesi gerekmez.)</text:p>
      <text:h text:style-name="P14" text:outline-level="3"><text:bookmark text:name="sec10.1.1"/><text:span text:style-name="T15">10.1.1 100 Devam --</text:span><text:span text:style-name="T22">&gt; </text:span><text:span text:style-name="T15">Müşteri isteğine devam etmelidir. Bu geçici cevap, müşteriye isteğin ilk bölümünün alındığını ve henüz sunucu tarafından reddedilmediğini bildirmek için kullanılır.</text:span><text:bookmark text:name="sec10.1.2"/><text:span text:style-name="T15"><text:line-break/>10.1.2 101 Anahtarlama Protokolleri --</text:span><text:span text:style-name="T22">&gt; </text:span><text:span text:style-name="T15">Sunucu, bu bağlantıda kullanılan uygulama protokolündeki bir değişiklik için, Yükseltme mesajı başlık alanı aracılığıyla müşterinin isteğine uygun davranır ve anlamaya hazırdır. Sunucu, 101 yanıtı sonlandıran boş satırdan hemen sonra yanıtın Yükseltme başlık alanı tarafından tanımlananlara protokolleri değiştirir.</text:span></text:h>
      <text:p text:style-name="P45">Protokol sadece bunu yapmak avantajlı olduğunda değiştirilmelidir. Örneğin, daha eski sürümlere göre daha yeni bir HTTP sürümüne geçmek avantajlıdır ve bu özellikleri kullanan kaynaklar sunarken gerçek zamanlı, senkronize bir protokole geçmek avantajlı olabilir.</text:p>
      <text:h text:style-name="P8" text:outline-level="3"><text:bookmark text:name="sec10.2"/>10.2 Başarılı 2xx --<text:span text:style-name="T53">&gt; </text:span>Bu durum kodu sınıfı, müşterinin isteğinin başarıyla alındığını, anlaşıldığını ve kabul edildiğini gösterir.</text:h>
      <text:h text:style-name="P8" text:outline-level="3"><text:bookmark text:name="sec10.2.1"/>10.2.1 200 Tamam --<text:span text:style-name="T53">&gt; </text:span>İstek başarılı oldu. Yanıtla döndürülen bilgiler, istekte kullanılan yönteme bağlıdır, örneğin:</text:h>
      <text:p text:style-name="P45">Talep edilen kaynağa karşılık gelen bir varlığın cevabına GET gönderilir;</text:p>
      <text:p text:style-name="P45">HEAD istenen kaynağa karşılık gelen varlık başlık alanları herhangi bir mesaj gövdesi olmadan cevap olarak gönderilir;</text:p>
      <text:p text:style-name="P45">POST Projenin sonucunu açıklayan veya içeren bir varlık;</text:p>
      <text:p text:style-name="P45">Son sunucu tarafından alınan istek mesajını içeren bir varlık.</text:p>
      <text:h text:style-name="P8" text:outline-level="3"><text:bookmark text:name="sec10.2.2"/><text:soft-page-break/>10.2.2 201 Oluşturuldu --<text:span text:style-name="T54">&gt; </text:span>İstek yerine getirildi ve yeni bir kaynak yaratıldı. Yeni oluşturulan kaynak, bir Konum başlığı alanı tarafından verilen kaynak için en spesifik URI ile birlikte, yanıt öğesinde döndürülen URI'lar tarafından referans alınabilir. Yanıt, kullanıcı veya kullanıcı aracısının en uygun olanı seçebileceği kaynak özelliklerinin bir listesini ve konumlarını içeren bir varlık içermelidir.</text:h>
      <text:p text:style-name="P43"><text:span text:style-name="T15">Bir 201 yanıt MAY, yeni yaratılan istenen varyant için varlık etiketinin mevcut değerini belirten bir ETag cevap başlık alanı içerir,</text:span></text:p>
      <text:p text:style-name="P43"><text:bookmark text:name="sec10.2.3"/><text:span text:style-name="T15">10.2.3 202 Kabul edildi --</text:span><text:span text:style-name="T23">&gt; </text:span><text:span text:style-name="T15">İstek işleme kabul edildi, ancak işlem tamamlanmadı. İşlem gerçekten gerçekleştiğinde engellenebileceği için talep, sonunda harekete geçebilir veya olmayabilir. Böyle bir zaman uyumsuz bir işlemden durum kodu yeniden göndermek için bir tesis yoktur.</text:span></text:p>
      <text:p text:style-name="P45">202 cevabı kasıtlı olarak kesin değildir. Amacı, bir kullanıcı aracısının sunucuya bağlantısının devam etmesine kadar devam etmesini gerektirmeksizin, başka bir işlem için bir isteği (belki yalnızca günde bir kez çalışan bir toplu işleme yönelik işlemi) kabul etmesine izin vermektir. Bu yanıtla iade edilen varlık, isteğin mevcut durumunun bir göstergesini ve bir durum izleyicisine bir gösterici veya kullanıcının isteğin ne zaman gerçekleşmesini bekleyebileceğinin bir tahminini içermelidir.</text:p>
      <text:h text:style-name="P10" text:outline-level="3"><text:bookmark text:name="sec10.2.4"/>10.2.4 203 Yetkilendirilmemiş Bilgiler --<text:span text:style-name="T55">&gt; </text:span>Varlık başlığındaki döndürülen metaforformasyon, kaynak sunucudan alınabilecek kesin ayar değildir, ancak yerel ya da üçüncü taraf bir kopyadan toplanır. Sunulan set, orijinal versiyonun bir altkümesi veya üst kümesi olabilir. Örneğin, kaynakla ilgili yerel açıklama bilgilerinin dahil edilmesi, kaynak sunucu tarafından bilinen metainformasyonun üst ayarına neden olabilir. Bu yanıt kodunun kullanılması gerekli değildir ve yalnızca yanıt aksi halde 200 (OK) olduğunda uygundur.</text:h>
      <text:h text:style-name="P8" text:outline-level="3"><text:bookmark text:name="sec10.2.5"/>10.2.5 204 İçerik Yok --<text:span text:style-name="T56">&gt; </text:span>Sunucu isteği yerine getirdi, ancak bir varlık gövdesi döndürmesi gerekmiyor ve güncellenmiş metainformation geri dönmek isteyebilir. MAY yanıtı, eğer varsa talep edilen değişkenle ilişkili olması gereken varlık başlıkları biçimindeki yeni veya güncellenmiş metainformasyonları içerir.</text:h>
      <text:p text:style-name="P45">İstemci bir kullanıcı aracısıysa, isteğinin gönderilmesine neden olandan belge görünümünü değiştirmemelidir. Bu yanıtın öncelikle, kullanıcı aracısının etkin belge görünümünde bir değişiklik yapmadan eylemlerin gerçekleşmesine izin vermesi amaçlanmıştır, ancak kullanıcı aracının etkin görünümünde mevcut belgeye herhangi bir yeni veya güncellenmiş metainformasyon uygulanmalıdır.</text:p>
      <text:p text:style-name="P45">204 yanıtı bir mesaj gövdesi İÇERMEMELİDİR ve bu nedenle başlık alanlarından sonraki her zaman ilk boş satırla sonlandırılır.</text:p>
      <text:h text:style-name="P8" text:outline-level="3"><text:bookmark text:name="sec10.2.6"/>10.2.6 205 İçeriği Sıfırla --<text:span text:style-name="T57">&gt; </text:span>Sunucu isteği yerine getirmiştir ve kullanıcı aracısı, isteğin gönderilmesine neden olan belge görünümünü sıfırlamalıdır. Bu cevabın öncelikli olarak eylemlerin kullanıcı girişi üzerinden gerçekleşmesine izin vermesi ve ardından kullanıcının başka bir giriş eylemini kolaylıkla başlatabilmesi için girişin verildiği formun temizlenmesidir. Cevap bir işletme içermemelidir.</text:h>
      <text:h text:style-name="P14" text:outline-level="3"><text:bookmark text:name="sec10.2.7"/><text:span text:style-name="T15">10.2.7 206 Kısmi İçerik --</text:span><text:span text:style-name="T24">&gt; </text:span><text:span text:style-name="T15">Sunucu kaynak için kısmi GET isteğini yerine getirdi. İstek, istenen aralığı belirten bir Range başlık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7" text:style-name="Internet_20_link" text:visited-style-name="Visited_20_Internet_20_Link">içermelidir</text:a><text:span text:style-name="T15"> ve isteği koşullu hale getirmek için bir If-Range başlık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7" text:style-name="Internet_20_link" text:visited-style-name="Visited_20_Internet_20_Link">içerebilir</text:a><text:span text:style-name="T15"> .</text:span></text:h>
      <text:p text:style-name="P45">Yanıt, aşağıdaki başlık alanlarını içermelidir:</text:p>
      <text:p text:style-name="P24"><text:s text:c="2"/><text:span text:style-name="T2">- Gösteren bir Content-Range başlık alanı</text:span></text:p>
      <text:p text:style-name="P29"><text:s text:c="2"/><text:span text:style-name="T2">- Tarih<text:line-break/>- Başlık gönderildiyse ETag ve / veya Content-Locatio</text:span><text:span text:style-name="T7">n</text:span> <text:s/><text:span text:style-name="T2">aynı talebe 200 ceva</text:span><text:span text:style-name="T7">p<text:line-break/></text:span> <text:span text:style-name="T2">- Alan değeri değişebilirse, Önbellek Kontrolü ve/veya Sürenin dolması</text:span> <text:span text:style-name="T2">aynı cevap için gönderilenlerden farklı.</text:span> <text:span text:style-name="T2">varyant</text:span></text:p>
      <text:p text:style-name="P45">206 yanıtı, güçlü bir önbellek doğrulayıcısı kullanan bir If-Range isteğinin sonucuysa, yanıt, diğer varlık başlıklarını içermemelidir. Yanıt zayıf bir doğrulayıcı kullanan bir If-Range isteğinin sonucuysa, yanıt diğer varlık başlıklarını İÇERMEMELİDİR; bu, önbelleğe alınmış varlık gövdeleri ve güncellenmiş başlıklar arasındaki tutarsızlıkları önler. Aksi halde, yanıt, aynı talebe 200 (OK) yanıtla iade edilmiş olan varlık-başlıklarının tümünü içermelidir.</text:p>
      <text:p text:style-name="P41"><text:span text:style-name="T15">Bir önbellek, ETag veya Son Değiştirme Tarihi başlıkları tam olarak eşleşmezse, daha önce önbelleğe alınmış içerikle bir 206 yanıtını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5.4" text:style-name="Internet_20_link" text:visited-style-name="Visited_20_Internet_20_Link">BİRLEŞTİRMEMELİDİR</text:a><text:span text:style-name="T15"> ,</text:span></text:p>
      <text:p text:style-name="P45">Range ve Content-Range başlıklarını desteklemeyen bir önbellek, 206 (Kısmi) yanıtları önbelleğe ALMAMALIDIR.</text:p>
      <text:h text:style-name="P8" text:outline-level="3"><text:bookmark text:name="sec10.3"/>10.3 Yönlendirme 3xx --<text:span text:style-name="T58">&gt; </text:span>Bu durum kodu sınıfı, isteği yerine getirmek için kullanıcı aracısı tarafından daha fazla işlem yapılması gerektiğini belirtir. Gerekli eylem, kullanıcı aracısı tarafından ancak ikinci istekte kullanılan yöntem GET veya HEAD ise, kullanıcıyla etkileşime girmeden gerçekleştirilebilir. Bir müşteri, sonsuz yeniden yönlendirme döngüleri algılar, çünkü bu tür döngüler her yeniden yönlendirme için ağ trafiği oluşturur.</text:h>
      <text:p text:style-name="P24"/>
      <text:h text:style-name="P8" text:outline-level="3"><text:bookmark text:name="sec10.3.1"/><text:soft-page-break/>10.3.1 300 Birden Çok Seçenek</text:h>
      <text:p text:style-name="P45">Talep edilen kaynak, her biri kendi özel konumuna sahip olan bir dizi temsil kümesine tekabül eder ve kullanıcının (veya kullanıcı temsilcisinin) tercih edilen bir temsilci seçebilmesi ve yönlendirmesini sağlayabilmesi için temsilci odaklı görüşme bilgileri (bölüm 12) sağlanır. bu yere isteyin.</text:p>
      <text:p text:style-name="P45">Bir HEAD isteği olmadıkça, yanıt, kullanıcı veya kullanıcı aracısının en uygun olanı seçebileceği bir kaynak özellikleri listesi ve konumları içeren bir varlık içermelidir. Varlık formatı, İçerik Tipi başlık alanında verilen ortam türüyle belirtilir. Formatına ve yeteneklerine bağlı olarak</text:p>
      <text:p text:style-name="P45">kullanıcı aracısı, en uygun seçim seçimi otomatik olarak yapılabilir. Bununla birlikte, bu şartname, bu tür otomatik seçim için herhangi bir standardı tanımlamaz.</text:p>
      <text:p text:style-name="P45">Sunucunun tercih edilen bir temsil seçeneği varsa, Konum alanındaki bu gösterim için belirli URI'yi içermelidir; kullanıcı aracıları otomatik yönlendirme için Konum alanı değerini kullanabilir. Aksi belirtilmedikçe bu tepki önbelleklenebilir.</text:p>
      <text:h text:style-name="P8" text:outline-level="3"><text:bookmark text:name="sec10.3.2"/>10.3.2 301 Kalıcı Olarak Taşındı --<text:span text:style-name="T60">&gt; </text:span>İstenen kaynağa yeni bir kalıcı URI atandı ve bu kaynağa gelecekteki tüm referanslar, geri gönderilen URI'lerden birini kullanmalıdır. Bağlantı düzenleme özelliklerine sahip olan istemciler, talepte bulunulan UR referanslarına otomatik olarak sunucu tarafından döndürülen yeni referanslardan birine veya daha fazlasına, mümkün olduğunda yeniden bağlanmalıdır. Aksi belirtilmedikçe bu tepki önbelleklenebilir.</text:h>
      <text:p text:style-name="P45">Yeni kalıcı URI, yanıtta Konum alanı tarafından verilmelidir. İstek yöntemi HEAD değilse, yanıtın varlığı, yeni URI'lara köprü içeren kısa bir köprü metni notu içermelidir.</text:p>
      <text:p text:style-name="P50"><text:span text:style-name="T2">301 durum kodu, GET veya HEAD dışındaki bir talebe yanıt olarak alındığında, kullanıcı aracısı, isteğin gönderildiği koşulları değiştirebileceği için, kullanıcı tarafından onaylanmadıkça, talebi otomatik olarak yönlendirmemelidir.</text:span></text:p>
      <text:h text:style-name="P8" text:outline-level="3"><text:bookmark text:name="sec10.3.3"/>10.3.3 302 Bulundu --<text:span text:style-name="T59">&gt; </text:span>İstenilen kaynak geçici olarak farklı bir URI altında bulunuyor. Yönlendirme bazen değişebileceğinden, müşteri gelecekteki isteklerde İstek-URI'sini kullanmaya devam etmelidir. Bu yanıt, yalnızca Önbellek Kontrolü veya Sona erme başlık alanıyla belirtildiğinde önbelleklenebilir.</text:h>
      <text:p text:style-name="P45">Geçici URI cevapta Konum alanı tarafından verilmelidir. İstek yöntemi HEAD değilse, yanıtın varlığı, yeni URI'lara köprü içeren kısa bir köprü metni notu içermelidir.</text:p>
      <text:p text:style-name="P50"><text:span text:style-name="T2">302 durum kodu, GET veya HEAD dışındaki bir talebe yanıt olarak alındığında, kullanıcı aracısı, isteğin gönderildiği koşulları değiştirebileceği için, kullanıcı tarafından onaylanmadıkça, talebi otomatik olarak yönlendirmemelidir.</text:span></text:p>
      <text:h text:style-name="P8" text:outline-level="3"><text:bookmark text:name="sec10.3.4"/>10.3.4 303 Diğerlerine Bak --<text:span text:style-name="T61">&gt; </text:span>İsteğe verilen cevap farklı bir URI altında bulunabilir ve bu kaynakta bir GET yöntemi kullanılarak alınmalıdır. Bu yöntem, öncelikle POST tarafından etkinleştirilen bir betiğin çıktısının, kullanıcı aracısını seçilen bir kaynağa yönlendirmesine izin vermek için mevcuttur. Yeni URI, başlangıçta istenen kaynağın yerine kullanılan bir referans değil. 303 yanıtı önbelleğe alınmamalıdır ZORUNLU, ancak ikinci (yönlendirilen) isteğe verilen yanıt önbelleklenebilir olabilir.</text:h>
      <text:p text:style-name="P50"><text:span text:style-name="T2">Farklı URI cevapta Konum alanı tarafından verilmelidir. İstek yöntemi HEAD değilse, yanıtın varlığı, yeni URI'lara köprü içeren kısa bir köprü metni notu içermelidir.</text:span></text:p>
      <text:h text:style-name="P11" text:outline-level="3"><text:bookmark text:name="sec10.3.5"/><text:span text:style-name="T2">10.3.5 304 Değiştirilmedi --</text:span><text:span text:style-name="T8">&gt; </text:span><text:span text:style-name="T2">İstemci koşullu bir GET isteği gerçekleştirdiyse ve erişime izin veriliyorsa, ancak belge değiştirilmediyse, sunucu bu durum koduyla yanıt vermelidir. 304 yanıtı bir mesaj gövdesi İÇERMEMELİDİR ve bu nedenle başlık alanlarından sonraki ilk boş satırla her zaman sonlandırılır.</text:span></text:h>
      <text:p text:style-name="P45">Koşullu GET güçlü bir önbellek doğrulayıcısı kullanıyorsa, yanıt diğer varlık başlıklarını içermemelidir. Aksi taktirde (yani şartlı GET zayıf bir onaylayıcı kullandı), cevap diğer varlık başlıklarını İÇERMEMELİDİR; bu, önbelleğe alınmış varlık gövdeleri ve güncellenmiş başlıklar arasındaki tutarsızlıkları önler.</text:p>
      <text:p text:style-name="P45">304 yanıtı, şu anda önbelleğe alınmamış bir öğeyi gösteriyorsa, önbellek yanıtı dikkate almamalı ve isteği koşulsuz olarak tekrar etmelidir.</text:p>
      <text:p text:style-name="P50"><text:span text:style-name="T2">Bir önbellek, önbellek girişini güncellemek için alınan 304 yanıtı kullanıyorsa, önbellek, yanıtta verilen tüm yeni alan değerlerini yansıtacak şekilde girişi güncellemelidir.</text:span><text:bookmark text:name="sec10.3.6"/><text:span text:style-name="T2"><text:line-break/><text:line-break/>10.3.6 305 Proxy Kullan --</text:span><text:span text:style-name="T9">&gt; </text:span><text:span text:style-name="T2">Talep edilen kaynağa, Konum alanı tarafından verilen vekil aracılığıyla erişilmelidir. Konum alanı, proxy'nin URI'sini verir. Alıcının vekil aracılığıyla bu tek isteği tekrar etmesi beklenir. 305 yanıt, yalnızca kaynak sunucular tarafından üretilmelidir.</text:span></text:p>
      <text:h text:style-name="P8" text:outline-level="3"><text:bookmark text:name="sec10.3.7"/><text:soft-page-break/>10.3.7 306 (Kullanılmayan) --<text:span text:style-name="T62">&gt; </text:span>Bu şartnamenin önceki bir sürümünde 306 durum kodu kullanılmış, artık kullanılmamış ve kod ayrılmıştır.</text:h>
      <text:h text:style-name="P8" text:outline-level="3"><text:bookmark text:name="sec10.3.8"/>10.3.8 307 Geçici Yönlendirme --<text:span text:style-name="T63">&gt; </text:span>İstenilen kaynak geçici olarak farklı bir URI altında bulunuyor. Yönlendirme bazen değişebileceğinden, müşteri gelecekteki isteklerde İstek-URI'sini kullanmaya devam etmelidir. Bu yanıt, yalnızca Önbellek Kontrolü veya Sona erme başlık alanıyla belirtildiğinde önbelleklenebilir.</text:h>
      <text:p text:style-name="P45">307 durum kodu, GET veya HEAD dışındaki bir talebe yanıt olarak alındığında, kullanıcı aracısı, isteğin gönderildiği koşulları değiştirebileceği için kullanıcı tarafından onaylanmadıkça isteği otomatik olarak yönlendirmemelidir.</text:p>
      <text:h text:style-name="P8" text:outline-level="3"><text:bookmark text:name="sec10.4"/>10.4 Müşteri Hatası 4xx --<text:span text:style-name="T64">&gt; </text:span>4xx sınıf durum kodu, istemcinin hatalı göründüğü durumlara yöneliktir. HEAD isteğine cevap verme dışında, sunucu, hata durumunun açıklamasını ve bunun geçici mi yoksa kalıcı bir durum mu olduğunu içeren bir varlık içermelidir. Bu durum kodları herhangi bir istek yöntemine uygulanabilir. Kullanıcı aracıları, kullanıcıya dahil olan herhangi bir varlığı görüntüler.</text:h>
      <text:p text:style-name="P45">İstemci veri gönderiyorsa, sunucu giriş bağlantısını kapatmadan önce, istemcinin yanıtı içeren paketlerin / paketlerin alındığını bildirdiğinden emin olmak için dikkatli olunmalıdır. İstemci kapatıldıktan sonra sunucuya veri göndermeye devam ederse, sunucunun TCP yığını istemciye, HTTP uygulaması tarafından okunmadan ve yorumlanmadan önce müşterinin onaylanmamış giriş arabelleğini silebilecek bir sıfırlama paketi gönderir.</text:p>
      <text:h text:style-name="P8" text:outline-level="3"><text:bookmark text:name="sec10.4.1"/>10.4.1 400 Kötü İstek --<text:span text:style-name="T65">&gt; </text:span>Hatalı biçimlendirilmiş sözdizimi nedeniyle istek sunucu tarafından anlaşılamadı. Müşteri, talebi değişiklik yapmadan tekrar etmemelidir.</text:h>
      <text:h text:style-name="P14" text:outline-level="3"><text:bookmark text:name="sec10.4.2"/><text:span text:style-name="T15">10.4.2 401 Yetkisiz --</text:span><text:span text:style-name="T25">&gt; </text:span><text:span text:style-name="T15">İstek, kullanıcı kimlik doğrulaması gerektiriyor. Yanıt, istenen kaynağa uygulanabilir bir meydan okuma içeren bir WWW-Kimlik doğrulama başlık alanı içermelidir (bölüm 14.47). Müşteri, isteği uygun bir Yetkilendirme başlık alanıyla tekrarlayabilir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8" text:style-name="Internet_20_link" text:visited-style-name="Visited_20_Internet_20_Link">14.8</text:a><text:span text:style-name="T15"> ). İstek zaten Yetkilendirme kimlik bilgilerini içeriyorsa, 401 yanıtı bu kimlik bilgileri için yetkilendirmenin reddedildiğini gösterir. 401 yanıtı önceki yanıtla aynı zorluğu içeriyorsa ve kullanıcı aracısı en az bir kez kimlik doğrulaması yapmaya zaten başlamışsa, kullanıcı ilgili yanıt bilgilerini içerebileceğinden, yanıtta verilen kuruluşa sunulması gerekir. HTTP erişim doğrulama "HTTP Kimlik Doğrulama: Temel ve Özet Erişim Kimlik Doğrulama" </text:span><text:a xlink:type="simple" xlink:href="https://translate.googleusercontent.com/translate_c?depth=1&amp;rurl=translate.google.com&amp;sl=en&amp;sp=nmt4&amp;tl=tr&amp;u=https://www.w3.org/Protocols/rfc2616/rfc2616-sec17.html&amp;xid=17259,15700022,15700186,15700190,15700256,15700259,15700262,15700265&amp;usg=ALkJrhjqXmBfaLdHrYfhErmrAe8UKhz0FA#bib43" text:style-name="Internet_20_link" text:visited-style-name="Visited_20_Internet_20_Link">[43]</text:a><text:span text:style-name="T15"> bölümünde açıklanmıştır.</text:span></text:h>
      <text:h text:style-name="P8" text:outline-level="3"><text:bookmark text:name="sec10.4.3"/>10.4.3 402 Ödeme Gerekli --<text:span text:style-name="T66">&gt; </text:span>Bu kod ileride kullanılmak üzere ayrılmıştır.</text:h>
      <text:h text:style-name="P8" text:outline-level="3"><text:bookmark text:name="sec10.4.4"/>10.4.4 403 Yasak --<text:span text:style-name="T67">&gt; </text:span>Sunucu isteği anladı, ancak yerine getirmeyi reddediyor. Yetkilendirme yardımcı olmaz ve istek tekrar edilmemelidir. İstek yöntemi HEAD değilse ve sunucu isteğin neden yerine getirilmediğini açıklamak isterse, kuruluştaki reddin nedenini açıklamalıdır. Eğer sunucu bu bilgiyi müşteriye sunmak istemezse, durum kodu 404 (Bulunamadı) kullanılabilir.</text:h>
      <text:h text:style-name="P8" text:outline-level="3"><text:bookmark text:name="sec10.4.5"/>10.4.5 404 Bulunamadı --<text:span text:style-name="T68">&gt; </text:span>Sunucu, İstek URI'siyle eşleşen hiçbir şey bulamadı. Koşulun geçici mi yoksa kalıcı mı olduğuna dair bir gösterge yok. Sunucu, dahili olarak yapılandırılabilir bir mekanizma yoluyla, eski bir kaynağın kalıcı olarak kullanılamadığını ve yönlendirme adresinin olmadığını biliyorsa, 410 (Gitti) durum kodu kullanılmalıdır. Bu durum kodu, sunucu isteğin tam olarak neden reddedildiğini açıklamak istemediğinde veya başka bir cevap verilmediğinde kullanılır.</text:h>
      <text:h text:style-name="P8" text:outline-level="3"><text:bookmark text:name="sec10.4.61"/>10.4.6 405 Yönteme İzin <text:bookmark text:name="sec10.4.6"/>Verilmiyor --<text:span text:style-name="T69">&gt; </text:span>İstek satırında belirtilen yönteme, İstek-URI'si tarafından tanımlanan kaynak için izin verilmez. Yanıt, talep edilen kaynak için geçerli yöntemlerin bir listesini içeren bir İzin Verici başlık içermelidir.</text:h>
      <text:h text:style-name="P8" text:outline-level="3"><text:bookmark text:name="sec10.4.7"/>10.4.7 406 Kabul Edilemez --<text:span text:style-name="T70">&gt; </text:span>İstek tarafından tanımlanan kaynak, yalnızca talepte gönderilen kabul başlıklarına göre kabul edilemez içerik özelliklerine sahip yanıt varlıklarını üretme yeteneğine sahiptir.</text:h>
      <text:p text:style-name="P50"><text:span text:style-name="T2">HEAD isteği olmadıkça, yanıt, kullanıcının veya kullanıcı aracısının en uygun olanı seçebileceği mevcut varlık özelliklerinin ve konumlarının bir listesini içeren bir varlık içermelidir. Varlık formatı, İçerik Tipi başlık alanında verilen ortam türüyle belirtilir. Kullanıcı aracısının formatına ve özelliklerine bağlı olarak, en uygun seçenek seçimi MAY otomatik olarak yapılabilir.Bununla birlikte, bu şartname, bu tür otomatik seçim için herhangi bir standardı tanımlamaz.</text:span></text:p>
      <text:p text:style-name="P41"><text:span text:style-name="T15">Yanıt kabul edilemezse, bir kullanıcı aracısı geçici olarak daha fazla veri almayı durdurmalı ve kullanıcıyı başka işlemler hakkında karar almak için sorgulamalıdır.</text:span><text:bookmark text:name="sec10.4.8"/><text:span text:style-name="T15"><text:line-break/><text:line-break/>10.4.8 407 Proxy Kimlik Doğrulaması Gerekli --</text:span><text:span text:style-name="T26">&gt; </text:span><text:span text:style-name="T15">Bu kod 401'e (Yetkisiz) benzer, ancak müşterinin önce proxy ile kendisini doğrulaması gerektiğini belirtir. Proxy, talep edilen kaynak için proxy'ye uygulanan bir meydan okuma içeren bir Proxy-Authenticate başlık alanı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33" text:style-name="Internet_20_link" text:visited-style-name="Visited_20_Internet_20_Link">14.33</text:a><text:span text:style-name="T15"> ) döndürmelidir. Müşteri, isteği uygun bir Proxy-Authorization başlık alanıyla tekrar eder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34" text:style-name="Internet_20_link" text:visited-style-name="Visited_20_Internet_20_Link">14.34</text:a><text:span text:style-name="T15"> ). HTTP erişim doğrulama "HTTP Kimlik Doğrulama: Temel ve Özet Erişim Kimlik Doğrulama" </text:span><text:a xlink:type="simple" xlink:href="https://translate.googleusercontent.com/translate_c?depth=1&amp;rurl=translate.google.com&amp;sl=en&amp;sp=nmt4&amp;tl=tr&amp;u=https://www.w3.org/Protocols/rfc2616/rfc2616-sec17.html&amp;xid=17259,15700022,15700186,15700190,15700256,15700259,15700262,15700265&amp;usg=ALkJrhjqXmBfaLdHrYfhErmrAe8UKhz0FA#bib43" text:style-name="Internet_20_link" text:visited-style-name="Visited_20_Internet_20_Link">[43]</text:a><text:span text:style-name="T15"> bölümünde açıklanmıştır.</text:span></text:p>
      <text:h text:style-name="P8" text:outline-level="3"><text:bookmark text:name="sec10.4.9"/><text:soft-page-break/>10.4.9 408 İstek Zaman Aşımı --<text:span text:style-name="T71">&gt; </text:span>İstemci, sunucunun beklemeye hazır olduğu süre içinde bir istek üretmedi. Müşteri, isteği daha sonra herhangi bir zamanda, değişiklik yapmadan tekrarlayabilir.</text:h>
      <text:h text:style-name="P8" text:outline-level="3"><text:bookmark text:name="sec10.4.10"/>10.4.10 409 Uyuşmazlık --<text:span text:style-name="T72">&gt; </text:span>İstek, kaynağın mevcut durumu ile bir çakışma nedeniyle tamamlanamadı. Bu koda yalnızca kullanıcının anlaşmazlığı çözmesi ve isteği yeniden göndermesi beklenen durumlarda izin verilir.Tepki gövdesi yeterince içermelidir</text:h>
      <text:p text:style-name="P45">Kullanıcının çatışma kaynağını tanıması için bilgi. İdeal olarak, yanıt varlığı, sorunu çözmesi için kullanıcı veya kullanıcı aracısı için yeterli bilgiyi içerecektir; ancak, bu mümkün olmayabilir ve gerekli değildir.</text:p>
      <text:p text:style-name="P45">Bir PUT isteğine cevaben uyuşmazlıkların ortaya çıkması daha olasıdır. Örneğin, sürüm kullanılıyorsa ve PUT olan varlık daha önceki (üçüncü taraf) bir istekte bulunanlarla çakışan bir kaynaktan yapılan değişiklikleri içeriyorsa, sunucu isteği tamamlayamayacağını belirtmek için 409 yanıtını kullanabilir . Bu durumda, cevap varlığı büyük olasılıkla iki versiyon arasındaki cevapların Content-Type tarafından tanımlanan formatta bir listesini içerir.</text:p>
      <text:h text:style-name="P8" text:outline-level="3"><text:bookmark text:name="sec10.4.11"/>10.4.11 410 Gitti --<text:span text:style-name="T73">&gt; </text:span>İstenen kaynak sunucuda artık mevcut değil ve iletme adresi bilinmiyor. Bu durumun kalıcı olduğu düşünülüyor. Bağlantı düzenleme özelliğine sahip istemciler, kullanıcı onayından sonra Request-URI'ye yapılan referansları siler. Sunucu, durumun kalıcı olup olmadığını belirleme veya bilmiyorsa bilmiyorsa, durum kodu 404 (Bulunamadı) yerine kullanılmalıdır. Aksi belirtilmedikçe bu tepki önbelleklenebilir.</text:h>
      <text:p text:style-name="P45">410 yanıtı öncelikle alıcıya kaynağın kasıtlı olarak kullanılamadığını ve sunucu sahiplerinin bu kaynağa yapılan uzak bağlantıların kaldırılmasını istediğini bildirerek web bakım görevine yardımcı olmayı amaçlamaktadır. Bu tür bir olay, sınırlı bir süre için, promosyon hizmetleri ve artık sunucuda çalışmayan kişilere ait kaynaklar için yaygındır. Kalıcı olarak kullanılamayan tüm kaynakları "gitmiş" olarak işaretlemek veya herhangi bir süre için işareti tutmak gerekli değildir - bu sunucu sahibinin takdirine bırakılmıştır.</text:p>
      <text:h text:style-name="P8" text:outline-level="3"><text:bookmark text:name="sec10.4.12"/>10.4.12 411 Uzunluk Gerekli --<text:span text:style-name="T74">&gt; </text:span>Sunucu, isteği tanımlanmış bir İçerik Uzunluğu olmadan kabul etmeyi reddediyor. İstemci, istek iletisindeki ileti gövdesinin uzunluğunu içeren geçerli bir Content-Length başlık alanı eklerse, isteği tekrarlayabilir.</text:h>
      <text:h text:style-name="P8" text:outline-level="3"><text:bookmark text:name="sec10.4.13"/>10.4.13 412 Önkoşul Başarısız --<text:span text:style-name="T75">&gt; </text:span>Bir veya daha fazla istek başlığı alanlarındaki önkoşul, sunucuda test edildiğinde yanlış olarak değerlendirildi. Bu yanıt kodu, müşterinin mevcut kaynak metainformasyonuna önkoşullar koymasını (başlık alanı verileri) ve böylece istenen yöntemin amaçlanandan başka bir kaynağa uygulanmasını önler.</text:h>
      <text:h text:style-name="P8" text:outline-level="3"><text:bookmark text:name="sec10.4.14"/>10.4.14 413 Varlık Çok Büyük İsteği --<text:span text:style-name="T76">&gt; </text:span>Sunucu, bir isteği işleme koymayı reddettiğinden istek isteği işleme koymayı reddetti. Sunucu, istemcinin isteğine devam etmesini önlemek için bağlantıyı MAYIS kapatın.</text:h>
      <text:p text:style-name="P45">Koşul geçici ise, sunucu geçici olduğunu belirtmek için bir Tekrar dene- sonra başlık alanını içermelidir ve istemcinin tekrar deneyebileceği saatten sonra.</text:p>
      <text:h text:style-name="P8" text:outline-level="3"><text:bookmark text:name="sec10.4.15"/>10.4.15 414 İstek-URI Çok Uzun --<text:span text:style-name="T77">&gt; </text:span>Sunucu, talebe hizmet vermeyi reddediyor, çünkü İstek URI'si sunucunun yorumlamak istediğinden daha uzun. Bu nadir durumun yalnızca, bir müşteri bir POST isteğini, uzun sorgu bilgisine sahip bir POST isteğini hatalı bir GET isteğine dönüştürdüğünde, müşteri yeniden yönlendirmenin bir URI "kara deliğine" (örn. Yönlendirilen bir URI öneki) indiğinde ortaya çıkabilir kendisinin bir eki) veya sunucu, İstek Sunucusu'nu okumak veya değiştirmek için sabit uzunlukta arabellekleri kullanarak bazı sunucularda bulunan güvenlik deliklerinden yararlanmaya çalışan bir istemci tarafından saldırı altında olduğunda.</text:h>
      <text:h text:style-name="P8" text:outline-level="3"><text:bookmark text:name="sec10.4.16"/>10.4.16 415 Desteklenmeyen Medya Türü --<text:span text:style-name="T78">&gt; </text:span>Sunucu, talebe hizmet vermeyi reddediyor, çünkü isteğin varlığı istenen yöntem için istenen kaynak tarafından desteklenmeyen bir formatta.</text:h>
      <text:h text:style-name="P8" text:outline-level="3"><text:bookmark text:name="sec10.4.17"/>10.4.17 416 İstenen Menzil Memnun Değil --<text:span text:style-name="T79">&gt; </text:span>Bir sunucu bir Range istek başlığı alanı içeriyorsa (bölüm 14.35) ve bu alandaki dizi belirtici değerlerin hiçbiri seçilen kaynağın geçerli kapsamıyla çakışmıyorsa ve sunucu bu durum koduyla bir yanıt döndürmelidir. bir If-Range istek başlığı alanı içerir. (Bayt aralıkları için, bu, tüm bayt aralığı özellik değerlerinin ilk baytının seçilen kaynağın geçerli uzunluğundan daha büyük olduğu anlamına gelir.)</text:h>
      <text:p text:style-name="P41"><text:span text:style-name="T15">Bu durum kodu bir bayt aralığı isteği için döndürüldüğünde, yanıt, seçilen kaynağın geçerli uzunluğunu belirten bir İçerik Aralığı varlık başlığı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16" text:style-name="Internet_20_link" text:visited-style-name="Visited_20_Internet_20_Link">içermelidir</text:a><text:span text:style-name="T15"> (bkz.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16" text:style-name="Internet_20_link" text:visited-style-name="Visited_20_Internet_20_Link">14.16</text:a><text:span text:style-name="T15"> ). Bu yanıt çok sayfalı / bayt içerik türünü KULLANMAMALIDIR.</text:span></text:p>
      <text:h text:style-name="P8" text:outline-level="3"><text:bookmark text:name="sec10.4.18"/><text:soft-page-break/>10.4.18 417 Beklenti Başarısız Oldu --<text:span text:style-name="T80">&gt; </text:span>Bir Beklenti istek başlığı alanında verilen beklenti (bkz. Bölüm 14.20) bu sunucu tarafından karşılanamadı veya sunucu bir proxy ise, sunucunun isteğin bir sonraki atlama sunucusu tarafından karşılanamayacağına dair kesin kanıtlar var .</text:h>
      <text:h text:style-name="P8" text:outline-level="3"><text:bookmark text:name="sec10.5"/>10.5 Sunucu Hatası 5xx --<text:span text:style-name="T81">&gt; </text:span>"5" rakamıyla başlayan yanıt durum kodları, sunucunun isteğinin yerine getirilemediğini veya yetersiz olduğunu bildiği durumları belirtir. HEAD isteğine cevap verme dışında, sunucu, hata durumunun açıklamasını ve bunun geçici mi yoksa kalıcı bir durum mu olduğunu içeren bir varlık içermelidir. Kullanıcı aracıları, kullanıcıya dahil olan herhangi bir varlığı görüntüler. Bu yanıt kodları herhangi bir istek yöntemine uygulanabilir.</text:h>
      <text:h text:style-name="P8" text:outline-level="3"><text:bookmark text:name="sec10.5.1"/>10.5.1 500 Dahili Sunucu Hatası --<text:span text:style-name="T82">&gt; </text:span>Sunucu, isteği yerine getirmesini engelleyen beklenmeyen bir koşulla karşılaştı.</text:h>
      <text:h text:style-name="P8" text:outline-level="3"><text:bookmark text:name="sec10.5.2"/>10.5.2 501 Uygulanmadı --<text:span text:style-name="T83">&gt; </text:span>Sunucu isteği yerine getirmek için gereken işlevselliği desteklemiyor. Sunucu, istek yöntemini tanımadığında ve herhangi bir kaynak için destekleyemediğinde uygun yanıt budur.</text:h>
      <text:h text:style-name="P8" text:outline-level="3"><text:bookmark text:name="sec10.5.3"/>10.5.3 502 Kötü Ağ Geçidi --<text:span text:style-name="T84">&gt; </text:span>Sunucu, bir ağ geçidi veya proxy görevi görürken, isteği yerine getirmeye çalışırken eriştiği yukarı akış sunucusundan geçersiz bir yanıt aldı.</text:h>
      <text:h text:style-name="P8" text:outline-level="3"><text:bookmark text:name="sec10.5.4"/>10.5.4 503 Hizmet Kullanılamıyor --<text:span text:style-name="T85">&gt; </text:span>Sunucu şu anda sunucunun geçici olarak aşırı yüklenmesi veya bakımı nedeniyle istekleri yerine getiremiyor. Bunun anlamı, bir gecikmeden sonra hafifletilecek olan geçici bir durumdur.Eğer biliniyorsa, MAY gecikmesinin uzunluğu bir Retry-After başlığında belirtilebilir. Yeniden denedikten sonra verilmezse, müşteri 500 yanıt için olduğu gibi yanıtı yanıtlamalıdır.</text:h>
      <text:p text:style-name="P24"><text:bookmark text:name="sec10.5.5"/><text:span text:style-name="T2">10.5.5 504 Ağ Geçidi Zaman Aşımı --</text:span><text:span text:style-name="T10">&gt; </text:span><text:span text:style-name="T2">Sunucu, bir ağ geçidi veya proxy görevi görürken, URI (örn. HTTP, FTP, LDAP) veya tamamlama girişimi için erişmek için gereken diğer yardımcı sunucudan (örn. DNS) belirtilen yukarı akış sunucusundan zamanında bir yanıt alamadı. talep.</text:span></text:p>
      <text:h text:style-name="P14" text:outline-level="3"><text:bookmark text:name="sec10.5.6"/><text:span text:style-name="T15">10.5.6 505 HTTP Sürümü Desteklenmiyor --</text:span><text:span text:style-name="T27">&gt; </text:span><text:span text:style-name="T15">Sunucu, istek mesajında ​​kullanılan HTTP protokolü sürümünü desteklemiyor veya desteklemeyi reddediyor. Sunucu, bu hata mesajından başka bölüm </text:span><text:a xlink:type="simple" xlink:href="https://translate.googleusercontent.com/translate_c?depth=1&amp;rurl=translate.google.com&amp;sl=en&amp;sp=nmt4&amp;tl=tr&amp;u=https://www.w3.org/Protocols/rfc2616/rfc2616-sec3.html&amp;xid=17259,15700022,15700186,15700190,15700256,15700259,15700262,15700265&amp;usg=ALkJrhj8Gvtboibn-kKB0x4mC03RDfHjaQ#sec3.1" text:style-name="Internet_20_link" text:visited-style-name="Visited_20_Internet_20_Link">3.1'de</text:a><text:span text:style-name="T15"> açıklandığı gibi istemciyle aynı ana sürümü kullanarak isteği tamamlayamadığını veya isteksiz olduğunu gösteriyor. Yanıt, bu sürümün neden desteklenmediğini ve bu protokol tarafından hangi protokollerin desteklendiğini açıklayan bir varlık içermelidir.</text:span></text:h>
      <text:p text:style-name="P39"/>
      <text:h text:style-name="P2" text:outline-level="2"><text:bookmark text:name="sec11"/>1<text:span text:style-name="T37">1 Erişim Doğrulama</text:span></text:h>
      <text:p text:style-name="P41"><text:span text:style-name="T15">HTTP, bir müşteri tarafından talep etmek için bir sunucu tarafından ve bir kimlik doğrulama bilgisi sağlamak için bir müşteri tarafından kullanılabilecek bir dizi OPSİYONEL meydan okuma kimlik doğrulama mekanizması sağlar. Erişim kimlik doğrulaması için genel çerçeve ve "temel" ve "özet" kimlik doğrulamasının belirtilmesi "HTTP Kimlik Doğrulaması: Temel ve Özet Erişim Kimlik Doğrulaması"</text:span><text:a xlink:type="simple" xlink:href="https://translate.googleusercontent.com/translate_c?depth=1&amp;rurl=translate.google.com&amp;sl=en&amp;sp=nmt4&amp;tl=tr&amp;u=https://www.w3.org/Protocols/rfc2616/rfc2616-sec17.html&amp;xid=17259,15700022,15700186,15700190,15700256,15700259,15700262,15700265&amp;usg=ALkJrhjqXmBfaLdHrYfhErmrAe8UKhz0FA#bib43" text:style-name="Internet_20_link" text:visited-style-name="Visited_20_Internet_20_Link"> 'de belirtilmiştir</text:a><text:span text:style-name="T15"> . Bu şartname, "şartname" ve "referanslar" tanımlarını bu şartnameden benimsemiştir.</text:span></text:p>
      <text:p text:style-name="P39"/>
      <text:h text:style-name="P3" text:outline-level="2"><text:bookmark text:name="sec12"/>12 İçerik Müzakere</text:h>
      <text:p text:style-name="P50"><text:span text:style-name="T2">Çoğu HTTP yanıtı, bir insan kullanıcısı tarafından yorumlanması için bilgi içeren bir varlık içerir. Doğal olarak, kullanıcıya talebe karşılık gelen "mevcut en iyi" varlık temin etmek istenir.Maalesef, sunucular ve önbellekler için, tüm kullanıcılar "en iyi" olanla aynı tercihlere sahip değildir ve tüm kullanıcı aracıları tüm varlık türlerini aynı anda oluşturamaz. Bu nedenle, HTTP, “içerik müzakere” için çeşitli mekanizmalar için hükümler içermektedir - birden fazla temsil olduğunda, belirli bir yanıt için en iyi gösterimi seçme süreci.</text:span></text:p>
      <text:p text:style-name="P45">Bir işletme kuruluşu içeren herhangi bir cevap, hata yanıtları da dahil olmak üzere müzakereye tabi olabilir.</text:p>
      <text:p text:style-name="P45">HTTP'de mümkün olabilecek iki tür içerik görüşmesi vardır: sunucu odaklı ve aracı odaklı müzakere. Bu iki tür müzakere ortogonaldir ve bu nedenle ayrı olarak veya kombinasyon halinde kullanılabilir. Şeffaf müzakere olarak adlandırılan bir kombinasyon yöntemi, bir önbellek, sonraki istekler için sunucu güdümlü müzakere sağlamak amacıyla, kaynak sunucu tarafından sağlanan aracıya dayalı müzakere bilgilerini kullandığında ortaya çıkar.</text:p>
      <text:h text:style-name="P8" text:outline-level="3"><text:bookmark text:name="sec12.1"/>12.1 Sunucu odaklı Müzakere</text:h>
      <text:p text:style-name="P45">Bir yanıt için en iyi gösterimin seçimi, sunucuda bulunan bir algoritma tarafından yapılırsa, sunucuya dayalı anlaşma olarak adlandırılır. Seçim, cevabın mevcut temsillerine (talep edebileceği boyutlar; örneğin, dil, içerik kodlama, vb.) Ve talep mesajındaki veya başlıktaki belirli başlık alanlarının içeriğine dayanarak (talep ile ilgili diğer bilgilere dayanarak) yapılır. müşterinin ağ adresi olarak).</text:p>
      <text:p text:style-name="P45">Mevcut temsiller arasından seçim yapmak için olan algoritmanın kullanıcı aracısına tarif etmesi zor olduğunda ya da sunucu "en iyi tahminini" müşteriye ilk yanıtla birlikte göndermek istediğinde (bunu önlemek umuduyla) sunucu odaklı pazarlık avantajlıdır. "en iyi tahmin" kullanıcı için yeterince iyiyse, bir sonraki isteğin gidiş dönüş gecikmesi). Sunucunun tahminini iyileştirmek için, kullanıcı aracısı MAY, böyle bir yanıt için tercihlerini tanımlayan istek başlık alanlarını (Kabul, Kabul-Dil, Kabul-Kodlama vb.) İçerir.</text:p>
      <text:p text:style-name="P45"><text:soft-page-break/>Sunucu odaklı pazarlığın dezavantajları:</text:p>
      <text:p text:style-name="P24"><text:s text:c="2"/><text:span text:style-name="T2">1. Sunucunun neyi doğru şekilde belirlemesi imkansızdır.</text:span></text:p>
      <text:p text:style-name="P22"><text:s text:c="10"/><text:span text:style-name="T2">gerektirdiği için herhangi bir kullanıcı için "en iyi" olabilir, çünkü</text:span></text:p>
      <text:p text:style-name="P22"><text:s text:c="10"/><text:span text:style-name="T2">Her iki kullanıcı aracısının yetenekleri hakkında tam bilgi sahibi olmak</text:span></text:p>
      <text:p text:style-name="P22"><text:s text:c="10"/><text:span text:style-name="T2">ve cevap için amaçlanan kullanımı (örneğin, kullanıcı istiyor mu?</text:span></text:p>
      <text:p text:style-name="P32"><text:s text:c="10"/><text:span text:style-name="T2">Ekranda görüntülemek veya kağıda yazdırmak için?).</text:span></text:p>
      <text:p text:style-name="P24"><text:s text:c="2"/><text:span text:style-name="T2">2. Her kullanıcı için kullanıcı aracısını yeteneklerini tanımlamak.</text:span></text:p>
      <text:p text:style-name="P22"><text:s text:c="10"/><text:span text:style-name="T2">istek her ikisi de çok verimsiz olabilir (yalnızca küçük</text:span></text:p>
      <text:p text:style-name="P22"><text:s text:c="10"/><text:span text:style-name="T2">Yanıtların yüzdesi birden fazla gösterime sahiptir) ve</text:span></text:p>
      <text:p text:style-name="P32"><text:s text:c="10"/><text:span text:style-name="T2">kullanıcının gizliliğinin olası ihlali.</text:span></text:p>
      <text:p text:style-name="P24"><text:s text:c="2"/><text:span text:style-name="T2">3. Orijin sunucusunun ve</text:span> <text:span text:style-name="T2">bir talebe cevap üretmek için algoritmalar.</text:span></text:p>
      <text:p text:style-name="P24"><text:s text:c="2"/><text:span text:style-name="T2">4. Genel önbelleğin aynı yanıtı kullanma yeteneğini sınırlayabilir Birden fazla kullanıcının istekleri için.</text:span></text:p>
      <text:p text:style-name="P41"><text:span text:style-name="T15"/></text:p>
      <text:p text:style-name="P41"><text:span text:style-name="T15">HTTP / 1.1, kullanıcı aracısı özelliklerinin ve kullanıcı tercihlerinin açıklaması yoluyla sunucu güdümlü müzakereyi etkinleştirmek için aşağıdaki istek başlığı alanlarını içerir: Kabul Et , Kabul Etme Karakteri, Kabul Etme Kodlama , Kabul Etme- Dil ve Kullanıcı Temsilcisi. Bununla birlikte, bir başlangıç ​​sunucusu bu boyutlarla sınırlı değildir ve istek başlık alanları dışındaki ya da bu özellik tarafından tanımlanmayan uzantı başlık alanları içindeki bilgiler dahil olmak üzere isteğin herhangi bir yönüne göre yanıtı değiştirebilir.</text:span></text:p>
      <text:p text:style-name="P41"><text:span text:style-name="T15">Vary başlık alanı, sunucunun sunucu odaklı görüşmeye tabi olan bir gösterimi seçmek için kullandığı parametreleri ifade etmek için kullanılabilir.</text:span></text:p>
      <text:h text:style-name="P8" text:outline-level="3"><text:bookmark text:name="sec12.2"/>12.2 Ajan odaklı Müzakere</text:h>
      <text:p text:style-name="P45">Temsilci odaklı görüşmelerde, bir yanıt için en iyi gösterimin seçimi, menşe sunucusundan bir ilk yanıt alındıktan sonra kullanıcı aracısı tarafından gerçekleştirilir. Seçim, her biri kendi URI'sı tarafından tanımlanmış olan, başlık alanları veya başlangıç ​​cevabının birim gövdesi içinde yer alan cevabın mevcut sunumlarının bir listesine dayanır. Gösterimler arasından seçim, otomatik olarak (eğer kullanıcı aracısı yapabiliyorsa) veya elle oluşturulan (muhtemelen köprü metni) menüden seçim yapan kullanıcı tarafından gerçekleştirilebilir.</text:p>
      <text:p text:style-name="P45">Temsilci odaklı görüşme, yanıt, yaygın olarak kullanılan boyutlara (tür, dil veya kodlama gibi) göre değişiklik gösterdiğinde, kaynak sunucu, bir kullanıcının temsilcisinin talebi inceleme yeteneklerini belirleyemediğinde ve genel olarak kamu önbellekleri olduğunda avantajlıdır. Sunucu yükünü dağıtmak ve ağ kullanımını azaltmak için kullanılır.</text:p>
      <text:p text:style-name="P45">Ajan odaklı müzakere, en iyi alternatif gösterimi elde etmek için ikinci bir talebe ihtiyaç duymanın dezavantajından muzdariptir. Bu ikinci istek, yalnızca önbellekleme kullanıldığında etkilidir. Ek olarak, bu şartname, otomatik seçimi desteklemek için herhangi bir mekanizma tanımlamaz, ancak bu tür bir mekanizmanın bir uzantı olarak geliştirilmesini ve HTTP / 1.1 içerisinde kullanılmasını önlemez.</text:p>
      <text:p text:style-name="P45">HTTP / 1.1, sunucu isteksiz olduğunda veya sunucu odaklı görüşmeyi kullanarak değişken bir yanıt veremediğinde, aracıya dayalı müzakereyi etkinleştirmek için 300 (Çoklu Seçenek) ve 406 (Kabul Edilemez) durum kodlarını tanımlar.</text:p>
      <text:h text:style-name="P8" text:outline-level="3"><text:bookmark text:name="sec12.3"/>12.3 Şeffaf Müzakere</text:h>
      <text:p text:style-name="P45">Şeffaf müzakere hem sunucu hem de aracı odaklı müzakerenin bir birleşimidir. Bir önbellek, yanıtın (temsilci odaklı pazarlıkta olduğu gibi) mevcut sunumların bir listesini içeren bir form ile sağlandığında ve varyansın boyutları önbellek tarafından tamamen anlaşıldığında, önbellek adına sunucu odaklı pazarlık yapabilir. Kaynak sunucudan sonradan gelen istekler için kaynak sunucu.</text:p>
      <text:p text:style-name="P45">Şeffaf müzakere, orijin sunucusundan aksi takdirde talep edilecek olan müzakere çalışmasını dağıtma ve ayrıca önbellek doğru cevabı doğru bir şekilde tahmin edebildiğinde, aracı odaklı pazarlığın ikinci istek gecikmesini kaldırma avantajına sahiptir.</text:p>
      <text:p text:style-name="P45">Bu şartname, şeffaf müzakere için herhangi bir mekanizma tanımlamaz, ancak bu tür bir mekanizmanın HTTP / 1.1 içerisinde kullanılabilecek bir uzantı olarak geliştirilmesini de engellemez.</text:p>
      <text:p text:style-name="P39"/>
      <text:p text:style-name="P39"/>
      <text:p text:style-name="P39"/>
      <text:p text:style-name="P39"/>
      <text:p text:style-name="P39"/>
      <text:p text:style-name="P39"/>
      <text:p text:style-name="P39"/>
      <text:p text:style-name="P39"/>
      <text:p text:style-name="P39"/>
      <text:h text:style-name="P4" text:outline-level="2"><text:bookmark text:name="sec13"/><text:soft-page-break/><text:span text:style-name="T1">13 HTTP’de Önbellekleme --&gt; </text:span>HTTP, tipik olarak, yanıt önbelleklerinin kullanılmasıyla performansın geliştirilebileceği dağıtılmış bilgi sistemleri için kullanılır. HTTP / 1.1 protokolü, önbelleğe almayı olabildiğince iyi çalışmasını amaçlayan bir dizi öğe içerir. Bu unsurlar protokolün diğer yönlerinden ayrılamaz olduğundan ve birbirleriyle etkileşime girdiklerinden, HTTP'nin temel önbelleğe alma tasarımını, yöntemlerin, başlıkların, yanıt kodlarının, vb. Ayrıntılı açıklamalarından ayrı olarak tanımlamakta fayda vardır.</text:h>
      <text:p text:style-name="P41"><text:span text:style-name="T15">Önbelleğe alma, performansı önemli ölçüde iyileştirmediyse işe yaramaz. HTTP / 1.1’de önbelleğe almanın amacı, birçok durumda istek gönderme gereksinimini ortadan kaldırmak ve diğer birçok durumda tam yanıt gönderme gereksinimini ortadan kaldırmaktır. İlki, birçok işlem için gereken ağ gezintilerinin sayısını azaltır; bu amaçla bir "son kullanma" mekanizması kullanıyoruz (bkz. bölüm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2" text:style-name="Internet_20_link" text:visited-style-name="Visited_20_Internet_20_Link">13.2</text:a><text:span text:style-name="T15"> ). Sonuncusu ağ bant genişliği gereksinimlerini azaltır; bu amaçla bir "doğrulama" mekanizması kullanıyoruz (bkz. bölüm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3" text:style-name="Internet_20_link" text:visited-style-name="Visited_20_Internet_20_Link">13.3</text:a><text:span text:style-name="T15"> ).</text:span></text:p>
      <text:p text:style-name="P45">Performans, kullanılabilirlik ve bağlantısız çalışma gereklilikleri anlamsal şeffaflık hedefini gevşetmemizi gerektirir. HTTP / 1.1 protokolü kaynak sunuculara, önbelleklere,</text:p>
      <text:p text:style-name="P45">ve gerektiğinde şeffaflığı açıkça azaltmak için müşteriler. Bununla birlikte, saydam olmayan işlem uzman olmayan kullanıcıları şaşırtabildiğinden ve belirli sunucu uygulamalarıyla (mal siparişi verenler gibi) uyumsuz olabileceğinden, protokol şeffaflığın gevşetilmesini gerektirir</text:p>
      <text:p text:style-name="P24"><text:s text:c="2"/><text:span text:style-name="T2">- yalnızca, tarafından rahatlatıldığında açık bir protokol seviyesi isteği ile</text:span></text:p>
      <text:p text:style-name="P32"><text:s text:c="9"/><text:span text:style-name="T2">istemci veya kaynak sunucu</text:span></text:p>
      <text:p text:style-name="P24"><text:s text:c="2"/><text:span text:style-name="T2">- sadece son kullanıcılara gevşetildiğinde açık bir uyarıyla</text:span></text:p>
      <text:p text:style-name="P32"><text:s text:c="9"/><text:span text:style-name="T2">önbellek veya müşteri</text:span></text:p>
      <text:p text:style-name="P45">Bu nedenle, HTTP / 1.1 protokolü şu önemli unsurları sağlar:</text:p>
      <text:p text:style-name="P24"><text:s text:c="2"/><text:span text:style-name="T2">1. Ne zaman tam anlamsal şeffaflık sağlayan protokol özellikleri</text:span></text:p>
      <text:p text:style-name="P32"><text:s text:c="10"/><text:span text:style-name="T2">bu tüm taraflarca istenmektedir.</text:span></text:p>
      <text:p text:style-name="P24"><text:s text:c="2"/><text:span text:style-name="T2">2. Kaynak sunucu veya kullanıcı aracısına izin veren protokol özellikleri</text:span></text:p>
      <text:p text:style-name="P32"><text:s text:c="10"/><text:span text:style-name="T2">açıkça saydam olmayan işlemi talep et ve kontrol et.</text:span></text:p>
      <text:p text:style-name="P24"><text:s text:c="2"/><text:span text:style-name="T2">3. Bir önbellekte uyarılar eklemenizi sağlayan protokol özellikleri</text:span></text:p>
      <text:p text:style-name="P22"><text:s text:c="10"/><text:span text:style-name="T2">istenen yaklaşımı koruyamayan yanıtları</text:span></text:p>
      <text:p text:style-name="P32"><text:s text:c="10"/><text:span text:style-name="T2">anlamsal şeffaflık.</text:span></text:p>
      <text:p text:style-name="P50"><text:span text:style-name="T2">Temel bir ilke, müşterilerin semantik şeffaflığın olası herhangi bir rahatlamasını tespit etmesinin mümkün olması gerektiğidir.</text:span></text:p>
      <text:h text:style-name="P8" text:outline-level="3"><text:bookmark text:name="sec13.1.1"/>13.1.1 Önbellek Düzeltme</text:h>
      <text:p text:style-name="P41"><text:span text:style-name="T15">Doğru önbellek, aşağıdaki koşullardan birini karşılayan, isteğe uygun önbellek tarafından tutulan en güncel yanıtı olan bir talebe yanıt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2.5" text:style-name="Internet_20_link" text:visited-style-name="Visited_20_Internet_20_Link">vermelidir</text:a><text:span text:style-name="T15"> </text:span></text:p>
      <text:p text:style-name="P45">Önbellek başlangıç ​​sunucusuyla iletişim kuramıyorsa, yanıt önbellekten doğru bir şekilde sunulabiliyorsa, doğru bir önbellek yukarıdaki gibi yanıtlamalıdır; değilse, bir iletişim hatası olduğunu belirten bir hata ya da uyarı vermemelidir.</text:p>
      <text:p text:style-name="P45">Bir önbellek normalde talep eden istemciye ileteceği bir yanıt (tam bir yanıt veya 304 (Değiştirilmemiş)) yanıtı alırsa ve alınan yanıt artık taze değilse, önbellek istemeden istemciye iletmelidir yeni bir Uyarı eklemek (ancak mevcut Uyarı başlıklarını kaldırmadan). Bir önbellek, cevabı geçiş sırasında eski hale geldiği için bir yanıtı yeniden doğrulamaya çalışmamalıdır; bu sonsuz bir döngüye yol açabilir. Uyarı OLMADAN eski bir yanıt alan bir kullanıcı aracısı, kullanıcıya bir uyarı göstergesi gösterebilir.</text:p>
      <text:h text:style-name="P8" text:outline-level="3"><text:bookmark text:name="sec13.1.2"/>13.1.2 Uyarılar</text:h>
      <text:p text:style-name="P41"><text:span text:style-name="T15">Bir önbellek ne ilk elden ne de "yeterince taze" (bölüm 13.1.1'deki koşul 2 anlamında) bir yanıt vermezse, bir uyarı genel başlığı kullanarak, bu etkiye bir uyarı eklemek zorundadır. Uyarı başlığı ve tanımlanmış olan uyarılar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46" text:style-name="Internet_20_link" text:visited-style-name="Visited_20_Internet_20_Link">14.46'da</text:a><text:span text:style-name="T15"> açıklanmaktadır. Uyarı, müşterilerin uygun önlem almalarını sağlar.</text:span></text:p>
      <text:p text:style-name="P45">Uyarılar hem önbellekle ilgili hem de başka amaçlarla başka amaçlarla kullanılabilir. Bir hata durumu kodu yerine bir uyarının kullanılması, bu yanıtları gerçek hatalardan ayırır.</text:p>
      <text:p text:style-name="P45">Uyarılara üç haneli uyarı kodları atanır. İlk hane, Başarılı bir validasyondan sonra Uyarı'nın ZORUNLU veya ZORUNLU DEĞERLENDİRİLMESİNİ belirtir:</text:p>
      <text:p text:style-name="P45">1xx Yanıtın tazeliğini veya yeniden validasyon durumunu tanımlayan uyarılar ve bu nedenle başarılı bir validasyondan sonra silinmesi GEREKİR. 1XX uyarı kodları, önbellek tarafından yalnızca önbellek girişi doğrulanırken üretilebilir. Müşteriler tarafından üretilmemelidir.</text:p>
      <text:p text:style-name="P41"><text:soft-page-break/><text:span text:style-name="T15">2xx İşletme kuruluşunun veya işletme başlıklarının, bir yeniden değerleme ile düzeltilmeyen (örneğin, işletme kuruluşlarının kaybedilmiş bir sıkıştırması) bazı yönlerini tanımlayan ve başarılı bir yeniden değerlemeden sonra silinmemesi gereken uyarılar.</text:span></text:p>
      <text:p text:style-name="P45">HTTP / 1.0 önbellekleri, tüm Uyarıları ilk kategoridekileri silmeden yanıtlarda önbelleğe alır. HTTP / 1.0 önbelleklerine verilen yanıtlardaki uyarılar, gelecekteki bir HTTP / 1.1 alıcısının hatalı bir şekilde önbelleğe alınmış Uyarıya inanmasını önleyen ek bir uyarı tarihi alanı taşır.</text:p>
      <text:p text:style-name="P45">Uyarılar ayrıca bir uyarı metni taşır. Metin uygun bir dilde olabilir (belki de müşterinin Kabul başlıklarına göre) ve hangi karakter kümesinin kullanıldığına dair SEÇENEKLİ bir gösterge içerir.</text:p>
      <text:p text:style-name="P45">Birden fazla uyarı Aynı kod numarasına sahip birden fazla uyarı dahil olmak üzere bir yanıta (kaynak sunucu veya önbellek tarafından) eklenebilir. Örneğin, bir sunucu hem İngilizce hem de Baskça metinlerle aynı uyarıyı verebilir.</text:p>
      <text:p text:style-name="P45">Bir cevaba birden çok uyarı eklendiğinde, bunların tümünü kullanıcıya göstermek pratik ya da makul olmayabilir. HTTP'nin bu sürümü, hangi uyarıların görüntüleneceğini ve hangi sırada görüntüleneceğine karar vermek için kesin öncelik kuralları belirtmez, ancak bazı sezgisel taramaları önerir.</text:p>
      <text:h text:style-name="P8" text:outline-level="3"><text:bookmark text:name="sec13.1.3"/>13.1.3 Önbellek Kontrol Mekanizmaları</text:h>
      <text:p text:style-name="P45">HTTP / 1.1'deki temel önbellek mekanizmaları (sunucu tarafından belirtilen son kullanma zamanları ve onaylayıcıları) önbelleklerin dolaylı yönergeleridir. Bazı durumlarda, bir sunucu veya istemcinin HTTP önbelleklerine açık yönergeler sağlaması gerekebilir. Bu amaçla Cache-Control başlığını kullanıyoruz.</text:p>
      <text:p text:style-name="P45">Önbellek Denetimi başlığı, bir istemcinin veya sunucunun isteklerde veya yanıtlarda çeşitli yönergeler iletmesini sağlar. Bu direktifler tipik olarak önbellekleme algoritmalarını geçersiz kılar.Genel bir kural olarak, başlık değerleri arasında belirgin bir çelişki varsa, en kısıtlayıcı yorum uygulanır (yani, anlamsal şeffaflığı korumanın en muhtemel olanı). Ancak,</text:p>
      <text:p text:style-name="P45">Bazı durumlarda, önbellek kontrol yönergeleri açık bir şekilde anlamsal saydamlık yaklaşımının zayıflatılması olarak belirlenir (örneğin, "maksimum" veya "genel").</text:p>
      <text:p text:style-name="P41"><text:span text:style-name="T15">Önbellek kontrol yönergeleri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9" text:style-name="Internet_20_link" text:visited-style-name="Visited_20_Internet_20_Link">14.9'da</text:a><text:span text:style-name="T15"> ayrıntılı olarak açıklanmaktadır.</text:span></text:p>
      <text:h text:style-name="P8" text:outline-level="3"><text:bookmark text:name="sec13.1.4"/>13.1.4 Açık Kullanıcı Temsilcisi Uyarıları</text:h>
      <text:p text:style-name="P45">Birçok kullanıcı aracısı, kullanıcıların temel önbellekleme mekanizmalarını geçersiz kılmalarını sağlar. Örneğin, kullanıcı aracısı, kullanıcının önbelleğe alınmış varlıkların (açıkça bayat olanlar bile) asla doğrulanmadığını belirtmesine izin verebilir. Veya kullanıcı aracısı alışılmış şekilde her isteğe "Önbellek Kontrolü: max-stale = 3600" ekleyebilir. Kullanıcı aracısı, saydam olmayan davranışa veya anormal biçimde etkisiz önbelleklemeye neden olan davranışa varsayılan DEĞİLDİR, ancak kullanıcının açıkça yapacağı bir eylemle bunu yapmak için açıkça yapılandırılabilir.</text:p>
      <text:p text:style-name="P45">Eğer kullanıcı temel önbellekleme mekanizmalarını geçersiz kılmışsa, kullanıcı aracısı, kullanıcıya sunucunun şeffaflık gereksinimlerini karşılamayabilecek bilgilerin (özellikle de görüntülenen varlıkların eski olduğu biliniyorsa) gösterilmesine neden olduğunu açıkça belirtmelidir. Protokol normalde kullanıcı aracısının cevapların eskimiş olup olmadığını belirlemesine izin verdiği için, bu göstergenin sadece bu gerçekleştiğinde gösterilmesi gerekir. Gösterge bir iletişim kutusu olmak zorunda değildir; bir simge (örneğin çürüyen bir balık resmi) veya başka bir gösterge olabilir.</text:p>
      <text:p text:style-name="P45">Kullanıcı, önbellek mekanizmalarını önbelleklerin etkinliğini anormal derecede azaltacak şekilde geçersiz kılsaydı, kullanıcı aracısı sürekli olarak bu durumu kullanıcıya bildirir (örneğin, bir para biriminin resmini alevler içinde göstererek) istemeden aşırı kaynakları tüketmez veya aşırı gecikmeden zarar görmez.</text:p>
      <text:h text:style-name="P8" text:outline-level="3"><text:bookmark text:name="sec13.1.5"/>13.1.5 Kural ve Uyarılara İstisnalar</text:h>
      <text:p text:style-name="P45">Bazı durumlarda, bir önbellek operatörü, istemciler tarafından istenmediğinde bile eski yanıtları döndürecek şekilde yapılandırmayı seçebilir. Bu karar hafifçe alınmamalı, ancak özellikle önbellek kaynak sunucuya zayıf bir şekilde bağlandığında, kullanılabilirlik veya performans nedenleriyle gerekli olabilir. Ne zaman bir önbellek eski bir yanıt verirse, istemci yazılımının kullanıcıyı olası bir sorun olabileceği konusunda uyarmasını sağlayacak şekilde (Uyarı başlığı kullanarak) işaretlemelidir.</text:p>
      <text:p text:style-name="P45">Aynı zamanda, kullanıcı aracısının, birinci elden ya da yeni bir yanıt elde etmek için adımlar atmasını sağlar. Bu nedenle, müşteri bir teknik olarak veya politika nedenleriyle uyulması imkansız olmadıkça açıkça birinci elden veya yeni bir tane talep ederse, önbellek eski bir yanıt vermemelidir.</text:p>
      <text:h text:style-name="P8" text:outline-level="3"><text:bookmark text:name="sec13.1.6"/><text:soft-page-break/>13.1.6 Müşteri Kontrollü Davranış</text:h>
      <text:p text:style-name="P45">Kaynak sunucu (ve daha az bir ölçüde, ara önbellekleri, yanıt yaşına katkısı nedeniyle) son kullanma bilgileri için birincil kaynak olsa da, bazı durumlarda müşterinin bir önbelleği önbelleğe almak isteyip istemediği konusundaki kararını kontrol etmesi gerekebilir doğrulamadan yanıt. İstemciler bunu Cache-Control başlığının birkaç direktifini kullanarak yapar.</text:p>
      <text:p text:style-name="P45">Bir müşterinin isteği, doğrulanmamış bir cevabı kabul etmek için istekli olduğu yaşı belirtebilir. sıfır değeri belirtmek, önbellekleri tüm yanıtları yeniden doğrulamak için zorlar. Bir müşteri aynı zamanda bir cevap süresi dolmadan kalan asgari süreyi de belirleyebilir. Bu seçeneklerin her ikisi de, önbelleklerin davranışındaki kısıtlamaları artırır ve bu nedenle önbellek semantik şeffaflık yaklaşımını daha da gevşetemez.</text:p>
      <text:p text:style-name="P45">Bir müşteri ayrıca, azami miktardaki sıkılığa kadar eski yanıtları kabul edeceğini belirtebilir. Bu, önbellekler üzerindeki kısıtlamaları gevşetir ve köken sunucusunun anlamsal şeffaflık üzerindeki belirtilen kısıtlamalarını ihlal edebilir, ancak bağlantısız çalışmayı veya zayıf bağlantı karşısında yüksek kullanılabilirliği desteklemek için gerekli olabilir.</text:p>
      <text:h text:style-name="P8" text:outline-level="3"><text:bookmark text:name="sec13.2"/>13.2 Süre Sonu Modeli</text:h>
      <text:h text:style-name="P8" text:outline-level="3"><text:bookmark text:name="sec13.2.11"/>13.2.1 Sunucu <text:bookmark text:name="sec13.2.1"/>Tarafından Belirtilen Sona Erme</text:h>
      <text:p text:style-name="P45">HTTP önbelleği, önbelleklerin kaynak sunucuya istek vermekten tamamen kaçınabileceği durumlarda en iyi şekilde çalışır. İstekleri önlemek için birincil mekanizma, kaynak kodlu bir sunucunun gelecekte açık bir son kullanma süresi sağlamasıdır, bu da bir sonraki istekleri yerine getirmek için MAY cevap verilebileceğini gösterir. Başka bir deyişle, bir önbellek önce sunucuya başvurmadan yeni bir yanıt verebilir.</text:p>
      <text:p text:style-name="P45">Beklentimiz, sunucuların, sona erme süresine ulaşılmadan önce, işletmenin belirgin bir şekilde anlamlı bir şekilde değişmeyeceği inancındaki cevaplara gelecekteki kesin sona erme zamanlarını atayacağı yönündedir. Bu normalde, sunucunun son kullanma zamanları dikkatlice seçildiği sürece anlamsal şeffaflığı korur.</text:p>
      <text:p text:style-name="P45">Son kullanma mekanizması yalnızca önbellekten alınan yanıtlar için geçerlidir ve talep eden müşteriye hemen iletilen ilk elden yanıtlar için geçerli değildir.</text:p>
      <text:p text:style-name="P41"><text:span text:style-name="T15">Bir kaynak sunucu, her isteği doğrulamak için anlamsal olarak şeffaf bir önbellek zorlamak isterse, geçmişte açık bir son kullanma süresi atayabilir. Bu, yanıtın her zaman eski olduğu ve bu nedenle önbellek daha sonraki istekler için kullanmadan önce doğrulaması gerektiği anlamına gelir.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9.4" text:style-name="Internet_20_link" text:visited-style-name="Visited_20_Internet_20_Link">Yeniden</text:a><text:span text:style-name="T15"> validasyona zorlamak için daha kısıtlayıcı bir yol için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9.4" text:style-name="Internet_20_link" text:visited-style-name="Visited_20_Internet_20_Link">14.9.4'e</text:a><text:span text:style-name="T15"> bakınız.</text:span></text:p>
      <text:p text:style-name="P41"><text:span text:style-name="T15">Eğer bir kaynak sunucu herhangi bir HTTP / 1.1 önbelleğini zorlamak isterse, nasıl yapılandırıldığına bakılmaksızın, her isteği doğrulamak için "ön elden geçirmeli" önbellek kontrol direktifini kullanmalıdır (bkz.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9" text:style-name="Internet_20_link" text:visited-style-name="Visited_20_Internet_20_Link">14.9</text:a><text:span text:style-name="T15"> ).</text:span></text:p>
      <text:p text:style-name="P45">Sunucular, Expires üstbilgisini veya Cache-Control üstbilgisinin maksimum yaş direktifini kullanarak kesin son kullanma zamanlarını belirtir.</text:p>
      <text:p text:style-name="P41"><text:span text:style-name="T15">Bir kullanıcı aracısını görüntüsünü yenilemeye veya bir kaynağı yeniden yüklemeye zorlamak için bir süre sonu kullanılamaz; anlambilimi yalnızca önbellekleme mekanizmaları için geçerlidir ve bu tür mekanizmalar yalnızca o kaynak için yeni bir istek başlatıldığında bir kaynağın son kullanma durumunu kontrol etmelidir. Önbelleklerle tarih mekanizmaları arasındaki farkın açıklaması için bölüm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13" text:style-name="Internet_20_link" text:visited-style-name="Visited_20_Internet_20_Link">13.13'e</text:a><text:span text:style-name="T15"> bakınız.</text:span></text:p>
      <text:h text:style-name="P8" text:outline-level="3"><text:bookmark text:name="sec13.2.2"/>13.2.2 Sezgisel Sona Erme</text:h>
      <text:p text:style-name="P45">Kökeni sunucular her zaman açık son kullanma zamanları sağlamadığından, HTTP önbellekleri genellikle makul bir son kullanma zamanı tahmin etmek için diğer başlık değerlerini (Son Değiştirme Tarihi gibi) kullanan algoritmalar kullanarak buluşsal son kullanma zamanları atar. HTTP / 1.1 özelliği, belirli algoritmalar sağlamaz, ancak sonuçlarına en kötü durum kısıtlamaları getirir. Sezgisel son kullanma süreleri anlamsal şeffaflığı tehlikeye atabileceğinden, dikkatli kullanılmaları gerekir ve kaynak sunucularını mümkün olduğunca açık son kullanma süreleri sağlamaya teşvik ediyoruz.</text:p>
      <text:h text:style-name="P8" text:outline-level="3"><text:bookmark text:name="sec13.2.3"/>13.2.3 Yaş Hesaplamaları</text:h>
      <text:p text:style-name="P41"><text:span text:style-name="T15">Önbelleğe alınmış bir girişin taze olup olmadığını bilmek için, bir önbelleğin yaşının tazelik ömrünü geçip geçmediğini bilmesi gerekir. İkinci bölümün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2.4" text:style-name="Internet_20_link" text:visited-style-name="Visited_20_Internet_20_Link">13.2.4'te</text:a><text:span text:style-name="T15"> nasıl hesaplanacağını tartışıyoruz; bu bölümde bir yanıtın veya önbellek girişinin yaşının nasıl hesaplanacağı açıklanmaktadır.</text:span></text:p>
      <text:p text:style-name="P41"><text:span text:style-name="T15">Bu tartışmada, "şimdi" terimini "hesaplamayı yapan ana bilgisayardaki saatin geçerli değeri" anlamına gelir. HTTP kullanan, ancak özellikle çalışan kaynak kodlu sunucuları ve önbellekleri barındıran ana bilgisayarlar, saatlerini global olarak doğru bir zaman standardına eşitlemek için NTP </text:span><text:a xlink:type="simple" xlink:href="https://translate.googleusercontent.com/translate_c?depth=1&amp;rurl=translate.google.com&amp;sl=en&amp;sp=nmt4&amp;tl=tr&amp;u=https://www.w3.org/Protocols/rfc2616/rfc2616-sec17.html&amp;xid=17259,15700022,15700186,15700190,15700256,15700259,15700262,15700265&amp;usg=ALkJrhjqXmBfaLdHrYfhErmrAe8UKhz0FA#bib28" text:style-name="Internet_20_link" text:visited-style-name="Visited_20_Internet_20_Link">[28]</text:a><text:span text:style-name="T15"> veya benzeri bir protokol kullanmalıdır.</text:span></text:p>
      <text:p text:style-name="P41"><text:soft-page-break/><text:span text:style-name="T15">HTTP / 1.1, kaynak sunucuların, mümkünse, her yanıtla birlikte, yanıtın oluşturulduğu zamanı vererek bir Tarih başlığı göndermelerini gerektirir (bkz.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18" text:style-name="Internet_20_link" text:visited-style-name="Visited_20_Internet_20_Link">14.18</text:a><text:span text:style-name="T15"> ). Tarih başlığının değerini aritmetik işlemlere uygun bir biçimde göstermek için "date_value" terimini kullanıyoruz.</text:span></text:p>
      <text:p text:style-name="P45">HTTP / 1.1, bir önbellekten alındığında yanıt mesajının tahmini yaşını iletmek için Yaş yanıt başlığını kullanır. Yaş alanı değeri, önbelleğin, yanıtın kaynak sunucu tarafından üretildiğinden ya da yeniden doğrulanmasından bu yana geçen süre miktarına ilişkin tahminidir.</text:p>
      <text:p text:style-name="P45">Temelde, Age değeri, yanıtın orijin sunucusundan gelen yol boyunca her bir önbellekte saklandığı sürenin toplamının yanı sıra, ağ yolları boyunca geçmekte olduğu sürenin toplamıdır.</text:p>
      <text:p text:style-name="P50"><text:span text:style-name="T2">Yaş başlığının değerini aritmetik işlemlere uygun bir biçimde göstermek için "age_value" terimini kullanıyoruz.</text:span></text:p>
      <text:p text:style-name="P45">Alınan bir yanıtın yaşını hesaplamak için iki bağımsız yolumuz olduğuna göre, bunları bir araya getirebiliriz.</text:p>
      <text:p text:style-name="P26"><text:s text:c="2"/><text:span text:style-name="T2">corrected_received_age = max (şimdi - date_value, age_value)</text:span></text:p>
      <text:p text:style-name="P45">ve neredeyse senkronize edilmiş saatlere veya tüm HTTP / 1.1 yollarına sahip olduğumuz sürece, güvenilir (muhafazakar) bir sonuç elde edilir.</text:p>
      <text:p text:style-name="P45">Ağ tarafından uygulanan gecikmeler nedeniyle, bir sunucunun yanıt oluşturduğu süre ile bir sonraki giden önbellek veya istemcide alındığı süre arasında önemli bir aralık geçebilir.Düzeltilmezse, bu gecikme yanlış düşük yaşlara neden olabilir.</text:p>
      <text:p text:style-name="P45">Döndürülen Yaş değeriyle sonuçlanan istek, bu Yaş değerinin oluşturulmasından önce başlatılmış olması gerektiğinden, isteğin başlatıldığı saati kaydederek ağın getirdiği gecikmeleri düzeltebiliriz. Sonra, bir Yaş değeri alındığında, isteğin başlatıldığı zamana göre yorumlanmalıdır, değil</text:p>
      <text:p text:style-name="P45">cevabın alındığı zaman. Bu algoritma, ne kadar gecikme yaşandığı önemli değil, muhafazakar bir davranışla sonuçlanır. Yani hesaplıyoruz:</text:p>
      <text:p text:style-name="P24"><text:s text:c="2"/><text:span text:style-name="T2">corrected_initial_age = corrected_received_age</text:span></text:p>
      <text:p text:style-name="P32"><text:s text:c="29"/><text:span text:style-name="T2">+ (şimdi - request_time)</text:span></text:p>
      <text:p text:style-name="P50"><text:span text:style-name="T2">burada "request_time" (yerel saate göre) bu cevabı veren talebin gönderildiği zamandır.</text:span></text:p>
      <text:p text:style-name="P45">Bir önbellek girişinin current_age'i, önbellek girişinin orijin sunucusu tarafından corrected_initial_age'e en son doğrulandığından beri geçen süre (saniye cinsinden) eklenerek hesaplanır.Önbellek girişinden bir yanıt üretildiğinde, önbellek, önbellek girişinin current_age değerine eşit değerde tek bir Yaş başlığı alanı içermelidir.</text:p>
      <text:p text:style-name="P45">Bir cevapta bir Yaş başlığı alanının varlığı, yanıtın ilk elden olmadığı anlamına gelir. Bununla birlikte, cevap doğru değildir, çünkü cevapta bir Yaş başlığı alanı olmaması,</text:p>
      <text:p text:style-name="P45">istek yolu boyunca tüm önbellekleri HTTP / 1.1 ile uyumlu olmadıkça yanıt ilk eldendir (yani, eski HTTP önbellekleri Yaş başlığı alanını uygulamadı).</text:p>
      <text:h text:style-name="P8" text:outline-level="3"><text:bookmark text:name="sec13.2.4"/>13.2.4 Süre Sonu Hesaplamaları</text:h>
      <text:p text:style-name="P41"><text:span text:style-name="T15">Bir cevabın taze ya da eski olup olmadığına karar vermek için tazelik ömrünü yaşıyla karşılaştırmamız gerekir. Yaş, bölüm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2.3" text:style-name="Internet_20_link" text:visited-style-name="Visited_20_Internet_20_Link">13.2.3'te</text:a><text:span text:style-name="T15"> açıklandığı şekilde hesaplanır; Bu bölümde tazelik ömrünün nasıl hesaplanacağı ve bir yanıtın süresinin dolup dolmadığı belirlenir. Aşağıdaki tartışmada, değerler aritmetik işlemlere uygun herhangi bir biçimde gösterilebilir.</text:span></text:p>
      <text:p text:style-name="P41"><text:span text:style-name="T15">Expires başlığının değerini göstermek için "expires_value" terimini kullanıyoruz. “Max_age_value” terimini, bir cevapta Cache-Control başlığının "max-age" yönergesi tarafından taşınan saniyelerin uygun bir değerini belirtmek için kullanıyoruz (bkz.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9.3" text:style-name="Internet_20_link" text:visited-style-name="Visited_20_Internet_20_Link">14.9.3</text:a><text:span text:style-name="T15"> ).</text:span></text:p>
      <text:p text:style-name="P45">Süre dolma, Önbellek Kontrol: maksimum yaş veya Önbellek Kontrol: s- maksage (bkz. Bölüm 14.9.3) hiçbiri yanıtta görünmüyorsa ve yanıt önbelleğe alma ile ilgili başka kısıtlamalar içermiyorsa, önbellek tazeliğini hesaplayabilir sezgisel kullanarak ömür boyu. Önbellek, böyle bir uyarı eklenmemişse, yaşı 24 saatten fazla olan herhangi bir yanıta Uyarı 113'ü eklemelidir.</text:p>
      <text:p text:style-name="P45">Ayrıca, cevabın Son Değiştirilmiş bir zamana sahip olması durumunda, sezgisel son kullanma değeri, o zamandan bu yana aralığın bir kısmından daha fazla olmamalıdır. Bu fraksiyonun tipik bir ayarı% 10 olabilir.</text:p>
      <text:p text:style-name="P45">Bir yanıtın süresinin dolup dolmadığını belirlemek için yapılan hesaplama oldukça basittir:</text:p>
      <text:p text:style-name="P26"><text:s text:c="2"/><text:span text:style-name="T2">response_is_fresh = (tazelik_lifetime&gt; current_age)</text:span></text:p>
      <text:h text:style-name="P8" text:outline-level="3"><text:bookmark text:name="sec13.2.5"/><text:soft-page-break/>13.2.5 Belirsiz Sona Erme Değerleri</text:h>
      <text:p text:style-name="P45">Son kullanma değerleri iyimser olarak atandığından, iki önbellek farklı kaynaklarla aynı kaynak için yeni değerler içermelidir.</text:p>
      <text:p text:style-name="P41"><text:span text:style-name="T15">Alma işlemini gerçekleştiren bir istemci, kendi önbelleğinde yeni olan bir istek için ilk elden olmayan bir yanıt alırsa ve varolan önbellek girişindeki Tarih başlığı, yeni yanıttaki Tarih'ten daha yeni ise, istemci Yoksay cevap. Öyleyse, menşe sunucusuyla bir denetlemeye zorlamak için isteği "Önbellek Denetimi: max-yaş = 0" yönergesiyle (bkz.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9" text:style-name="Internet_20_link" text:visited-style-name="Visited_20_Internet_20_Link">14.9</text:a><text:span text:style-name="T15"> ) yeniden deneyebilir.</text:span></text:p>
      <text:p text:style-name="P45">Bir önbellek, farklı onaylayıcılarla aynı temsil için iki yeni yanıt içeriyorsa, en son Tarih başlığına sahip olanı kullanması GEREKİR. Bu durum, önbellek diğer önbelleklerden gelen yanıtları bir araya getirdiği için veya bir müşteri görünüşte yeni bir önbellek girdisinin yeniden yüklenmesini veya yeniden doğrulanmasını istediği için ortaya çıkabilir.</text:p>
      <text:h text:style-name="P8" text:outline-level="3"><text:bookmark text:name="sec13.2.61"/>13.2.6 Birden Çok <text:bookmark text:name="sec13.2.6"/>Yanıtın Belirsizleştirilmesi</text:h>
      <text:p text:style-name="P45">Bir müşteri birden fazla yoldan yanıtlar alıyor olabileceğinden, bazı yanıtlar bir önbellek kümesinden ve diğer yanıtlar farklı bir önbellek kümesinden akıyorsa, bir müşteri orijin sunucusunun gönderdiğinden farklı bir sırayla yanıtlar alabilir. . Daha eski yanıtlar hala açık bir şekilde görünse bile, müşteriden en son oluşturulan yanıtı kullanmasını istiyoruz.</text:p>
      <text:p text:style-name="P45">Ne işletme etiketi ne de son kullanma değeri cevaplar için bir emir veremez, çünkü daha sonraki bir yanıtın kasıtlı olarak daha erken bir son kullanma süresi taşıması mümkündür. Tarih değerleri bir saniyelik ayrıntı derecesine göre sıralanır.</text:p>
      <text:p text:style-name="P45">Bir istemci bir önbellek girişini yeniden doğrulamaya çalıştığında ve aldığı yanıt, mevcut giriş için olandan daha eski gibi görünen bir Tarih başlığı içeriyorsa, müşteri talebi koşulsuz olarak tekrarlamalı ve</text:p>
      <text:p text:style-name="P26"><text:s text:c="2"/><text:span text:style-name="T2">Önbellek Kontrolü: maksimum yaş = 0</text:span></text:p>
      <text:p text:style-name="P45">Herhangi bir ara önbelleği kopyalarını doğrudan kaynak sunucu ile doğrulamaya zorlamak veya</text:p>
      <text:p text:style-name="P26"><text:s text:c="2"/><text:span text:style-name="T2">Önbellek Kontrolü: önbellek yok</text:span></text:p>
      <text:p text:style-name="P45">Herhangi bir ara önbelleği, kaynak sunucudan yeni bir kopya almaya zorlamak için.</text:p>
      <text:p text:style-name="P45">Tarih değerleri eşitse, müşteri MAY'ı ya yanıt kullanabilir (ya da çok ihtiyatlıysa MAY, yeni bir yanıt isteyin). Sunucular, son kullanma süreleri çakışırsa, aynı saniye içinde oluşturulan yanıtlar arasında deterministik olarak seçim yapmayı istememelidir.</text:p>
      <text:h text:style-name="P8" text:outline-level="3"><text:bookmark text:name="sec13.3"/>13.3 Doğrulama Modeli</text:h>
      <text:p text:style-name="P45">Bir önbellek, bir müşterinin isteğine cevap olarak kullanmak istediği eski bir girişe sahipse, ilk önce önbelleğe alınmış girişinin hala kullanılabilir olup olmadığını görmek için ilk önce orijin sunucusuyla (ya da muhtemelen yeni yanıtlı bir ara önbellek) kontrol etmek zorundadır. . Buna önbellek girdisini "doğrulama" diyoruz. Önbellek girişi iyi ise, tam cevabı yeniden iletmenin genel masrafını ödemek istemediğimizden ve önbellek girişi geçersizse, fazladan bir turun genel giderini ödemek istemediğimizden, HTTP / 1.1 protokolü desteklemektedir. koşullu yöntemlerin kullanımı.</text:p>
      <text:p text:style-name="P45">Koşullu yöntemleri desteklemek için temel protokol özellikleri, "önbellek doğrulayıcıları" ile ilgili olanlardır. Bir kaynak sunucu tam bir yanıt ürettiğinde, önbellek girdisiyle tutulan bir tür doğrulayıcı ekler. Bir müşteri (kullanıcı aracısı veya proxy önbelleği), önbellek girdisi olan bir kaynak için koşullu bir istek yaptığında, istekle ilişkilendirilmiş doğrulayıcıyı da içerir.</text:p>
      <text:p text:style-name="P45">Ardından sunucu, bu doğrulayıcıyı varlığın geçerli doğrulayıcısına karşı kontrol eder ve eşleşirse (bkz. Bölüm 13.3.3), özel bir durum kodu (genellikle, 304 (Değiştirilmedi)) ve varlık kuruluşu olmadan yanıt verir. Aksi takdirde, tam bir cevap verir (varlık-kurum dahil). Bu nedenle, doğrulayıcı eşleşirse tam yanıtı iletmekten kaçınırız ve uyuşmazsa fazladan bir gidiş dönüş yapmazız.</text:p>
      <text:p text:style-name="P45">HTTP / 1.1'de, koşullu istek, yöntemi (genellikle, GET'i) koşullu olarak dolaylı olarak döndüren özel bir başlık (doğrulayıcıyı içeren) içermesi dışında, aynı kaynak için normal bir taleple tamamen aynı görünüyor.</text:p>
      <text:p text:style-name="P50"><text:span text:style-name="T2">Protokol hem olumlu hem de olumsuz önbellek doğrulama koşullarını içerir. Diğer bir deyişle, bir yöntemin bir validator eşleşirse ve sadece ve validatör eşleşmiyorsa gerçekleştirilmesi istenebilir.</text:span></text:p>
      <text:h text:style-name="P8" text:outline-level="3"><text:bookmark text:name="sec13.3.1"/>13.3.1 Son Değiştirme Tarihi</text:h>
      <text:p text:style-name="P45">Son Değiştirme Tarihi varlık başlığı alanı değeri genellikle önbellek doğrulayıcısı olarak kullanılır. Basit bir ifadeyle, varlık Son Değiştirilen değerden bu yana değiştirilmediyse, bir önbellek girdisi geçerli sayılır.</text:p>
      <text:h text:style-name="P8" text:outline-level="3"><text:bookmark text:name="sec13.3.2"/><text:soft-page-break/>13.3.2 Varlık Etiketi Önbellek Doğrulayıcıları</text:h>
      <text:p text:style-name="P41"><text:span text:style-name="T15">Bir varlık etiketi olan ETag yanıt başlığı alanı değeri bir "opak" önbellek doğrulayıcısı sağlar. Bu, değişiklik tarihlerini saklamanın uygun olmadığı durumlarda, HTTP tarih değerlerinin bir saniyelik çözünürlüğünün yeterli olmadığı veya kaynak sunucunun, değişiklik tarihlerinin kullanımından doğabilecek bazı paradokslardan kaçınmak istediği durumlarda daha güvenilir bir onaylama sağlayabilir.</text:span></text:p>
      <text:h text:style-name="P8" text:outline-level="3"><text:bookmark text:name="sec13.3.3"/>13.3.3 Zayıf ve Güçlü Doğrulayıcılar</text:h>
      <text:p text:style-name="P45">Hem kaynak sunucular hem de önbellekler, aynı veya farklı varlıkları temsil edip etmediklerine karar vermek için iki doğrulayıcıyı karşılaştıracağından, normal olarak, işletmenin (varlık kuruluşu veya herhangi bir varlık başlığı) herhangi bir şekilde değişmesi durumunda, ilgili validatörün de değiş. Eğer bu doğruysa, bu doğrulayıcıya "güçlü onaylayıcı" diyoruz.</text:p>
      <text:p text:style-name="P45">Ancak, bir sunucunun doğrulayıcıyı yalnızca anlamsal olarak önemli değişikliklerde değiştirmeyi tercih ettiği ve işletmenin önemsiz yönlerinin değişmediği durumlarda durumlar olabilir.Kaynak değiştiğinde her zaman değişmeyen bir validator "zayıf validator" dır.</text:p>
      <text:p text:style-name="P50"><text:span text:style-name="T2">Varlık etiketleri normalde "güçlü doğrulayıcılar" dır, ancak protokol bir varlık etiketini "zayıf" olarak etiketleme mekanizması sağlar. Bir kişi, bir varlığın bitleri değiştiğinde değişen, bir varlığın anlamı değiştiğinde zayıf bir değer değiştiğinde değişen güçlü bir validatör olduğunu düşünebilir. Alternatif olarak, belirli bir varlık için bir tanımlayıcının bir parçası olarak güçlü bir doğrulayıcı düşünülürken, zayıf bir onaylayıcı bir anlamsal olarak eşdeğer varlıklar kümesi için bir tanımlayıcının bir parçasıdır.</text:span></text:p>
      <text:p text:style-name="P45">Doğrulayıcının "kullanımı", bir müşteri bir istek oluşturduğunda ve doğrulayıcıyı doğrulama başlığı alanına dahil ettiğinde veya bir sunucu iki doğrulayıcıyı karşılaştığında olur.</text:p>
      <text:p text:style-name="P45">Güçlü doğrulayıcılar herhangi bir bağlamda kullanılabilir. Zayıf doğrulayıcılar sadece bir işletmenin tam olarak eşitliğine bağlı olmayan bağlamlarda kullanılabilir. Örneğin, her iki tür de tam bir varlığın koşullu bir GET'i için kullanılabilir. Ancak, alt alan alımı için yalnızca güçlü bir doğrulayıcı kullanılabilir, aksi takdirde müşteri dahili olarak tutarsız bir varlıkla sonuçlanabilir.</text:p>
      <text:p text:style-name="P45">Müşteriler, zayıf doğrulayıcılar veya güçlü doğrulayıcılar ile basit (sıra dışı) GET istekleri yayınlayabilir. Müşteriler zayıf onaylayıcıları diğer talep formlarında KULLANMAMALIDIR.</text:p>
      <text:p text:style-name="P50"><text:span text:style-name="T2">HTTP / 1.1 protokolünün doğrulayıcılarda tanımladığı tek işlev karşılaştırmadır. Karşılaştırma içeriğinin zayıf doğrulayıcıların kullanımına izin verip vermemesine bağlı olarak iki doğrulayıcı karşılaştırma işlevi vardır:</text:span></text:p>
      <text:p text:style-name="P45">Bir varlık etiketi, açıkça zayıf olarak etiketlenmediği sürece güçlüdür. Bölüm 3.11, varlık etiketlerinin sözdizimini verir.</text:p>
      <text:p text:style-name="P50"><text:span text:style-name="T2">Bir İsteğe bağlı olarak doğrulayıcı olarak kullanıldığında, Son Kurallarda geçen süre, aşağıdaki kuralları kullanarak güçlü olduğunu tespit etmek mümkün olmadıkça açıkça zayıftır:</text:span></text:p>
      <text:p text:style-name="P45">Bu yöntem, aynı saniye boyunca kaynak sunucu tarafından iki farklı yanıt gönderildiyse, ancak her ikisi de aynı Son Değişiklik süresine sahipse, bu yanıtlardan en az birinin Son Değiştirme Tarihi'ne eşit bir Tarih değerine sahip olacağına dayanır. saati. 60 saniyelik isteğe bağlı sınırlama, Tarih ve Son Değiştirilen değerlerinin farklı saatlerden veya bir miktar farklı zamanlarda yanıtın hazırlanması sırasında üretilme ihtimaline karşı koruma sağlar. Bir uygulama, 60 saniyenin çok kısa olduğuna inanılıyorsa, 60 saniyeden daha büyük bir değer kullanabilir.</text:p>
      <text:p text:style-name="P45">Bir müşteri, yalnızca Son Değiştirme Tarihi olan ve opak onaylayıcı olmayan bir değerde alt aralık alma işlemi gerçekleştirmek isterse, bunu yalnızca Son Değiştirme Tarihi burada açıklanan anlamda güçlü ise yapabilir.</text:p>
      <text:p text:style-name="P45">Tam gövdeli bir GET isteğinden başka bir koşullu istek alan bir önbellek veya başlangıç ​​sunucusu, durumu değerlendirmek için güçlü karşılaştırma işlevini kullanmalıdır.</text:p>
      <text:p text:style-name="P45">Bu kurallar, HTTP / 1.1 önbelleklerinin ve istemcilerin HTTP / 1.0'dan elde edilen değerler üzerinde alt aralık alımlarını güvenle gerçekleştirmelerini sağlar</text:p>
      <text:p text:style-name="P45">Sunucular.</text:p>
      <text:h text:style-name="P8" text:outline-level="3"><text:bookmark text:name="sec13.3.41"/>13.3.4 Varlık Etiketlerinin ve Son Değiştirme <text:bookmark text:name="sec13.3.4"/>Tarihi'nin Ne Zaman Kullanılacağına İlişkin Kurallar</text:h>
      <text:p text:style-name="P45">Menşe sunucuları, müşteriler ve önbelleklerle ilgili çeşitli validator tiplerinin ne zaman ve ne amaçla kullanılması gerektiğiyle ilgili bir dizi kural ve öneri kabul ediyoruz.</text:p>
      <text:p text:style-name="P45">HTTP / 1.1 kökenli sunucular:</text:p>
      <text:p text:style-name="P24"><text:s text:c="2"/><text:span text:style-name="T2">- Uygun olmadıkça bir varlık etiketi doğrulayıcısı göndermelidir. bir tane üret.</text:span></text:p>
      <text:p text:style-name="P45">Başka bir deyişle, bir HTTP / 1.1 kaynak sunucusu için tercih edilen davranış, hem güçlü bir varlık etiketi hem de bir Son Değiştirme değeri göndermektir.</text:p>
      <text:p text:style-name="P50"><text:soft-page-break/><text:span text:style-name="T2">Yasal olmak için, ilişkili varlık değeri herhangi bir şekilde değiştiğinde, güçlü bir varlık etiketi mutlaka değiştirilmelidir. Zayıf bir varlık etiketi, ilişkili varlık anlamsal olarak önemli bir şekilde değiştiğinde değişmelidir.</text:span></text:p>
      <text:p text:style-name="P45">HTTP / 1.1 istemcileri:</text:p>
      <text:p text:style-name="P24"><text:s text:c="2"/><text:span text:style-name="T2">- Orijinal sunucu tarafından bir varlık etiketi sağlanmışsa, MUST</text:span></text:p>
      <text:p text:style-name="P22"><text:s text:c="9"/><text:span text:style-name="T2">Bu varlık etiketini önbellek koşullu herhangi bir istekte kullanın (If-</text:span></text:p>
      <text:p text:style-name="P32"><text:s text:c="9"/><text:span text:style-name="T2">Eşleştir veya Eğer Eşleşmiyorsa).</text:span></text:p>
      <text:p text:style-name="P24"><text:s text:c="2"/><text:span text:style-name="T2">- Sadece bir Son Değişiklik değeri kaynak tarafından sağlanmışsa</text:span></text:p>
      <text:p text:style-name="P22"><text:s text:c="9"/><text:span text:style-name="T2">sunucu, bu değeri subrange olmayan önbellek koşullu içinde kullanmalı</text:span></text:p>
      <text:p text:style-name="P32"><text:s text:c="9"/><text:span text:style-name="T2">istekler (If-Modified-Since kullanılarak).</text:span></text:p>
      <text:p text:style-name="P24"><text:s text:c="2"/><text:span text:style-name="T2">- Bir HTTP / 1.0 tarafından yalnızca Son Değiştirilen bir değer sağlanmışsa</text:span></text:p>
      <text:p text:style-name="P22"><text:s text:c="9"/><text:span text:style-name="T2">kökeni sunucusu, bu değeri subrange cache-koşullu içinde kullanabilir.</text:span></text:p>
      <text:p text:style-name="P22"><text:s text:c="9"/><text:span text:style-name="T2">istekler (If-Unmodified-Since :) kullanılarak. <text:s/>Kullanıcı aracı</text:span></text:p>
      <text:p text:style-name="P32"><text:s text:c="9"/><text:span text:style-name="T2">Zorluk durumunda, bunu devre dışı bırakmak için bir yol sağlamak.</text:span></text:p>
      <text:p text:style-name="P24"><text:s text:c="2"/><text:span text:style-name="T2">- Hem bir varlık etiketi hem de Son Değişiklik değeri belirlenmişse</text:span></text:p>
      <text:p text:style-name="P22"><text:s text:c="9"/><text:span text:style-name="T2">Orijinal sunucu tarafından sağlanan, her iki doğrulayıcıyı da kullanmanız gerekir.</text:span></text:p>
      <text:p text:style-name="P22"><text:s text:c="9"/><text:span text:style-name="T2">önbellek koşullu istekler. <text:s/>Bu hem HTTP / 1.0 hem de</text:span></text:p>
      <text:p text:style-name="P32"><text:s text:c="9"/><text:span text:style-name="T2">HTTP / 1.1 uygun şekilde yanıt vermek için önbellek kullanır.</text:span></text:p>
      <text:p text:style-name="P45">Hem Son Değiştirme Tarihi (örn. If Değiştirilmiş-Beriden veya If-Değiştirilmemiş-Beri üstbilgi alanında) hem de bir veya daha fazla varlık etiketini içeren koşullu bir istek aldığınızda bir HTTP / 1.1 kökenli sunucu Önbellek doğrulayıcı olarak If-Match, If-None-Match veya If-Range başlık alanı), talepte yer alan tüm koşullu başlık alanlarıyla tutarlı olmadıkça, 304 yanıtı DEĞİLDİR (DEĞİŞTİRİLMEMİŞ).</text:p>
      <text:p text:style-name="P50"><text:span text:style-name="T2">Hem Son Değiştirme Tarihi hem de önbellek doğrulayıcı olarak bir veya daha fazla varlık etiketi içeren koşullu bir istek aldığınızda bir HTTP / 1.1 önbellek proxy'si, önbelleklenen yanıtın tümüyle tutarlı olmadığı sürece müşteriye yerel olarak önbelleğe alınmış bir yanıt döndürmemelidir istekteki koşullu başlık alanları.</text:span></text:p>
      <text:p text:style-name="P24"><text:s text:c="2"/><text:span text:style-name="T2">HTTP / 1.0 istemcileri ve önbellekleri varlık etiketlerini yok sayar. <text:s/>Genellikle,</text:span></text:p>
      <text:p text:style-name="P22"><text:s text:c="7"/><text:span text:style-name="T2">bu sistemler tarafından alınan veya kullanılan son değiştirilen değerler</text:span></text:p>
      <text:p text:style-name="P22"><text:s text:c="7"/><text:span text:style-name="T2">şeffaf ve verimli önbelleklemeyi desteklediğinden HTTP / 1.1 kökenli</text:span></text:p>
      <text:p text:style-name="P22"><text:s text:c="7"/><text:span text:style-name="T2">sunucular Son Değiştirilen değerleri sağlamalıdır. <text:s/>Bu nadir durumlarda</text:span></text:p>
      <text:p text:style-name="P22"><text:s text:c="7"/><text:span text:style-name="T2">son değiştirilmiş bir değerin doğrulayıcı olarak kullanılması</text:span></text:p>
      <text:p text:style-name="P22"><text:s text:c="7"/><text:span text:style-name="T2">HTTP / 1.0 sistemi ciddi bir soruna yol açabilir, ardından HTTP / 1.1</text:span></text:p>
      <text:p text:style-name="P32"><text:s text:c="7"/><text:span text:style-name="T2">kökeni sunucular bir tane sağlamamalıdır.</text:span></text:p>
      <text:h text:style-name="P8" text:outline-level="3"><text:bookmark text:name="sec13.3.5"/>13.3.5 Doğrulanmayan Koşullar</text:h>
      <text:p text:style-name="P45">Varlık etiketlerinin arkasındaki ilke, yalnızca servis yazarının uygun bir önbellek doğrulama mekanizması seçecek kadar iyi bir kaynağın anlamını bilmesi ve bayt eşitliğinden daha karmaşık olan herhangi bir onaylayıcı karşılaştırma fonksiyonunun tanımlanmasının bir kutu solucan açmasından daha karmaşık olmasıdır. Bu nedenle, başka herhangi bir başlığın karşılaştırılması (HTTP / 1.0 ile uyumluluk için Son Değiştirme Tarihi hariç) hiçbir zaman bir önbellek girdisini doğrulama amacıyla kullanılmaz.</text:p>
      <text:h text:style-name="P8" text:outline-level="3"><text:bookmark text:name="sec13.4"/>13.4 Yanıt Önbelleklenebilirliği</text:h>
      <text:p text:style-name="P41"><text:span text:style-name="T15">Önbellek kontrolü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9" text:style-name="Internet_20_link" text:visited-style-name="Visited_20_Internet_20_Link">14.9</text:a><text:span text:style-name="T15"> ) yönergesi tarafından özellikle kısıtlanmadıkça, önbellek sistemi MAY her zaman başarılı bir yanıtı (bkz. Bölüm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8" text:style-name="Internet_20_link" text:visited-style-name="Visited_20_Internet_20_Link">13.8</text:a><text:span text:style-name="T15"> ) önbellek girdisi olarak kaydedebilir, MAY taze olduğunda bir doğrulama olmadan geri gönderebilir ve başarılı doğrulama sonrasında geri dönebilir . Ne önbellek doğrulayıcısı, ne de bir yanıtla ilişkili açık bir son kullanma süresi yoksa, önbelleğe alınmasını beklemiyoruz, ancak bazı önbelleklerin bu beklentiyi ihlal edebileceğini tahmin etmiyoruz (örneğin, çok az ağ bağlantısı olduğunda veya hiç olmadığı zaman). Bir istemci genellikle Tarih başlığını geçerli saatle karşılaştırarak önbellekten böyle bir yanıt alındığını algılayabilir.</text:span></text:p>
      <text:p text:style-name="P41"><text:span text:style-name="T15">Ancak, bazı durumlarda bir önbelleğin bir varlığı elinde tutması veya sonraki bir talebe cevaben iade etmesi uygun olmayabilir. Bunun nedeni, mutlak anlamsal şeffaflığın servis yazarı tarafından veya güvenlik veya gizlilik hususları nedeniyle gerekli görülmesi olabilir. Bu nedenle, bazı önbellek kontrol direktifleri sağlanmıştır, böylece sunucu bazı kaynak varlıklarının veya bunların bölümlerinin, başka hususlardan bağımsız olarak önbelleğe alınmaması gerektiğini gösterebilir.</text:span></text:p>
      <text:p text:style-name="P45">200, 203, 206, 300, 301 veya 410 MAY durum koduyla alınan bir cevap, bir önbellek tarafından depolanır ve bir önbellek denetimi yönergesi önbelleklemeyi yasaklamadığı sürece, sona erme mekanizmasına bağlı olarak sonraki bir talebe cevap olarak kullanılır. Ancak, Range ve Content-Range başlıklarını desteklemeyen bir önbellek, 206 (Kısmi İçerik) yanıtlarını önbelleğe almaz.</text:p>
      <text:p text:style-name="P41"><text:soft-page-break/><text:span text:style-name="T15">Başka bir durum koduyla (örneğin, 302 ve 307 durum kodları) alınan bir yanıt, önbellek kontrol yönergeleri veya açıkça izin veren başka bir başlık (lar) olmadığı sürece sonraki bir talebe cevap olarak iade edilmemelidir. Örneğin, bunlar aşağıdakileri içerir: bir Expires başlığı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1" text:style-name="Internet_20_link" text:visited-style-name="Visited_20_Internet_20_Link">14.21</text:a><text:span text:style-name="T15"> ); "yaş-üstü", "s-maksage", "yeniden doğrulamak", "vekil yeniden değerlemek", "genel" veya "özel" önbellek kontrol direktiflerini içerir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9" text:style-name="Internet_20_link" text:visited-style-name="Visited_20_Internet_20_Link">14.9</text:a><text:span text:style-name="T15"> ).</text:span></text:p>
      <text:h text:style-name="P8" text:outline-level="3"><text:bookmark text:name="sec13.5"/>13.5 Önbelleklerden Yanıt Oluşturma</text:h>
      <text:p text:style-name="P45">Bir HTTP önbelleğinin amacı, gelecekteki isteklere cevap verirken kullanım taleplerine cevap olarak alınan bilgileri depolamaktır. Çoğu durumda, bir önbellek, talep edene yanıtın uygun kısımlarını döndürür. Bununla birlikte, önbellek önceki bir cevaba göre bir önbellek girdisine sahipse, yeni bir cevabın bölümlerini önbellek girişinde tutulanlarla birleştirmesi gerekebilir.</text:p>
      <text:h text:style-name="P8" text:outline-level="3"><text:bookmark text:name="sec13.5.1"/>13.5.1 Uçtan uca ve Hop-by-hop Başlıkları</text:h>
      <text:p text:style-name="P45">Önbelleklerin ve önbelleksiz proxy'lerin davranışını tanımlamak amacıyla, HTTP başlıklarını iki kategoriye ayırırız:</text:p>
      <text:p text:style-name="P24"><text:s text:c="2"/><text:span text:style-name="T2">- Nihai iletilen uçtan uca başlıklar</text:span></text:p>
      <text:p text:style-name="P22"><text:s text:c="9"/><text:span text:style-name="T2">bir istek veya yanıtın alıcısı. <text:s/>Baştan sona başlıklar</text:span></text:p>
      <text:p text:style-name="P22"><text:s text:c="9"/><text:span text:style-name="T2">Yanıtlar, önbellek girişinin bir parçası olarak saklanmalı ve OLMALIDIR</text:span></text:p>
      <text:p text:style-name="P32"><text:s text:c="9"/><text:span text:style-name="T2">bir önbellek girişinden oluşan herhangi bir cevapta iletilir.</text:span></text:p>
      <text:p text:style-name="P24"><text:s text:c="2"/><text:span text:style-name="T2">- Yalnızca bir saniye için anlamlı olan sekmeden atlama başlıkları</text:span></text:p>
      <text:p text:style-name="P22"><text:s text:c="9"/><text:span text:style-name="T2">taşıma düzeyinde bağlantı; önbellekler veya</text:span></text:p>
      <text:p text:style-name="P34"><text:s text:c="9"/><text:span text:style-name="T2">vekiller tarafından iletilir.</text:span></text:p>
      <text:p text:style-name="P34"><text:bookmark text:name="sec13.5.2"/><text:span text:style-name="T2">13.5.2 Değiştirilemez Başlıklar</text:span></text:p>
      <text:p text:style-name="P45">Özet Kimlik Doğrulama gibi HTTP / 1.1 protokolünün bazı özellikleri, belirli baştan sona başlıkların değerine bağlıdır. Saydam bir proxy, bu başlığın tanımı gerektirmediği ya da özel olarak izin vermediği sürece, uçtan uca bir başlık değiştirmemelidir.</text:p>
      <text:p text:style-name="P45">Saydam bir proxy, bir istek veya yanıtta aşağıdaki alanların hiçbirini DEĞİLTİRMEMELİDİR ve mevcut değilse, bu alanların hiçbirini EKMEMELİDİR:</text:p>
      <text:p text:style-name="P26"><text:s text:c="2"/><text:span text:style-name="T2">- İçerik-Yer</text:span></text:p>
      <text:p text:style-name="P26"><text:s text:c="2"/><text:span text:style-name="T2">- İçerik-MD5</text:span></text:p>
      <text:p text:style-name="P26"><text:s text:c="2"/><text:span text:style-name="T2">- ETag</text:span></text:p>
      <text:p text:style-name="P26"><text:s text:c="2"/><text:span text:style-name="T2">- Son düzenleme</text:span></text:p>
      <text:p text:style-name="P45">Saydam bir proxy, bir yanıtta aşağıdaki alanlardan hiçbirini DEĞİŞTİRMEMELİDİR:</text:p>
      <text:p text:style-name="P26"><text:s text:c="2"/><text:span text:style-name="T2">- Süresi doluyor</text:span></text:p>
      <text:p text:style-name="P45">ancak henüz mevcut değilse, bu alanlardan herhangi birini ekleyebilir. Bir Sona erme başlığı eklendiyse, bu yanıtta Tarih başlığınınkiyle aynı bir alan değeri verilmelidir.</text:p>
      <text:p text:style-name="P45">Proxy, dönüşümsüz önbellek kontrol yönergesi içeren bir mesajda veya herhangi bir istekte bulunan aşağıdaki alanlardan hiçbirini DEĞİŞTİRMEMELİ veya DEĞİLDİR:</text:p>
      <text:p text:style-name="P26"><text:s text:c="2"/><text:span text:style-name="T2">- İçerik Kodlama</text:span></text:p>
      <text:p text:style-name="P26"><text:s text:c="2"/><text:span text:style-name="T2">- İçerik Aralığı</text:span></text:p>
      <text:p text:style-name="P26"><text:s text:c="2"/><text:span text:style-name="T2">- İçerik türü</text:span></text:p>
      <text:p text:style-name="P41"><text:span text:style-name="T15">Saydam olmayan bir proxy, bu alanları dönüşümsüz içeren bir iletiye değiştirebilir veya ekleyebilir, ancak eğer öyleyse, iletide görünmüyorsa bir Uyarı 214 (Dönüşüm uygulandı) eklemelidir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46" text:style-name="Internet_20_link" text:visited-style-name="Visited_20_Internet_20_Link">14.46</text:a><text:span text:style-name="T15"> ).</text:span></text:p>
      <text:p text:style-name="P41"><text:span text:style-name="T15">Bir istek veya yanıtın İçerik Uzunluğu alanı, bölüm 4.4'teki kurallara göre eklenir veya silinir. Şeffaf bir proxy, varlık uzunluğunu değiştirebilir (bölüm </text:span><text:a xlink:type="simple" xlink:href="https://translate.googleusercontent.com/translate_c?depth=1&amp;rurl=translate.google.com&amp;sl=en&amp;sp=nmt4&amp;tl=tr&amp;u=https://www.w3.org/Protocols/rfc2616/rfc2616-sec4.html&amp;xid=17259,15700022,15700186,15700190,15700256,15700259,15700262,15700265&amp;usg=ALkJrhiWoaW1KoU9o_5wrU2cwMq-9tV2Ug#sec4.4" text:style-name="Internet_20_link" text:visited-style-name="Visited_20_Internet_20_Link">4.4</text:a><text:span text:style-name="T15"> ), varlık gövdesinin varlık uzunluğunu (bölüm </text:span><text:a xlink:type="simple" xlink:href="https://translate.googleusercontent.com/translate_c?depth=1&amp;rurl=translate.google.com&amp;sl=en&amp;sp=nmt4&amp;tl=tr&amp;u=https://www.w3.org/Protocols/rfc2616/rfc2616-sec7.html&amp;xid=17259,15700022,15700186,15700190,15700256,15700259,15700262,15700265&amp;usg=ALkJrhhAXL5Lw3DMDhjaoapOh3J_VasQUQ#sec7.2.2" text:style-name="Internet_20_link" text:visited-style-name="Visited_20_Internet_20_Link">7.2.2</text:a><text:span text:style-name="T15"> ) korumalıdır.</text:span></text:p>
      <text:h text:style-name="P8" text:outline-level="3"><text:bookmark text:name="sec13.5.3"/><text:soft-page-break/>13.5.3 Başlıkları Birleştirme</text:h>
      <text:p text:style-name="P45">Bir önbellek bir sunucuya doğrulama isteği yaptığında ve sunucu bir 304 (Değişiklik Yapılmadı) yanıtı veya bir 206 (Kısmi İçerik) yanıtı sağladığında, önbellek daha sonra istekte bulunan istemciye göndermek için bir yanıt oluşturur.</text:p>
      <text:p text:style-name="P41"><text:span text:style-name="T15">Durum kodu 304 ise (Değiştirilmedi), önbellek, önbellek girişinde depolanan varlık gövdesini bu giden yanıtın varlık gövdesi olarak kullanır. Durum kodu 206 (Kısmi İçerik) ise ve ETag veya Son Değiştirme Tarihi başlıkları tam olarak eşleşiyorsa, önbellek MAY, önbellek girişinde depolanan içerikleri, yanıtta alınan yeni içeriklerle birleştirir ve sonucu, kuruluşun gövdesi olarak kullanır. bu giden cevap (bkz.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5.4" text:style-name="Internet_20_link" text:visited-style-name="Visited_20_Internet_20_Link">13.5.4</text:a><text:span text:style-name="T15"> ).</text:span></text:p>
      <text:p text:style-name="P45">Önbellek girişinde depolanan uçtan uca başlıklar, oluşturulan yanıt için</text:p>
      <text:p text:style-name="P24"><text:s text:c="2"/><text:span text:style-name="T2">- 1xx uyarı kodlu kayıtlı Uyarı Başlıkları (bkz. bölüm)</text:span></text:p>
      <text:p text:style-name="P23"><text:span text:style-name="T30"><text:s text:c="9"/></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46" text:style-name="Internet_20_link" text:visited-style-name="Visited_20_Internet_20_Link">14.46</text:a><text:span text:style-name="T15"> ) Önbellek girişinden silinmeli ve iletilmelidir</text:span></text:p>
      <text:p text:style-name="P32"><text:s text:c="9"/><text:span text:style-name="T2">tepki.</text:span></text:p>
      <text:p text:style-name="P24"><text:s text:c="2"/><text:span text:style-name="T2">- 2xx kodlu uyarı kodlu tüm kayıtlı Uyarı başlıkları saklanmalıdır</text:span></text:p>
      <text:p text:style-name="P32"><text:s text:c="9"/><text:span text:style-name="T2">önbellek girişinde ve iletilen yanıtta.</text:span></text:p>
      <text:p text:style-name="P24"><text:s text:c="2"/><text:span text:style-name="T2">- 304 veya 206 cevabında verilen uçtan uca başlıklar</text:span></text:p>
      <text:p text:style-name="P32"><text:s text:c="9"/><text:span text:style-name="T2">Önbellek girişindeki karşılık gelen başlıkları değiştirin.</text:span></text:p>
      <text:p text:style-name="P45">Önbellek, önbellek girişini kaldırmaya karar vermediği sürece, yukarıda açıklandığı gibi Uyarı başlıkları dışında, önbellek girişi ile birlikte saklanan uç başlıkları, gelen yanıtta alınan ilgili başlıklar ile değiştirmelidir. Gelen yanıttaki bir başlık alan adı önbellek girişindeki birden fazla başlık ile eşleşiyorsa, eski tüm başlıkların değiştirilmesi GEREKİR.</text:p>
      <text:p text:style-name="P50"><text:span text:style-name="T2">Başka bir deyişle, gelen cevapta alınan uçtan uca başlık kümesi (önbellek girişi ile saklanan ilgili uçtan uca başlıkların tümünü geçersiz kılar (1xx kodlu olmayan kodlar hariç) geçersiz).</text:span></text:p>
      <text:h text:style-name="P8" text:outline-level="3"><text:bookmark text:name="sec13.5.4"/>13.5.4 Bayt Aralıklarını Birleştirme</text:h>
      <text:p text:style-name="P45">Bir yanıt, bir kuruluşun yalnızca bayt alt kadranını, istek bir veya daha fazla Range özelliği içerdiğinden veya bir bağlantının erken kesildiği için transfer edebilir. Bu tür birkaç transferden sonra, bir önbellek aynı varlık gövdesinden birkaç aralık almış olabilir.</text:p>
      <text:p text:style-name="P41"><text:span text:style-name="T15">Bir önbellek, bir varlık için depolanmış boş olmayan bir alt grup dizisine sahipse ve gelen bir yanıt başka bir alt dizgiyi aktarırsa, önbellek MAY, aşağıdaki koşulların her ikisi de karşılanırsa, yeni alt dizgiyi varolan kümeyle birleştirir:</text:span></text:p>
      <text:p text:style-name="P45">Her iki gereksinim de karşılanmazsa, önbellek yalnızca en son kısmi yanıtı (her cevapla iletilen Tarih değerlerine ve bu değerler eşit veya eksikse gelen yanıtı kullanarak) kullanmalı ve diğer kısmi bilgiyi atmalıdır.</text:p>
      <text:h text:style-name="P8" text:outline-level="3"><text:bookmark text:name="sec13.6"/>13.6 Müzakere Edilen Yanıtları Önbelleğe Alma</text:h>
      <text:p text:style-name="P41"><text:span text:style-name="T15">Bir yanıtta Vary başlık alanının varlığıyla belirtildiği gibi sunucu odaklı içerik görüşmesinin kullanımı (bölüm </text:span><text:a xlink:type="simple" xlink:href="https://translate.googleusercontent.com/translate_c?depth=1&amp;rurl=translate.google.com&amp;sl=en&amp;sp=nmt4&amp;tl=tr&amp;u=https://www.w3.org/Protocols/rfc2616/rfc2616-sec12.html&amp;xid=17259,15700022,15700186,15700190,15700256,15700259,15700262,15700265&amp;usg=ALkJrhjWkNj_OGhBoa71Eb1trah5Jhn3Yg#sec12.1" text:style-name="Internet_20_link" text:visited-style-name="Visited_20_Internet_20_Link">12.1</text:a><text:span text:style-name="T15"> ), bir önbelleğin sonraki istekler için yanıtı kullanabileceği koşulları ve prosedürü değiştirir. Vary başlık alanının sunucular tarafından kullanılması için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44" text:style-name="Internet_20_link" text:visited-style-name="Visited_20_Internet_20_Link">14.44</text:a><text:span text:style-name="T15"> bölümüne bakın.</text:span></text:p>
      <text:p text:style-name="P45">Bir sunucu Vary başlık alanını kullanarak, sunucu tarafından yönlendirilen anlaşmaya tabi olan önbelleklenebilir bir yanıtın çoklu gösterimleri arasında seçim yapmak için hangi istek başlık alanlarının kullanıldığını önbellekle bildirir. Değişken alan değeri ile adlandırılan başlık alanı kümesi "seçme" istek başlıkları olarak bilinir.</text:p>
      <text:p text:style-name="P45">Önbellek, Request-URI'si bir Vary başlık alanı içeren bir veya daha fazla önbellek girdisi belirten bir istek aldığında, önbellek, yeni istek için bir yanıt oluşturmak için bu tür bir önbellek girdisini KULLANMAMALIDIR. yeni istek, orijinal istekdeki karşılık gelen depolanmış istek başlıklarına uyuyor.</text:p>
      <text:p text:style-name="P45">İki istekten seçilen istek başlıkları, yalnızca ilk istekte seçilen istek başlıkları, ikinci istekte seçilen istek başlığına dönüştürülebilirse eşleşecek şekilde tanımlanır</text:p>
      <text:p text:style-name="P41"><text:span text:style-name="T15">ilgili BNF'nin izin verdiği yerlerde doğrusal beyaz boşluk (LWS) ekleyerek veya kaldırarak ve / veya bölüm </text:span><text:a xlink:type="simple" xlink:href="https://translate.googleusercontent.com/translate_c?depth=1&amp;rurl=translate.google.com&amp;sl=en&amp;sp=nmt4&amp;tl=tr&amp;u=https://www.w3.org/Protocols/rfc2616/rfc2616-sec4.html&amp;xid=17259,15700022,15700186,15700190,15700256,15700259,15700262,15700265&amp;usg=ALkJrhiWoaW1KoU9o_5wrU2cwMq-9tV2Ug#sec4.2" text:style-name="Internet_20_link" text:visited-style-name="Visited_20_Internet_20_Link">4.2'deki</text:a><text:span text:style-name="T15"> mesaj başlıklarıyla ilgili kuralları izleyerek birden fazla mesaj başlığı alanını aynı alan adıyla birleştirerek.</text:span></text:p>
      <text:p text:style-name="P45">"*" Değerindeki bir Vary başlık alanı her zaman eşleşemez ve bu kaynaktan gelen sonraki istekler yalnızca kaynak sunucu tarafından doğru bir şekilde yorumlanabilir.</text:p>
      <text:p text:style-name="P45">Önbelleğe alınmış giriş için seçim isteği başlık alanları, yeni isteğin seçim isteği başlık alanlarıyla eşleşmiyorsa, önbellek, yeni isteği ilk kez koşullu sunucuya ilk kez ileten bir koşulda yayınlamadıkça, isteği karşılamak için önbelleklenmiş bir giriş KULLANMAMALIDIR istek ve sunucu kullanılacak varlık olduğunu belirten bir varlık etiketi veya İçerik-Konumu dahil olmak üzere 304 (Değişiklik Yapılmadı) ile yanıt verir.</text:p>
      <text:p text:style-name="P45"><text:soft-page-break/>Bir varlık etiketi önbelleğe alınmış bir gösterime atandıysa, iletilen istek koşullu olmalı ve varlık etiketlerini kaynağın tüm önbellek girişlerinden bir If-None-Match başlık alanına dahil etmelidir. Bu, sunucuya şu anda önbellek tarafından tutulan varlık kümesini iletir, böylece bu varlıklardan herhangi biri istenen varlıkla eşleşirse, sunucu, ETag başlık alanını, 304 (Değişiklik Yapılmadı) yanıtında önbelleğe hangi girişi bildirmek için kullanabilir. uygun. Yeni yanıtın varlık etiketi mevcut bir girişinkiyle eşleşiyorsa, yeni yanıt, mevcut girişin başlık alanlarını güncellemek için kullanılmalıdır ve sonuç müşteriye iade edilmelidir.</text:p>
      <text:p text:style-name="P45">Mevcut önbellek girişlerinden herhangi biri, ilişkili varlık için yalnızca kısmi içerik içeriyorsa, istek bu giriş tarafından tam olarak karşılanacak bir aralık için olmadığı sürece varlık etiketi, If-None-Match başlık alanına dahil edilmemelidir.</text:p>
      <text:p text:style-name="P45">Bir önbellek, Content-Location alanı, aynı Request-] URI için varolan bir önbellek girdisiyle aynı, varlık etiketi mevcut girdininkinden farklı olan ve Tarihi var olandan daha yeni olan başarılı bir yanıt alırsa giriş, mevcut giriş gelecekteki isteklere cevap olarak iade edilmemelidir ve önbellekten silinmelidir.</text:p>
      <text:h text:style-name="P8" text:outline-level="3"><text:bookmark text:name="sec13.7"/>13.7 Paylaşılan ve Paylaşılmayan Önbellekler</text:h>
      <text:p text:style-name="P45">Güvenlik ve gizlilik nedeniyle, "paylaşılan" ve "paylaşılmayan" önbellekler arasında bir ayrım yapılması gerekir. Paylaşılmayan bir önbellek, yalnızca tek bir kullanıcı tarafından erişilebilen bir önbellektir. Bu durumda erişilebilirlik uygun güvenlik mekanizmaları tarafından uygulanmalıdır. Diğer tüm önbelleklerin "paylaşıldığı" kabul edilir. Diğer bölümleri</text:p>
      <text:p text:style-name="P45">Bu şartname, gizlilik kaybını veya erişim kontrollerinin başarısızlığını önlemek için ortak önbelleklerin işleyişine bazı kısıtlamalar getirmektedir.</text:p>
      <text:h text:style-name="P8" text:outline-level="3"><text:bookmark text:name="sec13.8"/>13.8 Hatalar veya Eksik Yanıt Önbellek Davranışı</text:h>
      <text:p text:style-name="P41"><text:span text:style-name="T15">Eksik bir yanıt alan bir önbellek (örneğin, İçerik Uzunluğu başlığında belirtilenden daha az veri baytı olan) yanıtı depolayabilir. Bununla birlikte, önbellek bunu kısmi bir yanıt olarak değerlendirmelidir. Kısmi cevaplar, bölüm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5.4" text:style-name="Internet_20_link" text:visited-style-name="Visited_20_Internet_20_Link">13.5.4'te</text:a><text:span text:style-name="T15"> açıklandığı gibi birleştirilebilir; sonuç tam bir cevap olabilir veya yine de kısmi olabilir. Önbellek, 206 (Kısmi İçerik) durum kodunu kullanarak açıkça belirtildiği gibi istemciye kısmi bir yanıt vermemelidir. Bir önbellek, 200 durum kodunu (OK) kullanarak kısmi bir yanıt döndürmemelidir.</text:span></text:p>
      <text:p text:style-name="P41"><text:span text:style-name="T15">Bir önbellek bir girişi yeniden doğrulamaya çalışırken 5xx yanıtı alırsa, bu yanıtı istekte bulunan istemciye iletebilir veya sunucu yanıt vermemiş gibi davranabilir. İkinci durumda, önbelleğe alınmış giriş "zorunlu hale getirme" önbellek kontrol direktifini içermiyorsa, önceden alınmış bir yanıtı geri gönderebilir (bkz.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9" text:style-name="Internet_20_link" text:visited-style-name="Visited_20_Internet_20_Link">14.9</text:a><text:span text:style-name="T15"> ).</text:span></text:p>
      <text:h text:style-name="P8" text:outline-level="3"><text:bookmark text:name="sec13.91"/>13.9 GET ve <text:bookmark text:name="sec13.9"/>HEAD'in Yan Etkileri</text:h>
      <text:p text:style-name="P45">Kaynak sunucu, yanıtlarının önbelleğe alınmasını açıkça yasaklamadığı sürece, GET ve HEAD yöntemlerinin herhangi bir kaynağa uygulanması, bu yanıtların bir önbellekten alınması durumunda hatalı davranışa yol açacak yan etkileri olmamalıdır. Hala yan etkileri olabilir, ancak önbellek kararlarında bu tür yan etkileri göz önünde bulundurmak için bir önbellek gerekmemektedir. Önbelleklerin her zaman bir başlangıç ​​sunucusunun önbelleğe alma konusundaki açık kısıtlamalarına uyması beklenir.</text:p>
      <text:p text:style-name="P41"><text:span text:style-name="T15">Bu kuralın istisnasına dikkat çektik: bazı uygulamalar geleneksel olarak sorgu URL'leri (rel_path bölümünde "?" İçeren) sorgu URL'leri olan GET'leri ve HEAD'leri önemli yan etkilerle işlem yapmak için kullandıklarından, önbelleklerin bu tür URI'lere yeni yanıtlar olarak değerlendirilmemesi GEREKİR Sunucu açık bir son kullanma süresi sağlamadıkça. Bu özellikle, bu tür URI'lar için HTTP / 1.0 sunucularından gelen yanıtların bir önbellekten alınmaması gerektiği anlamına gelir. İlgili bilgiler için bölüm </text:span><text:a xlink:type="simple" xlink:href="https://translate.googleusercontent.com/translate_c?depth=1&amp;rurl=translate.google.com&amp;sl=en&amp;sp=nmt4&amp;tl=tr&amp;u=https://www.w3.org/Protocols/rfc2616/rfc2616-sec9.html&amp;xid=17259,15700022,15700186,15700190,15700256,15700259,15700262,15700265&amp;usg=ALkJrhjCHGTWNWNL-nPzJNwY4_pzDaqsUg#sec9.1.1" text:style-name="Internet_20_link" text:visited-style-name="Visited_20_Internet_20_Link">9.1.1'e</text:a><text:span text:style-name="T15"> bakınız.</text:span></text:p>
      <text:h text:style-name="P8" text:outline-level="3"><text:bookmark text:name="sec13.101"/>13.10 Güncellemeler veya Silme İşlemlerinden Sonra <text:bookmark text:name="sec13.10"/>Geçersiz Kılma</text:h>
      <text:p text:style-name="P45">Kaynak sunucuda bir kaynak üzerinde gerçekleştirilen belirli yöntemlerin etkisi, bir veya daha fazla varolan önbellek girişinin şeffaf olmayan şekilde geçersiz olmasına neden olabilir. Diğer bir deyişle, "taze" olmaya devam etmelerine rağmen, kaynak sunucuya yeni bir istek için kaynak sunucunun ne getireceğini tam olarak yansıtmıyorlar.</text:p>
      <text:p text:style-name="P45">HTTP protokolünün, bu tür tüm önbellek girişlerinin geçersiz olarak işaretlendiğini garanti etmesinin bir yolu yoktur. Örneğin, kaynak sunucudaki değişikliğe neden olan istek, önbellek girişinin depolandığı proxy'den geçmemiş olabilir. Ancak, birkaç kural hatalı davranış olasılığını azaltmaya yardımcı olur.</text:p>
      <text:p text:style-name="P45">Bu bölümde, "bir varlığı geçersiz kılmak" ifadesi, önbelleğin o varlığın tüm örneklerini depolama alanından kaldıracağı ya da bunları "geçersiz" olarak işaretleyeceği ya da yanıt olarak geri gönderilmeden önce zorunlu bir yeniden onaylama ihtiyacı duyacağı anlamına gelir. sonraki bir istek.</text:p>
      <text:p text:style-name="P45">Bazı HTTP yöntemleri bir önbelleğin bir varlığı geçersiz kılmasına neden OLMALIDIR. Bu, İstek URI'sı veya Konum ya da İçerik-Konum başlıkları (varsa) tarafından belirtilen varlıktır. Bu yöntemler:</text:p>
      <text:p text:style-name="P31"><text:span text:style-name="T30"><text:s text:c="2"/></text:span><text:span text:style-name="T15">- </text:span><text:span text:style-name="T29">PUT</text:span></text:p>
      <text:p text:style-name="P31"><text:soft-page-break/><text:span text:style-name="T30"><text:s text:c="2"/></text:span><text:span text:style-name="T15">- </text:span><text:span text:style-name="T29">DELETE</text:span></text:p>
      <text:p text:style-name="P26"><text:s text:c="2"/><text:span text:style-name="T2">- POST</text:span></text:p>
      <text:p text:style-name="P45">Hizmet reddi saldırılarını engellemek için, bir Konum veya İçerik-Konum başlığındaki URI'ya dayalı bir geçersiz kılma, yalnızca ana bilgisayar kısmı İstek-URI'dekiyle aynıysa gerçekleştirilmelidir.</text:p>
      <text:p text:style-name="P45">Metotlar için isteklerden geçen bir önbellek, İstek URI'sı ile atıfta bulunulan varlıkları geçersiz kılmalı.</text:p>
      <text:h text:style-name="P8" text:outline-level="3"><text:bookmark text:name="sec13.11"/>13.11 Yazma Zorunlu</text:h>
      <text:p text:style-name="P45">Kaynak sunucu kaynaklarında değişiklik yapması beklenen tüm yöntemler kaynak sunucuya yazılmalıdır. Bu şu anda GET ve HEAD hariç tüm yöntemleri içerir. Bir önbellek, talebi gelen sunucuya iletmeden ve gelen sunucudan karşılık gelen bir cevap almadan önce bir müşteriden böyle bir isteği yanıtlamamalıdır. Bu, gelen sunucu son yanıtını göndermeden önce bir proxy önbelleğinin 100 (Devam) yanıt göndermesini engellemez.</text:p>
      <text:p text:style-name="P45">Alternatif ("geri yazma" veya "geri yazma" önbelleklemesi olarak bilinir), tutarlı güncellemeler sağlama zorluğundan ve yazmadan önce sunucu, önbellek veya ağ arızasından kaynaklanan sorunlar nedeniyle HTTP / 1.1’de kullanılmasına izin verilmez. geri.</text:p>
      <text:h text:style-name="P8" text:outline-level="3"><text:bookmark text:name="sec13.12"/>13.12 Önbellek Değiştirme</text:h>
      <text:p text:style-name="P41"><text:span text:style-name="T15">Aynı kaynak için varolan herhangi bir cevap önbelleğe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9.2" text:style-name="Internet_20_link" text:visited-style-name="Visited_20_Internet_20_Link">alınırken</text:a><text:span text:style-name="T15"> , bir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2.5" text:style-name="Internet_20_link" text:visited-style-name="Visited_20_Internet_20_Link">kaynaktan</text:a><text:span text:style-name="T15"> önbelleklenebilir (bkz.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9.2" text:style-name="Internet_20_link" text:visited-style-name="Visited_20_Internet_20_Link">14.9.2</text:a><text:span text:style-name="T15"> ,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2.5" text:style-name="Internet_20_link" text:visited-style-name="Visited_20_Internet_20_Link">13.2.5</text:a><text:span text:style-name="T15"> ,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2.6" text:style-name="Internet_20_link" text:visited-style-name="Visited_20_Internet_20_Link">13.2.6</text:a><text:span text:style-name="T15"> ve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8" text:style-name="Internet_20_link" text:visited-style-name="Visited_20_Internet_20_Link">13.8</text:a><text:span text:style-name="T15"> ) yanıt alındığında, önbellek mevcut yanıtı yanıtlamak için yeni yanıtı kullanmalıdır. istek.Önbellek depolama alanına yerleştirebilir ve diğer tüm gereklilikleri karşılıyorsa, eski yanıtın geri dönmesine neden olacak gelecekteki isteklere yanıt vermek için kullanabilir. Yeni cevabı önbellek depolama alanına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5.3" text:style-name="Internet_20_link" text:visited-style-name="Visited_20_Internet_20_Link">eklerse</text:a><text:span text:style-name="T15"> , bölüm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5.3" text:style-name="Internet_20_link" text:visited-style-name="Visited_20_Internet_20_Link">13.5.3'teki</text:a><text:span text:style-name="T15"> kurallar uygulanır.</text:span></text:p>
      <text:h text:style-name="P8" text:outline-level="3"><text:bookmark text:name="sec13.13"/>13.13 Tarihçe Listeleri</text:h>
      <text:p text:style-name="P45">Kullanıcı aracıları genellikle, bir oturumda daha önce alınan bir öğeyi yeniden görüntülemek için kullanılabilen "Geri" düğmeleri ve tarih listeleri gibi geçmiş mekanizmalarına sahiptir.</text:p>
      <text:p text:style-name="P45">Tarih mekanizmaları ve önbellekleri farklıdır. Özellikle tarih mekanizmaları, bir kaynağın mevcut durumunun anlamsal olarak şeffaf bir görünümünü göstermemelidir. Aksine, geçmiş mekanizma, kullanıcının kaynağın alındığı sırada kullanıcının tam olarak ne gördüğünü göstermek içindir.</text:p>
      <text:p text:style-name="P45">Varsayılan olarak, bir son kullanma tarihi geçmiş mekanizmaları için geçerli değildir. Varlık hala depoda ise, kullanıcı son kullanma tarihi belgelerini yenilemek üzere aracıyı özel olarak yapılandırmadıysa, varlık süresi dolmuş olsa bile bir geçmiş mekanizması görüntülemelidir.</text:p>
      <text:p text:style-name="P50"><text:span text:style-name="T2">Bu, tarih mekanizmasının kullanıcıya bir görüntünün eskimiş olabileceğini söylemesini yasaklaması olarak yorumlanmamalıdır.</text:span></text:p>
      <text:p text:style-name="P50"><text:span text:style-name="T2"/></text:p>
      <text:h text:style-name="P6" text:outline-level="2"><text:bookmark text:name="sec15"/>15 Güvenlikle İlgili Hususlar</text:h>
      <text:p text:style-name="P45">Bu bölüm, uygulama geliştiricilerini, bilgi sağlayıcılarını ve bu belgede açıklandığı şekilde HTTP / 1.1'deki güvenlik sınırlamalarını kullanıcıları hakkında bilgilendirmek içindir. Tartışma, güvenlik risklerini azaltmak için bazı önerilerde bulunmasına rağmen, ortaya çıkan sorunlara kesin çözümler içermiyor.</text:p>
      <text:h text:style-name="P8" text:outline-level="3"><text:bookmark text:name="sec15.1"/>15.1 Kişisel Bilgiler</text:h>
      <text:p text:style-name="P45">HTTP istemcileri genellikle büyük miktarlarda kişisel bilgilere (örneğin, kullanıcının adı, yeri, posta adresi, şifreleri, şifreleme anahtarları vb.) Özeldir ve bu bilgilerin HTTP protokolü üzerinden diğer kaynaklara istemeden sızmasını önlemek için çok dikkatli olmalılar. . Kullanıcıya bu bilgilerin yayılmasını kontrol etmek için uygun bir arayüz sağlanmasını ve tasarımcıların ve uygulayıcıların bu alanda özellikle dikkatli olmalarını şiddetle tavsiye ediyoruz. Tarihçe, bu alandaki hataların genellikle ciddi güvenlik ve / veya gizlilik sorunları yarattığını ve uygulayıcı firma için oldukça olumsuz tanıtımlar yaptığını göstermektedir.</text:p>
      <text:h text:style-name="P8" text:outline-level="3"><text:bookmark text:name="sec15.1.1"/>15.1.1 Sunucu Günlüğü Bilgisinin Kötüye Kullanımı</text:h>
      <text:p text:style-name="P45">Bir sunucu, kullanıcının okuma düzenlerini veya ilgilenilen konuları tanımlayabilecek istekleri hakkındaki kişisel verileri kaydetme konumunda. Bu bilgiler doğada açıkça gizlidir ve kullanımı bazı ülkelerde yasalarca kısıtlanabilir. Veri sağlamak için HTTP protokolünü kullanan kişiler, bu tür bir materyalin yayınlanan sonuçlar tarafından tanımlanabilecek herhangi bir kimsenin izni olmadan dağıtılmamasını sağlamaktan sorumludur.</text:p>
      <text:h text:style-name="P8" text:outline-level="3"><text:bookmark text:name="sec15.1.2"/><text:soft-page-break/>15.1.2 Hassas Bilgilerin Aktarımı</text:h>
      <text:p text:style-name="P45">Herhangi bir genel veri aktarma protokolü gibi, HTTP de aktarılan verinin içeriğini düzenleyemez ve verilen herhangi bir istek bağlamında herhangi bir belirli bilgi parçasının hassasiyetini belirlemeye yönelik önceden belirlenmiş bir yöntem yoktur. Bu nedenle, uygulamalar bu bilginin sağlayıcısına mümkün olduğu kadar fazla kontrol sağlaması gerekir. Bu bağlamda dört başlık alanı özellikle belirtilmeye değer: Sunucu, Via, Referer ve From.</text:p>
      <text:p text:style-name="P45">Sunucunun belirli yazılım sürümünü ortaya çıkarmak, sunucu makinesinin güvenlik delikleri içerdiği bilinen yazılımlara yönelik saldırılara karşı daha savunmasız kalmasına neden olabilir.Uygulayıcılar Sunucu başlık alanını yapılandırılabilir bir seçenek haline getirmelidir.</text:p>
      <text:p text:style-name="P45">Bir ağ güvenlik duvarı üzerinden portal olarak hizmet veren proxy'ler, güvenlik duvarının arkasındaki ana bilgisayarları tanımlayan başlık bilgilerinin aktarılmasıyla ilgili özel önlemler almalıdır. Özellikle, güvenlik duvarının arkasında üretilen tüm Via alanlarını kaldırmalı ya da sterilize edilmiş versiyonlarla değiştirmelidirler.</text:p>
      <text:p text:style-name="P45">Yönerge başlığı, okuma desenlerinin çalışılmasını ve bağlantıları ters şekilde çizmeyi sağlar. Çok yararlı olmasına rağmen, kullanıcı detayları içinde yer alan bilgilerden ayrılmazsa gücü kötüye kullanılabilir.</text:p>
      <text:p text:style-name="P45">Hakem Kişisel bilgiler kaldırılmış olsa bile, Yönlendirici başlığı, yayınları uygunsuz olacak özel bir belgenin URI'sını gösterebilir.</text:p>
      <text:p text:style-name="P45">Kimden alanına gönderilen bilgiler, kullanıcının gizlilik çıkarlarıyla veya sitelerinin güvenlik politikalarıyla çelişebilir ve bu nedenle, kullanıcı alanın içeriğini devre dışı bırakmadan, etkinleştirmeden ve değiştirmeden, iletilmemelidir. Kullanıcı, bu alanın içeriğini bir kullanıcı tercihi veya uygulama varsayılanları yapılandırması içinde ayarlayabilmelidir.</text:p>
      <text:p text:style-name="P45">Bununla birlikte, zorunlu olarak, Gönderen ve Yönlendiren bilgilerinin gönderilmesini etkinleştirmek veya devre dışı bırakmak için kullanıcı için uygun bir geçiş arayüzü sağlanmasını öneriyoruz.</text:p>
      <text:p text:style-name="P41"><text:span text:style-name="T15">Kullanıcı Aracısı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43" text:style-name="Internet_20_link" text:visited-style-name="Visited_20_Internet_20_Link">14.43</text:a><text:span text:style-name="T15"> ) veya Sunucu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38" text:style-name="Internet_20_link" text:visited-style-name="Visited_20_Internet_20_Link">14.38</text:a><text:span text:style-name="T15"> ) başlık alanları bazen belirli bir istemcinin veya sunucunun yararlanılabilecek belirli bir güvenlik boşluğuna sahip olduğunu belirlemek için kullanılabilir. Ne yazık ki, bu aynı bilgi genellikle HTTP'nin şu anda daha iyi bir mekanizması olmayan diğer değerli amaçlar için de kullanılır.</text:span></text:p>
      <text:h text:style-name="P8" text:outline-level="3"><text:bookmark text:name="sec15.1.31"/>15.1.3 URI'lerde Hassas Bilgilerin <text:bookmark text:name="sec15.1.3"/>Kodlanması</text:h>
      <text:p text:style-name="P45">Bir bağlantının kaynağı özel bilgi olabileceğinden veya başka bir özel bilgi kaynağını açığa çıkarabileceğinden, kullanıcının Referans alanının gönderilip gönderilmeyeceğini seçebilmesi şiddetle önerilir. Örneğin, bir tarayıcı istemcisi, sırasıyla Başvuran ve Kimden bilgilerinin gönderilmesini etkinleştirecek / devre dışı bırakacak olan açık ve anonim olarak göz atmak için bir geçiş düğmesine sahip olabilir.</text:p>
      <text:p text:style-name="P45">Başvuruda bulunanlar güvenli bir protokolle aktarıldıysa, İstemciler (güvenli olmayan) bir HTTP isteğinde bir Referansçı başlık alanı İÇERMEMELİDİR.</text:p>
      <text:p text:style-name="P45">HTTP protokolünü kullanan hizmetlerin yazarları, hassas verilerin sunulması için GET tabanlı formları kullanmamalıdır, çünkü bu veriler İstek-URI'da kodlanmasına neden olur. Birçok mevcut sunucu, proxy sunucusu ve kullanıcı aracısı, istek URI'sini üçüncü tarafların görebileceği bir yerde kaydeder. Sunucular POST tabanlı form gönderimini kullanabilir</text:p>
      <text:h text:style-name="P8" text:outline-level="3"><text:bookmark text:name="sec15.1.4"/>15.1.4 Kabul Başlıklarına Bağlı Gizlilik Sorunları</text:h>
      <text:p text:style-name="P45">Kabul isteği istek başlıkları, kullanıcıyla ilgili bilgileri erişilen tüm sunuculara gösterebilir. Özellikle Dil Kabul başlığı, özel dillerin anlaşılmasının sıklıkla yapılması nedeniyle, kullanıcının özel nitelikte olduğunu düşündüğü bilgileri ortaya çıkarabilir.</text:p>
      <text:p text:style-name="P45">belirli bir etnik grubun üyeliği ile güçlü bir şekilde ilişkilidir. Her istekte gönderilecek bir Kabul Dilinin başlığının içeriğini yapılandırma seçeneği sunan kullanıcı aracıları, yapılandırma işleminin kullanıcıyı ilgili gizliliğin kaybının farkında olmasını sağlayan bir mesaj içermesine izin vermek için şiddetle teşvik edilir.</text:p>
      <text:p text:style-name="P45">Gizlilik kaybını sınırlayan bir yaklaşım, bir kullanıcı aracısının varsayılan olarak Kabul Etme Dili başlıklarını göndermeyi ihmal etmesi ve kullanıcıya, algıladığında algıladığında Kabul Etme Dilini bir sunucuya göndermeye başlayıp başlamayacağını sormasıdır. Sunucu tarafından oluşturulan herhangi bir Vary yanıt başlığı alanı için, bu tür bir gönderimin hizmet kalitesini artırabileceği.</text:p>
      <text:p text:style-name="P45">Kullanıcı tarafından özelleştirilmiş ayrıntılı, her istekte gönderilen başlık alanlarını, özellikle bunlar kalite değerleri içeriyorsa, sunucular tarafından nispeten güvenilir ve uzun ömürlü kullanıcı tanımlayıcıları olarak kullanılabilir. Bu tür kullanıcı tanımlayıcıları içerik sağlayıcıların tıklama izi takibi yapmalarına izin verir ve ortak içerik sağlayıcıların sunucular arası tıklama izlerini eşleştirmelerini veya bireysel kullanıcıların gönderimlerini oluşturmasını sağlar. Proxy'nin ardındaki pek çok kullanıcı için, kullanıcı aracısını çalıştıran ana bilgisayarın ağ adresinin uzun ömürlü bir kullanıcı tanımlayıcısı olarak hizmet edeceğini unutmayın. Proxy'lerin gizliliği artırmak için kullanıldığı <text:soft-page-break/>ortamlarda, kullanıcı aracıları, son kullanıcılara başlık yapılandırma seçeneklerini kabul etmede muhafazakar olmalıdır. Aşırı bir gizlilik önlemi olarak, proxy'ler aktarılan isteklerde kabul başlıklarını filtreleyebilir. Üst düzey başlık yapılandırılabilirliği sağlayan genel amaçlı kullanıcı aracıları, kullanıcıları dahil olabilecek gizlilik kaybına karşı uyarmalıdır.</text:p>
      <text:h text:style-name="P8" text:outline-level="3"><text:bookmark text:name="sec15.2"/>15.2 Dosya ve Yol Adlarına Dayalı Saldırılar</text:h>
      <text:p text:style-name="P45">HTTP kökenli sunucuların uygulamaları, HTTP isteklerinin döndürdüğü belgelerin sadece sunucu yöneticileri tarafından tasarlananlar ile kısıtlanmasına dikkat etmelidir. Bir HTTP sunucusu, HTTP URI'lerini doğrudan dosya sistemi aramalarına dönüştürürse, sunucu, HTTP istemcilerine sunulması amaçlanmayan dosyaları sunmamaya özen göstermelidir. Örneğin, UNIX, Microsoft Windows ve diğer işletim sistemleri, geçerli olanın üzerindeki bir dizin seviyesini belirtmek için bir yol bileşeni olarak ".." kullanır. Böyle bir sistemde, bir HTTP sunucusu, aksi takdirde HTTP sunucusu üzerinden erişilebilir olması amaçlananların dışındaki bir kaynağa erişime izin verirse, İstek URI'sındaki bu tür yapılara izin vermemelidir. Benzer şekilde, yalnızca sunucuya dahili olarak referans olması amaçlanan dosyalar (erişim kontrol dosyaları, yapılandırma dosyaları ve komut dosyası gibi) hassas bilgi içerebildiklerinden uygunsuz alımlardan korunmalıdır. Deneyimler, bu tür HTTP sunucusu uygulamalarındaki küçük hataların güvenlik risklerine dönüştüğünü göstermiştir.</text:p>
      <text:h text:style-name="P8" text:outline-level="3"><text:bookmark text:name="sec15.3"/>15.3 DNS Sahtekarlığı</text:h>
      <text:p text:style-name="P45">HTTP kullanan istemciler, Etki Alanı Adı Hizmeti'ne büyük ölçüde güvenir ve bu nedenle genellikle IP adresleri ve DNS adlarının kasıtlı olarak yanlış ilişkilendirilmesine bağlı olarak güvenlik saldırılarına açıktır. Müşterilerin bir IP numarası / DNS adı birliğinin geçerliliğini devam ettirdiğini varsayarken dikkatli olmaları gerekir.</text:p>
      <text:p text:style-name="P45">Özellikle, HTTP istemcileri, önceki ana bilgisayar adı aramalarının sonuçlarını önbelleğe almak yerine, bir IP numarası / DNS adı ilişkisini onaylamak için ad çözümleyicisine güvenmelidir.Pek çok platform zaten uygun olduğunda ana bilgisayar adı aramalarını yerel olarak önbelleğe alabilir ve bunu yapmak için yapılandırılmalıdır. Ancak bu aramaların önbelleğe alınması uygundur, ancak yalnızca ad sunucusu tarafından bildirilen TTL (Canlı Çekim Süresi) bilgileri önbellekteki bilgilerin yararlı kalmasını sağlar.</text:p>
      <text:p text:style-name="P45">HTTP istemcileri, performans iyileştirmesi elde etmek için ana bilgisayar adı aramalarının sonuçlarını önbelleğe alırsa, DNS tarafından bildirilen TTL bilgilerini gözlemlemelidirler.</text:p>
      <text:p text:style-name="P41"><text:span text:style-name="T15">HTTP istemcileri bu kurala uymazsa, önceden erişilmiş bir sunucunun IP adresi değiştiğinde sahtekarlık yapabilirler. Ağın yeniden numaralandırılmasının giderek daha yaygın hale gelmesi beklendiğinden </text:span><text:a xlink:type="simple" xlink:href="https://translate.googleusercontent.com/translate_c?depth=1&amp;rurl=translate.google.com&amp;sl=en&amp;sp=nmt4&amp;tl=tr&amp;u=https://www.w3.org/Protocols/rfc2616/rfc2616-sec17.html&amp;xid=17259,15700022,15700186,15700190,15700256,15700259,15700262,15700265&amp;usg=ALkJrhjqXmBfaLdHrYfhErmrAe8UKhz0FA#bib24" text:style-name="Internet_20_link" text:visited-style-name="Visited_20_Internet_20_Link">[24]</text:a><text:span text:style-name="T15"> , bu tür bir saldırı olasılığı artacaktır. Bu gerekliliği yerine getirmek, bu potansiyel güvenlik açığını azaltır.</text:span></text:p>
      <text:p text:style-name="P45">Bu gereksinim, aynı DNS adını kullanan çoğaltılmış sunucular için istemcilerin yük dengeleme davranışını da geliştirir ve bir kullanıcının bu stratejiyi kullanan sitelere erişmede başarısız olma olasılığını azaltır.</text:p>
      <text:h text:style-name="P8" text:outline-level="3"><text:bookmark text:name="sec15.4"/>15.4 Konum Başlıkları ve Sızdırma</text:h>
      <text:p text:style-name="P45">Tek bir sunucu birbirine güvenmeyen birden fazla kuruluşu destekliyorsa, o zaman üzerinde kaynakları geçersiz kılmaya çalışmadıklarından emin olmak için söz konusu kuruluşların kontrolü altında oluşturulan yanıtlardaki Konum ve İçerik-Konum başlıklarının değerlerini kontrol etmelidir. yetkileri yok.</text:p>
      <text:h text:style-name="P8" text:outline-level="3"><text:bookmark text:name="sec15.5"/>15.5 İçeriğin Elden Çıkarılmasıyla İlgili Konular</text:h>
      <text:p text:style-name="P41"><text:span text:style-name="T15">HTTP'de sıklıkla uygulanan İçerik Eğilimi (bkz. Bölüm 19.5.1) başlığının türetildiği RFC 1806 </text:span><text:a xlink:type="simple" xlink:href="https://translate.googleusercontent.com/translate_c?depth=1&amp;rurl=translate.google.com&amp;sl=en&amp;sp=nmt4&amp;tl=tr&amp;u=https://www.w3.org/Protocols/rfc2616/rfc2616-sec17.html&amp;xid=17259,15700022,15700186,15700190,15700256,15700259,15700262,15700265&amp;usg=ALkJrhjqXmBfaLdHrYfhErmrAe8UKhz0FA#bib35" text:style-name="Internet_20_link" text:visited-style-name="Visited_20_Internet_20_Link">[35]</text:a><text:span text:style-name="T15"> , çok ciddi güvenlik hususlarına sahiptir. İçerik Eğilimi, HTTP standardının bir parçası değildir, ancak yaygın şekilde uygulandığından, uygulayıcılar için kullanımını ve risklerini belgeliyoruz. Ayrıntılar için bkz. RFC 2183 </text:span><text:a xlink:type="simple" xlink:href="https://translate.googleusercontent.com/translate_c?depth=1&amp;rurl=translate.google.com&amp;sl=en&amp;sp=nmt4&amp;tl=tr&amp;u=https://www.w3.org/Protocols/rfc2616/rfc2616-sec17.html&amp;xid=17259,15700022,15700186,15700190,15700256,15700259,15700262,15700265&amp;usg=ALkJrhjqXmBfaLdHrYfhErmrAe8UKhz0FA#bib49" text:style-name="Internet_20_link" text:visited-style-name="Visited_20_Internet_20_Link">[49]</text:a><text:span text:style-name="T15"> (bu, RFC 1806'yı günceller).</text:span></text:p>
      <text:h text:style-name="P8" text:outline-level="3"><text:bookmark text:name="sec15.6"/>15.6 Kimlik Doğrulama Bilgileri ve Boş İstemciler</text:h>
      <text:p text:style-name="P45">Mevcut HTTP istemcileri ve kullanıcı aracıları genellikle kimlik doğrulama bilgilerini süresiz olarak korur. HTTP / 1.1. Bir sunucunun istemcileri bu önbelleğe alınmış kimlik bilgilerini atmaya yönlendirmesi için bir yöntem sağlamaz. Bu, HTTP'ye daha fazla uzantı gerektiren önemli bir kusurdur. Kimlik bilgisi önbelleğe almanın, uygulamanın güvenlik modelini etkileyebileceği durumlar aşağıdakileri içerir ancak bunlarla sınırlı değildir:</text:p>
      <text:p text:style-name="P24"><text:s text:c="2"/><text:span text:style-name="T2">- Takip eden uzun süre boşta olan müşteriler</text:span></text:p>
      <text:p text:style-name="P22"><text:s text:c="9"/><text:span text:style-name="T2">Sunucunun, istemcinin istediği yere ulaşmasına neden olmak isteyebileceğini</text:span></text:p>
      <text:p text:style-name="P32"><text:s text:c="9"/><text:span text:style-name="T2">kimlik bilgileri için kullanıcı.</text:span></text:p>
      <text:p text:style-name="P24"><text:s text:c="2"/><text:span text:style-name="T2">- Bir oturum sonlandırma göstergesi içeren uygulamalar</text:span></text:p>
      <text:p text:style-name="P22"><text:s text:c="9"/><text:span text:style-name="T2">(bir sayfadaki "oturumu kapat" veya "tamamlama" düğmesi gibi) bundan sonra</text:span></text:p>
      <text:p text:style-name="P22"><text:s text:c="9"/><text:span text:style-name="T2">Uygulamanın sunucu tarafı `bilir 'diye bir şey olmadığını</text:span></text:p>
      <text:p text:style-name="P32"><text:soft-page-break/><text:s text:c="9"/><text:span text:style-name="T2">Müşterinin kimlik bilgilerini saklaması için başka bir neden.</text:span></text:p>
      <text:p text:style-name="P45">Bu şu anda ayrı bir çalışma altında. Bu sorunun bazı kısımları için birkaç çalışma vardır ve ekran koruyucularda, boşta kalma zaman aşımlarında ve bu sorunla ilgili güvenlik sorunlarını azaltan diğer yöntemlerde parola korumasının kullanılmasını teşvik ediyoruz. Özellikle, kimlik bilgilerini önbelleğe alan kullanıcı aracıları, önbelleğe alınmış kimlik bilgilerini kullanıcı denetimi altında atmak için kolayca erişilebilir bir mekanizma sağlaması için teşvik edilir.</text:p>
      <text:h text:style-name="P8" text:outline-level="3"><text:bookmark text:name="sec15.7"/>15.7 Proxy'ler ve Önbellekleme</text:h>
      <text:p text:style-name="P45">Doğası gereği, HTTP proxy'leri ortadaki erkeklerdir ve ortadaki adam saldırıları için bir fırsattır. Proxy'lerin çalıştığı sistemlerin uzlaşması, ciddi güvenlik ve gizlilik sorunlarına neden olabilir. Proxy'ler güvenlikle ilgili bilgilere, bireysel kullanıcılar ve kuruluşlar hakkındaki kişisel bilgilere ve kullanıcılara ve içerik sağlayıcılara ait özel bilgilere erişebilir. Güvenlik ve gizlilikle ilgili hususlar gözetilmeksizin, tehlikeye atılmış bir proxy veya uygulanan veya yapılandırılan bir proxy, çok çeşitli potansiyel saldırıların komisyonunda kullanılabilir.</text:p>
      <text:p text:style-name="P41"><text:span text:style-name="T15">Proxy operatörleri, proxy'lerin üzerinde çalıştığı sistemleri, hassas bilgiler içeren veya taşıyan herhangi bir sistemi koruyacakları gibi korumalıdır. Özellikle, proxy sunucularında toplanan log bilgileri genellikle çok hassas kişisel bilgiler ve / veya organizasyonlar hakkında bilgiler içerir. Kütük bilgileri dikkatlice korunmalı ve kullanım ve uygun kullanım kılavuzları kullanılmalıdır.(Bölüm </text:span><text:a xlink:type="simple" xlink:href="https://translate.googleusercontent.com/translate_c?depth=1&amp;rurl=translate.google.com&amp;sl=en&amp;sp=nmt4&amp;tl=tr&amp;u=https://www.w3.org/Protocols/rfc2616/rfc2616-sec15.html&amp;xid=17259,15700022,15700186,15700190,15700256,15700259,15700262,15700265&amp;usg=ALkJrhh-7lr4QJ-si1bZ0jQxWNv4h8lrdQ#sec15.1.1" text:style-name="Internet_20_link" text:visited-style-name="Visited_20_Internet_20_Link">15.1.1</text:a><text:span text:style-name="T15"> ).</text:span></text:p>
      <text:p text:style-name="P45">Önbellek proxy'leri ek potansiyel güvenlik açıkları sağlar, çünkü önbellek içeriği kötü niyetli kullanım için çekici bir hedef teşkil eder. Bir HTTP isteği tamamlandıktan sonra önbellek içeriği devam ettiğinden, bir kullanıcının bilginin ağdan kaldırıldığına inanmasından çok sonra önbelleğe yapılan bir saldırı bilgileri gösterebilir. Bu nedenle, önbellek içeriği hassas bilgi olarak korunmalıdır.</text:p>
      <text:p text:style-name="P45">Proxy uygulayıcıları, tasarım ve kodlama kararlarının ve proxy operatörlerine sağladıkları yapılandırma seçeneklerinin (özellikle varsayılan yapılandırma) gizlilik ve güvenlik etkilerini göz önünde bulundurmalıdır.</text:p>
      <text:p text:style-name="P45">Bir proxy kullanıcılarının, proxy'yi yönetenlerden daha güvenilir olmadıklarının farkında olmaları gerekir; HTTP'nin kendisi bu sorunu çözemez.</text:p>
      <text:p text:style-name="P45">Gerektiğinde kriptografinin makul kullanımı, çok çeşitli güvenlik ve gizlilik saldırılarına karşı korunmak için yeterli olabilir. Bu tür bir şifreleme, HTTP / 1.1 spesifikasyonunun kapsamı dışındadır.</text:p>
      <text:h text:style-name="P8" text:outline-level="3"><text:bookmark text:name="sec15.7.1"/>15.7.1 Proxy'lere Hizmet Reddi Saldırıları</text:h>
      <text:p text:style-name="P45">Onlar var. Karşı savunmak zor. Araştırma devam ediyor. Dikkat.</text:p>
      <text:p text:style-name="P45"/>
      <text:p text:style-name="P45"/>
      <text:h text:style-name="P5" text:outline-level="2"><text:bookmark text:name="sec14"/>14 Başlık Alan Tanımları</text:h>
      <text:h text:style-name="P8" text:outline-level="3"><text:bookmark text:name="sec14.1"/>14.1 Kabul et</text:h>
      <text:p text:style-name="P41"><text:span text:style-name="T15">Kabul etme isteği-başlık alanı, yanıt için kabul edilebilir olan belirli ortam türlerini belirtmek için kullanılabilir. Kabul edilen başlıklar, isteğin, hat içi bir görüntü için yapılan bir talepte olduğu gibi, istenen küçük bir grup kümeyle özellikle sınırlı olduğunu belirtmek için kullanılabilir.</text:span></text:p>
      <text:p text:style-name="P45">Örnek</text:p>
      <text:p text:style-name="P26"><text:s text:c="2"/><text:span text:style-name="T2">Kabul et: ses / *; <text:s/>q = 0.2, ses / temel</text:span></text:p>
      <text:p text:style-name="P45">"Sesi / basiti tercih ediyorum, ancak kalitesi% 80 olarak işaretlendikten sonra en iyisi mevcutsa bana herhangi bir ses türü gönderin" olarak yorumlanmalıdır.</text:p>
      <text:p text:style-name="P45">Kabul et başlık alanı yoksa, istemcinin tüm medya türlerini kabul ettiği varsayılır. Bir Kabul başlığı alanı mevcutsa ve sunucu birleşik Kabul alanı değerine göre kabul edilebilir bir yanıt gönderemiyorsa, sunucu bir 406 (kabul edilemez) yanıtı göndermelidir.</text:p>
      <text:p text:style-name="P45">Daha ayrıntılı bir örnek</text:p>
      <text:p text:style-name="P24"><text:s text:c="2"/><text:span text:style-name="T2">Kabul et: metin / düz; <text:s/>q = 0.5, metin / html,</text:span></text:p>
      <text:p text:style-name="P32"><text:s text:c="16"/><text:span text:style-name="T2">metin / x-DVI; <text:s/>q = 0.8, metin / xc</text:span></text:p>
      <text:p text:style-name="P45">Sözlü olarak, bu "text / html ve text / xc tercih edilen medya türleridir, ancak mevcut değilse, o zaman text / x-dvi varlığını gönder ve eğer yoksa, text / plain gönder varlık."</text:p>
      <text:p text:style-name="P45"><text:soft-page-break/>Ortam aralıkları, daha belirli ortam aralıkları veya belirli ortam türleri tarafından geçersiz kılınabilir. Eğer belirli bir tip için birden fazla medya menzili geçerliyse, en spesifik referansın önceliği vardır. Örneğin,</text:p>
      <text:p text:style-name="P26"><text:s text:c="2"/><text:span text:style-name="T2">Kabul et: metin / *, metin / html, metin / html; seviye = 1, * / *</text:span></text:p>
      <text:p text:style-name="P45">aşağıdaki önceliğe sahip:</text:p>
      <text:p text:style-name="P24"><text:s text:c="2"/><text:span text:style-name="T2">1) metin / html; seviye = 1</text:span></text:p>
      <text:p text:style-name="P22"><text:s text:c="8"/><text:span text:style-name="T2">2) metin / html</text:span></text:p>
      <text:p text:style-name="P22"><text:s text:c="8"/><text:span text:style-name="T2">3) metin / *</text:span></text:p>
      <text:p text:style-name="P32"><text:s text:c="8"/><text:span text:style-name="T2">4) * / *</text:span></text:p>
      <text:p text:style-name="P45">Belirli bir türle ilişkili ortam türü kalite faktörü, bu türle eşleşen en yüksek önceliğe sahip ortam aralığının bulunmasıyla belirlenir. Örneğin,</text:p>
      <text:p text:style-name="P24"><text:s text:c="2"/><text:span text:style-name="T2">Kabul et: metin / *; q = 0.3, metin / html; q = 0.7, metin / html; seviye = 1,</text:span></text:p>
      <text:p text:style-name="P32"><text:s text:c="16"/><text:span text:style-name="T2">text / html; seviye = 2; q = 0,4, * / *; q = 0,5</text:span></text:p>
      <text:p text:style-name="P45">aşağıdaki değerlerin ilişkilendirilmesine neden olur:</text:p>
      <text:p text:style-name="P24"><text:s text:c="2"/><text:span text:style-name="T2">text / html; level = 1 = 1</text:span></text:p>
      <text:p text:style-name="P23"><text:span text:style-name="T30"><text:s text:c="8"/></text:span><text:span text:style-name="T15">text / html = </text:span><text:a xlink:type="simple" xlink:href="https://translate.googleusercontent.com/translate_c?depth=1&amp;rurl=translate.google.com&amp;sl=en&amp;sp=nmt4&amp;tl=tr&amp;u=https://www.w3.org/Protocols/rfc2616/rfc2616-sec0.html&amp;xid=17259,15700022,15700186,15700190,15700256,15700259,15700262,15700265&amp;usg=ALkJrhgdzTEm3SwgClm9UsYReVoEVwNfhQ#sec0.7" text:style-name="Internet_20_link" text:visited-style-name="Visited_20_Internet_20_Link">0.7</text:a></text:p>
      <text:p text:style-name="P36"><text:span text:style-name="T30"><text:s text:c="8"/></text:span><text:span text:style-name="T15">metin / düz = </text:span><text:a xlink:type="simple" xlink:href="https://translate.googleusercontent.com/translate_c?depth=1&amp;rurl=translate.google.com&amp;sl=en&amp;sp=nmt4&amp;tl=tr&amp;u=https://www.w3.org/Protocols/rfc2616/rfc2616-sec0.html&amp;xid=17259,15700022,15700186,15700190,15700256,15700259,15700262,15700265&amp;usg=ALkJrhgdzTEm3SwgClm9UsYReVoEVwNfhQ#sec0.3" text:style-name="Internet_20_link" text:visited-style-name="Visited_20_Internet_20_Link">0.3</text:a></text:p>
      <text:p text:style-name="P24"><text:s text:c="2"/><text:span text:style-name="T2">image / jpeg = 0.5</text:span></text:p>
      <text:p text:style-name="P23"><text:span text:style-name="T30"><text:s text:c="8"/></text:span><text:span text:style-name="T15">text / html; seviye = 2 = </text:span><text:a xlink:type="simple" xlink:href="https://translate.googleusercontent.com/translate_c?depth=1&amp;rurl=translate.google.com&amp;sl=en&amp;sp=nmt4&amp;tl=tr&amp;u=https://www.w3.org/Protocols/rfc2616/rfc2616-sec0.html&amp;xid=17259,15700022,15700186,15700190,15700256,15700259,15700262,15700265&amp;usg=ALkJrhgdzTEm3SwgClm9UsYReVoEVwNfhQ#sec0.4" text:style-name="Internet_20_link" text:visited-style-name="Visited_20_Internet_20_Link">0.4</text:a></text:p>
      <text:p text:style-name="P36"><text:span text:style-name="T30"><text:s text:c="8"/></text:span><text:span text:style-name="T15">text / html; seviye = 3 = </text:span><text:a xlink:type="simple" xlink:href="https://translate.googleusercontent.com/translate_c?depth=1&amp;rurl=translate.google.com&amp;sl=en&amp;sp=nmt4&amp;tl=tr&amp;u=https://www.w3.org/Protocols/rfc2616/rfc2616-sec0.html&amp;xid=17259,15700022,15700186,15700190,15700256,15700259,15700262,15700265&amp;usg=ALkJrhgdzTEm3SwgClm9UsYReVoEVwNfhQ#sec0.7" text:style-name="Internet_20_link" text:visited-style-name="Visited_20_Internet_20_Link">0.7</text:a></text:p>
      <text:p text:style-name="P24"><text:s text:c="2"/><text:span text:style-name="T2">Not: Bir kullanıcı aracısına varsayılan kalite kümesi sağlanmış olabilir.</text:span></text:p>
      <text:p text:style-name="P22"><text:s text:c="7"/><text:span text:style-name="T2">belirli ortam aralıkları için değerler. <text:s/>Ancak, kullanıcı aracısı değilse</text:span></text:p>
      <text:p text:style-name="P22"><text:s text:c="7"/><text:span text:style-name="T2">diğer işleme ajanları ile etkileşime giremeyen kapalı bir sistem,</text:span></text:p>
      <text:p text:style-name="P32"><text:s text:c="7"/><text:span text:style-name="T2">bu varsayılan ayar, kullanıcı tarafından yapılandırılabilir olmalıdır.</text:span></text:p>
      <text:h text:style-name="P8" text:outline-level="3"><text:bookmark text:name="sec14.2"/>14.2 Kabul-Charset</text:h>
      <text:p text:style-name="P45">Kabul Edilen Karakter kümesi istek başlığı alanı, hangi karakter kümelerinin yanıt için kabul edilebilir olduğunu belirtmek için kullanılabilir. Bu alan, daha kapsamlı veya özel amaçlı karakter kümelerini anlayabilen müşterilerin, bu karakter kümelerindeki belgeleri temsil edebilecek bir sunucuya verebileceğini belirtmek için izin verir.</text:p>
      <text:p text:style-name="P24"><text:s text:c="2"/><text:span text:style-name="T2">Kabul Et Charset = "Kabul Et Charset" ":"</text:span></text:p>
      <text:p text:style-name="P32"><text:s text:c="15"/><text:span text:style-name="T2">1 # ((charset | "*") [";" "q" "=" qvalue])</text:span></text:p>
      <text:p text:style-name="P41"><text:span text:style-name="T15">Karakter seti değerleri </text:span><text:a xlink:type="simple" xlink:href="https://translate.googleusercontent.com/translate_c?depth=1&amp;rurl=translate.google.com&amp;sl=en&amp;sp=nmt4&amp;tl=tr&amp;u=https://www.w3.org/Protocols/rfc2616/rfc2616-sec3.html&amp;xid=17259,15700022,15700186,15700190,15700256,15700259,15700262,15700265&amp;usg=ALkJrhj8Gvtboibn-kKB0x4mC03RDfHjaQ#sec3.4" text:style-name="Internet_20_link" text:visited-style-name="Visited_20_Internet_20_Link">3.4</text:a><text:span text:style-name="T15"> bölümünde anlatılmıştır. Her karakter grubuna, kullanıcının bu karakter kümesi için tercihini temsil eden ilişkili bir kalite değeri verilir. Varsayılan değer şudur q = 1. Bir örnek</text:span></text:p>
      <text:p text:style-name="P26"><text:s text:c="2"/><text:span text:style-name="T2">Kabul-Charset: iso-8859-5, unicode-1-1; q = 0.8</text:span></text:p>
      <text:p text:style-name="P45">Kabul Etme Karakteri alanında mevcutsa, "*" özel değeri Kabul Etme Karakteri alanında başka bir yerde belirtilmeyen her karakter setiyle (ISO-8859-1 dahil) eşleşir. Kabul Etme Karakteri alanında hiçbir "*" mevcut değilse, açıkça belirtilmeyen tüm karakter kümeleri, açıkça belirtilmediği takdirde, 1'in kalite değerini alan ISO-8859-1 hariç, 0 kalite değerini alır.</text:p>
      <text:p text:style-name="P45">Kabul-Charset başlığı yoksa, varsayılan, herhangi bir karakter setinin kabul edilebilir olmasıdır. Bir Kabul Edilen Karakter başlığı başlığı varsa ve sunucu Kabul Edilen Karakter başlığı başlığına göre kabul edilebilir bir yanıt gönderemezse, sunucu gönderilmesine rağmen 406 (kabul edilemez) durum koduyla bir hata yanıtı göndermelidir. kabul edilemez bir yanıta da izin verilmektedir.</text:p>
      <text:h text:style-name="P8" text:outline-level="3"><text:bookmark text:name="sec14.3"/>14.3 Kabul Kodlaması</text:h>
      <text:p text:style-name="P45">Kabul-Kodlama istek-başlık alanı Kabul Et'e benzer, ancak cevapta kabul edilebilir olan içerik kodlamalarını (bölüm 3.5) kısıtlar.</text:p>
      <text:p text:style-name="P26"><text:s text:c="2"/><text:span text:style-name="T2">Kabul Etme Kodlaması = "Kabul Etme Kodlaması" ":"</text:span></text:p>
      <text:p text:style-name="P24"><text:s text:c="2"/><text:span text:style-name="T2">1 # (kodlamalar [";" "q" "=" q değeri])</text:span></text:p>
      <text:p text:style-name="P32"><text:s text:c="8"/><text:span text:style-name="T2">kodlamalar = (içerik kodlaması | "*")</text:span></text:p>
      <text:p text:style-name="P45"><text:soft-page-break/>Kullanımına örnekler:</text:p>
      <text:p text:style-name="P24"><text:s text:c="2"/><text:span text:style-name="T2">Kabul-Kodlama: sıkıştır, gzip</text:span></text:p>
      <text:p text:style-name="P22"><text:s text:c="8"/><text:span text:style-name="T2">Accept-Encoding:</text:span></text:p>
      <text:p text:style-name="P22"><text:s text:c="8"/><text:span text:style-name="T2">Kabul Kodlaması: *</text:span></text:p>
      <text:p text:style-name="P22"><text:s text:c="8"/><text:span text:style-name="T2">Kabul-Kodlama: sıkıştır; q = 0.5, gzip; q = 1.0</text:span></text:p>
      <text:p text:style-name="P32"><text:s text:c="8"/><text:span text:style-name="T2">Kabul-Kodlama: gzip, q = 1.0, kimlik; <text:s/>q = 0.5, *; q = 0</text:span></text:p>
      <text:p text:style-name="P45">Bir sunucu, Kabul Etme Kodlamasına göre, bu kuralları kullanarak bir içerik kodlamasının kabul edilebilir olup olmadığını test eder:</text:p>
      <text:p text:style-name="P24"><text:s text:c="2"/><text:span text:style-name="T2">1. İçerik kodlaması, listede listelenen içerik kodlarından biriyse,</text:span></text:p>
      <text:p text:style-name="P22"><text:s text:c="10"/><text:span text:style-name="T2">Kabul Kodlaması alanı, daha sonra kabul edilebilir</text:span></text:p>
      <text:p text:style-name="P23"><text:span text:style-name="T30"><text:s text:c="10"/></text:span><text:span text:style-name="T15">0 değeriyle birlikte (Bölüm </text:span><text:a xlink:type="simple" xlink:href="https://translate.googleusercontent.com/translate_c?depth=1&amp;rurl=translate.google.com&amp;sl=en&amp;sp=nmt4&amp;tl=tr&amp;u=https://www.w3.org/Protocols/rfc2616/rfc2616-sec3.html&amp;xid=17259,15700022,15700186,15700190,15700256,15700259,15700262,15700265&amp;usg=ALkJrhj8Gvtboibn-kKB0x4mC03RDfHjaQ#sec3.9" text:style-name="Internet_20_link" text:visited-style-name="Visited_20_Internet_20_Link">3.9'da</text:a><text:span text:style-name="T15"> tanımlandığı gibi,</text:span></text:p>
      <text:p text:style-name="P32"><text:s text:c="10"/><text:span text:style-name="T2">0'ın q değeri "kabul edilemez" anlamına gelir.</text:span></text:p>
      <text:p text:style-name="P24"><text:s text:c="2"/><text:span text:style-name="T2">2. Kabul Kodlama alanındaki özel "*" sembolü, herhangi bir</text:span></text:p>
      <text:p text:style-name="P22"><text:s text:c="10"/><text:span text:style-name="T2">başlıkta açıkça listelenmeyen kullanılabilir içerik kodlaması</text:span></text:p>
      <text:p text:style-name="P32"><text:s text:c="10"/><text:span text:style-name="T2">alan.</text:span></text:p>
      <text:p text:style-name="P24"><text:s text:c="2"/><text:span text:style-name="T2">3. Birden fazla içerik kodlaması kabul edilebilirse, kabul edilebilir</text:span></text:p>
      <text:p text:style-name="P32"><text:s text:c="10"/><text:span text:style-name="T2">Sıfır olmayan en yüksek değere sahip içerik kodlaması tercih edilir.</text:span></text:p>
      <text:p text:style-name="P24"><text:s text:c="2"/><text:span text:style-name="T2">4. "Kimlik" içerik kodlaması her zaman kabul edilebilir,</text:span></text:p>
      <text:p text:style-name="P22"><text:s text:c="10"/><text:span text:style-name="T2">Kabul Edilen Kodlama alanı, içerdiği için özellikle reddedildi</text:span></text:p>
      <text:p text:style-name="P22"><text:s text:c="10"/><text:span text:style-name="T2">"identity; q = 0", veya alan "*; q = 0" içerdiğinden ve</text:span></text:p>
      <text:p text:style-name="P22"><text:s text:c="10"/><text:span text:style-name="T2">açıkça "kimlik" içerik kodlamasını içermez. <text:s/>Eğer</text:span></text:p>
      <text:p text:style-name="P22"><text:s text:c="10"/><text:span text:style-name="T2">Kabul Kodlaması alan değeri boş, ardından yalnızca "kimlik"</text:span></text:p>
      <text:p text:style-name="P32"><text:s text:c="10"/><text:span text:style-name="T2">kodlama kabul edilebilir.</text:span></text:p>
      <text:p text:style-name="P45">Bir İsteğe Bağlı Kodlama alanı bir istekte mevcutsa ve sunucu Kabul Kodu Kodlama başlığına göre kabul edilebilir bir yanıt gönderemiyorsa, sunucu 406 (Kabul Edilemez) durum koduyla bir hata yanıtı göndermelidir.</text:p>
      <text:p text:style-name="P45">Bir istekte Kabul Et Kodlama alanı yoksa, sunucu istemcinin herhangi bir içerik kodlamasını kabul edeceğini varsayabilir. Bu durumda, "kimlik" mevcut içerik kodlamalarından biriyse, sunucu farklı bir içerik kodlamasının müşteri için anlamlı olduğu ek bilgiye sahip olmadığı sürece "kimlik" içerik kodlamasını kullanmalıdır.</text:p>
      <text:p text:style-name="P24"><text:s text:c="2"/><text:span text:style-name="T2">Not: İstek Kabul Kodlama alanını içermiyorsa,</text:span></text:p>
      <text:p text:style-name="P22"><text:s text:c="7"/><text:span text:style-name="T2">ve "kimlik" içerik kodlaması kullanılamıyorsa, o zaman</text:span></text:p>
      <text:p text:style-name="P32"><text:s text:c="7"/><text:span text:style-name="T2">içerik kodlamaları, HTTP / 1.0 istemcileri tarafından genel olarak anlaşılmıştır (örn.</text:span></text:p>
      <text:p text:style-name="P24"><text:s text:c="2"/><text:span text:style-name="T2">"gzip" ve "sıkıştır") tercih edilir; <text:s/>bazı eski istemciler</text:span></text:p>
      <text:p text:style-name="P22"><text:s text:c="7"/><text:span text:style-name="T2">diğer içerik kodlarıyla gönderilen mesajları yanlış </text:span></text:p>
      <text:p text:style-name="P22"><text:s text:c="7"/><text:span text:style-name="T2">Sunucu bu kararı, hakkındaki bilgilere dayanarak da verebilir.</text:span></text:p>
      <text:p text:style-name="P32"><text:s text:c="7"/><text:span text:style-name="T2">belirli bir kullanıcı aracısı veya müşteri.</text:span></text:p>
      <text:p text:style-name="P24"><text:s text:c="2"/><text:span text:style-name="T2">Not: Çoğu HTTP / 1.0 uygulaması qvalues'i tanımıyor veya bunlara uymuyor</text:span></text:p>
      <text:p text:style-name="P22"><text:s text:c="7"/><text:span text:style-name="T2">içerik kodlamaları ile ilişkili. <text:s/>Bu, q değerlerinin olmayacağı anlamına gelir</text:span></text:p>
      <text:p text:style-name="P32"><text:s text:c="7"/><text:span text:style-name="T2">çalışın ve x-gzip veya x-sıkıştır ile izin verilmez.</text:span></text:p>
      <text:h text:style-name="P8" text:outline-level="3"><text:bookmark text:name="sec14.4"/>14.4 Kabul Dil</text:h>
      <text:p text:style-name="P41"><text:span text:style-name="T15">Kabul Et-Dil talebi başlık alanı Kabul Et'e benzer, ancak talebe cevap olarak tercih edilen doğal dil kümesini kısıtlar. Dil etiketleri bölüm </text:span><text:a xlink:type="simple" xlink:href="https://translate.googleusercontent.com/translate_c?depth=1&amp;rurl=translate.google.com&amp;sl=en&amp;sp=nmt4&amp;tl=tr&amp;u=https://www.w3.org/Protocols/rfc2616/rfc2616-sec3.html&amp;xid=17259,15700022,15700186,15700190,15700256,15700259,15700262,15700265&amp;usg=ALkJrhj8Gvtboibn-kKB0x4mC03RDfHjaQ#sec3.10" text:style-name="Internet_20_link" text:visited-style-name="Visited_20_Internet_20_Link">3.10'da</text:a><text:span text:style-name="T15"> tanımlanmıştır.</text:span></text:p>
      <text:p text:style-name="P45">Her dil aralığında MAY, kullanıcının bu aralıkta belirtilen dilleri tercih ettiğini tahmin eden bir kalite değeri verilebilir. Kalite değeri varsayılan olarak "q = 1" olur. Örneğin,</text:p>
      <text:p text:style-name="P26"><text:s text:c="2"/><text:span text:style-name="T2">Kabul Dili: da, en-gb; q = 0.8, en; q = 0.7</text:span></text:p>
      <text:p text:style-name="P50"><text:span text:style-name="T2">"Danca'yı tercih ediyorum ama İngiliz İngilizcesini ve diğer İngilizce türlerini kabul ediyorum." Dil aralığı, tam olarak etikete eşitse veya tam olarak etiketin önekine eşitse, önekten sonraki ilk etiket karakteri "-" olacak şekilde bir dil etiketiyle eşleşir. Kabul Et Dili alanında mevcutsa, "*" özel aralığı, Kabul Et Dili alanında bulunan diğer aralıklarla eşleşmeyen her etikete eşleşir.</text:span></text:p>
      <text:p text:style-name="P45">Dil Kabul Et alanı tarafından bir dil etiketine atanan dil kalite faktörü, dil etiketiyle eşleşen alandaki en uzun dil aralığının kalite değeridir. Alandaki hiçbir dil aralığı etiketle eşleşmezse, atanan dil kalitesi faktörü 0'dır. İstekte Dil Kabul Et başlığı yoksa, sunucu</text:p>
      <text:p text:style-name="P45"><text:soft-page-break/>Tüm dillerin eşit derecede kabul edilebilir olduğunu varsaymalıdır. Bir Dil Kabul Et başlığı varsa, 0'dan büyük bir kalite faktörü atanan tüm diller kabul edilebilir.</text:p>
      <text:p text:style-name="P41"><text:span text:style-name="T15">Kullanıcının her dilde dil tercihleri ​​ile birlikte bir Dil Kabul Et başlığı göndermesi, kullanıcının gizlilik beklentilerine aykırı olabilir. Bu konuyla ilgili bir tartışma için bkz. Bölüm </text:span><text:a xlink:type="simple" xlink:href="https://translate.googleusercontent.com/translate_c?depth=1&amp;rurl=translate.google.com&amp;sl=en&amp;sp=nmt4&amp;tl=tr&amp;u=https://www.w3.org/Protocols/rfc2616/rfc2616-sec15.html&amp;xid=17259,15700022,15700186,15700190,15700256,15700259,15700262,15700265&amp;usg=ALkJrhh-7lr4QJ-si1bZ0jQxWNv4h8lrdQ#sec15.1.4" text:style-name="Internet_20_link" text:visited-style-name="Visited_20_Internet_20_Link">15.1.4</text:a><text:span text:style-name="T15"> .</text:span></text:p>
      <text:p text:style-name="P50"><text:span text:style-name="T2">Anlaşılırlık bireysel kullanıcıya büyük ölçüde bağlı olduğu için, müşteri uygulamalarının kullanıcıya uygun dil tercihi seçimini yapması önerilir. Seçim yapılamazsa, Dil Kabul Et başlık alanı istekte bulunulmamalıdır.</text:span></text:p>
      <text:h text:style-name="P8" text:outline-level="3"><text:bookmark text:name="sec14.5"/>14.5 Kabul Aralıkları</text:h>
      <text:p text:style-name="P24"><text:s text:c="2"/><text:span text:style-name="T2">Kabul Et Aralıkları yanıt başlığı alanı, sunucunun</text:span></text:p>
      <text:p text:style-name="P32"><text:s text:c="7"/><text:span text:style-name="T2">bir kaynak için aralık isteklerini kabul ettiğini gösterir:</text:span></text:p>
      <text:p text:style-name="P24"><text:s text:c="2"/><text:span text:style-name="T2">Kabul-Aralıkları = "Kabul-Aralıkları" ":" kabul edilebilir aralıklar</text:span></text:p>
      <text:p text:style-name="P32"><text:s text:c="11"/><text:span text:style-name="T2">kabul edilebilir aralıklar = 1 # aralık birimi | <text:s/>"Yok"</text:span></text:p>
      <text:p text:style-name="P26"><text:s text:c="2"/><text:span text:style-name="T2">Bayt aralığı isteklerini kabul eden orijin sunucuları gönderebilir</text:span></text:p>
      <text:p text:style-name="P26"><text:s text:c="2"/><text:span text:style-name="T2">Kabul Aralıkları: bayt</text:span></text:p>
      <text:p text:style-name="P24"><text:s text:c="2"/><text:span text:style-name="T2">ama bunu yapmak zorunda değilsiniz. <text:s/>İstemciler bayt aralığı üretebilir</text:span></text:p>
      <text:p text:style-name="P22"><text:s text:c="7"/><text:span text:style-name="T2">kaynak için bu başlığı almayan istekler</text:span></text:p>
      <text:p text:style-name="P36"><text:span text:style-name="T30"><text:s text:c="7"/></text:span><text:span text:style-name="T15">yer. <text:s/>Menzil birimleri bölüm </text:span><text:a xlink:type="simple" xlink:href="https://translate.googleusercontent.com/translate_c?depth=1&amp;rurl=translate.google.com&amp;sl=en&amp;sp=nmt4&amp;tl=tr&amp;u=https://www.w3.org/Protocols/rfc2616/rfc2616-sec3.html&amp;xid=17259,15700022,15700186,15700190,15700256,15700259,15700262,15700265&amp;usg=ALkJrhj8Gvtboibn-kKB0x4mC03RDfHjaQ#sec3.12" text:style-name="Internet_20_link" text:visited-style-name="Visited_20_Internet_20_Link">3.12'de</text:a><text:span text:style-name="T15"> tanımlanmıştır.</text:span></text:p>
      <text:p text:style-name="P24"><text:s text:c="2"/><text:span text:style-name="T2">İçin herhangi bir çeşit aralık isteğini kabul etmeyen sunucular</text:span></text:p>
      <text:p text:style-name="P32"><text:s text:c="7"/><text:span text:style-name="T2">kaynak gönderebilir</text:span></text:p>
      <text:p text:style-name="P26"><text:s text:c="2"/><text:span text:style-name="T2">Kabul Edilen Aralık: hiçbiri</text:span></text:p>
      <text:p text:style-name="P26"><text:s text:c="2"/><text:span text:style-name="T2">Müşteriye bir menzil isteğinde bulunmamalarını tavsiye etmek.</text:span></text:p>
      <text:h text:style-name="P8" text:outline-level="3"><text:bookmark text:name="sec14.6"/>14.6 Yaş</text:h>
      <text:p text:style-name="P24"><text:s text:c="2"/><text:span text:style-name="T2">Yaş yanıt başlığı alanı, gönderenin tahminini iletir.</text:span></text:p>
      <text:p text:style-name="P22"><text:s text:c="7"/><text:span text:style-name="T2">Yanıttan bu yana geçen süre (veya yeniden onaylanması)</text:span></text:p>
      <text:p text:style-name="P22"><text:s text:c="7"/><text:span text:style-name="T2">kaynak sunucuda üretildi. <text:s/>Önbelleğe alınmış bir yanıt "taze" ise</text:span></text:p>
      <text:p text:style-name="P22"><text:s text:c="7"/><text:span text:style-name="T2">yaşı tazelik ömrünü geçmez. <text:s/>Yaş değerleri</text:span></text:p>
      <text:p text:style-name="P36"><text:span text:style-name="T30"><text:s text:c="7"/></text:span><text:span text:style-name="T15">Bölüm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2.3" text:style-name="Internet_20_link" text:visited-style-name="Visited_20_Internet_20_Link">13.2.3'te</text:a><text:span text:style-name="T15"> belirtilen şekilde hesaplanmıştır.</text:span></text:p>
      <text:p text:style-name="P24"><text:s text:c="2"/><text:span text:style-name="T2">Yaş = "Yaş" ":" yaş-değeri</text:span></text:p>
      <text:p text:style-name="P32"><text:s text:c="12"/><text:span text:style-name="T2">yaş-değeri = delta-saniye</text:span></text:p>
      <text:p text:style-name="P24"><text:s text:c="2"/><text:span text:style-name="T2">Yaş değerleri, içindeki zamanı temsil eden negatif olmayan ondalık tam sayılardır.</text:span></text:p>
      <text:p text:style-name="P32"><text:s text:c="7"/><text:span text:style-name="T2">saniye.</text:span></text:p>
      <text:p text:style-name="P24"><text:s text:c="2"/><text:span text:style-name="T2">Bir önbellek en büyük pozitif değerden daha büyük bir değer alırsa</text:span></text:p>
      <text:p text:style-name="P22"><text:s text:c="7"/><text:span text:style-name="T2">temsil edebileceği tam sayı, ya da yaş hesaplamalarından herhangi biri</text:span></text:p>
      <text:p text:style-name="P22"><text:s text:c="7"/><text:span text:style-name="T2">taşması durumunda, değeri olan bir Yaş başlığı iletmelidir</text:span></text:p>
      <text:p text:style-name="P22"><text:s text:c="7"/><text:span text:style-name="T2">2147483648 (2 ^ 31). <text:s/>Önbellek içeren bir HTTP / 1.1 sunucusu</text:span></text:p>
      <text:p text:style-name="P22"><text:s text:c="7"/><text:span text:style-name="T2">içerisinden oluşturulan her yanıtta bir Yaş başlığı alanı ekleyin</text:span></text:p>
      <text:p text:style-name="P22"><text:s text:c="7"/><text:span text:style-name="T2">kendi önbelleği. <text:s/>Önbelleklerin en az 31 aritmetik tür kullanması gerekir</text:span></text:p>
      <text:p text:style-name="P32"><text:s text:c="7"/><text:span text:style-name="T2">aralık bitleri.</text:span></text:p>
      <text:h text:style-name="P8" text:outline-level="3"><text:bookmark text:name="sec14.7"/>14.7 İzin ver</text:h>
      <text:p text:style-name="P24"><text:s text:c="2"/><text:span text:style-name="T2">Varlık başlığına izin ver alanı, desteklenen yöntem kümesini listeler.</text:span></text:p>
      <text:p text:style-name="P22"><text:s text:c="7"/><text:span text:style-name="T2">İstek URI'sı tarafından tanımlanan kaynakla. <text:s/>bunun amacı</text:span></text:p>
      <text:p text:style-name="P22"><text:s text:c="7"/><text:span text:style-name="T2">alan kesinlikle alıcıya geçerli yöntemleri bildirmek içindir</text:span></text:p>
      <text:p text:style-name="P22"><text:s text:c="7"/><text:span text:style-name="T2">kaynakla ilişkili. <text:s/>Bir izin ver başlık alanı OLMALIDIR</text:span></text:p>
      <text:p text:style-name="P32"><text:s text:c="7"/><text:span text:style-name="T2">Bir 405 (Yönteme İzin Verilmeyen) yanıtında mevcut.</text:span></text:p>
      <text:p text:style-name="P26"><text:s text:c="2"/><text:span text:style-name="T2">Allow = "Allow" ":" #Method</text:span></text:p>
      <text:p text:style-name="P30"><text:s text:c="2"/></text:p>
      <text:p text:style-name="P30"><text:soft-page-break/><text:span text:style-name="T2">Kullanım örneği:<text:line-break/><text:tab/>İzin Ver: GET, HEAD, PUT</text:span></text:p>
      <text:p text:style-name="P24"><text:s text:c="2"/><text:span text:style-name="T2">Bu alan müşterinin başka yöntemler denemesini engelleyemez.</text:span></text:p>
      <text:p text:style-name="P22"><text:s text:c="7"/><text:span text:style-name="T2">Ancak, İzin verilen başlık alanı değeri tarafından verilen göstergeler</text:span></text:p>
      <text:p text:style-name="P22"><text:s text:c="7"/><text:span text:style-name="T2">Takip edilmelidir. <text:s/>Gerçek izin verilen yöntem kümesi tanımlanır</text:span></text:p>
      <text:p text:style-name="P32"><text:s text:c="7"/><text:span text:style-name="T2">Her istek zamanında orijin sunucusu tarafından.</text:span></text:p>
      <text:p text:style-name="P24"><text:s text:c="2"/><text:span text:style-name="T2">İzin verilen başlık alanı bir PUT isteği ile sağlanabilir.</text:span></text:p>
      <text:p text:style-name="P22"><text:s text:c="7"/><text:span text:style-name="T2">Yeni ya da değiştirilmiş tarafından desteklenecek yöntemleri tavsiye</text:span></text:p>
      <text:p text:style-name="P22"><text:s text:c="7"/><text:span text:style-name="T2">kaynak. <text:s/>Sunucu bu yöntemleri desteklemek için gerekli değildir ve</text:span></text:p>
      <text:p text:style-name="P22"><text:s text:c="7"/><text:span text:style-name="T2">Yanıtı veren, gerçek olanı veren bir İzin Verici başlığı içermelidir</text:span></text:p>
      <text:p text:style-name="P32"><text:s text:c="7"/><text:span text:style-name="T2">desteklenen yöntemler</text:span></text:p>
      <text:p text:style-name="P24"><text:s text:c="2"/><text:span text:style-name="T2">Bir vekil, başlık olmasa bile Başlık alanına izin vermemelidir</text:span></text:p>
      <text:p text:style-name="P22"><text:s text:c="7"/><text:span text:style-name="T2">Belirtilen tüm yöntemleri anlayın, çünkü kullanıcı aracısı</text:span></text:p>
      <text:p text:style-name="P32"><text:s text:c="7"/><text:span text:style-name="T2">orijin sunucusuyla iletişim kurmanın başka yollarını da kullanabilirsiniz.</text:span></text:p>
      <text:h text:style-name="P8" text:outline-level="3"><text:bookmark text:name="sec14.8"/>14.8 Yetkilendirme</text:h>
      <text:p text:style-name="P24"><text:s text:c="2"/><text:span text:style-name="T2">Bir sunucu ile kendini doğrulamak isteyen bir kullanıcı aracısı ...</text:span></text:p>
      <text:p text:style-name="P22"><text:s text:c="7"/><text:span text:style-name="T2">genellikle, ancak mutlaka, bir 401 yanıtı aldıktan sonra</text:span></text:p>
      <text:p text:style-name="P22"><text:s text:c="7"/><text:span text:style-name="T2">öyleyse, bir Yetkilendirme isteği-başlık alanı ile</text:span></text:p>
      <text:p text:style-name="P22"><text:s text:c="7"/><text:span text:style-name="T2">istek. <text:s/>Yetkilendirme alanı değeri kimlik bilgilerinden oluşur</text:span></text:p>
      <text:p text:style-name="P22"><text:s text:c="7"/><text:span text:style-name="T2">için kullanıcı aracısının doğrulama bilgilerini içeren</text:span></text:p>
      <text:p text:style-name="P32"><text:s text:c="7"/><text:span text:style-name="T2">talep edilen kaynak alemi.</text:span></text:p>
      <text:p text:style-name="P26"><text:s text:c="2"/><text:span text:style-name="T2">Yetkilendirme = "Yetkilendirme" ":" kimlik bilgileri</text:span></text:p>
      <text:p text:style-name="P24"><text:s text:c="2"/><text:span text:style-name="T2">HTTP erişim doğrulaması "HTTP Doğrulama:</text:span></text:p>
      <text:p text:style-name="P23"><text:span text:style-name="T30"><text:s text:c="7"/></text:span><text:span text:style-name="T15">Temel ve Özet Erişim Doğrulaması " </text:span><text:a xlink:type="simple" xlink:href="https://translate.googleusercontent.com/translate_c?depth=1&amp;rurl=translate.google.com&amp;sl=en&amp;sp=nmt4&amp;tl=tr&amp;u=https://www.w3.org/Protocols/rfc2616/rfc2616-sec17.html&amp;xid=17259,15700022,15700186,15700190,15700256,15700259,15700262,15700265&amp;usg=ALkJrhjqXmBfaLdHrYfhErmrAe8UKhz0FA#bib43" text:style-name="Internet_20_link" text:visited-style-name="Visited_20_Internet_20_Link">[43]</text:a><text:span text:style-name="T15"> . Bir istek</text:span></text:p>
      <text:p text:style-name="P22"><text:s text:c="7"/><text:span text:style-name="T2">kimliği doğrulanmış ve bir bölge belirtilmiş, aynı kimlik bilgileri</text:span></text:p>
      <text:p text:style-name="P22"><text:s text:c="7"/><text:span text:style-name="T2">bu bölge içindeki diğer tüm istekler için geçerli olmak (varsayalım)</text:span></text:p>
      <text:p text:style-name="P22"><text:s text:c="7"/><text:span text:style-name="T2">kimlik doğrulama şemasının kendisi aksini gerektirmez</text:span></text:p>
      <text:p text:style-name="P22"><text:s text:c="7"/><text:span text:style-name="T2">meydan okuma değerine veya kullanımına bağlı olarak değişen kimlik bilgileri olarak</text:span></text:p>
      <text:p text:style-name="P32"><text:s text:c="7"/><text:span text:style-name="T2">senkronize saatler).</text:span></text:p>
      <text:p text:style-name="P24"><text:s text:c="2"/><text:span text:style-name="T2">Paylaşılan bir önbellek (bkz. Bölüm 13.7) bir istek aldığında</text:span></text:p>
      <text:p text:style-name="P22"><text:s text:c="7"/><text:span text:style-name="T2">Yetkilendirme alanı içeren,</text:span></text:p>
      <text:p text:style-name="P22"><text:s text:c="7"/><text:span text:style-name="T2">başka bir talebe cevap olarak karşılık gelen cevap,</text:span></text:p>
      <text:p text:style-name="P32"><text:s text:c="7"/><text:span text:style-name="T2">aşağıdaki özel istisnalardan biri geçerlidir:</text:span></text:p>
      <text:p text:style-name="P24"><text:s text:c="2"/><text:span text:style-name="T2">1. Yanıt "s-maxage" önbellek kontrolünü içeriyorsa</text:span></text:p>
      <text:p text:style-name="P22"><text:s text:c="10"/><text:span text:style-name="T2">yönerge, önbellek MAY</text:span></text:p>
      <text:p text:style-name="P22"><text:s text:c="10"/><text:span text:style-name="T2">sonraki istek. <text:s/>Ancak (belirtilen en fazla yaş,</text:span></text:p>
      <text:p text:style-name="P22"><text:s text:c="10"/><text:span text:style-name="T2">iletildi) bir proxy önbelleği ilk önce menşei ile yeniden doğrulaması GEREKİR</text:span></text:p>
      <text:p text:style-name="P22"><text:s text:c="10"/><text:span text:style-name="T2">Sunucu, yeni isteğin istek başlıklarını kullanarak</text:span></text:p>
      <text:p text:style-name="P22"><text:s text:c="10"/><text:span text:style-name="T2">yeni isteği doğrulamak için kaynak sunucu. <text:s/>(Bu</text:span></text:p>
      <text:p text:style-name="P22"><text:s text:c="10"/><text:span text:style-name="T2">s-maxage için tanımlanmış davranış.) Yanıt "s-</text:span></text:p>
      <text:p text:style-name="P22"><text:s text:c="10"/><text:span text:style-name="T2">maxage = 0 ", proxy her zaman yeniden kullanmadan önce yeniden doğrulamalıdır</text:span></text:p>
      <text:p text:style-name="P32"><text:s text:c="10"/><text:span text:style-name="T2">o.</text:span></text:p>
      <text:p text:style-name="P24"><text:s text:c="2"/><text:span text:style-name="T2">2. Yanıt, "zorunlu hale getirme" önbellek kontrolünü içeriyorsa</text:span></text:p>
      <text:p text:style-name="P22"><text:s text:c="10"/><text:span text:style-name="T2">yönerge, önbellek MAY</text:span></text:p>
      <text:p text:style-name="P22"><text:s text:c="10"/><text:span text:style-name="T2">sonraki istek. <text:s/>Ancak cevap bayatsa, tüm önbellek</text:span></text:p>
      <text:p text:style-name="P22"><text:s text:c="10"/><text:span text:style-name="T2">İlk önce bunu kullanarak kaynak sunucu ile yeniden doğrulamak GEREKİR</text:span></text:p>
      <text:p text:style-name="P22"><text:s text:c="10"/><text:span text:style-name="T2">orijin sunucusuna izin vermek için yeni istekten istek istekleri</text:span></text:p>
      <text:p text:style-name="P32"><text:s text:c="10"/><text:span text:style-name="T2">yeni isteği doğrulamak için</text:span></text:p>
      <text:p text:style-name="P24"><text:s text:c="2"/><text:span text:style-name="T2">3. Yanıt, "public" cache-control direktifini içeriyorsa,</text:span></text:p>
      <text:p text:style-name="P32"><text:s text:c="10"/><text:span text:style-name="T2">Daha sonraki herhangi bir talebe cevap olarak iade edilebilir.</text:span></text:p>
      <text:h text:style-name="P8" text:outline-level="3"><text:bookmark text:name="sec14.9"/>14.9 Önbellek Kontrolü</text:h>
      <text:p text:style-name="P41"><text:span text:style-name="T15">Cache-Control genel başlık alanı, istek / cevap zinciri boyunca tüm önbellekleme mekanizmaları tarafından uyulması gereken yönergeleri belirtmek için kullanılır. Yönergeler, önbelleklerin isteği veya yanıtı olumsuz bir şekilde engellemesini önlemeye yönelik davranışı belirtir. Bu direktifler tipik olarak önbellekleme algoritmalarını geçersiz kılar. </text:span><text:soft-page-break/><text:span text:style-name="T15">Önbellek yönergeleri, bir talepte bir direktifin bulunmasının, aynı direktifin yanıtta verileceği anlamına gelmediği anlamına gelmediği için tek yönlüdür.</text:span></text:p>
      <text:p text:style-name="P50"><text:span text:style-name="T2">Önbellek direktifleri, söz konusu başvurudaki önemlerinden bağımsız olarak bir proxy veya ağ geçidi uygulaması tarafından geçirilmelidir, çünkü direktifler istek / cevap zinciri boyunca tüm alıcılara uygulanabilir. Belirli bir önbellek için önbellek yönergesi belirlemek mümkün değildir.</text:span></text:p>
      <text:p text:style-name="P45">Herhangi bir 1 # alan-adı parametresi olmadan bir direktif göründüğünde, direktif tüm istek veya yanıt için geçerlidir. Böyle bir yönerge # # field-name parametresiyle göründüğünde, istek veya yanıtın geri kalanına değil, yalnızca adlandırılmış alana veya alanlara uygulanır. Bu mekanizma genişletilebilirliği destekliyor; HTTP protokolünün gelecekteki sürümlerinin uygulamaları, bu yönergeleri HTTP / 1.1'de tanımlanmayan başlık alanlarına uygulayabilir.</text:p>
      <text:p text:style-name="P45">Önbellek kontrol yönergeleri şu genel kategorilere ayrılabilir:</text:p>
      <text:p text:style-name="P24"><text:s text:c="2"/><text:span text:style-name="T2">- Önbelleğe alınabilecek şeyler hakkındaki kısıtlamalar; <text:s/>bunlar sadece empoze edilebilir</text:span></text:p>
      <text:p text:style-name="P32"><text:s text:c="9"/><text:span text:style-name="T2">kaynak sunucu.</text:span></text:p>
      <text:p text:style-name="P24"><text:s text:c="2"/><text:span text:style-name="T2">- Bir önbellekte depolanabileceklerle ilgili kısıtlamalar; <text:s/>bunlar olabilir</text:span></text:p>
      <text:p text:style-name="P32"><text:s text:c="9"/><text:span text:style-name="T2">Kaynak sunucu veya kullanıcı aracısı tarafından uygulanır.</text:span></text:p>
      <text:p text:style-name="P24"><text:s text:c="2"/><text:span text:style-name="T2">- Temel son kullanma mekanizmasının değiştirilmesi; <text:s/>bunlar olabilir</text:span></text:p>
      <text:p text:style-name="P32"><text:s text:c="9"/><text:span text:style-name="T2">Kaynak sunucu veya kullanıcı aracısı tarafından uygulanır.</text:span></text:p>
      <text:p text:style-name="P24"><text:s text:c="2"/><text:span text:style-name="T2">- Önbellek yeniden doğrulama ve yeniden yükleme üzerinde kontrol eder; <text:s/>bunlar sadece olabilir</text:span></text:p>
      <text:p text:style-name="P32"><text:s text:c="9"/><text:span text:style-name="T2">bir kullanıcı aracısı tarafından uygulanan.</text:span></text:p>
      <text:p text:style-name="P26"><text:s text:c="2"/><text:span text:style-name="T2">- İşletmelerin dönüşümü üzerinde kontrol.</text:span></text:p>
      <text:p text:style-name="P26"><text:s text:c="2"/><text:span text:style-name="T2">- Önbelleğe alma sistemine yapılan uzantılar.</text:span></text:p>
      <text:h text:style-name="P8" text:outline-level="3"><text:bookmark text:name="sec14.9.1"/>14.9.1 Önbelleklenebilir Nedir</text:h>
      <text:p text:style-name="P41"><text:span text:style-name="T15">Varsayılan olarak, istek yönteminin gereksinimleri, başlık alanları istemek ve yanıt durumu önbelleğe alınabilir olduğunu gösteriyorsa bir yanıt önbelleklenebilir. Bölüm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4" text:style-name="Internet_20_link" text:visited-style-name="Visited_20_Internet_20_Link">13.4</text:a><text:span text:style-name="T15"> , önbelleklenebilirlik için bu varsayılanları özetlemektedir. Aşağıdaki Önbellek Denetimi yanıt yönergeleri, kaynak bir sunucunun bir yanıtın varsayılan önbelleğe alınmasını geçersiz kılmasına izin verir:</text:span></text:p>
      <text:p text:style-name="P21">halka açık</text:p>
      <text:p text:style-name="P17"><text:span text:style-name="T15">Normalde önbelleklenemez veya yalnızca paylaşılmayan bir önbellek içinde önbelleğe alınabilse bile, yanıtın herhangi bir önbellek tarafından önbelleğe alınabileceğini belirtir. (Daha fazla bilgi için ayrıca bkz. Yetki,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8" text:style-name="Internet_20_link" text:visited-style-name="Visited_20_Internet_20_Link">14.8</text:a><text:span text:style-name="T15"> .)</text:span></text:p>
      <text:p text:style-name="P20">özel</text:p>
      <text:p text:style-name="P16">Yanıt mesajının tamamının veya bir kısmının tek bir kullanıcıya yönelik olduğunu ve paylaşılan bir önbellek tarafından önbelleğe alınmaması gerektiğini belirtir. Bu, bir kaynak sunucunun belirtilen parçaların</text:p>
      <text:p text:style-name="P18">Yanıt yalnızca bir kullanıcı için tasarlanmıştır ve diğer kullanıcıların istekleri için geçerli bir yanıt değildir. Özel (paylaşılmayan) bir önbellek yanıtı önbelleğe alabilir.</text:p>
      <text:p text:style-name="P19"><text:span text:style-name="Strong_20_Emphasis"><text:span text:style-name="T15">Not:</text:span></text:span><text:span text:style-name="T15"> Özel kelimesinin bu kullanımı yalnızca yanıtın önbelleğe alınabileceği yerleri denetler ve mesaj içeriğinin gizliliğini sağlayamaz.</text:span></text:p>
      <text:p text:style-name="P20">no-cache</text:p>
      <text:p text:style-name="P16">Önbellek içermeyen yönerge bir alan adı belirtmiyorsa, o zaman bir önbellek, kaynak sunucuda başarılı bir yeniden doğrulama yapılmadan sonraki bir isteği yerine getirmek için yanıtı KULLANMAMALIDIR. Bu, kaynak kodlu bir sunucunun, istemci isteklerine eski yanıtları döndürmek üzere yapılandırılmış önbelleklerde bile önbelleğe almayı önlemesini sağlar.</text:p>
      <text:p text:style-name="P18">Önbellek içermeyen yönergesi bir veya daha fazla alan adı belirtiyorsa, önbellek, önbelleğe alma ile ilgili diğer kısıtlamalara tabi olmak üzere sonraki bir isteği yerine getirmek için yanıtı kullanabilir. Bununla birlikte, belirtilen alan adları, kaynak sunucuda başarılı bir yeniden doğrulama yapılmadan sonraki bir talebe cevap olarak gönderilmemelidir. Bu, bir başlangıç ​​sunucusunun bir cevapta belirli başlık alanlarının yeniden kullanılmasını önlerken, yanıtın geri kalanının önbelleğe alınmasına izin verir.</text:p>
      <text:p text:style-name="P16">Mağazasız direktifin amacı, hassas bilgilerin yanlışlıkla bırakılmasını veya saklanmasını önlemektir (örneğin, yedekleme bantlarında). Mağazasız direktif mesajın tamamı için geçerlidir ve bir cevap ya da bir istek olarak gönderilebilir. Bir istek gönderilirse, bir önbellek bu isteğin herhangi bir bölümünü veya buna herhangi bir cevabı saklamamalıdır. Bir yanıtta gönderilirse, önbellek bu yanıtın hiçbir bölümünü veya istenen isteği saklamamalıdır. Bu yönerge hem paylaşılmayan hem de paylaşılan önbelleklere uygulanır. "Bu bağlamda saklamayın", önbelleğin bilgiyi kasıtlı olarak geçici olmayan depolarda saklamaması gerektiği ve iletimin ardından derhal geçici bir bilgi saklamak için en iyi çabayı göstermesi gerektiği anlamına gelir.</text:p>
      <text:p text:style-name="P16"><text:soft-page-break/>Bu yönerge bir yanıtla ilişkili olsa bile, kullanıcılar açıkça böyle bir yanıtı önbellekleme sisteminin dışında (örneğin, "Farklı Kaydet" iletişim kutusuyla) depolayabilirler. Tarih tamponları bu gibi tepkileri normal işlemlerinin bir parçası olarak kaydedebilir.</text:p>
      <text:p text:style-name="P18">Bu direktifin amacı, önbellek veri yapılarına beklenmedik erişimler yoluyla yanlışlıkla bilgi salıverilmesinden endişe duyan bazı kullanıcıların ve hizmet yazarlarının belirtilen gerekliliklerini karşılamaktır. Bu direktifin kullanımı bazı durumlarda gizliliği artırabilirken, gizliliğin sağlanması için hiçbir şekilde güvenilir veya yeterli bir mekanizma OLMADIĞI konusunda uyarıyoruz. Özellikle, kötü niyetli veya tehlikeye girmiş önbellekler bu yönergeyi tanımayabilir veya bunlara uymayabilir ve iletişim ağları gizlice dinlenmeye karşı savunmasız olabilir.</text:p>
      <text:h text:style-name="P8" text:outline-level="3"><text:bookmark text:name="sec14.9.3"/>14.9.3 Temel Sona Erme Mekanizmasının Değiştirilmesi</text:h>
      <text:p text:style-name="P45">Bir varlığın sona erme süresi MAYIS süresi başlığını kullanarak çıkış sunucusu tarafından belirlenebilir (bkz. Bölüm 14.21). Alternatif olarak, bir cevapta maksimum yaş yönergesi kullanılarak belirtilebilir. Maksimum yaş önbellek kontrolü yönergesi önbelleğe alınmış bir yanıtta mevcut olduğunda, yanıt, geçerli yaşı, söz konusu kaynak için yeni bir istek anında verilen (saniye cinsinden) yaş değerinden büyükse, bayat kalır. Bir yanıt üzerindeki maksimum yaş yönergesi, başka, daha kısıtlayıcı bir önbellek yönergesi de bulunmadıkça, yanıtın önbelleklenebilir (yani, "genel") olduğu anlamına gelir.</text:p>
      <text:p text:style-name="P45">Bir yanıt hem Expires üstbilgisi hem de en fazla yaş yönetmeliğini içeriyorsa, en üst düzey direktif Expires üstbilgisi daha kısıtlayıcı olsa bile, Expires üstbilgisini geçersiz kılar. Bu kural, bir başlangıç ​​sunucusunun belirli bir yanıt için, bir HTTP / 1.1 (veya daha sonra) önbelleğinde bir HTTP / 1.0 önbelleğinden daha uzun bir süre kullanma süresi sağlamasını sağlar. Bazı HTTP / 1.0 önbellekleri, belki de senkronize olmayan saatler nedeniyle yaşları veya son kullanma zamanlarını yanlış hesaplarsa, bu yararlı olabilir.</text:p>
      <text:p text:style-name="P45">Pek çok HTTP / 1.0 önbellek uygulaması, Date değerine yanıttan küçük veya eşit olan bir Expires değerini "önbelleksiz" önbellek denetimi yanıt yönergesine eşdeğer olarak kabul eder. Bir HTTP / 1.1 önbelleği böyle bir yanıt alırsa ve yanıt bir Önbellek Kontrolü başlık alanı içermiyorsa, yanıtın HTTP / 1.0 sunucularıyla uyumluluğu korumak için önbelleklenemez olduğunu düşünmelidir.</text:p>
      <text:p text:style-name="P41"><text:span text:style-name="Strong_20_Emphasis"><text:span text:style-name="T15">Not:</text:span></text:span><text:span text:style-name="T15"> Bir başlangıç ​​sunucusu, bu özelliği anlamayan eski önbellekleri içeren bir ağda "özel" yönergesi gibi nispeten yeni bir HTTP önbellek kontrol özelliği kullanmak isteyebilir. Kaynak sunucunun, yeni özelliği, değeri Tarih değerinden küçük veya ona eşit olan bir Süre Sonu alanıyla birleştirmesi gerekir. Bu, eski önbelleklerin yanıtı uygunsuz şekilde önbelleğe almasını önler.</text:span></text:p>
      <text:p text:style-name="P21">s-maxage</text:p>
      <text:p text:style-name="P19"><text:span text:style-name="T15">Bir yanıt bir s-maxage yönergesi içeriyorsa, o zaman paylaşılan bir önbellek için (ancak özel bir önbellek için değil), bu yönerge tarafından belirtilen maksimum yaş, maksimum yaş yönergesi veya Süre Sonu başlığı tarafından belirtilen maksimum yaşı geçersiz kılar. S-maxage yönergesi aynı zamanda proxy-revalidate direktifinin anlamını da ifade eder (bkz.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9.4" text:style-name="Internet_20_link" text:visited-style-name="Visited_20_Internet_20_Link">14.9.4</text:a><text:span text:style-name="T15"> ), yani paylaşılan önbellek, sonraki bir talebe cevap vermek için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9.4" text:style-name="Internet_20_link" text:visited-style-name="Visited_20_Internet_20_Link">eskiyle</text:a><text:span text:style-name="T15"> yeniden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9.4" text:style-name="Internet_20_link" text:visited-style-name="Visited_20_Internet_20_Link">doğrulanmadan</text:a><text:span text:style-name="T15"> ,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9.4" text:style-name="Internet_20_link" text:visited-style-name="Visited_20_Internet_20_Link">bayatladıktan</text:a><text:span text:style-name="T15"> sonra girişi kullanmaması gerekir. kökeni sunucusu. Örnek yönergesi her zaman özel bir önbellek tarafından göz ardı edilir.</text:span></text:p>
      <text:p text:style-name="P45">Bu belirtimle uyumlu olmayan daha eski önbelleklerin çoğunun herhangi bir önbellek denetimi yönergesi uygulamadığını unutmayın. HTTP / 1.1 uyumlu bir önbellek tarafından önbelleğe almayı kısıtlayan, ancak engellemeyen bir önbellek denetimi yönergesi kullanmak isteyen bir başlangıç ​​sunucusu, en fazla yaş yönetmeliğinin Expires üstbilgisini geçersiz kılma gereksinimini ve HTTP öncesi süreyi geçersiz kılma zorunluluğunu kullanabilir. /1.1- uyumlu önbellekler, maksimum yaş direktifine uymaz.</text:p>
      <text:p text:style-name="P45">Diğer direktifler bir kullanıcı aracısının temel son kullanma mekanizmasını değiştirmesine izin verir. Bu direktifler istek üzerine belirlenebilir:</text:p>
      <text:p text:style-name="P21">max-age</text:p>
      <text:p text:style-name="P16">Müşterinin yaşı saniye cinsinden belirtilen süreden daha büyük olmayan bir yanıtı kabul etmeye istekli olduğunu belirtir. Maksimum yönerge de dahil edilmediği sürece, müşteri eski bir yanıt almaya istekli değildir.</text:p>
      <text:p text:style-name="P20">dk taze</text:p>
      <text:p text:style-name="P16">Müşterinin tazelik ömrü, geçerli yaşı artı saniye cinsinden belirtilen süreden daha az olmayan bir yanıtı kabul etmeye istekli olduğunu belirtir. Yani, müşteri en azından belirtilen saniye boyunca hala taze olacak bir cevap istiyor.</text:p>
      <text:p text:style-name="P20">max-bayat</text:p>
      <text:p text:style-name="P18">Müşterinin son kullanma süresini geçen bir yanıtı kabul etmek istediğini belirtir. Eğer max-stale bir değere atanırsa, müşteriye son kullanma süresini belirtilen saniye sayısından daha fazla olmayan bir cevabı kabul etmeye isteklidir. Maksimum eski durumuna hiçbir değer atanmamışsa, müşteri herhangi bir yaştaki eski eski yanıtını kabul etmeye isteklidir.</text:p>
      <text:p text:style-name="P45">Bir önbellek, ya istek üzerine bir maksimum yönergesi yönergesi nedeniyle ya da önbellek, yanıtın sona erme zamanını geçersiz kılmak üzere yapılandırılmış olduğundan, önbellek, Uyarı 110 kullanarak, eski yanıt yanıtına bir Uyarı başlığı eklemelidir. (Yanıt eskimiş).</text:p>
      <text:p text:style-name="P45"><text:soft-page-break/>Bir önbellek onaylanmadan eski yanıtları döndürmek üzere yapılandırılabilir, ancak bu yalnızca önbellek doğrulamasıyla ilgili herhangi bir "MUST" düzey gereksinimi ile çakışmazsa (örn., Bir "yeniden doğrulama gerekir" önbellek kontrol yönergesi).</text:p>
      <text:p text:style-name="P45">Hem yeni istek hem de önbelleğe alınmış giriş "maksimum yaş" yönergelerini içeriyorsa, bu isteğin önbelleğe alınmış girişinin tazeliğini belirlemek için iki değerden daha azı kullanılır.</text:p>
      <text:h text:style-name="P8" text:outline-level="3"><text:bookmark text:name="sec14.9.42"/>14.9.4 Önbellek Yeniden <text:bookmark text:name="sec14.9.41"/>Değerleme ve Yeniden <text:bookmark text:name="sec14.9.4"/>Yükleme Kontrolleri</text:h>
      <text:p text:style-name="P45">Bazen bir kullanıcı aracısı, bir önbelleğin başlangıç ​​noktası sunucusuyla önbellek girdisini yeniden doğruladığını (ve yalnızca başlangıç ​​sunucusuna giden yoldaki bir sonraki önbellekle değil) veya başlangıç ​​sunucusundan önbellek girdisini yeniden yüklemek için ısrar etmeyi isteyebilir veya ısrar etmek isteyebilir). Önbellek veya kaynak sunucu önbelleğe alınan yanıtın sona erme süresini abartmışsa uçtan uca yeniden değerlendirme gerekli olabilir. Önbellek girişi bir nedenden dolayı bozulduysa, uçtan uca yeniden yükleme gerekli olabilir.</text:p>
      <text:p text:style-name="P45">İstemcinin kendi yerel önbelleğe alınmış kopyası yoksa, bu durumda "belirtilmemiş uçtan uca yeniden değerleme" olarak adlandırdığımız veya istemcinin yerel önbelleğe alınmış bir kopyası olduğu zaman, uçtan uca yeniden değerlendirme istenebilir bu durumda biz buna “spesifik uçtan uca yeniden validasyon” diyoruz.</text:p>
      <text:p text:style-name="P45">Müşteri, bu üç eylem türünü Cache-Control istek direktiflerini kullanarak belirleyebilir:</text:p>
      <text:p text:style-name="P21">Uçtan uca yeniden yükleme</text:p>
      <text:p text:style-name="P16">İstek bir "önbellek yok" önbellek kontrol yönergesi veya HTTP / 1.0 istemcileriyle uyumluluk için "Pragma: önbellek" içermez. Alan adları, bir istekte önbellek yok direktifine dahil OLMAMALIDIR. Sunucu, böyle bir talebe cevap verirken önbelleğe alınmış bir kopya KULLANMAMALIDIR.</text:p>
      <text:p text:style-name="P20">Spesifik uçtan uca yeniden validasyon</text:p>
      <text:p text:style-name="P16">İstek, bir sonraki önbellek veya sunucu ile varsa kendi girişini yeniden değerlemek için her bir önbelleği kaynak sunucuya zorlayan bir "max-age = 0" önbellek denetim yönergesi içerir.İlk istek, istemcinin geçerli doğrulayıcısına bağlı bir önbellek doğrulaması içerir.</text:p>
      <text:p text:style-name="P20">Belirtilmemiş uçtan uca yeniden değerlendirme</text:p>
      <text:p text:style-name="P16">İstek, "max-age = 0" önbellek kontrol direktifini içeriyor, bu da her önbelleği orijin sunucusuna giderken, varsa bir sonraki önbellek veya sunucuyla kendi girişini yeniden doğrulamaya zorlar. İlk istek bir önbellek doğrulaması içermiyor</text:p>
      <text:p text:style-name="P16">koşullu; yol boyunca (varsa) bu kaynak için bir önbellek girdisi bulunan ilk önbellek, geçerli doğrulayıcısı ile koşullu bir önbellek doğrulaması içerir.</text:p>
      <text:p text:style-name="P20">max-age</text:p>
      <text:p text:style-name="P16">Bir ara önbellek, kendi önbellek girişini yeniden doğrulamak için bir maksimum-yaş = 0 yönergesi ile zorlandığında ve müşteri talepte kendi onaylayıcısını sağladığında, tedarikçinin istediği durumda önbellekte saklanan onaylayıcıdan farklı olabilir. girişi. Bu durumda, önbellek MAY, semantik şeffaflığı etkilemeden kendi isteğinde bulunurken her iki doğrulayıcıyı da kullanır.</text:p>
      <text:p text:style-name="P16">Ancak, validator seçimi performansı etkileyebilir. En iyi yaklaşım, ara önbelleğin isteğinde bulunurken kendi doğrulayıcısını kullanmasıdır. Sunucu 304 ile değiştirilirse (Modified değil), önbellek şimdi doğrulanmış kopyasını istemciye 200 (OK) yanıtıyla geri gönderebilir. Sunucu yeni bir varlık ve önbellek doğrulayıcısıyla yanıt verirse, ara önbellek, döndürülen doğrulayıcıyı güçlü karşılaştırma işlevini kullanarak müşterinin isteğinde belirtilenle karşılaştırabilir. İstemcinin doğrulayıcısı kaynak sunucunun sunucusuna eşitse, ara önbellek yalnızca 304 değerini değiştirir. Aksi takdirde, yeni varlığa 200 (Tamam) yanıtı verir.</text:p>
      <text:p text:style-name="P16">Bir istek önbellek içermeyen yönergeyi içeriyorsa, min-fresh, max-stale veya max-yaş içermemelidir.</text:p>
      <text:p text:style-name="P20">Yalnızca-if-önbelleğe</text:p>
      <text:p text:style-name="P16">Aşırı derecede zayıf ağ bağlantısı zamanları gibi bazı durumlarda, bir istemci bir önbelleğin yalnızca o anda depoladığı yanıtları döndürmesini ve başlangıç ​​sunucusuyla yeniden yüklemesini veya yeniden doğrulamasını yapmamasını isteyebilir. Bunu yapmak için, müşteri bir talepte önbelleğe alınmış tek yönergeyi içerebilir. Bu yönergeyi alırsa, bir önbellek, isteğin diğer kısıtlamaları ile tutarlı bir önbellek girişi kullanarak yanıt verir veya 504 (Ağ Geçidi Zaman Aşımı) durumuyla yanıt verir. Bununla birlikte, eğer bir grup önbellek iyi bir iç bağlantıya sahip birleşik bir sistem olarak çalıştırılıyorsa, bu tür bir istek önbellek grubu içinde iletilebilir.</text:p>
      <text:p text:style-name="P20">-Revalidate gerekir</text:p>
      <text:p text:style-name="P16">Bir önbellek MAY, bir sunucunun belirtilen son kullanma süresini göz ardı edecek şekilde yapılandırıldığından ve bir istemci isteği MAY'in bir maksimum yönergeyi (benzer bir etkiye sahip) içerdiğinden, protokol ayrıca kaynak sunucunun bir önbelleğin yeniden doğrulanmasını gerektirecek bir mekanizma da içerir. herhangi bir sonraki kullanımda giriş. Bir önbellek tarafından alınan bir yanıtta must revalidate yönergesi mevcutsa, bu önbellek, yanıt vermek için eski bir duruma geldikten sonra girişi KULLANMAMALIDIR.</text:p>
      <text:p text:style-name="P16">sonradan kaynak kodlu sunucuyla yeniden doğrulama yapılmadan sonraki istek. (Başka bir deyişle, önbellek, yalnızca başlangıç ​​sunucusunun Süresi sona erdiğinde veya maksimum yaş değerine bağlı olarak önbellek eskiyse), her seferinde uçtan uca bir yeniden doğrulama GEREKİR.</text:p>
      <text:p text:style-name="P16">Bazı protokol özellikleri için güvenilir çalışmayı desteklemek için, revalidate zorunluluğu yönergesi gereklidir. Her koşulda, bir HTTP / 1.1 önbelleği, mutlaka yeniden doğrulamak için verilen yönergeye uymalıdır; Özellikle, önbellek, herhangi bir nedenle kaynak sunucuya ulaşamazsa, bir 504 (Ağ Geçidi Zaman Aşımı) yanıtı üretmelidir.</text:p>
      <text:p text:style-name="P16">Sunucular, yalnızca işletme üzerindeki bir isteğin yeniden doğrulanamaması durumunda, sessizce beklenmedik bir finansal işlem gibi, yanlış işlemle sonuçlanabiliyorsa, revalidasyon yönergesi göndermelidir. Alıcılar bu yönergeyi ihlal eden herhangi bir otomatik işlem yapmamalı ve yeniden değerleme başarısız olursa otomatik olarak işletmenin doğrulanmamış bir kopyasını KAZANMAMALIDIR.</text:p>
      <text:p text:style-name="P16"><text:soft-page-break/>Bu tavsiye edilmese de, şiddetli bağlantı kısıtlamaları altında çalışan kullanıcı aracıları bu yönergeyi ihlal edebilir, ancak öyleyse kullanıcıyı açıkça doğrulanmamış bir yanıtın verildiği konusunda uyarmalıdır. Uyarı, doğrulanmamış her erişimde sağlanmalıdır ve açık bir kullanıcı onayı gerektirir.</text:p>
      <text:p text:style-name="P20">vekil-revalidate</text:p>
      <text:p text:style-name="P18">Proxy-revalidate yönergesi, paylaşılmayan kullanıcı ajanı önbellekleri için geçerli olmaması dışında, revalidate yönergesi ile aynı anlama sahiptir. Kullanıcının önbelleğini saklamak ve daha sonra tekrar doğrulamak zorunda kalmadan yanıtı geri göndermesine izin vermek için onaylanmış bir talebe yanıt olarak kullanılabilir (yine de bir kullanıcı tarafından zaten doğrulanmış olduğundan), ancak yine de birçok kullanıcıya hizmet veren proxy'lere ihtiyaç duyar. Her seferinde yeniden doğrulama yapın (her kullanıcının kimliğinin doğrulandığından emin olmak için). Bu kimliği doğrulanmış yanıtların, hepsinin önbelleğe alınabilmesi için ortak önbellek kontrol yönetmeliğine de ihtiyacı olduğunu unutmayın.</text:p>
      <text:h text:style-name="P8" text:outline-level="3"><text:bookmark text:name="sec14.9.5"/>14.9.5 Dönüşümsüz Direktif</text:h>
      <text:p text:style-name="P21">no-transform</text:p>
      <text:p text:style-name="P16">Ara önbellek (proxy) uygulayıcıları, belirli varlık organlarının medya türünü dönüştürmeyi yararlı bulmuşlardır. Saydam olmayan bir proxy, örneğin, önbellek alanından tasarruf etmek veya yavaş bir link üzerindeki trafik miktarını azaltmak için görüntü formatları arasında dönüştürme yapabilir.</text:p>
      <text:p text:style-name="P16">Bununla birlikte, bu dönüşümler belirli uygulama türlerine yönelik kuruluşlara uygulandığında ciddi operasyonel problemler ortaya çıkar. Örneğin, tıbbi uygulamalar</text:p>
      <text:p text:style-name="P16">Görüntüleme, bilimsel veri analizi ve uçtan uca kimlik doğrulaması kullananların tümü, orijinal varlık gövdesiyle aynı bit için bir bitlik gövdesi almaya bağlıdır.</text:p>
      <text:p text:style-name="P19"><text:span text:style-name="T15">Bu nedenle, eğer bir mesaj dönüşümsüz direktif içeriyorsa, bir ara önbellek veya proxy, bölüm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5.2" text:style-name="Internet_20_link" text:visited-style-name="Visited_20_Internet_20_Link">13.5.2'de</text:a><text:span text:style-name="T15"> listelenen başlıkları dönüşümsüz yönergeye tabi olarak değiştirmemelidir. Bu, önbellek veya proxy'nin, varlık gövdesinin kendisinin değeri de dahil olmak üzere, bu başlıklar tarafından belirtilen varlık gövdesinin hiçbir yönünü değiştirmemesi gerektiği anlamına gelir.</text:span></text:p>
      <text:h text:style-name="P8" text:outline-level="3"><text:bookmark text:name="sec14.9.6"/>14.9.6 Önbellek Kontrol Uzantıları</text:h>
      <text:p text:style-name="P45">Önbellek Kontrolü üstbilgi alanı, her biri isteğe bağlı atanmış bir değere sahip olan bir veya daha fazla önbellek uzantısı belirteci kullanılarak genişletilebilir. Bilgi uzantıları (önbellek davranışında değişiklik gerektirmeyenler) Diğer yönergelerin anlamlarını değiştirmeden eklenebilir. Davranışsal uzantılar, mevcut önbellek yönergeleri tabanına değiştirici olarak davranarak çalışmak üzere tasarlanmıştır. Hem yeni direktif hem de standart direktif sağlanmıştır; öyle ki, yeni direktifi anlamayan uygulamalar, standart direktifin belirlediği davranışa temerrüde düşecek ve yeni yönergeyi anlayanlar, standartla ilgili gereklilikleri değiştiren olarak kabul edeceklerdir. direktif. Bu şekilde, önbellek kontrol direktiflerine genişletmeler, temel protokolde değişiklik yapılmaksızın yapılabilir.</text:p>
      <text:p text:style-name="P45">Bu uzantı mekanizması, kendi yerel HTTP sürümü için tanımlanan tüm önbellek kontrol yönergelerine uyan, belirli uzantılara uyan ve anlamadığı tüm yönergeleri görmezden gelen bir HTTP önbelleğine bağlıdır.</text:p>
      <text:p text:style-name="P45">Örneğin, topluluk direktifini değiştiren ve özel yönetmeliğe değiştirici olarak davranan varsayımsal yeni bir cevap direktifini düşünün. Bu yeni yönergeyi, paylaşılmayan önbelleklere ek olarak, yalnızca kendi değerleri dahilindeki topluluğun üyeleri tarafından paylaşılan önbelleklerin yanıtı önbelleğe alabileceği anlamına gelir. UCI topluluğunun paylaşılan önbelleklerinde başka bir özel yanıt kullanmasına izin vermek isteyen bir kaynak sunucu</text:p>
      <text:p text:style-name="P26"><text:s/><text:span text:style-name="T2">Önbellek Kontrolü: özel, topluluk = "UCI"</text:span></text:p>
      <text:p text:style-name="P45">Bu başlık alanını gören bir önbellek, önbellek topluluk önbellek uzantısını anlamamış olsa bile doğru şekilde davranır, çünkü özel yönergeyi görüp anlar ve bu nedenle de güvenli davranışı varsayılan olarak görür.</text:p>
      <text:p text:style-name="P45">Tanınmayan önbellek yönergeleri ihmal edilmelidir; Bir HTTP / 1.1 önbelleği tarafından tanınmaması muhtemel herhangi bir önbellek yönergesinin, önbellek uzantısını anlamadığı halde önbellek davranışının en az düzeyde kalması için standart yönergelerle (veya yanıtlayıcının varsayılan önbellekliği) birleştirileceği varsayılır ( s).</text:p>
      <text:h text:style-name="P8" text:outline-level="3"><text:bookmark text:name="sec14.10"/>14.10 Bağlantı</text:h>
      <text:p text:style-name="P45">Bağlantı genel başlık alanı, gönderenin, söz konusu bağlantı için istenen seçenekleri belirlemesine olanak tanır ve başka bağlantılar üzerinden vekiller tarafından iletilmemesi GEREKİR.</text:p>
      <text:p text:style-name="P45">Bağlantı başlığında aşağıdaki gramer var:</text:p>
      <text:p text:style-name="P24"><text:s/><text:span text:style-name="T2">Connection = "Connection" ":" 1 # (bağlantı belirteci)</text:span></text:p>
      <text:p text:style-name="P32"><text:s text:c="7"/><text:span text:style-name="T2">connection-token = belirteç</text:span></text:p>
      <text:p text:style-name="P45">HTTP / 1.1 proxy'leri, bir ileti iletilmeden önce Bağlantı başlığı alanını ayrıştırmalıdır ve bu alandaki her bağlantı belirteci için, bağlantı belirteci ile aynı ada sahip tüm başlık alanlarını iletiden kaldırın. Bağlantı seçenekleri, Bağlantı başlığı alanında, ilgili ek başlık alanı (ları) ile değil, bağlantı başlığı ile ilişkili herhangi bir parametre yoksa, ek başlık alanı gönderilemeyebileceği için, bir bağlantı belirteci varlığında sinyal verilir.</text:p>
      <text:p text:style-name="P45"><text:soft-page-break/>Bağlantı başlığında listelenen ileti başlıkları, Cache-Control gibi baştan sona başlıklar içermemelidir.</text:p>
      <text:p text:style-name="P45">HTTP / 1.1, gönderenin, yanıtın tamamlanmasından sonra bağlantının kapanacağını işaret etmesi için "kapat" bağlantı seçeneğini tanımlar. Örneğin,</text:p>
      <text:p text:style-name="P26"><text:s text:c="2"/><text:span text:style-name="T2">Bağlantı: yakın</text:span></text:p>
      <text:p text:style-name="P45">istek veya yanıt başlığı alanlarında, geçerli istek / yanıtın tamamlanmasından sonra bağlantının 'kalıcı' (bölüm 8.1) olarak kabul edilmemesi gerektiğini belirtir.</text:p>
      <text:p text:style-name="P45">Kalıcı bağlantıları desteklemeyen HTTP / 1.1 uygulamaları, her mesajda "kapat" bağlantı seçeneğini içermelidir.</text:p>
      <text:p text:style-name="P41"><text:span text:style-name="T15">Bir Bağlantı başlığı içeren bir HTTP / 1.0 (veya daha düşük sürüm) mesajı alan bir sistem, bu alandaki her bağlantı belirteci için, mesajdaki bağlantıyla aynı ada sahip başlık alanlarını kaldırın ve yok sayın. jeton. Bu, bu tür başlık alanlarının HTTP / 1.1 proxy'leri tarafından hatalı iletilmesine karşı korur. Bkz. Bölüm </text:span><text:a xlink:type="simple" xlink:href="https://translate.googleusercontent.com/translate_c?depth=1&amp;rurl=translate.google.com&amp;sl=en&amp;sp=nmt4&amp;tl=tr&amp;u=https://www.w3.org/Protocols/rfc2616/rfc2616-sec19.html&amp;xid=17259,15700022,15700186,15700190,15700256,15700259,15700262,15700265&amp;usg=ALkJrhgJo2K4eVbf5X6jKz0Pc6k08g1dRA#sec19.6.2" text:style-name="Internet_20_link" text:visited-style-name="Visited_20_Internet_20_Link">19.6.2</text:a><text:span text:style-name="T15"> .</text:span></text:p>
      <text:h text:style-name="P8" text:outline-level="3"><text:bookmark text:name="sec14.11"/>14.11 İçerik Kodlama</text:h>
      <text:p text:style-name="P45">İçerik Kodlama başlığı alanı, ortam türüne değiştirici olarak kullanılır. Var olduğu, değeri kurum-kuruluşa hangi ek kodlamalarının yapıldığını ve içeriğini kontrol et. İçerik Kodlama, bir belgenin dayandığı ortam türünün kimliğini kaybetmeden genişletmeden izin vermek için kullanılır.</text:p>
      <text:p text:style-name="P26"><text:s/><text:span text:style-name="T2">Content-Encoding = "İçerik Kodlama" ":" 1 # içerik kodlama</text:span></text:p>
      <text:p text:style-name="P41"><text:span text:style-name="T15">İçerik kodlamaları bölümünde tanımlanır </text:span><text:a xlink:type="simple" xlink:href="https://translate.googleusercontent.com/translate_c?depth=1&amp;rurl=translate.google.com&amp;sl=en&amp;sp=nmt4&amp;tl=tr&amp;u=https://www.w3.org/Protocols/rfc2616/rfc2616-sec3.html&amp;xid=17259,15700022,15700186,15700190,15700256,15700259,15700262,15700265&amp;usg=ALkJrhj8Gvtboibn-kKB0x4mC03RDfHjaQ#sec3.5" text:style-name="Internet_20_link" text:visited-style-name="Visited_20_Internet_20_Link">3.5</text:a><text:span text:style-name="T15"> . Kullanımına bir örnek</text:span></text:p>
      <text:p text:style-name="P26"><text:s/><text:span text:style-name="T2">İçerik Kodlaması: gzip</text:span></text:p>
      <text:p text:style-name="P45">İçerik kodlaması, Talep URI's'ın tarihi bir bir dile bir özellikdir. Tipik olarak, korumayı bu kodlamayla saklanır ve temizlenmesini veya benzer kullanımdan önce kodu çözülür. Arada birlikte, saydam olmayan bir proxy MAY, yeni kod alma alıcısı kabul edilebilir olması mümkündür, biliniyorsa, içerikte "kod sayfası" önbellek kontrol yönergesi mevcut olabilir, içerik kod ayarları değiştirilebilir.</text:p>
      <text:p text:style-name="P41"><text:span text:style-name="T15">Bir varlığın içerik kodlaması "kimlik", cevap, kullanılan kimliği olmayan içerik kodlaması / kodlarını listeleyen bir İçerik Kodlama açıklaması başlığı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11" text:style-name="Internet_20_link" text:visited-style-name="Visited_20_Internet_20_Link">14.11</text:a><text:span text:style-name="T15"> )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11" text:style-name="Internet_20_link" text:visited-style-name="Visited_20_Internet_20_Link">içermelidir</text:a><text:span text:style-name="T15"> .</text:span></text:p>
      <text:p text:style-name="P45">Bir varlığın bir istek mesajında ​​içerik kodlaması orijin sunucusu için kabul edilebilir bir seçenek, sunucu 415 durum koduyla cevap ver. (Desteklenmeyen Ortam Türü).</text:p>
      <text:p text:style-name="P45">Bir tane birden çok kodlama uygulanmışsa, içerik kodlamaları uygulanmıştırları sıraya göre listelenmiştir. Kodlama öğesi hakkında ek bilgi, bu özellik önceden tanımlanmayan diğer konu başlık sayfasıyla sağlanabilir.</text:p>
      <text:h text:style-name="P8" text:outline-level="3"><text:bookmark text:name="sec14.12"/>14.12 İçerik Dili</text:h>
      <text:p text:style-name="P45">İçerik Dili çıkarma başlık alanı, ekteki özellik için hedef kitlenin. Bunun yerine işletim sisteminde kullanılan tüm dillere denk.</text:p>
      <text:p text:style-name="P26"><text:s/><text:span text:style-name="T2">İçerik Dili = "İçerik Dili" ":" 1 # dil etiketi</text:span></text:p>
      <text:p text:style-name="P41"><text:span text:style-name="T15">Dil etiketleri bölüm </text:span><text:a xlink:type="simple" xlink:href="https://translate.googleusercontent.com/translate_c?depth=1&amp;rurl=translate.google.com&amp;sl=en&amp;sp=nmt4&amp;tl=tr&amp;u=https://www.w3.org/Protocols/rfc2616/rfc2616-sec3.html&amp;xid=17259,15700022,15700186,15700190,15700256,15700259,15700262,15700265&amp;usg=ALkJrhj8Gvtboibn-kKB0x4mC03RDfHjaQ#sec3.10" text:style-name="Internet_20_link" text:visited-style-name="Visited_20_Internet_20_Link">3.10'da</text:a><text:span text:style-name="T15"> tanımlanmıştır . İçerik Dilinin temel amacı, kullanıcının varlıkları kullanıcının tercih ettiği dile göre tanımlamasını ve ayırt etmesini sağlamaktır. Bu nedenle, vücut içeriği yalnızca Danimarka okuryazar bir kitleye yönelikse, uygun alan</text:span></text:p>
      <text:p text:style-name="P26"><text:s/><text:span text:style-name="T2">İçerik Dili: da</text:span></text:p>
      <text:p text:style-name="P45">İçerik Dili belirtilmemişse, varsayılan, içeriğin tüm dil izleyicileri için tasarlanmasıdır. Bu, gönderenin herhangi bir doğal dile özgü olduğunu düşünmediği veya gönderenin hangi dile yönelik olduğunu bilmediği anlamına gelebilir.</text:p>
      <text:p text:style-name="P45">Birden çok dil için tasarlanan içerikler için birden çok dil listelenebilir. Örneğin, orijinal Maori ve İngilizce versiyonlarında eşzamanlı olarak sunulan "Waitangi Antlaşması" nın yorumlanması,</text:p>
      <text:p text:style-name="P26"><text:s/><text:span text:style-name="T2">Content-Language: mi, en</text:span></text:p>
      <text:p text:style-name="P45">However, just because multiple languages are present within an entity does not mean that it is intended for multiple linguistic audiences. An example would be a beginner's language primer, such as "A First Lesson in Latin," which is clearly intended to be used by an English-literate audience. In this case, the Content-Language would properly only include "en".</text:p>
      <text:p text:style-name="P45">Content-Language MAY be applied to any media type -- it is not limited to textual documents.</text:p>
      <text:h text:style-name="P8" text:outline-level="3"><text:bookmark text:name="sec14.13"/><text:soft-page-break/>14.13 Content-Length</text:h>
      <text:p text:style-name="P45">The Content-Length entity-header field indicates the size of the entity-body, in decimal number of OCTETs, sent to the recipient or, in the case of the HEAD method, the size of the entity-body that would have been sent had the request been a GET.</text:p>
      <text:p text:style-name="P26"><text:s/><text:span text:style-name="T2">Content-Length = "Content-Length" ":" 1*DIGIT</text:span></text:p>
      <text:p text:style-name="P45">An example is</text:p>
      <text:p text:style-name="P26"><text:s/><text:span text:style-name="T2">Content-Length: 3495</text:span></text:p>
      <text:p text:style-name="P41"><text:span text:style-name="T15">Applications SHOULD use this field to indicate the transfer-length of the message-body, unless this is prohibited by the rules in section </text:span><text:a xlink:type="simple" xlink:href="https://translate.googleusercontent.com/translate_c?depth=1&amp;rurl=translate.google.com&amp;sl=en&amp;sp=nmt4&amp;tl=tr&amp;u=https://www.w3.org/Protocols/rfc2616/rfc2616-sec4.html&amp;xid=17259,15700022,15700186,15700190,15700256,15700259,15700262,15700265&amp;usg=ALkJrhiWoaW1KoU9o_5wrU2cwMq-9tV2Ug#sec4.4" text:style-name="Internet_20_link" text:visited-style-name="Visited_20_Internet_20_Link">4.4</text:a><text:span text:style-name="T15"> .</text:span></text:p>
      <text:p text:style-name="P45">Any Content-Length greater than or equal to zero is a valid value. Section 4.4 describes how to determine the length of a message-body if a Content-Length is not given.</text:p>
      <text:p text:style-name="P41"><text:span text:style-name="T15">Note that the meaning of this field is significantly different from the corresponding definition in MIME, where it is an optional field used within the "message/external-body" content-type. In HTTP, it SHOULD be sent whenever the message's length can be determined prior to being transferred, unless this is prohibited by the rules in section </text:span><text:a xlink:type="simple" xlink:href="https://translate.googleusercontent.com/translate_c?depth=1&amp;rurl=translate.google.com&amp;sl=en&amp;sp=nmt4&amp;tl=tr&amp;u=https://www.w3.org/Protocols/rfc2616/rfc2616-sec4.html&amp;xid=17259,15700022,15700186,15700190,15700256,15700259,15700262,15700265&amp;usg=ALkJrhiWoaW1KoU9o_5wrU2cwMq-9tV2Ug#sec4.4" text:style-name="Internet_20_link" text:visited-style-name="Visited_20_Internet_20_Link">4.4</text:a><text:span text:style-name="T15"> .</text:span></text:p>
      <text:h text:style-name="P8" text:outline-level="3"><text:bookmark text:name="sec14.14"/>14.14 İçeriğin Yeri</text:h>
      <text:p text:style-name="P45">Content-Location varlık başlığı alanı, söz konusu varlığa istenen kaynağın URI'sinden ayrı bir konumdan erişilebilir olduğunda, iletinin içindeki varlığın kaynak konumunu sağlamak için MAYLALI olabilir. Bir sunucu yanıt varlığına karşılık gelen varyant için bir İçerik Konumu sağlamalıdır; özellikle bir kaynağın kendisiyle ilişkili birden fazla varlığı varsa ve bu varlıklar aslında ayrı ayrı erişilebilecekleri ayrı konumlara sahipse, sunucu, döndürülen belirli değişken için bir İçerik-Konum sağlamalıdır.</text:p>
      <text:p text:style-name="P24"><text:s/><text:span text:style-name="T2">Content-Location = "İçerik-Yer" ":"</text:span></text:p>
      <text:p text:style-name="P32"><text:s text:c="25"/><text:span text:style-name="T2">(absoluteURI | relatURI)</text:span></text:p>
      <text:p text:style-name="P45">Content-Location'ın değeri ayrıca işletmenin temel URI'sini de tanımlar.</text:p>
      <text:p text:style-name="P45">Content-Location değeri, istenen orijinal URI'nin yerine geçmez; talep anında bu belirli birime karşılık gelen kaynağın konumunun bir ifadesidir. Gelecekteki talepler MAYIS, İçerik-Yer URI'sını istek olarak belirtir; arzu, söz konusu varlığın kaynağını belirlemekse.</text:p>
      <text:p text:style-name="P41"><text:span text:style-name="T15">Bir önbellek, almak için kullanılan URI'dan farklı bir İçerik Konumuna sahip bir varlığın, söz konusu İçerik-Konum URI'sındaki daha sonraki isteklere yanıt vermek için kullanılabileceğini varsayamaz. Bununla birlikte, Content-Location, bölüm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6" text:style-name="Internet_20_link" text:visited-style-name="Visited_20_Internet_20_Link">13.6'da</text:a><text:span text:style-name="T15"> açıklandığı gibi, istenen tek bir kaynaktan elde edilen çoklu varlıklar arasında ayrım yapmak için kullanılabilir.</text:span></text:p>
      <text:p text:style-name="P45">Content-Location göreceli bir URI ise, göreceli URI İstek URI'sına göre yorumlanır.</text:p>
      <text:p text:style-name="P45">PUT veya POST isteklerindeki Content-Location başlığının anlamı tanımsız; sunucular bu durumlarda bunu görmezden gelmekte özgürdür.</text:p>
      <text:h text:style-name="P8" text:outline-level="3"><text:bookmark text:name="sec14.15"/>14.15 İçerik-MD5</text:h>
      <text:p text:style-name="P41"><text:span text:style-name="T15">Content-MD5 varlık başlığı alanı, RFC 1864 </text:span><text:a xlink:type="simple" xlink:href="https://translate.googleusercontent.com/translate_c?depth=1&amp;rurl=translate.google.com&amp;sl=en&amp;sp=nmt4&amp;tl=tr&amp;u=https://www.w3.org/Protocols/rfc2616/rfc2616-sec17.html&amp;xid=17259,15700022,15700186,15700190,15700256,15700259,15700262,15700265&amp;usg=ALkJrhjqXmBfaLdHrYfhErmrAe8UKhz0FA#bib23" text:style-name="Internet_20_link" text:visited-style-name="Visited_20_Internet_20_Link">[23] '</text:a><text:span text:style-name="T15"> de tanımlandığı gibi varlık gövdesinin uçtan uca mesaj bütünlüğü kontrolü (MIC) sağlamak amacıyla varlık gövdesinin MD5 özetidir.(Not: Bir MIC, geçiş sırasında kurumun yanlışlıkla değiştirilmesini tespit etmek için iyidir, ancak kötü niyetli saldırılara karşı kanıt değildir.)</text:span></text:p>
      <text:p text:style-name="P24"><text:s text:c="2"/><text:span text:style-name="T2">Content-MD5 = "İçerik-MD5" ":" md5 özeti</text:span></text:p>
      <text:p text:style-name="P32"><text:s text:c="9"/><text:span text:style-name="T2">md5-özeti = &lt;128 bitlik MD5 özünün R64'ü, RFC 1864'e göre&gt;</text:span></text:p>
      <text:p text:style-name="P45">Content-MD5 başlık alanı, varlık gövdesinin bütünlük kontrolü olarak işlev görmesi için bir kaynak sunucu veya müşteri tarafından üretilebilir. Yalnızca kaynak sunucular veya istemciler Content-MD5 başlık alanını oluşturabilir; Proxy'ler ve ağ geçitleri, bir uçtan uca bir bütünlük kontrolü olarak değerini yitireceği için üretmemelidirler. Ağ geçitleri ve proxy'ler de dahil olmak üzere, herhangi bir kuruluşun herhangi bir alıcısı, bu başlık alanındaki özet değerinin, alındığı şekilde kurumun değeriyle eşleştiğini kontrol edebilir.</text:p>
      <text:p text:style-name="P45">MD5 özeti, uygulanmış olan herhangi bir içerik kodlaması dahil olmak üzere, varlık gövdesinin içeriğine dayalı olarak hesaplanır, ancak mesaj gövdesine uygulanan herhangi bir transfer kodlaması dahil değildir. Mesaj bir transfer kodlamasıyla alındığında, Content-MD5 değerini alınan varlık ile kontrol etmeden önce bu kodlama kaldırılmalıdır.</text:p>
      <text:p text:style-name="P45"><text:soft-page-break/>Bu, özlüğün varlık gövdesinin oktetleri üzerinde aynen ve transfer kodlaması uygulanmadığında gönderilecekleri şekilde hesaplandığı sonucuna varmıştır.</text:p>
      <text:p text:style-name="P45">HTTP, özetin MIME bileşik ortam türleri için hesaplanmasına izin verecek şekilde RFC 1864'ü genişletir (örneğin, multipart / * ve message / rfc822), ancak bu, özetin önceki paragrafta tanımlandığı şekilde hesaplanma şeklini değiştirmez.</text:p>
      <text:p text:style-name="P45">Bunun birkaç sonucu var. MAY kompozit tipleri için varlık gövdesi, her biri kendi MIME ve HTTP başlıkları bulunan (Content-MD5, Content-Transfer-Encoding ve Content-Encoding başlıkları dahil) birçok vücut parçası içerir. Bir vücut bölümünün bir Content-Transfer-Kodlama veya Content-Kodlama başlığına sahip olması durumunda, vücut bölümünün içeriğinin kodlamanın uygulandığı ve vücut bölümünün de olduğu gibi Content-MD5 özetine dahil edildiği varsayılır. - yani, başvurudan sonra. Gövde bölümlerinde Transfer Kodlaması başlık alanına izin verilmez.</text:p>
      <text:p text:style-name="P50"><text:span text:style-name="T2">Tüm satır sonlarının CRLF'ye dönüştürülmesi, özeti hesaplamaktan veya kontrol etmeden önce yapılmamalıdır: Özeti iletilen metinde kullanılan satır sonu kuralları, özeti hesaplarken değiştirilmemelidir.</text:span></text:p>
      <text:h text:style-name="P8" text:outline-level="3"><text:bookmark text:name="sec14.16"/>14.16 İçerik Aralığı</text:h>
      <text:p text:style-name="P41"><text:span text:style-name="T15">Content-Range varlık başlığı, tüm varlık gövdesinde kısmi bedenin nerede uygulanacağını belirtmek için kısmi bir kuruluş tarafından gönderilir. Menzil birimleri bölüm </text:span><text:a xlink:type="simple" xlink:href="https://translate.googleusercontent.com/translate_c?depth=1&amp;rurl=translate.google.com&amp;sl=en&amp;sp=nmt4&amp;tl=tr&amp;u=https://www.w3.org/Protocols/rfc2616/rfc2616-sec3.html&amp;xid=17259,15700022,15700186,15700190,15700256,15700259,15700262,15700265&amp;usg=ALkJrhj8Gvtboibn-kKB0x4mC03RDfHjaQ#sec3.12" text:style-name="Internet_20_link" text:visited-style-name="Visited_20_Internet_20_Link">3.12'de</text:a><text:span text:style-name="T15">tanımlanmıştır.</text:span></text:p>
      <text:p text:style-name="P45">Başlık, bu uzunluğun bilinmesi ya da belirlenmesi zor olmadıkça, tam varlık gövdesinin toplam uzunluğunu gösterir. Yıldız işareti "*" karakteri, yanıtın oluşturulduğu sırada örnek uzunluğunun bilinmediği anlamına gelir.</text:p>
      <text:p text:style-name="P41"><text:span text:style-name="T15">Bayt aralıkları-belirtici değerlerinden farklı olarak (bkz.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35.1" text:style-name="Internet_20_link" text:visited-style-name="Visited_20_Internet_20_Link">14.35.1</text:a><text:span text:style-name="T15"> ), bir bayt-aralığ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35.1" text:style-name="Internet_20_link" text:visited-style-name="Visited_20_Internet_20_Link">özgüllüğü</text:a><text:span text:style-name="T15"> yalnızca bir aralık belirtmeli ve bu aralığın hem ilk hem de son baytı için mutlak bayt konumları içermelidir.</text:span></text:p>
      <text:p text:style-name="P45">Son byte-pos değeri ilk byte-pos değerinden daha küçük olan veya örnek uzunluk değeri sona eşit veya daha düşük olan bir byte-range-spec özellikli bir byte-content-range özelliği bayt-pos değeri, geçersiz. Geçersiz bir bayt-içerik-aralığı-spesifik alıcısı, onu ve bununla birlikte aktarılan içeriği göz ardı etmelidir.</text:p>
      <text:p text:style-name="P45">416 durum koduyla bir yanıt gönderen bir sunucu (İstenen aralık karşılanamıyor) Bir bayt aralığı "*" özelliğine sahip bir İçerik Aralığı alanı içermelidir. Örnek uzunluğu, geçerli uzunluğu belirtir.</text:p>
      <text:p text:style-name="P50"><text:span text:style-name="T2">Seçilen kaynak Durum kodu 206 (Kısmi İçerik) olan bir yanıt "*" bayt aralığına sahip bir İçerik Aralığı alanı içermemelidir.</text:span></text:p>
      <text:p text:style-name="P50"><text:span text:style-name="T2">Bir HTTP mesajı, tek bir aralığın içeriğini içerdiğinde (örneğin, tek bir aralık için bir talebe yanıt veya herhangi bir delik olmadan çakışan bir dizi aralık için bir talebe cevap), bu içerik bir İçerik Aralığı ile iletilir üstbilgi ve gerçekte aktarılan bayt sayısını gösteren bir Content-Length başlığı.</text:span></text:p>
      <text:p text:style-name="P41"><text:span text:style-name="T15">Bir HTTP mesajı birden fazla aralığın içeriğini içerdiğinde (örneğin, birbiriyle çakışmayan birden fazla aralık için bir talebe yanıt), bunlar çok parçalı bir mesaj olarak iletilir. Bu amaç için kullanılan çok-parçalı ortam türü, ek 19.2'de tanımlandığı gibi "çok-sayfalı / bayt" şeklindedir. Uyumluluk sorunu için ek </text:span><text:a xlink:type="simple" xlink:href="https://translate.googleusercontent.com/translate_c?depth=1&amp;rurl=translate.google.com&amp;sl=en&amp;sp=nmt4&amp;tl=tr&amp;u=https://www.w3.org/Protocols/rfc2616/rfc2616-sec19.html&amp;xid=17259,15700022,15700186,15700190,15700256,15700259,15700262,15700265&amp;usg=ALkJrhgJo2K4eVbf5X6jKz0Pc6k08g1dRA#sec19.6.3" text:style-name="Internet_20_link" text:visited-style-name="Visited_20_Internet_20_Link">19.6.3'e</text:a><text:span text:style-name="T15"> bakınız.</text:span></text:p>
      <text:p text:style-name="P45">Tek bir aralık için bir talebe cevap, multipart / byteranges ortam tipi kullanılarak gönderilmemelidir. Bir aralığın sonucu olan, tek bir aralık olan, birden fazla aralık için yapılan bir talebe yanıt, bir parçalı bir çok parçalı / baytlık ortam türü olarak gönderilebilir. Bir çok parçalı / bayt mesajının kodunu çözemeyen bir istemci, tek bir istekte birden fazla bayt aralığı sormamalı.</text:p>
      <text:p text:style-name="P45">Bir müşteri bir istekte birden fazla bayt aralığı istediğinde, sunucu onları istekte göründükleri sıraya göre döndürmelidir.</text:p>
      <text:p text:style-name="P45">Sunucu, sözde olarak geçersiz olduğu için bir bayt aralığı özelliğini yoksayarsa, sunucu isteği geçersiz Aralığı başlık alanı yokmuş gibi ele almalıdır. (Normalde bu, tüm varlığı içeren bir 200 yanıt döndürür anlamına gelir).</text:p>
      <text:p text:style-name="P41"><text:span text:style-name="T15">Sunucu, karşılanamayan bir Aralık talep alanı alanı olan bir istek alırsa (bir If-Range istek başlık alanı içeren bir talep dışında) (yani, bayt aralığı spesifik değerlerinin tümü ilk bayt-pos değerine sahip olan) Seçilen kaynağın geçerli uzunluğundan daha fazla ise) 416 yanıt kodu döndürmelidir (Talep edilen aralık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4.17" text:style-name="Internet_20_link" text:visited-style-name="Visited_20_Internet_20_Link">karşılanamaz</text:a><text:span text:style-name="T15"> ) (bölüm </text:span><text:a xlink:type="simple" xlink:href="https://translate.googleusercontent.com/translate_c?depth=1&amp;rurl=translate.google.com&amp;sl=en&amp;sp=nmt4&amp;tl=tr&amp;u=https://www.w3.org/Protocols/rfc2616/rfc2616-sec10.html&amp;xid=17259,15700022,15700186,15700190,15700256,15700259,15700262,15700265&amp;usg=ALkJrhjS4Yo7XVy1T7iU40KCXMxoBCiGHg#sec10.4.17" text:style-name="Internet_20_link" text:visited-style-name="Visited_20_Internet_20_Link">10.4.17</text:a><text:span text:style-name="T15"> ).</text:span></text:p>
      <text:h text:style-name="P8" text:outline-level="3"><text:bookmark text:name="sec14.17"/>14.17 İçerik Türü</text:h>
      <text:p text:style-name="P45">İçerik Türü varlık başlığı alanı, alıcıya gönderilen varlık gövdesinin ortam türünü veya HEAD yönteminde, istek GET olsaydı gönderilen ortam türünü belirtir.</text:p>
      <text:p text:style-name="P26"><text:s text:c="2"/><text:span text:style-name="T2">Content-Type = "İçerik Türü" ":" ortam türü</text:span></text:p>
      <text:p text:style-name="P41"><text:span text:style-name="T15">Medya türleri bölüm </text:span><text:a xlink:type="simple" xlink:href="https://translate.googleusercontent.com/translate_c?depth=1&amp;rurl=translate.google.com&amp;sl=en&amp;sp=nmt4&amp;tl=tr&amp;u=https://www.w3.org/Protocols/rfc2616/rfc2616-sec3.html&amp;xid=17259,15700022,15700186,15700190,15700256,15700259,15700262,15700265&amp;usg=ALkJrhj8Gvtboibn-kKB0x4mC03RDfHjaQ#sec3.7" text:style-name="Internet_20_link" text:visited-style-name="Visited_20_Internet_20_Link">3.7'de</text:a><text:span text:style-name="T15"> tanımlanmıştır. Alanın bir örneği</text:span></text:p>
      <text:p text:style-name="P26"><text:s text:c="2"/><text:span text:style-name="T2">İçerik Türü: text / html; <text:s/>charset = ISO-8859-4</text:span></text:p>
      <text:p text:style-name="P45"><text:soft-page-break/>Bir işletmenin medya türünü belirlemek için yöntemlerin daha fazla tartışılması, bölüm 7.2.1'de verilmiştir.</text:p>
      <text:h text:style-name="P8" text:outline-level="3"><text:bookmark text:name="sec14.18"/>14.18 Tarih</text:h>
      <text:p text:style-name="P41"><text:span text:style-name="T15">Tarih genel başlık alanı, RFC 822'deki başlangıç ​​tarihi ile aynı semantiklere sahip olan mesajın geldiği tarihi ve saati gösterir. Alan değeri, bölüm </text:span><text:a xlink:type="simple" xlink:href="https://translate.googleusercontent.com/translate_c?depth=1&amp;rurl=translate.google.com&amp;sl=en&amp;sp=nmt4&amp;tl=tr&amp;u=https://www.w3.org/Protocols/rfc2616/rfc2616-sec3.html&amp;xid=17259,15700022,15700186,15700190,15700256,15700259,15700262,15700265&amp;usg=ALkJrhj8Gvtboibn-kKB0x4mC03RDfHjaQ#sec3.3.1" text:style-name="Internet_20_link" text:visited-style-name="Visited_20_Internet_20_Link">3.3.1'de</text:a><text:span text:style-name="T15"> açıklandığı gibi bir HTTP-tarihidir;RFC 1123 </text:span><text:a xlink:type="simple" xlink:href="https://translate.googleusercontent.com/translate_c?depth=1&amp;rurl=translate.google.com&amp;sl=en&amp;sp=nmt4&amp;tl=tr&amp;u=https://www.w3.org/Protocols/rfc2616/rfc2616-sec17.html&amp;xid=17259,15700022,15700186,15700190,15700256,15700259,15700262,15700265&amp;usg=ALkJrhjqXmBfaLdHrYfhErmrAe8UKhz0FA#bib8" text:style-name="Internet_20_link" text:visited-style-name="Visited_20_Internet_20_Link">[8] tarih</text:a><text:span text:style-name="T15"> formatında gönderilmelidir.</text:span></text:p>
      <text:p text:style-name="P26"><text:s text:c="2"/><text:span text:style-name="T2">Date = "Date" ":" HTTP tarihi</text:span></text:p>
      <text:p text:style-name="P45">Bir örnek</text:p>
      <text:p text:style-name="P26"><text:s text:c="2"/><text:span text:style-name="T2">Tarih: Sal, 15 Kas 1994 08:12:31 GMT</text:span></text:p>
      <text:p text:style-name="P45">Kaynak sunucular, aşağıdaki durumlar dışında tüm yanıtlarda bir Tarih başlık alanı içermelidir:</text:p>
      <text:p text:style-name="P24"><text:s text:c="2"/><text:span text:style-name="T2">1. Cevap durum kodu 100 (Devam) veya 101 ise (Geçiş</text:span></text:p>
      <text:p text:style-name="P22"><text:s text:c="10"/><text:span text:style-name="T2">Protokoller), yanıt MAY’de bir Tarih başlık alanı içerebilir.</text:span></text:p>
      <text:p text:style-name="P32"><text:s text:c="10"/><text:span text:style-name="T2">Sunucunun seçeneği.</text:span></text:p>
      <text:p text:style-name="P24"><text:s text:c="2"/><text:span text:style-name="T2">2. Eğer cevap durum kodu bir sunucu hatası veriyorsa, örneğin 500</text:span></text:p>
      <text:p text:style-name="P22"><text:s text:c="10"/><text:span text:style-name="T2">(Dahili Sunucu Hatası) veya 503 (Servis Kullanılamıyor) ve</text:span></text:p>
      <text:p text:style-name="P32"><text:s text:c="10"/><text:span text:style-name="T2">Geçerli bir Tarih oluşturmak için uygunsuz veya imkansız.</text:span></text:p>
      <text:p text:style-name="P24"><text:s text:c="2"/><text:span text:style-name="T2">3. Sunucunun belirli bir saat</text:span></text:p>
      <text:p text:style-name="P22"><text:s text:c="10"/><text:span text:style-name="T2">Şimdiki zamanın makul yaklaşımı, cevapları</text:span></text:p>
      <text:p text:style-name="P22"><text:s text:c="10"/><text:span text:style-name="T2">Bir Tarih başlık alanı içermemelidir. <text:s/>Bu durumda, kurallar</text:span></text:p>
      <text:p text:style-name="P36"><text:span text:style-name="T30"><text:s text:c="10"/></text:span><text:span text:style-name="T15">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18.1" text:style-name="Internet_20_link" text:visited-style-name="Visited_20_Internet_20_Link">14.18.1’de</text:a><text:span text:style-name="T15"> uyulmas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18.1" text:style-name="Internet_20_link" text:visited-style-name="Visited_20_Internet_20_Link">zorunludur</text:a><text:span text:style-name="T15"> .</text:span></text:p>
      <text:p text:style-name="P41"><text:span text:style-name="T15">Bir Tarih başlık alanına sahip olmayan bir mesaj, bu alıcı tarafından mesaj önbelleğe alınacaksa veya bir Tarih gerektiren bir protokol aracılığıyla ağ geçidi ise alıcı tarafından atanmalıdır.Saati olmayan bir HTTP uygulaması, her kullanımda yeniden doğrulamaksızın yanıtları önbelleğe ALMAMALIDIR. Bir HTTP önbelleği, özellikle paylaşılan bir önbellek, saatini güvenilir bir harici standartla senkronize etmek için NTP </text:span><text:a xlink:type="simple" xlink:href="https://translate.googleusercontent.com/translate_c?depth=1&amp;rurl=translate.google.com&amp;sl=en&amp;sp=nmt4&amp;tl=tr&amp;u=https://www.w3.org/Protocols/rfc2616/rfc2616-sec17.html&amp;xid=17259,15700022,15700186,15700190,15700256,15700259,15700262,15700265&amp;usg=ALkJrhjqXmBfaLdHrYfhErmrAe8UKhz0FA#bib28" text:style-name="Internet_20_link" text:visited-style-name="Visited_20_Internet_20_Link">[28]</text:a><text:span text:style-name="T15"> gibi bir mekanizma kullanmalıdır.</text:span></text:p>
      <text:p text:style-name="P45">Müşteriler, PUT ve POST isteklerinde olduğu gibi varlık gövdesini içeren iletilerde yalnızca bir Tarih başlık alanı göndermelidir ve hatta isteğe bağlıdır. Saati olmayan bir müşteri, talepte bir Tarih başlık alanı GÖNDERMEMELİDİR.</text:p>
      <text:p text:style-name="P45">Bir Tarih başlığında gönderilen HTTP tarihi, mesajın oluşturulmasından sonraki bir tarih ve saati temsil etmemelidir. Uygulamanın makul derecede doğru bir tarih ve saat üretme aracı olmadığı sürece, mesaj oluşturma tarihinin ve saatinin mevcut olan en iyi yaklaşımını temsil etmelidir. Teoride, tarih yaratılmadan hemen önceki zamanı temsil etmelidir. Uygulamada, mesajın oluşumu sırasında herhangi bir zamanda anlamsal değerini etkilemeden tarih oluşturulabilir.</text:p>
      <text:h text:style-name="P8" text:outline-level="3"><text:bookmark text:name="sec14.18.1"/>14.18.1 Clockless Origin Server İşlemi</text:h>
      <text:p text:style-name="P45">Bazı kaynak sunucu uygulamalarının uygun bir saati olmayabilir. Saati olmayan bir kaynak sunucu, bir sistem veya kullanıcı tarafından güvenilir bir saate sahip kaynakla ilişkilendirilmediği sürece, bir yanıt için Sona Ermiş veya Son Değiştirilen değerleri atamamalıdır. Sunucu yapılandırma zamanında veya öncesinde geçmişte olduğu bilinen bir Expires değeri atayabilir (bu, her kaynak için ayrı Expires değerleri kaydetmeden yanıtların "önceden sona ermesine izin verir").</text:p>
      <text:h text:style-name="P8" text:outline-level="3"><text:bookmark text:name="sec14.19"/>14.19 ETag</text:h>
      <text:p text:style-name="P41"><text:span text:style-name="T15">ETag yanıt başlığı alanı, istenen değişken için varlık etiketinin geçerli değerini sağlar. Varlık etiketleriyle kullanılan başlıklar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4" text:style-name="Internet_20_link" text:visited-style-name="Visited_20_Internet_20_Link">14.24</text:a><text:span text:style-name="T15"> ,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6" text:style-name="Internet_20_link" text:visited-style-name="Visited_20_Internet_20_Link">14.26</text:a><text:span text:style-name="T15"> ve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44" text:style-name="Internet_20_link" text:visited-style-name="Visited_20_Internet_20_Link">14.44</text:a><text:span text:style-name="T15"> bölümlerinde açıklanmaktadır. Varlık etiketi MAY, aynı kaynaktan gelen diğer varlıklarla karşılaştırmak için kullanılabilir (bkz. Bölüm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3.3" text:style-name="Internet_20_link" text:visited-style-name="Visited_20_Internet_20_Link">13.3.3</text:a><text:span text:style-name="T15"> ).</text:span></text:p>
      <text:h text:style-name="P8" text:outline-level="3"><text:bookmark text:name="sec14.20"/>14.20 Beklenti</text:h>
      <text:p text:style-name="P50"><text:span text:style-name="T2">Beklenti istek başlığı alanı, belirli sunucu davranışlarının istemci tarafından gerekli olduğunu belirtmek için kullanılır.</text:span></text:p>
      <text:p text:style-name="P45">Anlamayan veya bir isteğin Bekleme alanındaki beklenti değerlerinden hiçbirine uymayan bir sunucu, uygun hata durumuyla yanıt vermelidir. Beklentilerden herhangi biri yerine getirilemediğinde sunucu, bir 417 (Beklenti Başarısız) durumuna yanıt vermelidir veya taleple ilgili başka sorunlar varsa, başka bir 4xx durumu.</text:p>
      <text:p text:style-name="P45">Bu başlık alanı gelecekteki uzantılara izin vermek için genişletilebilir sözdizimi ile tanımlanmıştır. Bir sunucu, desteklemediği bir beklenti uzantısını içeren bir Bekleme alanı içeren bir istek alırsa, 417 (Beklenti Başarısız) durumuyla yanıt vermelidir.</text:p>
      <text:p text:style-name="P45"><text:soft-page-break/>Beklenti değerlerinin karşılaştırılması, alıntılanmamış belirteçler için büyük / küçük harfe duyarsızdır (100 devam eden belirteç dahil) ve alıntı dizesi beklenti uzantıları için büyük / küçük harf duyarlıdır.</text:p>
      <text:p text:style-name="P45">Beklenti mekanizması atlamalıdır: yani, bir HTTP / 1.1 proxy'si, karşılamayacağı beklentisi olan bir istek alırsa 417 (Beklenti Başarısız) durumunu döndürmelidir. Bununla birlikte, İstek istek başlığının kendisi baştan sonadır; istek iletilirse iletilmesi GEREKİR.</text:p>
      <text:p text:style-name="P45">Birçok eski HTTP / 1.0 ve HTTP / 1.1 uygulamaları Bekleme başlığını anlamıyor.</text:p>
      <text:p text:style-name="P41"><text:span text:style-name="T15">100 (devam) durumunun kullanımı için bölüm </text:span><text:a xlink:type="simple" xlink:href="https://translate.googleusercontent.com/translate_c?depth=1&amp;rurl=translate.google.com&amp;sl=en&amp;sp=nmt4&amp;tl=tr&amp;u=https://www.w3.org/Protocols/rfc2616/rfc2616-sec8.html&amp;xid=17259,15700022,15700186,15700190,15700256,15700259,15700262,15700265&amp;usg=ALkJrhgMev1cRvUMGcvgifKvBg2cW4V1fg#sec8.2.3" text:style-name="Internet_20_link" text:visited-style-name="Visited_20_Internet_20_Link">8.2.3'e</text:a><text:span text:style-name="T15"> bakınız.</text:span></text:p>
      <text:h text:style-name="P8" text:outline-level="3"><text:bookmark text:name="sec14.211"/>14.21 Sona <text:bookmark text:name="sec14.21"/>Erme Tarihi</text:h>
      <text:p text:style-name="P41"><text:span text:style-name="T15">Expires varlık başlığı alanı, cevabın bayat olarak değerlendirildiği tarih / saati verir. Eski bir önbellek girdisi normalde önbellek (proxy önbellek veya kullanıcı aracısı önbelleği) tarafından ilk önce başlangıç ​​sunucusuyla (veya varlık yeni bir kopyası olan bir ara önbellekle) doğrulanmadıkça döndürülemeyebilir. Son kullanma modeli hakkında daha fazla tartışma için bölüm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2" text:style-name="Internet_20_link" text:visited-style-name="Visited_20_Internet_20_Link">13.2'ye</text:a><text:span text:style-name="T15">bakın.</text:span></text:p>
      <text:p text:style-name="P45">Bir Süre Sonu alanının varlığı, orijinal kaynağın o saatte, öncesinde veya sonrasında varlığını değiştireceği veya sona ereceği anlamına gelmez.</text:p>
      <text:p text:style-name="P45">Biçim, bölüm 3.3.1'de HTTP-date tarafından tanımlandığı gibi kesin bir tarih ve saattir; RFC 1123 tarih biçiminde OLMALIDIR:</text:p>
      <text:p text:style-name="P26"><text:s text:c="2"/><text:span text:style-name="T2">Süre sonu = "Süre sonu" ":" HTTP tarihi</text:span></text:p>
      <text:p text:style-name="P45">Kullanımına bir örnek</text:p>
      <text:p text:style-name="P26"><text:s text:c="2"/><text:span text:style-name="T2">Sona Erme: Per, 01 Aralık 1994 16:00:00 GMT</text:span></text:p>
      <text:p text:style-name="P24"><text:s text:c="2"/><text:span text:style-name="T2">Not: Bir cevap, maksimum</text:span></text:p>
      <text:p text:style-name="P23"><text:span text:style-name="T30"><text:s text:c="7"/></text:span><text:span text:style-name="T15">Bu yönerge (bakınız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9.3" text:style-name="Internet_20_link" text:visited-style-name="Visited_20_Internet_20_Link">14.9.3</text:a><text:span text:style-name="T15"> ).</text:span></text:p>
      <text:p text:style-name="P32"><text:s text:c="7"/><text:span text:style-name="T2">Alanın süresi doluyor.</text:span></text:p>
      <text:p text:style-name="P45">HTTP / 1.1 istemcileri ve önbellekleri, geçmişte olduğu gibi özellikle "0" değeri de dahil olmak üzere diğer geçersiz tarih biçimlerini ele almalıdır (yani, "zaten süresi dolmuş").</text:p>
      <text:p text:style-name="P41"><text:span text:style-name="T15">Bir yanıtı "süresi dolmuş" olarak işaretlemek için bir başlangıç ​​sunucusu, Tarih başlık değerine eşit bir Sona Erme tarihi gönderir. (Bölüm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2.4" text:style-name="Internet_20_link" text:visited-style-name="Visited_20_Internet_20_Link">13.2.4'te</text:a><text:span text:style-name="T15"> sona erme hesaplamaları için kurallara bakınız.)</text:span></text:p>
      <text:p text:style-name="P45">Bir yanıtı "asla sona ermiyor" olarak işaretlemek için, bir kaynak sunucu, yanıtın gönderildiği tarihten yaklaşık bir yıl sonra Sona erme tarihi gönderir. HTTP / 1.1 sunucuları gönderilmemelidir DURDURMAYAN tarihler gelecekte bir yıldan fazladır.</text:p>
      <text:p text:style-name="P41"><text:span text:style-name="T15">Aksi takdirde önbelleklenebilir olmayan bir yanıtta gelecekte bir zaman tarihine sahip bir Expires başlık alanının varlığı, aksi takdirde önbellek kontrolü başlık alanı tarafından aksi belirtilmedikçe yanıtın önbelleğe alınabileceğini gösterir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9" text:style-name="Internet_20_link" text:visited-style-name="Visited_20_Internet_20_Link">14.9</text:a><text:span text:style-name="T15"> ). .</text:span></text:p>
      <text:h text:style-name="P8" text:outline-level="3"><text:bookmark text:name="sec14.22"/>14.22 den</text:h>
      <text:p text:style-name="P41"><text:span text:style-name="T15">İstek başlığından, eğer verildiyse, talep eden kullanıcı aracısını kontrol eden insan kullanıcı için bir İnternet e-posta adresi içermelidir. Adres, RFC 8223 </text:span><text:a xlink:type="simple" xlink:href="https://translate.googleusercontent.com/translate_c?depth=1&amp;rurl=translate.google.com&amp;sl=en&amp;sp=nmt4&amp;tl=tr&amp;u=https://www.w3.org/Protocols/rfc2616/rfc2616-sec17.html&amp;xid=17259,15700022,15700186,15700190,15700256,15700259,15700262,15700265&amp;usg=ALkJrhjqXmBfaLdHrYfhErmrAe8UKhz0FA#bib9" text:style-name="Internet_20_link" text:visited-style-name="Visited_20_Internet_20_Link">[9] '</text:a><text:span text:style-name="T15"> da "posta kutusu" ile tanımlandığı gibi, RFC 1123 </text:span><text:a xlink:type="simple" xlink:href="https://translate.googleusercontent.com/translate_c?depth=1&amp;rurl=translate.google.com&amp;sl=en&amp;sp=nmt4&amp;tl=tr&amp;u=https://www.w3.org/Protocols/rfc2616/rfc2616-sec17.html&amp;xid=17259,15700022,15700186,15700190,15700256,15700259,15700262,15700265&amp;usg=ALkJrhjqXmBfaLdHrYfhErmrAe8UKhz0FA#bib8" text:style-name="Internet_20_link" text:visited-style-name="Visited_20_Internet_20_Link">[8]</text:a><text:span text:style-name="T15"> tarafından güncellendiği gibi, makine tarafından kullanılabilir.</text:span></text:p>
      <text:p text:style-name="P26"><text:s text:c="2"/><text:span text:style-name="T2">Gönderen = "Gönderen" ":" posta kutusu</text:span></text:p>
      <text:p text:style-name="P45">Bir örnek:</text:p>
      <text:p text:style-name="P26"><text:s text:c="2"/><text:span text:style-name="T2">Gönderen: webmaster@w3.org</text:span></text:p>
      <text:p text:style-name="P45">Bu başlık alanı, kayıt amacıyla ve geçersiz veya istenmeyen isteklerin kaynağını tanımlamak için kullanılabilir. Güvenli olmayan bir erişim koruması biçimi olarak kullanılmamalıdır. Bu alanın yorumlanması, talebin, verilen metodun sorumluluğunu kabul eden kişi adına yerine getirilmesidir. Özellikle, robot ajanları bu başlığı içermelidir, böylece robotun çalıştırılmasından sorumlu olan kişiye, alıcı tarafta bir problem meydana geldiğinde bağlantı kurulabilecektir.</text:p>
      <text:p text:style-name="P45">Bu alandaki İnternet e-posta adresi, talebi veren İnternet sunucusundan ayrı olabilir. Örneğin, bir proxy üzerinden bir istek iletildiğinde orijinal ihraççının adresi kullanılmalıdır.</text:p>
      <text:p text:style-name="P45"><text:soft-page-break/>Müşteri, kullanıcının gizlilik çıkarlarıyla veya sitelerinin güvenlik politikalarıyla çelişebileceğinden, kullanıcının onay alanından Kimden başlık alanını GÖNDERMEMELİDİR. Kullanıcının, bir talepten önce herhangi bir zamanda bu alanın değerini devre dışı bırakması, etkinleştirmesi ve değiştirebilmesi şiddetle önerilir.</text:p>
      <text:h text:style-name="P8" text:outline-level="3"><text:bookmark text:name="sec14.23"/>14.23 Ev sahibi</text:h>
      <text:p text:style-name="P45">Ana bilgisayar istek başlığı alanı, kullanıcı veya başvuru yapan kaynak tarafından verilen orijinal URI'den alındığı şekilde, istenen kaynağın İnternet ana bilgisayarını ve bağlantı noktası numarasını belirtir (genellikle bir HTTP URL'si,</text:p>
      <text:p text:style-name="P41"><text:span text:style-name="T15">Bölüm </text:span><text:a xlink:type="simple" xlink:href="https://translate.googleusercontent.com/translate_c?depth=1&amp;rurl=translate.google.com&amp;sl=en&amp;sp=nmt4&amp;tl=tr&amp;u=https://www.w3.org/Protocols/rfc2616/rfc2616-sec3.html&amp;xid=17259,15700022,15700186,15700190,15700256,15700259,15700262,15700265&amp;usg=ALkJrhj8Gvtboibn-kKB0x4mC03RDfHjaQ#sec3.2.2" text:style-name="Internet_20_link" text:visited-style-name="Visited_20_Internet_20_Link">3.2.2</text:a><text:span text:style-name="T15"> ) 'de açıklandığı gibi. Ana bilgisayar alan değeri, orijinal URL tarafından verilen kaynak sunucu ya da ağ geçidinin adlandırma yetkisini temsil etmelidir. Bu, kaynak sunucu veya ağ geçidinin, tek bir IP adresinde birden fazla ana bilgisayar adı için sunucunun kökü "/" URL'si gibi dahili olarak belirsiz URL'ler arasında ayrım yapmasını sağlar.</text:span></text:p>
      <text:p text:style-name="P26"><text:s text:c="2"/><text:span text:style-name="T2">Ana bilgisayar = "Ana bilgisayar" ":" ana bilgisayar [":" bağlantı noktası]; <text:s/>Bölüm 3.2.2</text:span></text:p>
      <text:p text:style-name="P45">Takip eden bağlantı noktası bilgisi olmayan bir "ana bilgisayar" istenen hizmet için varsayılan bağlantı noktasını belirtir (örneğin, bir HTTP URL'si için "80"). Örneğin, kaynak sunucuya &lt;http://www.w3.org/pub/WWW/&gt; isteği, aşağıdakileri içerecektir:</text:p>
      <text:p text:style-name="P24"><text:s text:c="2"/><text:span text:style-name="T2">GET / pub / WWW / HTTP / 1.1</text:span></text:p>
      <text:p text:style-name="P32"><text:s text:c="8"/><text:span text:style-name="T2">Ev sahibi: www.w3.org</text:span></text:p>
      <text:p text:style-name="P45">Bir müşteri, tüm HTTP / 1.1 istek mesajlarında bir Ana bilgisayar başlık alanı içermelidir. İstenen URI, istenen hizmet için bir İnternet ana bilgisayar adı içermiyorsa, Ana bilgisayar başlık alanına boş bir değer verilmelidir. Bir HTTP / 1.1 proxy'si, ilettiği herhangi bir istek iletisinin, proxy tarafından istenen hizmeti tanımlayan uygun bir Ana Bilgisayar başlık alanı içerdiğinden emin olmalıdır. Tüm İnternet tabanlı HTTP / 1.1 sunucuları, bir Ana Bilgisayar başlık alanından yoksun olan herhangi bir HTTP / 1.1 istek mesajına 400 (Kötü İstek) durum koduyla yanıt vermelidir.</text:p>
      <text:p text:style-name="P41"><text:span text:style-name="T15">Host ile ilgili diğer şartlar için </text:span><text:a xlink:type="simple" xlink:href="https://translate.googleusercontent.com/translate_c?depth=1&amp;rurl=translate.google.com&amp;sl=en&amp;sp=nmt4&amp;tl=tr&amp;u=https://www.w3.org/Protocols/rfc2616/rfc2616-sec5.html&amp;xid=17259,15700022,15700186,15700190,15700256,15700259,15700262,15700265&amp;usg=ALkJrhjSQCQxAcYBo_S0IO4Uk-TRVlN-LQ#sec5.2" text:style-name="Internet_20_link" text:visited-style-name="Visited_20_Internet_20_Link">5.2</text:a><text:span text:style-name="T15"> ve </text:span><text:a xlink:type="simple" xlink:href="https://translate.googleusercontent.com/translate_c?depth=1&amp;rurl=translate.google.com&amp;sl=en&amp;sp=nmt4&amp;tl=tr&amp;u=https://www.w3.org/Protocols/rfc2616/rfc2616-sec19.html&amp;xid=17259,15700022,15700186,15700190,15700256,15700259,15700262,15700265&amp;usg=ALkJrhgJo2K4eVbf5X6jKz0Pc6k08g1dRA#sec19.6.1.1" text:style-name="Internet_20_link" text:visited-style-name="Visited_20_Internet_20_Link">19.6.1.1</text:a><text:span text:style-name="T15"> bölümlerine bakınız.</text:span></text:p>
      <text:h text:style-name="P8" text:outline-level="3"><text:bookmark text:name="sec14.24"/>14.24 Eşleşiyorsa</text:h>
      <text:p text:style-name="P41"><text:span text:style-name="T15">If-Match istek başlığı alanı şartlı hale getirme yöntemiyle kullanılır. Daha önce kaynaktan elde edilen bir veya daha fazla varlığa sahip bir müşteri, Varlık Eşleşmesi alanına ilişkili varlık etiketlerinin bir listesini dahil ederek bu varlıklardan birinin güncel olduğunu doğrulayabilir. Varlık etiketleri bölüm </text:span><text:a xlink:type="simple" xlink:href="https://translate.googleusercontent.com/translate_c?depth=1&amp;rurl=translate.google.com&amp;sl=en&amp;sp=nmt4&amp;tl=tr&amp;u=https://www.w3.org/Protocols/rfc2616/rfc2616-sec3.html&amp;xid=17259,15700022,15700186,15700190,15700256,15700259,15700262,15700265&amp;usg=ALkJrhj8Gvtboibn-kKB0x4mC03RDfHjaQ#sec3.11" text:style-name="Internet_20_link" text:visited-style-name="Visited_20_Internet_20_Link">3.11'de</text:a><text:span text:style-name="T15"> tanımlanmıştır. Bu özelliğin amacı, en az miktarda işlem yükü ile önbelleğe alınmış bilgilerin etkili bir şekilde güncellenmesini sağlamaktır. Ayrıca, güncelleme isteklerinde, bir kaynağın yanlış versiyonunun istemeden değiştirilmesini önlemek için kullanılır. Özel bir durum olarak, "*" değeri, kaynağın mevcut herhangi bir varlığı ile eşleşir.</text:span></text:p>
      <text:p text:style-name="P26"><text:s text:c="2"/><text:span text:style-name="T2">If-Match = "If-Match" ":" ("*" | 1 # varlık etiketi)</text:span></text:p>
      <text:p text:style-name="P45">Varlık etiketlerinden herhangi biri, söz konusu kaynağa benzer bir GET isteğine yanıt olarak (If-Match başlığı olmadan) döndürülen varlığın varlık etiketiyle eşleşiyorsa veya "*" verilirse</text:p>
      <text:p text:style-name="P45">ve bu kaynak için mevcut herhangi bir varlık varsa, sunucu, If-Match başlık alanı yokmuş gibi istenen yöntemi gerçekleştirebilir.</text:p>
      <text:p text:style-name="P41"><text:span text:style-name="T15">Bir sunucu, If-Match'deki varlık etiketlerini karşılaştırmak için güçlü karşılaştırma fonksiyonunu (bkz. Bölüm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3.3" text:style-name="Internet_20_link" text:visited-style-name="Visited_20_Internet_20_Link">13.3.3</text:a><text:span text:style-name="T15"> ) kullanmalıdır.</text:span></text:p>
      <text:p text:style-name="P45">Varlık etiketlerinden hiçbiri uyuşmuyorsa veya "*" verilirse ve mevcut varlık yoksa, sunucu istenen yöntemi uygulamamalı ve bir 412 (Ön Koşul Başarısız) yanıtı GEREKİRMELİDİR. Bu davranış, müşteri PUT gibi bir güncelleme yönteminin, müşteriyi en son aldığı zamandan beri değişen bir kaynağı değiştirmesini önlemek istediğinde en yararlıdır.</text:p>
      <text:p text:style-name="P45">Eğer talep, Eşleşme başlığı alanı olmadan, 2xx veya 412 durumundan başka bir şeyle sonuçlanırsa, Eşleştirme başlığı göz ardı edilmelidir.</text:p>
      <text:p text:style-name="P41"><text:span text:style-name="T15">"If-Match: *" nin anlamı, kaynak sunucu (veya bir önbellek tarafından muhtemelen Vary mekanizmasını kullanarak, bkz.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44" text:style-name="Internet_20_link" text:visited-style-name="Visited_20_Internet_20_Link">14.44'e</text:a><text:span text:style-name="T15"> bakınız) seçilen temsil varsa, gerçekleştirilmesi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44" text:style-name="Internet_20_link" text:visited-style-name="Visited_20_Internet_20_Link">GEREKİRDİR</text:a><text:span text:style-name="T15"> . temsil yok.</text:span></text:p>
      <text:p text:style-name="P45">Bir kaynağı (örneğin, PUT) güncellemeyi amaçlayan bir istek, If-Match değerine karşılık gelen varlık (tek bir varlık etiketi) artık değilse, istek yönteminin uygulanmaması gerektiğini bildirmek için bir If-Match başlık alanı içerebilir. bu kaynağın bir temsili. Bu, kullanıcının kaynak bilgisi olmadan değiştirildiği takdirde isteğin başarılı olmasını istemediğini belirtmesini sağlar. Örnekler:</text:p>
      <text:p text:style-name="P24"><text:s text:c="2"/><text:span text:style-name="T2">If-Match: "xyzzy"</text:span></text:p>
      <text:p text:style-name="P22"><text:s text:c="8"/><text:span text:style-name="T2">If-Match: "xyzzy", "r2d2xxxx", "c3piozzzz"</text:span></text:p>
      <text:p text:style-name="P32"><text:s text:c="8"/><text:span text:style-name="T2">Eşleşiyorsa: *</text:span></text:p>
      <text:p text:style-name="P45"><text:soft-page-break/>Hem If-Match başlık alanına hem de If-None-Match veya If-Modified-Since başlık alanlarına sahip olan bir isteğin sonucu bu özellik tarafından tanımlanmamıştır.</text:p>
      <text:h text:style-name="P8" text:outline-level="3"><text:bookmark text:name="sec14.25"/>14.25 If-Modifiye-Beri</text:h>
      <text:p text:style-name="P45">If-Modified-Since istek başlığı alanı, koşullu kılmak için bir yöntemle kullanılır: İstenilen varyant bu alanda belirtilen zamandan beri değiştirilmediyse, bir sunucudan döndürülmeyecek;bunun yerine, herhangi bir mesaj gövdesi olmadan 304 (değiştirilmemiş) yanıt döndürülür.</text:p>
      <text:p text:style-name="P26"><text:s text:c="2"/><text:span text:style-name="T2">If-Modified-Since = "If-Modified-Since" ":" HTTP tarihi</text:span></text:p>
      <text:p text:style-name="P45">Alanın bir örneği:</text:p>
      <text:p text:style-name="P26"><text:s text:c="2"/><text:span text:style-name="T2">If-Modified-Since: Cts, 29 Eki 1994 19:43:31 GMT</text:span></text:p>
      <text:p text:style-name="P45">If-Modified-Since üstbilgisi olan ve Range üstbilgisi olmayan bir GET yöntemi, tanımlanmış varlığın yalnızca If-Modified-Since üstbilgisi tarafından verilen tarihten bu yana değiştirilmişse aktarılmasını ister. Bunu belirlemek için kullanılan algoritma aşağıdakileri içerir:</text:p>
      <text:p text:style-name="P24"><text:s text:c="2"/><text:span text:style-name="T2">a) Eğer talep normalde bir şey dışında sonuçlanırsa</text:span></text:p>
      <text:p text:style-name="P22"><text:s text:c="10"/><text:span text:style-name="T2">200 (Tamam) durumu veya geçirilen If-Modified-Since tarihi ise</text:span></text:p>
      <text:p text:style-name="P22"><text:s text:c="10"/><text:span text:style-name="T2">geçersiz, yanıt normal GET ile tamamen aynı.</text:span></text:p>
      <text:p text:style-name="P22"><text:s text:c="10"/><text:span text:style-name="T2">Sunucunun geçerli saatinden sonraki bir tarih</text:span></text:p>
      <text:p text:style-name="P32"><text:s text:c="10"/><text:span text:style-name="T2">geçersiz.</text:span></text:p>
      <text:p text:style-name="P24"><text:s text:c="2"/><text:span text:style-name="T2">b) Varyant If-Modified-Since'den beri değiştirilmişse</text:span></text:p>
      <text:p text:style-name="P32"><text:s text:c="10"/><text:span text:style-name="T2">tarih, yanıt, normal bir GET’le tam olarak aynıdır.</text:span></text:p>
      <text:p text:style-name="P24"><text:s text:c="2"/><text:span text:style-name="T2">c) Eğer varyant geçerli bir İfadeden bu yana değiştirilmemişse,</text:span></text:p>
      <text:p text:style-name="P22"><text:s text:c="10"/><text:span text:style-name="T2">Değiştirme Tarihi-Sunucusu, bir 304 döndürmelidir (Değil</text:span></text:p>
      <text:p text:style-name="P32"><text:s text:c="10"/><text:span text:style-name="T2">Değiştirilmiş) cevap.</text:span></text:p>
      <text:p text:style-name="P45">Bu özelliğin amacı, en az miktarda işlem yükü ile önbelleğe alınmış bilgilerin etkili bir şekilde güncellenmesini sağlamaktır.</text:p>
      <text:p text:style-name="P24"><text:s text:c="2"/><text:span text:style-name="T2">Not: Range istek başlığı alanı If- nin anlamını değiştirir.</text:span></text:p>
      <text:p text:style-name="P36"><text:span text:style-name="T30"><text:s text:c="7"/></text:span><text:span text:style-name="T15">Modifiye-yana; <text:s/>tüm detaylar için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35" text:style-name="Internet_20_link" text:visited-style-name="Visited_20_Internet_20_Link">14.35'e</text:a><text:span text:style-name="T15"> bakınız.</text:span></text:p>
      <text:p text:style-name="P24"><text:s text:c="2"/><text:span text:style-name="T2">Not: If-Modified-Since süreleri, sunucu tarafından yorumlanır.</text:span></text:p>
      <text:p text:style-name="P32"><text:s text:c="7"/><text:span text:style-name="T2">saat müşteri ile senkronize edilmemiş olabilir.</text:span></text:p>
      <text:p text:style-name="P24"><text:s text:c="2"/><text:span text:style-name="T2">Not: If-Modified-Since başlık alanını kullanırken, bazı</text:span></text:p>
      <text:p text:style-name="P22"><text:s text:c="7"/><text:span text:style-name="T2">sunucular bir tarih yerine, kesin bir tarih karşılaştırma işlevi kullanacaktır.</text:span></text:p>
      <text:p text:style-name="P22"><text:s text:c="7"/><text:span text:style-name="T2">304 gönderilip gönderilmeyeceğine karar vermek için</text:span></text:p>
      <text:p text:style-name="P22"><text:s text:c="7"/><text:span text:style-name="T2">Değiştirilmiş) cevap. <text:s/>Bir If gönderirken en iyi sonucu almak için</text:span></text:p>
      <text:p text:style-name="P22"><text:s text:c="7"/><text:span text:style-name="T2">Modifiye-Önbellek doğrulama için başlık alanından beri, istemciler</text:span></text:p>
      <text:p text:style-name="P22"><text:s text:c="7"/><text:span text:style-name="T2">önceki bir Son’da alınan tam tarih dizesini kullanmanız önerilir.</text:span></text:p>
      <text:p text:style-name="P32"><text:s text:c="7"/><text:span text:style-name="T2">Mümkün olduğunda değiştirilmiş başlık alanı.</text:span></text:p>
      <text:p text:style-name="P24"><text:s text:c="2"/><text:span text:style-name="T2">Not: Bir müşteri If-Modified-Since’de isteğe bağlı bir tarih kullanıyorsa</text:span></text:p>
      <text:p text:style-name="P22"><text:s text:c="7"/><text:span text:style-name="T2">için Son Değiştirilen başlıktan alınan tarih yerine başlık</text:span></text:p>
      <text:p text:style-name="P22"><text:s text:c="7"/><text:span text:style-name="T2">Aynı istek, müşteri bunun gerçeğinin farkında olmalıdır</text:span></text:p>
      <text:p text:style-name="P22"><text:s text:c="7"/><text:span text:style-name="T2">tarih, sunucunun zaman anlayışında yorumlanır. </text:span></text:p>
      <text:p text:style-name="P22"><text:s text:c="7"/><text:span text:style-name="T2">müşteri senkronize edilmemiş saatleri ve yuvarlama sorunlarını göz önünde bulundurmalıdır</text:span></text:p>
      <text:p text:style-name="P22"><text:s text:c="7"/><text:span text:style-name="T2">Müşteri ile zaman arasındaki farklı kodlamalar nedeniyle</text:span></text:p>
      <text:p text:style-name="P22"><text:s text:c="7"/><text:span text:style-name="T2">sunucusu. <text:s/>Bu, yarış koşulları olasılığını da içeriyorsa,</text:span></text:p>
      <text:p text:style-name="P22"><text:s text:c="7"/><text:span text:style-name="T2">Doküman ilk istendiği zaman arasında değişti ve</text:span></text:p>
      <text:p text:style-name="P32"><text:s text:c="7"/><text:span text:style-name="T2">sonraki bir talebin If-Modified-Since tarihi ve</text:span></text:p>
      <text:p text:style-name="P24"><text:s text:c="2"/><text:span text:style-name="T2">If-Modified ise saat-çarpık-ilgili problemlerin olasılığı</text:span></text:p>
      <text:p text:style-name="P22"><text:s text:c="7"/><text:span text:style-name="T2">Bu tarihten itibaren müşterinin saatinden düzeltme yapılmadan türetildiği için</text:span></text:p>
      <text:p text:style-name="P22"><text:s text:c="7"/><text:span text:style-name="T2">Sunucunun saatine <text:s/>Farklı zaman tabanları için düzeltmeler</text:span></text:p>
      <text:p text:style-name="P22"><text:s text:c="7"/><text:span text:style-name="T2">İstemci ve sunucu arasındaki ağ nedeniyle en iyi yaklaşık değerlerdir.</text:span></text:p>
      <text:p text:style-name="P32"><text:s text:c="7"/><text:span text:style-name="T2">gecikme.</text:span></text:p>
      <text:p text:style-name="P45">Hem If-Modified-Since başlık alanına hem de If-Match ya da If-Unfdified-Since başlık alanlarına sahip olan bir talebin sonucu bu spesifikasyon ile tanımlanmamıştır.</text:p>
      <text:h text:style-name="P8" text:outline-level="3"><text:bookmark text:name="sec14.261"/><text:soft-page-break/>14.26 Eşleşmiyorsa <text:bookmark text:name="sec14.26"/>Eşleşmedi</text:h>
      <text:p text:style-name="P45">If-None-Match istek başlığı alanı şartlı hale getirme yöntemiyle kullanılır. Daha önce kaynaktan elde edilen bir veya daha fazla varlığa sahip olan bir müşteri, Varlıkların Yok'a eşleşmesi alanına ilişkili varlık etiketlerinin bir listesini dahil ederek bu varlıkların hiçbirinin güncel olmadığını doğrulayabilir. Bu özelliğin amacı, en az miktarda işlem yükü ile önbelleğe alınmış bilgilerin etkili bir şekilde güncellenmesini sağlamaktır. Müşteri kaynağın var olmadığına inandığında, bir yöntemin (örneğin PUT) var olan bir kaynağı yanlışlıkla değiştirmesini önlemek için de kullanılır.</text:p>
      <text:p text:style-name="P45">Özel bir durum olarak, "*" değeri, kaynağın mevcut herhangi bir varlığı ile eşleşir.</text:p>
      <text:p text:style-name="P26"><text:s text:c="2"/><text:span text:style-name="T2">If-None-Match = "If-None-Match" ":" ("*" | 1 # varlık etiketi)</text:span></text:p>
      <text:p text:style-name="P45">Varlık etiketlerinden herhangi biri, söz konusu kaynağa benzer bir GET isteğine yanıt olarak (eğer Eşleşme Olmazsa Eşleşmedi ise başlıksız) döndürülen varlığın varlık etiketiyle eşleşirse veya "*" verilirse ve mevcutsa varlığın bu kaynak için mevcut olması durumunda, sunucunun istenen yöntemi uygulamaması GEREKMELİDİR, aksi halde kaynak değiştirilme tarihi talepte bir If-Modified-Since başlık alanında verilenle uyuşmadığından. Bunun yerine, istek yöntemi GET veya HEAD ise, sunucu eşleşen varlıklardan birinin önbellekle ilgili başlık alanları (özellikle ETAG) dahil olmak üzere, 304 (Değişiklik Yapılmadı) yanıtıyla yanıtlamalıdır. Diğer tüm istek yöntemleri için, sunucu 412 durumuyla yanıt vermelidir (Önkoşul Başarısız).</text:p>
      <text:p text:style-name="P41"><text:span text:style-name="T15">İki varlık etiketinin eşleşip eşleşmediğinin nasıl belirleneceği ile ilgili kurallar için bölüm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3.3" text:style-name="Internet_20_link" text:visited-style-name="Visited_20_Internet_20_Link">13.3.3'e</text:a><text:span text:style-name="T15"> bakınız. Zayıf karşılaştırma işlevi, yalnızca GET veya HEAD istekleriyle kullanılabilir.</text:span></text:p>
      <text:p text:style-name="P45">Varlık etiketlerinden hiçbiri uyuşmuyorsa, sunucu, istenen yöntemi If-None-Match başlık alanı yokmuş gibi uygulayabilir, ancak istekteki If-Modified-Since başlık alanlarını da göz ardı etmelidir. Diğer bir deyişle, hiçbir varlık etiketi eşleşmezse, sunucu 304 (Değişiklik Yapılmadı) yanıtı döndürmemelidir.</text:p>
      <text:p text:style-name="P41"><text:span text:style-name="T15">İstek, If-None-Match başlık alanı olmadan, 2xx veya 304 durumundan başka bir şeyle sonuçlanırsa, If-None-Match başlığı dikkate alınmaz. (Hem If Modified-Since hem If-None-Match aynı istekte göründüğünde, sunucu davranışının bir tartışması için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3.4" text:style-name="Internet_20_link" text:visited-style-name="Visited_20_Internet_20_Link">13.3.4</text:a><text:span text:style-name="T15"> bölümüne bakın.)</text:span></text:p>
      <text:p text:style-name="P41"><text:span text:style-name="T15">"If-None-Match: *" nin anlamı, orijin sunucusu (veya bir önbellek, muhtemelen Vary mekanizmasını kullanarak, bkz.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44" text:style-name="Internet_20_link" text:visited-style-name="Visited_20_Internet_20_Link">14.44</text:a><text:span text:style-name="T15"> ) tarafından seçilen gösterim mevcutsa ve YAPILMALIDIR. Temsil yoksa. Bu özelliğin, PUT işlemleri arasındaki yarışları önlemede yararlı olması amaçlanmıştır.</text:span></text:p>
      <text:p text:style-name="P45">Örnekler:</text:p>
      <text:p text:style-name="P24"><text:s text:c="2"/><text:span text:style-name="T2">Eğer-Hiçbiri-Eşleşme: "xyzzy"</text:span></text:p>
      <text:p text:style-name="P22"><text:s text:c="8"/><text:span text:style-name="T2">If-Yok Eşleşmesi: W / "xyzzy"</text:span></text:p>
      <text:p text:style-name="P22"><text:s text:c="8"/><text:span text:style-name="T2">If-None-Match: "xyzzy", "r2d2xxxx", "c3piozzzz"</text:span></text:p>
      <text:p text:style-name="P22"><text:s text:c="8"/><text:span text:style-name="T2">If-None-Match: W / "xyzzy", W / "r2d2xxxx", W / "c3piozzzz"</text:span></text:p>
      <text:p text:style-name="P32"><text:s text:c="8"/><text:span text:style-name="T2">Eğer-Hiçbiri-Eşleşme: *</text:span></text:p>
      <text:p text:style-name="P45">Hem If-None-Match başlık alanına hem de If-Match veya If-Unfdified-Since başlık alanlarına sahip olan bir isteğin sonucu bu özellik tarafından tanımlanmamıştır.</text:p>
      <text:h text:style-name="P8" text:outline-level="3"><text:bookmark text:name="sec14.27"/>14.27 Aralık Aralığı</text:h>
      <text:p text:style-name="P45">Bir müşteri önbelleğinde bir varlığın kısmi bir kopyasına sahipse ve önbelleğinde tüm varlığın güncel bir kopyasının olmasını isterse, Range istek başlığını koşullu bir GET ile kullanabilir (ikisinden birini veya her ikisini kullanarak) If-Değiştirilmemiş-Benden ve Eşleşiyorsa.) Bununla birlikte, durum değiştirildiğinden dolayı koşul başarısız olursa, müşterinin mevcut varlık gövdesinin tamamını elde etmek için ikinci bir istek yapması gerekir.</text:p>
      <text:p text:style-name="P45">If-Range başlığı bir müşterinin ikinci isteği "kısa devre yapmasına" izin verir. Gayriresmi olarak, anlamı 'eğer işletme değişmediyse, eksik olduğum kısmı bana gönder; Aksi takdirde, bana tüm yeni varlığı gönder.</text:p>
      <text:p text:style-name="P26"><text:s text:c="2"/><text:span text:style-name="T2">If-Range = "If-Range" ":" (varlık etiketi | HTTP-tarih)</text:span></text:p>
      <text:p text:style-name="P45">Müşterinin bir varlık için varlık etiketi yoksa, ancak Son Değişiklik tarihi varsa, bu tarihi bir If-Range başlığında kullanabilir. (Sunucu, geçerli bir HTTP tarihi ile herhangi bir varlık etiketi biçimini ikiden fazla karakter inceleyerek ayırt etmeyebilir.) If-Range başlığı, yalnızca bir Range başlığı ile birlikte kullanılmalıdır ve istek varsa dikkate alınmamalıdır. Range başlığı içermiyorsa veya sunucu alt aralık işlemini desteklemiyorsa.</text:p>
      <text:p text:style-name="P45">If-Range başlığında verilen varlık etiketi varlık için mevcut varlık etiketiyle eşleşiyorsa, sunucu bir 206 (Kısmi içerik) yanıtı kullanarak varlığın belirtilen alt aralığını sağlamalıdır. Varlık etiketi eşleşmiyorsa, sunucu 200 (OK) yanıtı kullanarak tüm varlığı döndürmelidir.</text:p>
      <text:h text:style-name="P8" text:outline-level="3"><text:bookmark text:name="sec14.28"/><text:soft-page-break/>14.28 If-Değiştirilmemiş-Beri</text:h>
      <text:p text:style-name="P45">If-Unmodified-Since istek başlığı alanı şartlı hale getirmek için kullanılan bir yöntemle kullanılır. Eğer talep edilen kaynak bu alanda belirtilen zamandan beri değiştirilmemişse, sunucu istenen işlemi If-Unmodified-Since başlığı yokmuş gibi yapmalıdır.</text:p>
      <text:p text:style-name="P45">İstenen varyant belirtilen zamandan beri değiştirilmişse, sunucu istenen işlemi gerçekleştirmemelidir ve bir 412 döndürmelidir (Önkoşul Başarısız).</text:p>
      <text:p text:style-name="P26"><text:s text:c="2"/><text:span text:style-name="T2">If-Unmodified-Since = "If-Unmodified-Since" ":" HTTP tarihi</text:span></text:p>
      <text:p text:style-name="P45">Alanın bir örneği:</text:p>
      <text:p text:style-name="P26"><text:s text:c="2"/><text:span text:style-name="T2">If-Unmodified-Since: Cts, 29 Eki 1994 19:43:31 GMT</text:span></text:p>
      <text:p text:style-name="P45">Eğer talep normal olarak (yani If-Modifiye Edilmemiş-O zaman başlığı olmadan) 2xx veya 412 durumundan başka bir şeyle sonuçlanırsa, If-Unmodified-Since üstbilgisi dikkate alınmaz.</text:p>
      <text:p text:style-name="P45">Belirtilen tarih geçersizse, başlık dikkate alınmaz.</text:p>
      <text:p text:style-name="P45">Hem If-Modified-Since başlık alanı hem de If-None-Match ya da If-Modified-Since başlık alanlarına sahip olan bir talebin sonucu bu spesifikasyon tarafından tanımlanmamıştır.</text:p>
      <text:h text:style-name="P8" text:outline-level="3"><text:bookmark text:name="sec14.29"/>14.29 Son Değiştirme Tarihi</text:h>
      <text:p text:style-name="P45">Son Değiştirme Tarihi varlık başlığı alanı, kaynak sunucunun varyantın en son değiştirildiğine inandığı tarih ve saati gösterir.</text:p>
      <text:p text:style-name="P26"><text:s text:c="2"/><text:span text:style-name="T2">Son Değiştirme Tarihi = "Son Değiştirme Tarihi" ":" HTTP-date</text:span></text:p>
      <text:p text:style-name="P45">Kullanımına bir örnek</text:p>
      <text:p text:style-name="P26"><text:s text:c="2"/><text:span text:style-name="T2">Son Değiştirme: Salı, 15 Kas 1994 12:45:26 GMT</text:span></text:p>
      <text:p text:style-name="P45">Bu başlık alanının tam anlamı, kaynak sunucunun uygulanmasına ve orijinal kaynağın yapısına bağlıdır. Dosyalar için, sadece son değiştirilen zaman dosya sistemi olabilir. Dinamik olarak dahil edilmiş parçaları olan varlıklar için, bileşen parçaları için en son değiştirilen zamanlar kümesinin en sonuncusu olabilir. Veritabanı ağ geçitleri için, kaydın son güncelleme zaman damgası olabilir. Sanal nesneler için, iç durumun en son değiştiği zaman olabilir.</text:p>
      <text:p text:style-name="P45">Bir kaynak sunucu, sunucunun ileti yayınlanma zamanından sonra olan Son Değiştirme Tarihi göndermemelidir. Kaynağın son modifikasyonunun ileride bir zaman göstereceği durumlarda, sunucu bu tarihi mesajın çıkış tarihi ile değiştirmelidir.</text:p>
      <text:p text:style-name="P45">Bir kaynak sunucu, varlığın Son Değiştirilmiş değerini, yanıtının Tarih değerini oluşturduğu zamana mümkün olduğunca yakın olarak almalıdır. Bu, bir alıcının işletmenin değişiklik zamanını doğru bir şekilde değerlendirmesine olanak tanır, özellikle de işletmenin cevabın üretildiği zamana yakın bir zamanda değişmesi durumunda.</text:p>
      <text:p text:style-name="P45">HTTP / 1.1 sunucuları mümkün olduğunda Son Değiştirme Tarihi göndermelidir.</text:p>
      <text:h text:style-name="P8" text:outline-level="3"><text:bookmark text:name="sec14.30"/>14.30 Konum</text:h>
      <text:p text:style-name="P45">Konum yanıt başlığı alanı, alıcıyı isteğin tamamlanması veya yeni bir kaynağın tanımlanması için İstek URI'sı dışındaki bir konuma yönlendirmek için kullanılır. 201 (Oluşturuldu) yanıtları için Konum, istek tarafından oluşturulan yeni kaynağınkidir. 3xx yanıtları için, SHOULD konumu, sunucunun kaynağa otomatik olarak yeniden yönlendirilmesi için tercih edilen URI'sini gösterir. Alan değeri, tek bir mutlak URI'den oluşur.</text:p>
      <text:p text:style-name="P26"><text:s text:c="2"/><text:span text:style-name="T2">Konum = "Konum" ":" absoluteURI</text:span></text:p>
      <text:p text:style-name="P45">Bir örnek:</text:p>
      <text:p text:style-name="P26"><text:s text:c="2"/><text:span text:style-name="T2">Yer: http://www.w3.org/pub/WWW/People.html</text:span></text:p>
      <text:h text:style-name="P8" text:outline-level="3"><text:bookmark text:name="sec14.31"/>14.31 Max-Forward</text:h>
      <text:p text:style-name="P45">Max-Forwards istek başlığı alanı, isteği bir sonraki gelen sunucuya iletebilen proxy veya ağ geçidi sayısını sınırlamak için TRACE (bölüm 9.8) ve OPTIONS (bölüm 9.2) yöntemleriyle bir mekanizma sağlar. Bu, müşteri zincir ortasında başarısız veya döngüde görünen bir istek zincirini izlemeye çalıştığında faydalı olabilir.</text:p>
      <text:p text:style-name="P26"><text:s/><text:span text:style-name="T2">Max-Forwards = "Maks-İleri" ":" 1 * DIGIT</text:span></text:p>
      <text:p text:style-name="P45"><text:soft-page-break/>Max-Forwards değeri, bu istek mesajının ne kadar süreyle iletilebileceğini belirten ondalık bir tamsayıdır.</text:p>
      <text:p text:style-name="P45">Bir Max-Forward başlık alanı içeren bir TRACE veya OPTIONS isteğinin her proxy veya ağ geçidi alıcısı, isteği iletmeden önce değerini kontrol etmeli ve güncellemelidir. Alınan değer sıfır (0) ise, alıcı talebi iletmemelidir; bunun yerine, son alıcı olarak yanıt vermelidir. Alınan Max-Forwards değeri sıfırdan büyükse, iletilen mesaj bir (1) azalmış değerde güncellenmiş bir Max-Forward alanı içermelidir.</text:p>
      <text:p text:style-name="P45">Max-Forward başlık alanı, MAY, bu şartname tarafından tanımlanan diğer tüm yöntemler ve açıkça bu yöntem tanımının bir parçası olarak adlandırılmayan herhangi bir uzatma yöntemi için göz ardı edilebilir.</text:p>
      <text:h text:style-name="P8" text:outline-level="3"><text:bookmark text:name="sec14.32"/>14.32 Pragma</text:h>
      <text:p text:style-name="P50"><text:span text:style-name="T2">Pragma genel başlık alanı, istek / cevap zinciri boyunca herhangi bir alıcı için geçerli olabilecek uygulamaya özgü direktifleri dahil etmek için kullanılır. Tüm pragma direktifleri protokolün bakış açısından isteğe bağlı davranış belirtir; ancak, bazı sistemler bu davranışın yönergelerle tutarlı olmasını gerektirebilir.</text:span></text:p>
      <text:p text:style-name="P41"><text:span text:style-name="T15">Önbellek içermeyen yönerge bir istek mesajında ​​mevcut olduğunda, bir uygulama talep edilen şeyin önbelleğe alınmış bir kopyasına sahip olsa bile, talebi kaynak sunucuya yönlendirmelidir. Bu pragma yönergesi, önbellek içermeyen önbellek yönergesiyle aynı semantiklere sahiptir (bkz.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9" text:style-name="Internet_20_link" text:visited-style-name="Visited_20_Internet_20_Link">14.9</text:a><text:span text:style-name="T15"> ) ve burada HTTP / 1.0 ile geriye dönük uyumluluk için tanımlanmıştır. İstemciler, HTTP / 1.1 uyumlu olmadığı bilinen bir sunucuya önbelleksiz bir istek gönderildiğinde her iki başlık alanını da içermelidir.</text:span></text:p>
      <text:p text:style-name="P45">Pragma direktifleri, söz konusu başvurudaki öneminden bağımsız olarak bir vekil ya da ağ geçidi başvurusundan geçirilmelidir, çünkü direktifler talep / cevap zinciri boyunca tüm alıcılara uygulanabilir. Belirli bir alıcı için bir pragma belirtilmesi mümkün değildir; ancak, bir alıcıyla ilgili olmayan herhangi bir pragma yönergesi bu alıcı tarafından göz ardı edilmelidir.</text:p>
      <text:p text:style-name="P45">HTTP / 1.1 önbellekleri, istemcinin "Önbellek Denetimi: önbellek yok" göndermiş gibi "Pragma: önbellek yok" gibi davranması gerekir. HTTP’de yeni bir Pragma yönergesi tanımlanmayacaktır.</text:p>
      <text:p text:style-name="P24"><text:s/><text:span text:style-name="T2">Not: çünkü "Pragma: cevap olarak önbellek yok"</text:span></text:p>
      <text:p text:style-name="P22"><text:s text:c="6"/><text:span text:style-name="T2">başlık alanı aslında belirtilmemiş, bir sağlama</text:span></text:p>
      <text:p text:style-name="P32"><text:s text:c="6"/><text:span text:style-name="T2">Yanıtta "Önbellek Kontrolü: no-önbellek" için güvenilir değiştirme</text:span></text:p>
      <text:h text:style-name="P8" text:outline-level="3"><text:bookmark text:name="sec14.33"/>14.33 Proxy Kimlik Doğrulaması</text:h>
      <text:p text:style-name="P45">Proxy-Authenticate yanıt başlığı alanı, bir 407 (Proxy Kimlik Doğrulaması Gerekli) yanıtının bir parçası olarak dahil edilmelidir. Alan değeri, kimlik doğrulama şemasını ve bu İstek-URI'sinin proxy'sine uygulanan parametreleri belirten bir zorluktan oluşur.</text:p>
      <text:p text:style-name="P26"><text:s/><text:span text:style-name="T2">Proxy-Authenticate = "Proxy Kimlik Doğrulaması" ":" 1 # challenge</text:span></text:p>
      <text:p text:style-name="P45">HTTP erişim doğrulama işlemi "HTTP Kimlik Doğrulama: Temel ve Özet Erişim Kimlik Doğrulama" [43] 'de açıklanmaktadır. WWW-Kimlik Doğrulama'dan farklı olarak, Proxy-Kimlik Doğrulama başlık alanı yalnızca geçerli bağlantı için geçerlidir ve aşağı akıştaki istemcilere iletilmemelidir. Bununla birlikte, bir ara proxy'nin, aşağıdaki durumlarda istemciden istekte bulunarak kendi kimlik bilgilerini alması gerekebilir; bu, bazı durumlarda proxy Proxy-Authenticate başlık alanını iletiyormuş gibi görünecektir.</text:p>
      <text:h text:style-name="P8" text:outline-level="3"><text:bookmark text:name="sec14.34"/>14.34 Proxy Yetkilendirme</text:h>
      <text:p text:style-name="P45">Proxy Yetkilendirme istek başlığı alanı, istemcinin kendisini (veya kullanıcısını) kimlik doğrulama gerektiren bir proxy ile tanımlamasına olanak tanır. Proxy Yetkilendirme alanı değeri, istenen aracının proxy ve / veya bölge için kullanıcı aracısının kimlik doğrulama bilgilerini içeren kimlik bilgilerinden oluşur.</text:p>
      <text:p text:style-name="P26"><text:s/><text:span text:style-name="T2">Proxy-Yetkilendirme = "Proxy-Yetkilendirme" ":" kimlik bilgileri</text:span></text:p>
      <text:p text:style-name="P45">HTTP erişim doğrulama işlemi "HTTP Kimlik Doğrulama: Temel ve Özet Erişim Kimlik Doğrulama" [43] 'de açıklanmaktadır. Yetkilendirmeden farklı olarak, Proxy Yetkilendirme başlık alanı yalnızca Proxy Kimlik Doğrulama alanını kullanarak kimlik doğrulaması isteyen bir sonraki dış proxy için geçerlidir. Bir zincirde birden fazla proxy kullanıldığında,</text:p>
      <text:p text:style-name="P45">Proxy Yetkilendirme başlık alanı, kimlik bilgilerini almayı bekleyen ilk giden proxy tarafından tüketilir. Bir proxy, müşteri proxy'lerinin verilen bir talebi kooperatif olarak onayladığı mekanizma ise, müşteri talebinden bir sonraki proxy'ye kimlik bilgilerini iletebilir.</text:p>
      <text:h text:style-name="P8" text:outline-level="3"><text:bookmark text:name="sec14.35"/><text:soft-page-break/>14.35 Aralığı</text:h>
      <text:h text:style-name="P8" text:outline-level="3"><text:bookmark text:name="sec14.35.1"/>14.35.1 Bayt Aralıkları</text:h>
      <text:p text:style-name="P45">Tüm HTTP varlıkları, HTTP mesajlarında bayt dizisi olarak gösterildiğinden, bir bayt aralığı kavramı, herhangi bir HTTP varlığı için anlamlıdır. (Ancak, tüm istemciler ve sunucuların bayt aralığı işlemlerini desteklemesi gerekmez.)</text:p>
      <text:p text:style-name="P45">HTTP'deki bayt aralığı belirtimleri varlık gövdesindeki bayt dizisi için geçerlidir (mutlaka ileti gövdesiyle aynı olması gerekmez).</text:p>
      <text:p text:style-name="P45">Bir bayt aralığı işlemi, tek bir varlık içinde tek bir bayt aralığı veya bir dizi aralık belirtebilir.</text:p>
      <text:p text:style-name="P24"><text:span text:style-name="T2"/></text:p>
      <text:p text:style-name="P45">Bir bayt aralığı-spesifikasyonundaki ilk bayt-pos değeri, bir aralıktaki ilk baytın bayt-ofsetini verir. Son bayt-pos değeri, aralıktaki son baytın bayt-off değerini verir; yani, belirtilen bayt konumları kapsayıcıdır. Bayt ofsetleri sıfırdan başlar.</text:p>
      <text:p text:style-name="P45">Son bayt-pos değeri mevcutsa, bu bayt-aralık-spesifikasyonundaki ilk bayt-postan büyük veya eşit OLMALIDIR veya bayt-aralık-spesifikasyonu sözdizimsel olarak geçersizdir. Bir veya daha fazla sözdizimsel olarak geçersiz bayt aralığı spesifik değeri içeren bir bayt aralığı alıcısı, bu bayt aralığı kümesini içeren başlık alanını göz ardı etmelidir.</text:p>
      <text:p text:style-name="P45">Son bayt-pos değeri yoksa veya değer, varlık gövdesinin mevcut uzunluğuna eşit veya daha büyükse, son bayt-pos, varlığın mevcut uzunluğundan bir değerine eşit olarak alınır. - bayt cinsinden vücut.</text:p>
      <text:p text:style-name="P45">Son bayt seçimi ile müşteri, işletmenin büyüklüğünü bilmeden alınan bayt sayısını sınırlayabilir.</text:p>
      <text:p text:style-name="P24"><text:s/><text:span text:style-name="T2">son eki-bayt aralığı-spec = "-" son ek uzunluğu</text:span></text:p>
      <text:p text:style-name="P32"><text:s text:c="7"/><text:span text:style-name="T2">sonek uzunluğu = 1 * DIGIT</text:span></text:p>
      <text:p text:style-name="P45">Bir sonek-bayt-aralık-özelliği, son-uzunluk değeri tarafından verilen bir uzunluktaki varlık-gövdesinin sonekini belirtmek için kullanılır. (Yani, bu form, bir varlık gövdesinin son N baytını belirtir.) Varlık, belirtilen sonek uzunluğundan daha kısaysa, tüm varlık gövdesi kullanılır.</text:p>
      <text:p text:style-name="P50"><text:span text:style-name="T2">Eğer sözdizimsel olarak geçerli olan bir bayt-aralığı-kümesi, ilk baytı-postası varlık gövdesinin mevcut uzunluğundan daha az olan en az bir bayt-aralığı spesifikasyonu veya bir olmayan ile en az bir son-bayt-aralığı-spesifikasyonu içeriyorsa, - Sıfır sonek uzunluğu, daha sonra bayt aralığı kümesi uygun. Aksi takdirde, bayt aralığı kümesi tatmin edilemez. Bayt aralığı kümesi uygun değilse, sunucu 416 durumu olan bir yanıt döndürmelidir (İstenen aralık karşılanamaz). Aksi takdirde, sunucu varlık biriminin tatmin edici aralıklarını içeren 206 (Kısmi İçerik) statüsünde bir yanıt döndürmelidir.</text:span></text:p>
      <text:h text:style-name="P8" text:outline-level="3"><text:bookmark text:name="sec14.35.2"/>14.35.2 Menzil Alma İstekleri</text:h>
      <text:p text:style-name="P45">Koşullu veya koşulsuz GET yöntemlerini kullanan HTTP alma istekleri, istek sonucunda döndürülen varlık için geçerli olan Range istek başlığını kullanarak, varlık yerine tüm varlık yerine bir veya daha fazla alt aralık isteyebilir:</text:p>
      <text:p text:style-name="P26"><text:s/><text:span text:style-name="T2">Range = "Range" ":" aralıklar belirteci</text:span></text:p>
      <text:p text:style-name="P45">Bir sunucu, Range başlığını görmezden gelebilir. Bununla birlikte, HTTP / 1.1 kaynaklı sunucular ve ara önbellek, Range kısmen başarısız transferlerden etkin kurtarmayı ve büyük varlıkların verimli bir şekilde alınmasını desteklediğinden, mümkün olduğunda bayt aralıklarını desteklemesi gerekir.</text:p>
      <text:p text:style-name="P45">Sunucu Range başlığını destekliyorsa ve belirtilen aralık veya aralıklar varlık için uygunsa:</text:p>
      <text:p text:style-name="P24"><text:s/><text:span text:style-name="T2">- Koşulsuz bir GET’de Range üstbilgisinin varlığı değiştirilir</text:span></text:p>
      <text:p text:style-name="P22"><text:s text:c="8"/><text:span text:style-name="T2">GET aksi takdirde başarılı olursa ne döndürülür. Diğer</text:span></text:p>
      <text:p text:style-name="P22"><text:s text:c="8"/><text:span text:style-name="T2">kelimelerin yanıtı 206 durum kodunu taşır (Kısmi</text:span></text:p>
      <text:p text:style-name="P32"><text:s text:c="8"/><text:span text:style-name="T2">İçerik) 200 (Tamam) yerine.</text:span></text:p>
      <text:p text:style-name="P24"><text:s/><text:span text:style-name="T2">- Koşullu bir GET'te bir Range başlığının varlığı (istek)</text:span></text:p>
      <text:p text:style-name="P22"><text:s text:c="8"/><text:span text:style-name="T2">If-Modified-Since ve If-None-Match'in birini veya ikisini kullanarak veya</text:span></text:p>
      <text:p text:style-name="P22"><text:s text:c="8"/><text:span text:style-name="T2">If-Unmodified-Since ve If-Match'den biri veya ikisi) neyi değiştirir</text:span></text:p>
      <text:p text:style-name="P22"><text:s text:c="8"/><text:span text:style-name="T2">GET aksi takdirde başarılı olursa, iade</text:span></text:p>
      <text:p text:style-name="P22"><text:s text:c="8"/><text:span text:style-name="T2">durum doğru. 304'ü etkilemez (Değiştirilmedi)</text:span></text:p>
      <text:p text:style-name="P32"><text:s text:c="8"/><text:span text:style-name="T2">koşullu yanlış olduğunda yanıt döndürüldü.</text:span></text:p>
      <text:p text:style-name="P45">Bazı durumlarda, Range başlığına ek olarak If-Range başlığının kullanılması (bkz. Bölüm 14.27) daha uygun olabilir.</text:p>
      <text:p text:style-name="P45">Aralıkları destekleyen bir proxy bir Range isteği alırsa, isteği gelen bir sunucuya iletir ve tüm varlıkları yanıt olarak alırsa, yalnızca istenen aralığı müşterisine geri göndermesi gerekir. Önbellek ayırma politikalarıyla tutarlıysa, alınan yanıtın tamamını önbelleğinde saklamalıdır.</text:p>
      <text:h text:style-name="P8" text:outline-level="3"><text:bookmark text:name="sec14.36"/><text:soft-page-break/>14.36 Hakem</text:h>
      <text:p text:style-name="P45">Referer [sic] istek başlığı alanı, müşterinin, sunucunun yararına, İstek-URI'sinin alındığı kaynağın adresini (URI) belirtmesini sağlar (başlık alanı yanlış yazılmış olmasına rağmen "yönlendirici"). Yönerge istek başlığı, bir sunucunun, ilgi alanlarına, günlüğe kaydetmeye, optimize önbelleklemeye vb. Yönelik kaynaklara geri bağlantı listeleri oluşturmasına olanak tanır. Ayrıca, eski veya yanlış yazılmış bağlantıların bakım için izlenmesine olanak tanır. Referer alanı, Request-URI'sının, kullanıcı klavyesinden gelen girdiler gibi kendi URI'sı olmayan bir kaynaktan elde edilmesi durumunda gönderilmemelidir.</text:p>
      <text:p text:style-name="P26"><text:s/><text:span text:style-name="T2">Referer = "Referer" ":" (absoluteURI | relatURI)</text:span></text:p>
      <text:p text:style-name="P45">Örnek:</text:p>
      <text:p text:style-name="P26"><text:s/><text:span text:style-name="T2">Hakem: http://www.w3.org/hypertext/DataSources/Overview.html</text:span></text:p>
      <text:p text:style-name="P41"><text:span text:style-name="T15">Alan değeri göreceli bir URI ise, İstek-URI'sına göre yorumlanmalıdır. URI bir fragman İÇERMEMELİDİR. Güvenlikle ilgili </text:span><text:a xlink:type="simple" xlink:href="https://translate.googleusercontent.com/translate_c?depth=1&amp;rurl=translate.google.com&amp;sl=en&amp;sp=nmt4&amp;tl=tr&amp;u=https://www.w3.org/Protocols/rfc2616/rfc2616-sec15.html&amp;xid=17259,15700022,15700186,15700190,15700256,15700259,15700262,15700265&amp;usg=ALkJrhh-7lr4QJ-si1bZ0jQxWNv4h8lrdQ#sec15.1.3" text:style-name="Internet_20_link" text:visited-style-name="Visited_20_Internet_20_Link">konular</text:a><text:span text:style-name="T15"> için bölüm </text:span><text:a xlink:type="simple" xlink:href="https://translate.googleusercontent.com/translate_c?depth=1&amp;rurl=translate.google.com&amp;sl=en&amp;sp=nmt4&amp;tl=tr&amp;u=https://www.w3.org/Protocols/rfc2616/rfc2616-sec15.html&amp;xid=17259,15700022,15700186,15700190,15700256,15700259,15700262,15700265&amp;usg=ALkJrhh-7lr4QJ-si1bZ0jQxWNv4h8lrdQ#sec15.1.3" text:style-name="Internet_20_link" text:visited-style-name="Visited_20_Internet_20_Link">15.1.3'e</text:a><text:span text:style-name="T15"> bakınız.</text:span></text:p>
      <text:h text:style-name="P8" text:outline-level="3"><text:bookmark text:name="sec14.37"/>14.37 Yeniden denedikten sonra</text:h>
      <text:p text:style-name="P45">Yeniden denedikten sonra Yanıt başlığı alanı, istekte bulunan istemciye hizmetin ne kadar süre kullanılamayacağının beklendiğini belirtmek için 503 (Hizmet Kullanılamıyor) yanıtıyla kullanılabilir. Bu alan aynı zamanda, yeniden yönlendirilen isteği vermeden önce kullanıcı aracısından en az beklenilen süreyi belirtmek için herhangi bir 3xx (Yönlendirme) yanıtıyla kullanılabilir. Bu alanın değeri bir HTTP tarihi veya yanıt süresinden sonra bir tam sayı saniye (ondalık) olabilir.</text:p>
      <text:p text:style-name="P26"><text:s/><text:span text:style-name="T2">Yeniden denedikten sonra = "Yeniden denedikten sonra" ":" (HTTP-date | delta-seconds)</text:span></text:p>
      <text:p text:style-name="P45">Kullanımının iki örneği</text:p>
      <text:p text:style-name="P24"><text:s/><text:span text:style-name="T2">Yeniden denedikten sonra: Cuma, 31 Aralık 1999 23:59:59 GMT</text:span></text:p>
      <text:p text:style-name="P32"><text:s text:c="7"/><text:span text:style-name="T2">Yeniden denedikten sonra: 120</text:span></text:p>
      <text:p text:style-name="P45">İkinci örnekte gecikme 2 dakikadır.</text:p>
      <text:h text:style-name="P8" text:outline-level="3"><text:bookmark text:name="sec14.38"/>14.38 Sunucu</text:h>
      <text:p text:style-name="P41"><text:span text:style-name="T15">Sunucu yanıt başlığı alanı, menşe sunucusu tarafından isteği işlemek için kullanılan yazılım hakkında bilgi içerir. Alan birden fazla ürün jetonu (bölüm </text:span><text:a xlink:type="simple" xlink:href="https://translate.googleusercontent.com/translate_c?depth=1&amp;rurl=translate.google.com&amp;sl=en&amp;sp=nmt4&amp;tl=tr&amp;u=https://www.w3.org/Protocols/rfc2616/rfc2616-sec3.html&amp;xid=17259,15700022,15700186,15700190,15700256,15700259,15700262,15700265&amp;usg=ALkJrhj8Gvtboibn-kKB0x4mC03RDfHjaQ#sec3.8" text:style-name="Internet_20_link" text:visited-style-name="Visited_20_Internet_20_Link">3.8</text:a><text:span text:style-name="T15"> ) ve sunucuyu ve diğer önemli alt ürünleri tanımlayan yorumları içerebilir . Ürün belirteçleri, uygulamayı tanımlamak için önem sırasına göre listelenmiştir.</text:span></text:p>
      <text:p text:style-name="P26"><text:s/><text:span text:style-name="T2">Sunucu = "Sunucu" ":" 1 * (ürün | yorum)</text:span></text:p>
      <text:p text:style-name="P45">Örnek:</text:p>
      <text:p text:style-name="P26"><text:s/><text:span text:style-name="T2">Sunucu: CERN / 3.0 libwww / 2.17</text:span></text:p>
      <text:p text:style-name="P41"><text:span text:style-name="T15">Yanıt bir proxy üzerinden iletiliyorsa, proxy uygulaması Sunucu yanıt başlığını DEĞİŞTİRMEMELİDİR. Bunun yerine, bir Via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45" text:style-name="Internet_20_link" text:visited-style-name="Visited_20_Internet_20_Link">içermelidir</text:a><text:span text:style-name="T15">.</text:span></text:p>
      <text:h text:style-name="P8" text:outline-level="3"><text:bookmark text:name="sec14.39"/>14.39 TE</text:h>
      <text:p text:style-name="P41"><text:span text:style-name="T15">TE istek başlığı alanı, cevapta kabul etmek istediği uzatma transfer kodlarının ne olduğunu ve bir yığın transfer kodlamasında römork alanlarının kabul edilip edilmeyeceğini belirtir. Değeri, "römorklar" anahtar kelimesinden ve / veya isteğe bağlı kabul parametreleriyle birlikte virgülle ayrılmış uzantı aktarım kodlama listesinden oluşabilir (bölüm </text:span><text:a xlink:type="simple" xlink:href="https://translate.googleusercontent.com/translate_c?depth=1&amp;rurl=translate.google.com&amp;sl=en&amp;sp=nmt4&amp;tl=tr&amp;u=https://www.w3.org/Protocols/rfc2616/rfc2616-sec3.html&amp;xid=17259,15700022,15700186,15700190,15700256,15700259,15700262,15700265&amp;usg=ALkJrhj8Gvtboibn-kKB0x4mC03RDfHjaQ#sec3.6" text:style-name="Internet_20_link" text:visited-style-name="Visited_20_Internet_20_Link">3.6'da</text:a><text:span text:style-name="T15"> açıklandığı gibi ).</text:span></text:p>
      <text:p text:style-name="P24"><text:s/><text:span text:style-name="T2">TE = "TE" ":" # (t kodlamaları)</text:span></text:p>
      <text:p text:style-name="P32"><text:s text:c="7"/><text:span text:style-name="T2">t-codings = "römorklar" | (transfer-uzatma [kabul-paramları])</text:span></text:p>
      <text:p text:style-name="P41"><text:span text:style-name="T15">"Treyler" anahtar kelimesinin varlığı, müşterinin, bölüm </text:span><text:a xlink:type="simple" xlink:href="https://translate.googleusercontent.com/translate_c?depth=1&amp;rurl=translate.google.com&amp;sl=en&amp;sp=nmt4&amp;tl=tr&amp;u=https://www.w3.org/Protocols/rfc2616/rfc2616-sec3.html&amp;xid=17259,15700022,15700186,15700190,15700256,15700259,15700262,15700265&amp;usg=ALkJrhj8Gvtboibn-kKB0x4mC03RDfHjaQ#sec3.6.1" text:style-name="Internet_20_link" text:visited-style-name="Visited_20_Internet_20_Link">3.6.1'de</text:a><text:span text:style-name="T15"> tanımlandığı gibi, yığınlanmış bir kodlama kodundaki römork alanlarını kabul etmeye istekli olduğunu gösterir . Bu anahtar kelime, kendisinin bir aktarım kodlamasını temsil etmemesine rağmen, aktarım kodlaması değerleriyle kullanılmak üzere ayrılmıştır.</text:span></text:p>
      <text:p text:style-name="P41"><text:span text:style-name="T15">TE başlık alanı sadece acil bağlantı için geçerlidir. Bu nedenle, bir HTTP / 1.1 iletisinde TE bulunduğunda , anahtar kelime Bağlantı başlığı alanı içinde (bölüm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10" text:style-name="Internet_20_link" text:visited-style-name="Visited_20_Internet_20_Link">14.10</text:a><text:span text:style-name="T15"> ) sağlanmalıdır.</text:span></text:p>
      <text:p text:style-name="P45">Bir sunucu, bir TE alanına göre transfer kurallarının kabul edilebilir olup olmadığını test eder ve bu kuralları kullanır:</text:p>
      <text:p text:style-name="P24"><text:soft-page-break/><text:s/><text:span text:style-name="T2">1. "Parçalanmış" transfer kodlaması her zaman kabul edilebilir. <text:s/>Eğer</text:span></text:p>
      <text:p text:style-name="P22"><text:s text:c="9"/><text:span text:style-name="T2">keyword "trailers" is listed, the client indicates that it is</text:span></text:p>
      <text:p text:style-name="P22"><text:s text:c="9"/><text:span text:style-name="T2">willing to accept trailer fields in the chunked response on</text:span></text:p>
      <text:p text:style-name="P22"><text:s text:c="9"/><text:span text:style-name="T2">behalf of itself and any downstream clients. The implication is</text:span></text:p>
      <text:p text:style-name="P22"><text:s text:c="9"/><text:span text:style-name="T2">that, if given, the client is stating that either all</text:span></text:p>
      <text:p text:style-name="P22"><text:s text:c="9"/><text:span text:style-name="T2">downstream clients are willing to accept trailer fields in the</text:span></text:p>
      <text:p text:style-name="P22"><text:s text:c="9"/><text:span text:style-name="T2">forwarded response, or that it will attempt to buffer the</text:span></text:p>
      <text:p text:style-name="P32"><text:s text:c="9"/><text:span text:style-name="T2">response on behalf of downstream recipients.</text:span></text:p>
      <text:p text:style-name="P24"><text:s/><text:span text:style-name="T2">Note: HTTP/1.1 does not define any means to limit the size of a</text:span></text:p>
      <text:p text:style-name="P22"><text:s text:c="9"/><text:span text:style-name="T2">chunked response such that a client can be assured of buffering</text:span></text:p>
      <text:p text:style-name="P32"><text:s text:c="9"/><text:span text:style-name="T2">the entire response.</text:span></text:p>
      <text:p text:style-name="P24"><text:s/><text:span text:style-name="T2">2. If the transfer-coding being tested is one of the transfer-</text:span></text:p>
      <text:p text:style-name="P22"><text:s text:c="9"/><text:span text:style-name="T2">codings listed in the TE field, then it is acceptable unless it</text:span></text:p>
      <text:p text:style-name="P23"><text:span text:style-name="T30"><text:s text:c="9"/></text:span><text:span text:style-name="T15">is accompanied by a qvalue of 0. (As defined in section </text:span><text:a xlink:type="simple" xlink:href="https://translate.googleusercontent.com/translate_c?depth=1&amp;rurl=translate.google.com&amp;sl=en&amp;sp=nmt4&amp;tl=tr&amp;u=https://www.w3.org/Protocols/rfc2616/rfc2616-sec3.html&amp;xid=17259,15700022,15700186,15700190,15700256,15700259,15700262,15700265&amp;usg=ALkJrhj8Gvtboibn-kKB0x4mC03RDfHjaQ#sec3.9" text:style-name="Internet_20_link" text:visited-style-name="Visited_20_Internet_20_Link">3.9</text:a><text:span text:style-name="T15"> , a</text:span></text:p>
      <text:p text:style-name="P32"><text:s text:c="9"/><text:span text:style-name="T2">qvalue of 0 means "not acceptable.")</text:span></text:p>
      <text:p text:style-name="P24"><text:s/><text:span text:style-name="T2">3. If multiple transfer-codings are acceptable, then the</text:span></text:p>
      <text:p text:style-name="P22"><text:s text:c="9"/><text:span text:style-name="T2">acceptable transfer-coding with the highest non-zero qvalue is</text:span></text:p>
      <text:p text:style-name="P22"><text:s text:c="9"/><text:span text:style-name="T2">preferred. The "chunked" transfer-coding always has a qvalue</text:span></text:p>
      <text:p text:style-name="P32"><text:s text:c="9"/><text:span text:style-name="T2">of 1.</text:span></text:p>
      <text:p text:style-name="P45">If the TE field-value is empty or if no TE field is present, the only transfer-coding is "chunked". A message with no transfer-coding is always acceptable.</text:p>
      <text:h text:style-name="P8" text:outline-level="3"><text:bookmark text:name="sec14.40"/>14.40 Trailer</text:h>
      <text:p text:style-name="P45">The Trailer general field value indicates that the given set of header fields is present in the trailer of a message encoded with chunked transfer-coding.</text:p>
      <text:p text:style-name="P26"><text:s/><text:span text:style-name="T2">Trailer = "Trailer" ":" 1#field-name</text:span></text:p>
      <text:p text:style-name="P45">An HTTP/1.1 message SHOULD include a Trailer header field in a message using chunked transfer-coding with a non-empty trailer. Doing so allows the recipient to know which header fields to expect in the trailer.</text:p>
      <text:p text:style-name="P45">If no Trailer header field is present, the trailer SHOULD NOT include any header fields. See section 3.6.1 for restrictions on the use of trailer fields in a "chunked" transfer-coding.</text:p>
      <text:p text:style-name="P45">Message header fields listed in the Trailer header field MUST NOT include the following header fields:</text:p>
      <text:p text:style-name="P26"><text:s text:c="2"/><text:span text:style-name="T2">. Transfer-Encoding</text:span></text:p>
      <text:p text:style-name="P26"><text:s text:c="2"/><text:span text:style-name="T2">. Content-Length</text:span></text:p>
      <text:p text:style-name="P26"><text:s text:c="2"/><text:span text:style-name="T2">. <text:s/>tanıtım videosu</text:span></text:p>
      <text:h text:style-name="P8" text:outline-level="3"><text:bookmark text:name="sec14.41"/>14.41 Transfer-Encoding</text:h>
      <text:p text:style-name="P45">The Transfer-Encoding general-header field indicates what (if any) type of transformation has been applied to the message body in order to safely transfer it between the sender and the recipient. This differs from the content-coding in that the transfer-coding is a property of the message, not of the entity.</text:p>
      <text:p text:style-name="P26"><text:s/><text:span text:style-name="T2">Transfer-Encoding = "Transfer-Encoding" ":" 1#transfer-coding</text:span></text:p>
      <text:p text:style-name="P41"><text:span text:style-name="T15">Transfer-codings are defined in section </text:span><text:a xlink:type="simple" xlink:href="https://translate.googleusercontent.com/translate_c?depth=1&amp;rurl=translate.google.com&amp;sl=en&amp;sp=nmt4&amp;tl=tr&amp;u=https://www.w3.org/Protocols/rfc2616/rfc2616-sec3.html&amp;xid=17259,15700022,15700186,15700190,15700256,15700259,15700262,15700265&amp;usg=ALkJrhj8Gvtboibn-kKB0x4mC03RDfHjaQ#sec3.6" text:style-name="Internet_20_link" text:visited-style-name="Visited_20_Internet_20_Link">3.6</text:a><text:span text:style-name="T15"> . An example is:</text:span></text:p>
      <text:p text:style-name="P26"><text:s text:c="2"/><text:span text:style-name="T2">Transfer Kodlaması: yığın</text:span></text:p>
      <text:p text:style-name="P45">If multiple encodings have been applied to an entity, the transfer- codings MUST be listed in the order in which they were applied. Additional information about the encoding parameters MAY be provided by other entity-header fields not defined by this specification.</text:p>
      <text:p text:style-name="P45">Many older HTTP/1.0 applications do not understand the Transfer- Encoding header.</text:p>
      <text:h text:style-name="P8" text:outline-level="3"><text:bookmark text:name="sec14.42"/><text:soft-page-break/>14.42 Upgrade</text:h>
      <text:p text:style-name="P45">The Upgrade general-header allows the client to specify what additional communication protocols it supports and would like to use if the server finds it appropriate to switch protocols. The server MUST use the Upgrade header field within a 101 (Switching Protocols) response to indicate which protocol(s) are being switched.</text:p>
      <text:p text:style-name="P26"><text:s/><text:span text:style-name="T2">Upgrade = "Upgrade" ":" 1#product</text:span></text:p>
      <text:p text:style-name="P45">Örneğin,</text:p>
      <text:p text:style-name="P26"><text:s/><text:span text:style-name="T2">Upgrade: HTTP/2.0, SHTTP/1.3, IRC/6.9, RTA/x11</text:span></text:p>
      <text:p text:style-name="P45">The Upgrade header field is intended to provide a simple mechanism for transition from HTTP/1.1 to some other, incompatible protocol. It does so by allowing the client to advertise its desire to use another protocol, such as a later version of HTTP with a higher major version number, even though the current request has been made using HTTP/1.1. This eases the difficult transition between incompatible protocols by allowing the client to initiate a request in the more commonly supported protocol while indicating to the server that it would like to use a "better" protocol if available (where "better" is determined by the server, possibly according to the nature of the method and/or resource being requested).</text:p>
      <text:p text:style-name="P45">The Upgrade header field only applies to switching application-layer protocols upon the existing transport-layer connection. Upgrade cannot be used to insist on a protocol change; its acceptance and use by the server is optional. The capabilities and nature of the application-layer communication after the protocol change is entirely dependent upon the new protocol chosen, although the first action after changing the protocol MUST be a response to the initial HTTP request containing the Upgrade header field.</text:p>
      <text:p text:style-name="P41"><text:span text:style-name="T15">The Upgrade header field only applies to the immediate connection. Therefore, the upgrade keyword MUST be supplied within a Connection header field (section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10" text:style-name="Internet_20_link" text:visited-style-name="Visited_20_Internet_20_Link">14.10</text:a><text:span text:style-name="T15"> ) whenever Upgrade is present in an HTTP/1.1 message.</text:span></text:p>
      <text:p text:style-name="P45">The Upgrade header field cannot be used to indicate a switch to a protocol on a different connection. For that purpose, it is more appropriate to use a 301, 302, 303, or 305 redirection response.</text:p>
      <text:p text:style-name="P41"><text:span text:style-name="T15">This specification only defines the protocol name "HTTP" for use by the family of Hypertext Transfer Protocols, as defined by the HTTP version rules of section </text:span><text:a xlink:type="simple" xlink:href="https://translate.googleusercontent.com/translate_c?depth=1&amp;rurl=translate.google.com&amp;sl=en&amp;sp=nmt4&amp;tl=tr&amp;u=https://www.w3.org/Protocols/rfc2616/rfc2616-sec3.html&amp;xid=17259,15700022,15700186,15700190,15700256,15700259,15700262,15700265&amp;usg=ALkJrhj8Gvtboibn-kKB0x4mC03RDfHjaQ#sec3.1" text:style-name="Internet_20_link" text:visited-style-name="Visited_20_Internet_20_Link">3.1</text:a><text:span text:style-name="T15"> and future updates to this specification. Any token can be used as a protocol name; however, it will only be useful if both the client and server associate the name with the same protocol.</text:span></text:p>
      <text:h text:style-name="P8" text:outline-level="3"><text:bookmark text:name="sec14.43"/>14.43 User-Agent</text:h>
      <text:p text:style-name="P41"><text:span text:style-name="T15">The User-Agent request-header field contains information about the user agent originating the request. This is for statistical purposes, the tracing of protocol violations, and automated recognition of user agents for the sake of tailoring responses to avoid particular user agent limitations. User agents SHOULD include this field with requests. The field can contain multiple product tokens (section </text:span><text:a xlink:type="simple" xlink:href="https://translate.googleusercontent.com/translate_c?depth=1&amp;rurl=translate.google.com&amp;sl=en&amp;sp=nmt4&amp;tl=tr&amp;u=https://www.w3.org/Protocols/rfc2616/rfc2616-sec3.html&amp;xid=17259,15700022,15700186,15700190,15700256,15700259,15700262,15700265&amp;usg=ALkJrhj8Gvtboibn-kKB0x4mC03RDfHjaQ#sec3.8" text:style-name="Internet_20_link" text:visited-style-name="Visited_20_Internet_20_Link">3.8</text:a><text:span text:style-name="T15"> ) and comments identifying the agent and any subproducts which form a significant part of the user agent. By convention, the product tokens are listed in order of their significance for identifying the application.</text:span></text:p>
      <text:p text:style-name="P26"><text:s/><text:span text:style-name="T2">User-Agent = "User-Agent" ":" 1*( product | comment )</text:span></text:p>
      <text:p text:style-name="P45">Örnek:</text:p>
      <text:p text:style-name="P26"><text:s text:c="2"/><text:span text:style-name="T2">Kullanıcı-Ajan: CERN-LineMode / 2.15 libwww / 2.17b3</text:span></text:p>
      <text:h text:style-name="P8" text:outline-level="3"><text:bookmark text:name="sec14.44"/>14.44 Vary</text:h>
      <text:p text:style-name="P41"><text:span text:style-name="T15">The Vary field value indicates the set of request-header fields that fully determines, while the response is fresh, whether a cache is permitted to use the response to reply to a subsequent request without revalidation. For uncacheable or stale responses, the Vary field value advises the user agent about the criteria that were used to select the representation. A Vary field value of "*" implies that a cache cannot determine from the request headers of a subsequent request whether this response is the appropriate representation. See section </text:span><text:a xlink:type="simple" xlink:href="https://translate.googleusercontent.com/translate_c?depth=1&amp;rurl=translate.google.com&amp;sl=en&amp;sp=nmt4&amp;tl=tr&amp;u=https://www.w3.org/Protocols/rfc2616/rfc2616-sec13.html&amp;xid=17259,15700022,15700186,15700190,15700256,15700259,15700262,15700265&amp;usg=ALkJrhipOfzYdQwrHc8ev8QkhCm9IwvOEQ#sec13.6" text:style-name="Internet_20_link" text:visited-style-name="Visited_20_Internet_20_Link">13.6</text:a><text:span text:style-name="T15"> for use of the Vary header field by caches.</text:span></text:p>
      <text:p text:style-name="P26"><text:s/><text:span text:style-name="T2">Vary = "Vary" ":" ( "*" | 1#field-name )</text:span></text:p>
      <text:p text:style-name="P45">An HTTP/1.1 server SHOULD include a Vary header field with any cacheable response that is subject to server-driven negotiation. Doing so allows a cache to properly interpret future requests on that resource and informs the user agent about the presence of negotiation</text:p>
      <text:p text:style-name="P45"><text:soft-page-break/>on that resource. A server MAY include a Vary header field with a non-cacheable response that is subject to server-driven negotiation, since this might provide the user agent with useful information about the dimensions over which the response varies at the time of the response.</text:p>
      <text:p text:style-name="P45">A Vary field value consisting of a list of field-names signals that the representation selected for the response is based on a selection algorithm which considers ONLY the listed request-header field values in selecting the most appropriate representation. A cache MAY assume that the same selection will be made for future requests with the same values for the listed field names, for the duration of time for which the response is fresh.</text:p>
      <text:p text:style-name="P45">The field-names given are not limited to the set of standard request-header fields defined by this specification. Alan adları büyük / küçük harf duyarlıdır.</text:p>
      <text:p text:style-name="P45">"*" Vary alan değeri, belirtilmemiş parametrelerin istek başlıklarıyla sınırlı (örneğin, müşterinin ağ adresi), yanıt gösteriminin seçiminde rol oynadığını gösterir. "*" Değeri bir proxy sunucusu tarafından üretilmemelidir; yalnızca bir kaynak sunucu tarafından üretilebilir.</text:p>
      <text:h text:style-name="P8" text:outline-level="3"><text:bookmark text:name="sec14.45"/>14.45 Üzerinden</text:h>
      <text:p text:style-name="P41"><text:span text:style-name="T15">Via-header-header alanı, talepler üzerine kullanıcı aracısı ile sunucu arasındaki ve alıcı sunucu ile cevaplar arasındaki müşteri arasındaki ara protokolleri ve alıcıları belirtmek için ağ geçitleri ve proxy'ler tarafından kullanılmalıdır. RFC 822 </text:span><text:a xlink:type="simple" xlink:href="https://translate.googleusercontent.com/translate_c?depth=1&amp;rurl=translate.google.com&amp;sl=en&amp;sp=nmt4&amp;tl=tr&amp;u=https://www.w3.org/Protocols/rfc2616/rfc2616-sec17.html&amp;xid=17259,15700022,15700186,15700190,15700256,15700259,15700262,15700265&amp;usg=ALkJrhjqXmBfaLdHrYfhErmrAe8UKhz0FA#bib9" text:style-name="Internet_20_link" text:visited-style-name="Visited_20_Internet_20_Link">[9]</text:a><text:span text:style-name="T15"> "Alınan" alanına benzer ve mesaj iletimini takip etmek, istek döngülerinden kaçınmak ve istek / cevap zinciri boyunca tüm göndericilerin protokol özelliklerini belirlemek için kullanılır.</text:span></text:p>
      <text:p text:style-name="P24"><text:s text:c="2"/><text:span text:style-name="T2">Via = "Via" ":" 1 # (alınan-protokol tarafından alınan [yorum])</text:span></text:p>
      <text:p text:style-name="P22"><text:s text:c="7"/><text:span text:style-name="T2">Alınan-protokol = [protokol-adı "/"] protokol-versiyonu</text:span></text:p>
      <text:p text:style-name="P22"><text:s text:c="7"/><text:span text:style-name="T2">protokol adı</text:span></text:p>
      <text:p text:style-name="P22"><text:s text:c="7"/><text:span text:style-name="T2">protokol sürüm = belirteç</text:span></text:p>
      <text:p text:style-name="P22"><text:s text:c="7"/><text:span text:style-name="T2">took-by = (ana bilgisayar [":" bağlantı noktası]) | <text:s/>takma ad</text:span></text:p>
      <text:p text:style-name="P32"><text:s text:c="7"/><text:span text:style-name="T2">takma ad = simge</text:span></text:p>
      <text:p text:style-name="P45">Alınan protokol, sunucu veya müşteri tarafından talep / yanıt zincirinin her bir bölümü boyunca alınan mesajın protokol versiyonunu belirtir. İleti iletildiğinde alınan protokol sürümü Via alan değerine eklenir, böylece yukarı akış uygulamalarının protokol özellikleri hakkındaki bilgiler tüm alıcılar tarafından görülebilir kalır.</text:p>
      <text:p text:style-name="P45">Protokol adı isteğe bağlı ve eğer "HTTP" ise, isteğe bağlıdır. Alınan alan normal olarak, mesajı ileten bir alıcı sunucu veya istemcinin ana bilgisayar ve isteğe bağlı bağlantı noktası numarasıdır. Ancak, asıl konunun hassas bilgiler olduğu düşünülürse, yerine takma ad takılabilir. Port verilmezse, alınan protokolün varsayılan portu olduğu varsayılabilir.</text:p>
      <text:p text:style-name="P45">Çoklu Via alan değerleri, mesajı ileten her proxy veya gateway'i temsil eder. Her alıcı, nihai sonucun iletme başvuruları sırasına göre sıralanacağı bilgisini eklemelidir.</text:p>
      <text:p text:style-name="P45">Yorumlar Kullanıcı-Ajan ve Sunucu başlık alanlarına benzer şekilde alıcı proxy veya ağ geçidi yazılımını tanımlamak için Via başlık alanında kullanılabilir. Ancak, Via alanındaki tüm yorumlar isteğe bağlıdır ve iletiyi iletmeden önce herhangi bir alıcı tarafından kaldırılabilir.</text:p>
      <text:p text:style-name="P45">Örneğin, bir istek mesajı bir HTTP / 1.0 kullanıcı aracısından "fred" adında bir iç proxy koduna gönderilebilir, bu, isteği hiçbir yerde, bu işlemi tamamlayan bir genel proxy'ye iletmek için HTTP / 1.1'i kullanır. www.ics.uci.edu adresindeki orijin sunucusuna iletme. Www.ics.uci.edu tarafından alınan istek daha sonra aşağıdaki Başlık alanı üzerinden olacaktır:</text:p>
      <text:p text:style-name="P26"><text:s text:c="2"/><text:span text:style-name="T2">Üzerinden: 1.0 fred, 1.1 hiçbir yerde.com (Apache / 1.1)</text:span></text:p>
      <text:p text:style-name="P45">Bir ağ güvenlik duvarı üzerinden portal olarak kullanılan proxy'ler ve ağ geçitleri, varsayılan olarak güvenlik duvarı bölgesindeki ana bilgisayarların adlarını ve bağlantı noktalarını iletmemelidir. Bu bilgi yalnızca açıkça etkinleştirilmişse yayılmalıdır. Etkinleştirilmezse, güvenlik duvarının arkasındaki herhangi bir ana makinenin alınan ana bilgisayarı, bu ana bilgisayar için uygun bir takma adla değiştirilmelidir.</text:p>
      <text:p text:style-name="P45">İç yapıları gizlemek için güçlü gizlilik gereklilikleri olan kuruluşlar için bir proxy MAY, Via başlık alanı girişlerinin sıralı bir alt dizisini aynı alınan protokol değerleri ile tek bir giriş halinde birleştirir. Örneğin,</text:p>
      <text:p text:style-name="P26"><text:s text:c="2"/><text:span text:style-name="T2">Üzerinden: 1.0 ricky, 1.1 ethel, 1.1 fred, 1.0 lucy</text:span></text:p>
      <text:p text:style-name="P26"><text:s text:c="2"/><text:span text:style-name="T2">çöktü olabilir</text:span></text:p>
      <text:p text:style-name="P26"><text:s text:c="2"/><text:span text:style-name="T2">Üzerinden: 1.0 ricky, 1.1 mertz, 1.0 lucy</text:span></text:p>
      <text:p text:style-name="P45">Başvurular, hepsi aynı örgütsel kontrol altında olmadıkça ve ana bilgisayarların takma isimlerle değiştirilmediği sürece, birden fazla girişi birleştirmemelidir. Uygulamalar, farklı alınan protokol değerlerine sahip girişleri BİRLEŞTİRMEMELİDİR.</text:p>
      <text:h text:style-name="P8" text:outline-level="3"><text:bookmark text:name="sec14.46"/><text:soft-page-break/>14.46 Uyarı</text:h>
      <text:p text:style-name="P50"><text:span text:style-name="T2">Uyarı genel başlık alanı, mesaja yansıtılmayabilecek bir mesajın durumu veya dönüşümü hakkında ek bilgi taşımak için kullanılır. Bu bilgi tipik olarak, mesajın işletme birimine uygulanan önbellekleme işlemlerinden veya dönüşümlerden kaynaklanan olası anlamsal şeffaflık eksikliği hakkında uyarmak için kullanılır.</text:span></text:p>
      <text:p text:style-name="P45">Bir yanıt birden fazla Uyarı başlığı içerebilir.</text:p>
      <text:p text:style-name="P45">Uyarı metni, yanıt alan insan kullanıcısı için anlaşılır olması muhtemel olan doğal bir dilde ve karakter setinde olmalıdır. Bu karar, önbellek veya kullanıcının konumu, bir istekdeki Kabul Dili alanı, bir yanıttaki İçerik Dili alanı vb. Gibi mevcut tüm bilgilere dayanabilir. Varsayılan dil İngilizce'dir ve varsayılan karakter kümesidir. ISO-8859-1’dir.</text:p>
      <text:p text:style-name="P45">ISO-8859-1 dışında bir karakter seti kullanılırsa, RFC 2047 [14] 'te açıklanan yöntem kullanılarak uyarı metninde kodlanmalıdır.</text:p>
      <text:p text:style-name="P45">Uyarı başlıkları genel olarak herhangi bir mesaja uygulanabilir, ancak bazı özel uyarı kodları önbelleklere özgüdür ve yalnızca yanıt mesajlarına uygulanabilir. Yeni Uyarı başlıkları, mevcut herhangi bir Uyarı başlığından sonra eklenmelidir. Önbellek, mesajla aldığı Uyarı başlığını SİLMEMELİDİR. Ancak, bir önbellek bir önbellek girişini başarılı bir şekilde doğrularsa, belirtilenler dışında önceden bu girişe eklenmiş olan Uyarı başlıklarını kaldırması gerekir.</text:p>
      <text:p text:style-name="P45">özel uyarı kodları. Doğrulama yanıtında alınan Uyarı başlıklarını eklemelidir. Başka bir deyişle, Uyarı başlıkları en son ilgili yanıtlara eklenecek olanlardır.</text:p>
      <text:p text:style-name="P45">Bir cevaba birden fazla Uyarı başlığı eklendiğinde, kullanıcı aracısı, kullanıcıya yanıtta göründükleri sırayla mümkün olan en fazla sayıda kullanıcıyı bilgilendirmelidir. Tüm uyarılar hakkında kullanıcıyı bilgilendirmek mümkün değilse, kullanıcı aracısı bu sezgileri takip etmelidir:</text:p>
      <text:p text:style-name="P24"><text:s text:c="2"/><text:span text:style-name="T2">- Yanıtta erken görünen uyarılar önceliklidir.</text:span></text:p>
      <text:p text:style-name="P32"><text:s text:c="9"/><text:span text:style-name="T2">cevapta ortaya çıkanlar.</text:span></text:p>
      <text:p text:style-name="P24"><text:s text:c="2"/><text:span text:style-name="T2">- Kullanıcının tercih ettiği karakter kümesindeki uyarılar önceliklidir</text:span></text:p>
      <text:p text:style-name="P22"><text:s text:c="9"/><text:span text:style-name="T2">diğer karakter setlerindeki uyarılar üzerinden ancak aynı uyarıyla-</text:span></text:p>
      <text:p text:style-name="P32"><text:s text:c="9"/><text:span text:style-name="T2">kodları ve uyarı ajanları.</text:span></text:p>
      <text:p text:style-name="P45">Birden fazla Uyarı başlığı üreten sistemler, bu kullanıcı aracısı davranışını göz önünde bulundurarak sipariş vermelidir.</text:p>
      <text:p text:style-name="P45">Uyarılarla ilgili önbellek davranışına ilişkin şartlar bölüm 13.1.2'de belirtilmiştir.</text:p>
      <text:p text:style-name="P45">Bu, şu anda tanımlanmış olan uyarı kodlarının bir listesidir, her biri İngilizce dilinde önerilen bir uyarı metni ve bunun bir tanımıdır.</text:p>
      <text:p text:style-name="P45">110 Yanıt eskimiş İade edilen tepki eskimiş olduğunda dahil edilmelidir.</text:p>
      <text:p text:style-name="P45">111 Yeniden doğrulama başarısız oldu Bir önbellek eski bir yanıt döndürürse dahil edilmeli, çünkü sunucuya erişememe nedeniyle yanıtı yeniden doğrulama denemesi başarısız oldu.</text:p>
      <text:p text:style-name="P45">112 Bağlantısız işlem Önbellek, belli bir süre ağın kasıtlı olarak bağlantısı kesilmişse dahil edilmelidir.</text:p>
      <text:p text:style-name="P45">113 Önbellek, 24 saatten daha büyük bir tazelik ömrünü sezgisel olarak seçtiyse ve yanıtlayıcının yaşı 24 saatten büyükse, sezgisel son kullanma tarihine dahil edilmesi GEREKİR.</text:p>
      <text:p text:style-name="P45">199 Çeşitli uyarı MAY uyarı metni, bir kullanıcı kullanıcıya sunulacak veya kaydedilecek isteğe bağlı bilgileri içerebilir. Bu uyarıyı alan bir sistem, uyarının kullanıcıya sunulmasının yanı sıra otomatik bir işlem yapmamalıdır.</text:p>
      <text:p text:style-name="P45">214 Uygulanan dönüşüm, yanıtın içerik kodlamasını (İçerik Kodlama başlığında belirtildiği şekilde) veya ortam türünü (İçerik Türü başlığında belirtildiği şekilde) değiştiren herhangi bir dönüşüm uygularsa, bir ara önbellek veya vekil tarafından eklenmelidir. veya bu Uyarı kodu, cevapta zaten görünmüyorsa, cevabın varlık gövdesi.</text:p>
      <text:p text:style-name="P45">299 Çeşitli kalıcı uyarı Uyarı metni, bir kullanıcı kullanıcıya sunulacak veya kaydedilecek isteğe bağlı bilgileri içerebilir. Bu uyarıyı alan bir sistem herhangi bir otomatik işlem yapmamalıdır.</text:p>
      <text:p text:style-name="P45">Bir uygulama, sürümü HTTP / 1.0 veya daha düşük olan bir veya daha fazla Uyarı başlığına sahip bir mesaj gönderirse, gönderen, her uyarı değerine yanıttaki tarihle eşleşen bir uyarı tarihi içermelidir.</text:p>
      <text:p text:style-name="P45">Bir uygulama bir uyarı tarihi içeren bir uyarı değerine sahip bir mesaj alırsa ve bu uyarı tarihi yanıttaki Tarih değerinden farklıysa, kaydetmeden, iletmeden veya iletmeden önce uyarı değerinin mesajdan silinmesi GEREKİR. onu kullanarak. (Bu, Uyarı başlık alanlarının saf önbelleğe alınmasının kötü sonuçlarını önler.) Bu nedenle tüm uyarı değerleri silinirse, Uyarı başlığı da silinmelidir.</text:p>
      <text:h text:style-name="P8" text:outline-level="3"><text:bookmark text:name="sec14.47"/><text:soft-page-break/>14.47 WWW-Kimlik Doğrulama</text:h>
      <text:p text:style-name="P45">WWW-Kimlik doğrulaması yanıt başlığı alanı, 401 (Yetkisiz) yanıt iletilerine dahil edilmelidir. Alan değeri, kimlik doğrulama şemalarını ve Talep URI'sine uygulanabilir parametreleri gösteren en az bir zorluktan oluşur.</text:p>
      <text:p text:style-name="P26"><text:s text:c="2"/><text:span text:style-name="T2">WWW-Authenticate = "WWW-Kimlik Doğrula" ":" 1 # challenge</text:span></text:p>
      <text:p text:style-name="P45">HTTP erişim doğrulama işlemi "HTTP Kimlik Doğrulama: Temel ve Özet Erişim Kimlik Doğrulama" [43] 'de açıklanmaktadır. Kullanıcı temsilcilerinin, birden fazla meydan okuma içerebileceği için WWW- Kimliği doğrulayın alan değerini doğrulayın veya birden fazla WWW-Doğrulama başlığı alanı sağlanmışsa, bir mücadelenin içeriği virgülle ayrılmış bir içerik içerebilir kimlik doğrulama parametrelerinin listesi.</text:p>
      <text:p text:style-name="P45"/>
      <text:p text:style-name="P5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Times1" svg:font-family="Time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8-29T15:19:46.174514601</meta:creation-date>
    <dc:date>2019-08-29T18:02:59.713147212</dc:date>
    <meta:editing-duration>PT2H40M53S</meta:editing-duration>
    <meta:editing-cycles>283</meta:editing-cycles>
    <meta:generator>LibreOffice/6.3.0.4$MacOSX_X86_64 LibreOffice_project/057fc023c990d676a43019934386b85b21a9ee99</meta:generator>
    <meta:document-statistic meta:table-count="0" meta:image-count="0" meta:object-count="0" meta:page-count="58" meta:paragraph-count="1438" meta:word-count="29999" meta:character-count="232665" meta:non-whitespace-character-count="200490"/>
  </office:meta>
</office:document-meta>
</file>